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style:vertical-align="automatic" fo:background-color="#B7E1CD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style:vertical-align="automatic" fo:background-color="#D9EAD3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" style:family="table-cell" style:parent-style-name="Default" style:data-style-name="N0">
      <style:table-cell-properties style:vertical-align="automatic" fo:background-color="#D9D2E9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8" style:family="table-cell" style:parent-style-name="Default" style:data-style-name="N0">
      <style:table-cell-properties style:vertical-align="automatic" fo:background-color="#D0E0E3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9" style:family="table-cell" style:parent-style-name="Default" style:data-style-name="N0">
      <style:table-cell-properties style:vertical-align="automatic" fo:background-color="#D0E0E3"/>
      <style:text-properties fo:color="#0000FF" style:font-name="Cambria" style:font-name-asian="Cambria" style:font-name-complex="Cambria" fo:font-size="11pt" style:font-size-asian="11pt" style:font-size-complex="11pt" style:text-underline-style="solid" style:text-underline-type="single" style:font-family-generic="roman"/>
    </style:style>
    <style:style style:name="ce10" style:family="table-cell" style:parent-style-name="Default" style:data-style-name="N0">
      <style:table-cell-properties style:vertical-align="automatic" fo:background-color="#D9D2E9"/>
      <style:text-properties fo:color="#0000FF" style:font-name="Cambria" style:font-name-asian="Cambria" style:font-name-complex="Cambria" fo:font-size="11pt" style:font-size-asian="11pt" style:font-size-complex="11pt" style:text-underline-style="solid" style:text-underline-type="single" style:font-family-generic="roman"/>
    </style:style>
    <style:style style:name="ce11" style:family="table-cell" style:parent-style-name="Default" style:data-style-name="N0">
      <style:table-cell-properties style:vertical-align="automatic" fo:background-color="#D9EAD3"/>
      <style:text-properties fo:color="#0000FF" style:font-name="Cambria" style:font-name-asian="Cambria" style:font-name-complex="Cambria" fo:font-size="11pt" style:font-size-asian="11pt" style:font-size-complex="11pt" style:text-underline-style="solid" style:text-underline-type="single" style:font-family-generic="roman"/>
    </style:style>
    <style:style style:name="ce12" style:family="table-cell" style:parent-style-name="Default" style:data-style-name="N0">
      <style:table-cell-properties style:vertical-align="automatic" fo:background-color="#D0E0E3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automatic" fo:background-color="#D0E0E3" style:repeat-content="false"/>
      <style:paragraph-properties fo:text-align="end" fo:margin-right="0cm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automatic" fo:background-color="#D0E0E3"/>
      <style:text-properties fo:color="#1155CC" fo:font-size="11pt" style:font-size-asian="11pt" style:font-size-complex="11pt" style:text-underline-style="solid" style:text-underline-type="single"/>
    </style:style>
    <style:style style:name="ce15" style:family="table-cell" style:parent-style-name="Default" style:data-style-name="N0">
      <style:table-cell-properties style:vertical-align="automatic" fo:background-color="#FCE5CD" style:repeat-content="false"/>
      <style:paragraph-properties fo:text-align="start" fo:margin-left="0cm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6" style:family="table-cell" style:parent-style-name="Default" style:data-style-name="N0">
      <style:table-cell-properties style:vertical-align="automatic" fo:background-color="#FCE5CD" style:repeat-content="false"/>
      <style:paragraph-properties fo:text-align="end" fo:margin-right="0cm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7" style:family="table-cell" style:parent-style-name="Default" style:data-style-name="N0">
      <style:table-cell-properties style:vertical-align="automatic" fo:background-color="#B6D7A8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style:vertical-align="automatic" fo:background-color="#B7E1CD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B6D7A8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9EAD3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9EAD3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9EAD3" style:repeat-content="false"/>
      <style:paragraph-properties fo:text-align="start" fo:margin-left="0cm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style:vertical-align="automatic" fo:background-color="#B6D7A8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5" style:family="table-cell" style:parent-style-name="Default" style:data-style-name="N0">
      <style:table-cell-properties style:vertical-align="automatic" fo:background-color="#D9EAD3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style:vertical-align="automatic" fo:background-color="#D9EAD3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style:vertical-align="automatic" fo:background-color="#D9EAD3" style:repeat-content="false"/>
      <style:paragraph-properties fo:text-align="start" fo:margin-left="0cm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style:vertical-align="automatic" fo:background-color="#E6B8AF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automatic" fo:background-color="#E6B8A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0" style:family="table-cell" style:parent-style-name="Default" style:data-style-name="N0">
      <style:table-cell-properties style:vertical-align="automatic" fo:background-color="#E6B8AF" style:repeat-content="false"/>
      <style:paragraph-properties fo:text-align="end" fo:margin-right="0cm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style:vertical-align="automatic" fo:background-color="#FCE5CD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style:vertical-align="automatic" fo:background-color="#FCE5CD" style:repeat-content="false"/>
      <style:paragraph-properties fo:text-align="start" fo:margin-left="0cm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style:vertical-align="automatic" fo:background-color="#B4A7D6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4" style:family="table-cell" style:parent-style-name="Default" style:data-style-name="N0">
      <style:table-cell-properties fo:background-color="#B4A7D6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5" style:family="table-cell" style:parent-style-name="Default" style:data-style-name="N0">
      <style:table-cell-properties style:vertical-align="automatic" fo:background-color="#D9D2E9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style:vertical-align="automatic" fo:background-color="#D9D2E9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background-color="#D9D2E9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style:vertical-align="automatic" fo:background-color="#D9D2E9" style:repeat-content="false"/>
      <style:paragraph-properties fo:text-align="start" fo:margin-left="0cm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style:vertical-align="automatic" fo:background-color="#B6D7A8"/>
      <style:text-properties fo:color="#0000FF" style:font-name="Cambria" style:font-name-asian="Cambria" style:font-name-complex="Cambria" fo:font-size="11pt" style:font-size-asian="11pt" style:font-size-complex="11pt" style:text-underline-style="solid" style:text-underline-type="single" style:font-family-generic="roman"/>
    </style:style>
    <style:style style:name="ce40" style:family="table-cell" style:parent-style-name="Default" style:data-style-name="N0">
      <style:table-cell-properties style:vertical-align="automatic" fo:background-color="#A2C4C9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1" style:family="table-cell" style:parent-style-name="Default" style:data-style-name="N0">
      <style:table-cell-properties style:vertical-align="automatic" fo:background-color="#CFE2F3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42" style:family="table-cell" style:parent-style-name="Default" style:data-style-name="N0">
      <style:table-cell-properties style:vertical-align="automatic" fo:background-color="#CFE2F3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43" style:family="table-cell" style:parent-style-name="Default" style:data-style-name="N0">
      <style:table-cell-properties style:vertical-align="automatic" fo:background-color="#D0E0E3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44" style:family="table-cell" style:parent-style-name="Default" style:data-style-name="N0">
      <style:table-cell-properties style:vertical-align="automatic" fo:background-color="#D0E0E3" style:repeat-content="false"/>
      <style:paragraph-properties fo:text-align="start" fo:margin-left="0cm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45" style:family="table-cell" style:parent-style-name="Default" style:data-style-name="N0">
      <style:table-cell-properties style:vertical-align="automatic" fo:background-color="#D0E0E3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style:vertical-align="automatic" fo:background-color="#A2C4C9"/>
      <style:text-properties fo:color="#0000FF" style:font-name="Cambria" style:font-name-asian="Cambria" style:font-name-complex="Cambria" fo:font-size="11pt" style:font-size-asian="11pt" style:font-size-complex="11pt" style:text-underline-style="solid" style:text-underline-type="single" style:font-family-generic="roman"/>
    </style:style>
    <style:style style:name="ce47" style:family="table-cell" style:parent-style-name="Default" style:data-style-name="N0">
      <style:table-cell-properties style:vertical-align="automatic" fo:background-color="#B4A7D6"/>
      <style:text-properties fo:color="#0000FF" style:font-name="Cambria" style:font-name-asian="Cambria" style:font-name-complex="Cambria" fo:font-size="11pt" style:font-size-asian="11pt" style:font-size-complex="11pt" style:text-underline-style="solid" style:text-underline-type="single" style:font-family-generic="roman"/>
    </style:style>
    <style:style style:name="ce48" style:family="table-cell" style:parent-style-name="Default" style:data-style-name="N0">
      <style:table-cell-properties style:vertical-align="automatic" fo:background-color="#B6D7A8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9" style:family="table-cell" style:parent-style-name="Default" style:data-style-name="N0">
      <style:table-cell-properties style:vertical-align="automatic" fo:background-color="#A2C4C9"/>
      <style:text-properties fo:color="#0000FF" style:font-name="Cambria" style:font-name-asian="Cambria" style:font-name-complex="Cambria" fo:font-size="11pt" style:font-size-asian="11pt" style:font-size-complex="11pt" style:text-underline-style="solid" style:text-underline-type="single" style:font-family-generic="roman"/>
    </style:style>
    <style:style style:name="ce50" style:family="table-cell" style:parent-style-name="Default" style:data-style-name="N0">
      <style:table-cell-properties style:vertical-align="automatic" fo:background-color="#A2C4C9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51" style:family="table-cell" style:parent-style-name="Default" style:data-style-name="N0">
      <style:table-cell-properties style:vertical-align="automatic" fo:background-color="#D0E0E3"/>
      <style:text-properties fo:font-size="11pt" style:font-size-asian="11pt" style:font-size-complex="11pt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automatic" fo:background-color="#E6B8AF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style:vertical-align="automatic" fo:background-color="#B4A7D6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54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55" style:family="table-cell" style:parent-style-name="Default" style:data-style-name="N0"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57" style:family="table-cell" style:parent-style-name="Default" style:data-style-name="N0"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58" style:family="table-cell" style:parent-style-name="Default" style:data-style-name="N0">
      <style:table-cell-properties style:vertical-align="automatic" fo:background-color="#B7E1CD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7.381875cm"/>
    </style:style>
    <style:style style:name="co4" style:family="table-column">
      <style:table-column-properties fo:break-before="auto" style:column-width="1.0318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1.666875cm"/>
    </style:style>
    <style:style style:name="co7" style:family="table-column">
      <style:table-column-properties fo:break-before="auto" style:column-width="6.48229166666667cm"/>
    </style:style>
    <style:style style:name="co8" style:family="table-column">
      <style:table-column-properties fo:break-before="auto" style:column-width="17.3302083333333cm"/>
    </style:style>
    <style:style style:name="co9" style:family="table-column">
      <style:table-column-properties fo:break-before="auto" style:column-width="6.588125cm"/>
    </style:style>
    <style:style style:name="co10" style:family="table-column">
      <style:table-column-properties fo:break-before="auto" style:column-width="4.02166666666667cm"/>
    </style:style>
    <style:style style:name="co11" style:family="table-column">
      <style:table-column-properties fo:break-before="auto" style:column-width="1.53458333333333cm"/>
    </style:style>
    <style:style style:name="co12" style:family="table-column">
      <style:table-column-properties fo:break-before="auto" style:column-width="2.2225cm"/>
    </style:style>
    <style:style style:name="co13" style:family="table-column">
      <style:table-column-properties fo:break-before="auto" style:column-width="2.35479166666667cm"/>
    </style:style>
    <style:style style:name="co14" style:family="table-column">
      <style:table-column-properties fo:break-before="auto" style:column-width="6.985cm"/>
    </style:style>
    <style:style style:name="co15" style:family="table-column">
      <style:table-column-properties fo:break-before="auto" style:column-width="4.94770833333333cm"/>
    </style:style>
    <style:style style:name="co16" style:family="table-column">
      <style:table-column-properties fo:break-before="auto" style:column-width="1.64041666666667cm"/>
    </style:style>
    <style:style style:name="co17" style:family="table-column">
      <style:table-column-properties fo:break-before="auto" style:column-width="2.56645833333333cm"/>
    </style:style>
    <style:style style:name="co18" style:family="table-column">
      <style:table-column-properties fo:break-before="auto" style:column-width="5.55625cm"/>
    </style:style>
    <style:style style:name="co19" style:family="table-column">
      <style:table-column-properties fo:break-before="auto" style:column-width="4.048125cm"/>
    </style:style>
    <style:style style:name="co20" style:family="table-column">
      <style:table-column-properties fo:break-before="auto" style:column-width="3.12208333333333cm"/>
    </style:style>
    <style:style style:name="co21" style:family="table-column">
      <style:table-column-properties fo:break-before="auto" style:column-width="3.30729166666667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8.22854166666667cm"/>
    </style:style>
    <style:style style:name="co24" style:family="table-column">
      <style:table-column-properties fo:break-before="auto" style:column-width="2.301875cm"/>
    </style:style>
    <style:style style:name="co25" style:family="table-column">
      <style:table-column-properties fo:break-before="auto" style:column-width="1.95791666666667cm"/>
    </style:style>
    <style:style style:name="co26" style:family="table-column">
      <style:table-column-properties fo:break-before="auto" style:column-width="1.48166666666667cm"/>
    </style:style>
    <style:style style:name="co27" style:family="table-column">
      <style:table-column-properties fo:break-before="auto" style:column-width="1.93145833333333cm"/>
    </style:style>
    <style:style style:name="co28" style:family="table-column">
      <style:table-column-properties fo:break-before="auto" style:column-width="1.42875cm"/>
    </style:style>
    <style:style style:name="co29" style:family="table-column">
      <style:table-column-properties fo:break-before="auto" style:column-width="2.43416666666667cm"/>
    </style:style>
    <style:style style:name="co30" style:family="table-column">
      <style:table-column-properties fo:break-before="auto" style:column-width="2.67229166666667cm"/>
    </style:style>
    <style:style style:name="co31" style:family="table-column">
      <style:table-column-properties fo:break-before="auto" style:column-width="5.10645833333333cm"/>
    </style:style>
    <style:style style:name="co32" style:family="table-column">
      <style:table-column-properties fo:break-before="auto" style:column-width="2.88395833333333cm"/>
    </style:style>
    <style:style style:name="co33" style:family="table-column">
      <style:table-column-properties fo:break-before="auto" style:column-width="2.38125cm"/>
    </style:style>
    <style:style style:name="co34" style:family="table-column">
      <style:table-column-properties fo:break-before="auto" style:column-width="2.8575cm"/>
    </style:style>
    <style:style style:name="co35" style:family="table-column">
      <style:table-column-properties fo:break-before="auto" style:column-width="4.33916666666667cm"/>
    </style:style>
    <style:style style:name="co36" style:family="table-column">
      <style:table-column-properties fo:break-before="auto" style:column-width="1.40229166666667cm"/>
    </style:style>
    <style:style style:name="co37" style:family="table-column">
      <style:table-column-properties fo:break-before="auto" style:column-width="1.29645833333333cm"/>
    </style:style>
    <style:style style:name="co38" style:family="table-column">
      <style:table-column-properties fo:break-before="auto" style:column-width="32.7025cm"/>
    </style:style>
    <style:style style:name="co39" style:family="table-column">
      <style:table-column-properties fo:break-before="auto" style:column-width="1.508125cm"/>
    </style:style>
    <style:style style:name="co40" style:family="table-column">
      <style:table-column-properties fo:break-before="auto" style:column-width="7.59354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4.25pt" style:use-optimal-row-height="false" fo:break-before="auto"/>
    </style:style>
    <style:style style:name="ro6" style:family="table-row">
      <style:table-row-properties style:row-height="10.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59" style:family="table-cell" style:parent-style-name="Default" style:data-style-name="N0">
      <style:table-cell-properties style:vertical-align="automatic" fo:background-color="#B7E1CD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  <style:map style:condition="of:is-true-formula(LEN(TRIM([.A1]))&gt;0)" style:apply-style-name="cf1" style:base-cell-address="article_notes.A1"/>
    </style:style>
    <style:style style:name="ce60" style:family="table-cell" style:parent-style-name="Default" style:data-style-name="N0">
      <style:table-cell-properties style:vertical-align="automatic" fo:background-color="#B7E1CD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/>
      <style:map style:condition="of:is-true-formula(LEN(TRIM([.B1]))&gt;0)" style:apply-style-name="cf1" style:base-cell-address="article_evaluations.B1"/>
    </style:style>
    <style:style style:name="ce61" style:family="table-cell" style:parent-style-name="Default" style:data-style-name="N0">
      <style:table-cell-properties style:vertical-align="automatic" fo:background-color="#B7E1CD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  <style:map style:condition="of:is-true-formula(LEN(TRIM([.B1]))&gt;0)" style:apply-style-name="cf1" style:base-cell-address="article_evaluations.B1"/>
    </style:style>
    <style:style style:name="ce62" style:family="table-cell" style:parent-style-name="Default" style:data-style-name="N0">
      <style:table-cell-properties style:vertical-align="automatic" fo:background-color="#B7E1CD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  <style:map style:condition="of:is-true-formula(LEN(TRIM([.B1]))&gt;0)" style:apply-style-name="cf1" style:base-cell-address="article_evaluations.B1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/>
      <style:map style:condition="of:is-true-formula(LEN(TRIM([.B1]))&gt;0)" style:apply-style-name="cf1" style:base-cell-address="article_evaluations.B1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mbria" style:font-name-asian="Cambria" style:font-name-complex="Cambria" fo:font-size="11pt" style:font-size-asian="11pt" style:font-size-complex="11pt" style:font-family-generic="roman"/>
      <style:map style:condition="of:is-true-formula(LEN(TRIM([.B18]))&gt;0)" style:apply-style-name="cf1" style:base-cell-address="5yr_IF_from_2018.B18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emplate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2">
            <text:p>journal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contains_page</text:p>
          </table:table-cell>
          <table:table-cell office:value-type="string" table:style-name="ce2">
            <text:p>assignee</text:p>
          </table:table-cell>
          <table:table-cell office:value-type="string" table:style-name="ce2">
            <text:p>doi</text:p>
          </table:table-cell>
          <table:table-cell office:value-type="string" table:style-name="ce2">
            <text:p>IF_5year</text:p>
          </table:table-cell>
          <table:table-cell office:value-type="string" table:style-name="ce2">
            <text:p>country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repro_inst</text:p>
          </table:table-cell>
          <table:table-cell office:value-type="string" table:style-name="ce2">
            <text:p>iss_per_year</text:p>
          </table:table-cell>
          <table:table-cell office:value-type="string" table:style-name="ce2">
            <text:p>art_class</text:p>
          </table:table-cell>
          <table:table-cell office:value-type="string" table:style-name="ce2">
            <text:p>supl_mats</text:p>
          </table:table-cell>
          <table:table-cell office:value-type="string" table:style-name="ce2">
            <text:p>comp_mthds_avail</text:p>
          </table:table-cell>
          <table:table-cell office:value-type="string" table:style-name="ce2">
            <text:p>software_avail</text:p>
          </table:table-cell>
          <table:table-cell office:value-type="string" table:style-name="ce2">
            <text:p>software_cite</text:p>
          </table:table-cell>
          <table:table-cell office:value-type="string" table:style-name="ce2">
            <text:p>analysis_auto</text:p>
          </table:table-cell>
          <table:table-cell office:value-type="string" table:style-name="ce2">
            <text:p>data_avail</text:p>
          </table:table-cell>
          <table:table-cell office:value-type="string" table:style-name="ce2">
            <text:p>data_annot</text:p>
          </table:table-cell>
          <table:table-cell office:value-type="string" table:style-name="ce2">
            <text:p>data_tidy</text:p>
          </table:table-cell>
          <table:table-cell office:value-type="string" table:style-name="ce2">
            <text:p>reproducibility_score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Australasian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anadian Journal of 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rop Protection</text:p>
          </table:table-cell>
          <table:table-cell office:value-type="float" office:value="2013" table:style-name="ce2">
            <text:p>2013</text:p>
          </table:table-cell>
          <table:table-cell office:value-type="float" office:value="85" table:style-name="ce2">
            <text:p>85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rop Protection</text:p>
          </table:table-cell>
          <table:table-cell office:value-type="float" office:value="2015" table:style-name="ce2">
            <text:p>2015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rop Protection</text:p>
          </table:table-cell>
          <table:table-cell office:value-type="float" office:value="2016" table:style-name="ce2">
            <text:p>2016</text:p>
          </table:table-cell>
          <table:table-cell office:value-type="float" office:value="117" table:style-name="ce2">
            <text:p>117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Fores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42" table:style-name="ce2">
            <text:p>14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Fores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144" table:style-name="ce2">
            <text:p>144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General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99" table:style-name="ce2">
            <text:p>99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General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32" table:style-name="ce2">
            <text:p>13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General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99" table:style-name="ce2">
            <text:p>99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General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hytopathology</text:p>
          </table:table-cell>
          <table:table-cell office:value-type="float" office:value="2013" table:style-name="ce2">
            <text:p>2013</text:p>
          </table:table-cell>
          <table:table-cell office:value-type="float" office:value="87" table:style-name="ce2">
            <text:p>87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hytopathology</text:p>
          </table:table-cell>
          <table:table-cell office:value-type="float" office:value="2014" table:style-name="ce2">
            <text:p>2014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hytopathology</text:p>
          </table:table-cell>
          <table:table-cell office:value-type="float" office:value="2015" table:style-name="ce2">
            <text:p>201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107" table:style-name="ce2">
            <text:p>107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-Microbe Interactions</text:p>
          </table:table-cell>
          <table:table-cell office:value-type="float" office:value="2012" table:style-name="ce2">
            <text:p>2012</text:p>
          </table:table-cell>
          <table:table-cell office:value-type="float" office:value="66" table:style-name="ce2">
            <text:p>66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-Microbe Interactions</text:p>
          </table:table-cell>
          <table:table-cell office:value-type="float" office:value="2012" table:style-name="ce2">
            <text:p>2012</text:p>
          </table:table-cell>
          <table:table-cell office:value-type="float" office:value="115" table:style-name="ce2">
            <text:p>115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-Microbe Interactions</text:p>
          </table:table-cell>
          <table:table-cell office:value-type="float" office:value="2014" table:style-name="ce2">
            <text:p>2014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Nematology</text:p>
          </table:table-cell>
          <table:table-cell office:value-type="float" office:value="2014" table:style-name="ce2">
            <text:p>2014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Nematology</text:p>
          </table:table-cell>
          <table:table-cell office:value-type="float" office:value="2014" table:style-name="ce2">
            <text:p>2014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Nematology</text:p>
          </table:table-cell>
          <table:table-cell office:value-type="float" office:value="2016" table:style-name="ce2">
            <text:p>2016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3" table:style-name="ce2">
            <text:p>20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3" table:style-name="ce2">
            <text:p>2013</text:p>
          </table:table-cell>
          <table:table-cell office:value-type="float" office:value="71" table:style-name="ce2">
            <text:p>71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3" table:style-name="ce2">
            <text:p>2013</text:p>
          </table:table-cell>
          <table:table-cell office:value-type="float" office:value="101" table:style-name="ce2">
            <text:p>101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5" table:style-name="ce2">
            <text:p>2015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5" table:style-name="ce2">
            <text:p>2015</text:p>
          </table:table-cell>
          <table:table-cell office:value-type="float" office:value="84" table:style-name="ce2">
            <text:p>84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6" table:style-name="ce2">
            <text:p>2016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ia Mediterranea</text:p>
          </table:table-cell>
          <table:table-cell office:value-type="float" office:value="2015" table:style-name="ce2">
            <text:p>2015</text:p>
          </table:table-cell>
          <table:table-cell office:value-type="float" office:value="113" table:style-name="ce2">
            <text:p>113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ia Mediterranea</text:p>
          </table:table-cell>
          <table:table-cell office:value-type="float" office:value="2016" table:style-name="ce2">
            <text:p>2016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2" table:style-name="ce2">
            <text:p>2012</text:p>
          </table:table-cell>
          <table:table-cell office:value-type="float" office:value="89" table:style-name="ce2">
            <text:p>89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2" table:style-name="ce2">
            <text:p>2012</text:p>
          </table:table-cell>
          <table:table-cell office:value-type="float" office:value="97" table:style-name="ce2">
            <text:p>97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5" table:style-name="ce2">
            <text:p>2015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5" table:style-name="ce2">
            <text:p>2015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5" table:style-name="ce2">
            <text:p>2015</text:p>
          </table:table-cell>
          <table:table-cell office:value-type="float" office:value="75" table:style-name="ce2">
            <text:p>75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6" table:style-name="ce2">
            <text:p>2016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5" table:style-name="ce2">
            <text:p>2015</text:p>
          </table:table-cell>
          <table:table-cell office:value-type="float" office:value="111" table:style-name="ce2">
            <text:p>111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Health Progress</text:p>
          </table:table-cell>
          <table:table-cell office:value-type="float" office:value="2013" table:style-name="ce2">
            <text:p>201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Health Progress</text:p>
          </table:table-cell>
          <table:table-cell office:value-type="float" office:value="2016" table:style-name="ce2">
            <text:p>2016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90" table:style-name="ce2">
            <text:p>90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130" table:style-name="ce2">
            <text:p>130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26" table:style-name="ce2">
            <text:p>126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37" table:style-name="ce2">
            <text:p>137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Revista Mexicana de Fitopatología</text:p>
          </table:table-cell>
          <table:table-cell office:value-type="float" office:value="2012" table:style-name="ce2">
            <text:p>2012</text:p>
          </table:table-cell>
          <table:table-cell office:value-type="float" office:value="114" table:style-name="ce2">
            <text:p>114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Revista Mexicana de Fitopatología</text:p>
          </table:table-cell>
          <table:table-cell office:value-type="float" office:value="2012" table:style-name="ce2">
            <text:p>2012</text:p>
          </table:table-cell>
          <table:table-cell office:value-type="float" office:value="145" table:style-name="ce2">
            <text:p>145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Revista Mexicana de Fitopatología</text:p>
          </table:table-cell>
          <table:table-cell office:value-type="float" office:value="2013" table:style-name="ce2">
            <text:p>2013</text:p>
          </table:table-cell>
          <table:table-cell office:value-type="float" office:value="66" table:style-name="ce2">
            <text:p>66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Revista Mexicana de Fitopatología</text:p>
          </table:table-cell>
          <table:table-cell office:value-type="float" office:value="2014" table:style-name="ce2">
            <text:p>2014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Tropical 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125" table:style-name="ce2">
            <text:p>125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anadian Journal of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anadian Journal of 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142" table:style-name="ce2">
            <text:p>142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rop Protection</text:p>
          </table:table-cell>
          <table:table-cell office:value-type="float" office:value="2013" table:style-name="ce2">
            <text:p>2013</text:p>
          </table:table-cell>
          <table:table-cell office:value-type="float" office:value="82" table:style-name="ce2">
            <text:p>82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rop Protection</text:p>
          </table:table-cell>
          <table:table-cell office:value-type="float" office:value="2014" table:style-name="ce2">
            <text:p>201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European Journal of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European Journal of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European Journal of 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81" table:style-name="ce2">
            <text:p>81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Fores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76" table:style-name="ce2">
            <text:p>76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Fores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78" table:style-name="ce2">
            <text:p>78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Fores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43" table:style-name="ce2">
            <text:p>143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Fores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146" table:style-name="ce2">
            <text:p>146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General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41" table:style-name="ce2">
            <text:p>141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General 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hytopathology</text:p>
          </table:table-cell>
          <table:table-cell office:value-type="float" office:value="2013" table:style-name="ce2">
            <text:p>2013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04" table:style-name="ce2">
            <text:p>104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44" table:style-name="ce2">
            <text:p>144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132" table:style-name="ce2">
            <text:p>132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107" table:style-name="ce2">
            <text:p>107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49" table:style-name="ce2">
            <text:p>149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-Microbe Interactions</text:p>
          </table:table-cell>
          <table:table-cell office:value-type="float" office:value="2013" table:style-name="ce2">
            <text:p>2013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-Microbe Interactions</text:p>
          </table:table-cell>
          <table:table-cell office:value-type="float" office:value="2014" table:style-name="ce2">
            <text:p>2014</text:p>
          </table:table-cell>
          <table:table-cell office:value-type="float" office:value="136" table:style-name="ce2">
            <text:p>136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-Microbe Interactions</text:p>
          </table:table-cell>
          <table:table-cell office:value-type="float" office:value="2015" table:style-name="ce2">
            <text:p>2015</text:p>
          </table:table-cell>
          <table:table-cell office:value-type="float" office:value="110" table:style-name="ce2">
            <text:p>11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-Microbe Interactions</text:p>
          </table:table-cell>
          <table:table-cell office:value-type="float" office:value="2016" table:style-name="ce2">
            <text:p>2016</text:p>
          </table:table-cell>
          <table:table-cell office:value-type="float" office:value="140" table:style-name="ce2">
            <text:p>14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Nematology</text:p>
          </table:table-cell>
          <table:table-cell office:value-type="float" office:value="2012" table:style-name="ce2">
            <text:p>2012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Nematology</text:p>
          </table:table-cell>
          <table:table-cell office:value-type="float" office:value="2016" table:style-name="ce2">
            <text:p>2016</text:p>
          </table:table-cell>
          <table:table-cell office:value-type="float" office:value="107" table:style-name="ce2">
            <text:p>107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44" table:style-name="ce2">
            <text:p>144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80" table:style-name="ce2">
            <text:p>8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150" table:style-name="ce2">
            <text:p>15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4" table:style-name="ce2">
            <text:p>2014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6" table:style-name="ce2">
            <text:p>2016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ia Mediterranea</text:p>
          </table:table-cell>
          <table:table-cell office:value-type="float" office:value="2014" table:style-name="ce2">
            <text:p>2014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ia Mediterranea</text:p>
          </table:table-cell>
          <table:table-cell office:value-type="float" office:value="2016" table:style-name="ce2">
            <text:p>2016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6" table:style-name="ce2">
            <text:p>2016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3" table:style-name="ce2">
            <text:p>2013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Health Progress</text:p>
          </table:table-cell>
          <table:table-cell office:value-type="float" office:value="2013" table:style-name="ce2">
            <text:p>2013</text:p>
          </table:table-cell>
          <table:table-cell office:value-type="float" office:value="75" table:style-name="ce2">
            <text:p>75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04" table:style-name="ce2">
            <text:p>104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09" table:style-name="ce2">
            <text:p>109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110" table:style-name="ce2">
            <text:p>11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Revista Mexicana de Fitopatología</text:p>
          </table:table-cell>
          <table:table-cell office:value-type="float" office:value="2014" table:style-name="ce2">
            <text:p>2014</text:p>
          </table:table-cell>
          <table:table-cell office:value-type="float" office:value="98" table:style-name="ce2">
            <text:p>98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Tropical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2" table:style-name="ce2">
            <text:p>2012</text:p>
          </table:table-cell>
          <table:table-cell office:value-type="float" office:value="66" table:style-name="ce2">
            <text:p>66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2" table:style-name="ce2">
            <text:p>2012</text:p>
          </table:table-cell>
          <table:table-cell office:value-type="float" office:value="78" table:style-name="ce2">
            <text:p>78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3" table:style-name="ce2">
            <text:p>2013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4" table:style-name="ce2">
            <text:p>2014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6" table:style-name="ce2">
            <text:p>2016</text:p>
          </table:table-cell>
          <table:table-cell office:value-type="float" office:value="105" table:style-name="ce2">
            <text:p>105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6" table:style-name="ce2">
            <text:p>2016</text:p>
          </table:table-cell>
          <table:table-cell office:value-type="float" office:value="119" table:style-name="ce2">
            <text:p>119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Australasian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anadian Journal of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41" table:style-name="ce2">
            <text:p>141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anadian Journal of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rop Protection</text:p>
          </table:table-cell>
          <table:table-cell office:value-type="float" office:value="2012" table:style-name="ce2">
            <text:p>201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rop Protection</text:p>
          </table:table-cell>
          <table:table-cell office:value-type="float" office:value="2012" table:style-name="ce2">
            <text:p>2012</text:p>
          </table:table-cell>
          <table:table-cell office:value-type="float" office:value="99" table:style-name="ce2">
            <text:p>99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rop Protection</text:p>
          </table:table-cell>
          <table:table-cell office:value-type="float" office:value="2014" table:style-name="ce2">
            <text:p>2014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European Journal of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European Journal of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European Journal of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Fores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25" table:style-name="ce2">
            <text:p>125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Fores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114" table:style-name="ce2">
            <text:p>114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General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hytopathology</text:p>
          </table:table-cell>
          <table:table-cell office:value-type="float" office:value="2013" table:style-name="ce2">
            <text:p>2013</text:p>
          </table:table-cell>
          <table:table-cell office:value-type="float" office:value="143" table:style-name="ce2">
            <text:p>143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hytopathology</text:p>
          </table:table-cell>
          <table:table-cell office:value-type="float" office:value="2015" table:style-name="ce2">
            <text:p>2015</text:p>
          </table:table-cell>
          <table:table-cell office:value-type="float" office:value="67" table:style-name="ce2">
            <text:p>67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97" table:style-name="ce2">
            <text:p>97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42" table:style-name="ce2">
            <text:p>14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94" table:style-name="ce2">
            <text:p>94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128" table:style-name="ce2">
            <text:p>128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Nematology</text:p>
          </table:table-cell>
          <table:table-cell office:value-type="float" office:value="2012" table:style-name="ce2">
            <text:p>2012</text:p>
          </table:table-cell>
          <table:table-cell office:value-type="float" office:value="86" table:style-name="ce2">
            <text:p>86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Nematology</text:p>
          </table:table-cell>
          <table:table-cell office:value-type="float" office:value="2012" table:style-name="ce2">
            <text:p>2012</text:p>
          </table:table-cell>
          <table:table-cell office:value-type="float" office:value="92" table:style-name="ce2">
            <text:p>9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98" table:style-name="ce2">
            <text:p>98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2" table:style-name="ce2">
            <text:p>2012</text:p>
          </table:table-cell>
          <table:table-cell office:value-type="float" office:value="118" table:style-name="ce2">
            <text:p>118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5" table:style-name="ce2">
            <text:p>2015</text:p>
          </table:table-cell>
          <table:table-cell office:value-type="float" office:value="96" table:style-name="ce2">
            <text:p>96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ia Mediterranea</text:p>
          </table:table-cell>
          <table:table-cell office:value-type="float" office:value="2015" table:style-name="ce2">
            <text:p>2015</text:p>
          </table:table-cell>
          <table:table-cell office:value-type="float" office:value="121" table:style-name="ce2">
            <text:p>121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2" table:style-name="ce2">
            <text:p>2012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2" table:style-name="ce2">
            <text:p>2012</text:p>
          </table:table-cell>
          <table:table-cell office:value-type="float" office:value="71" table:style-name="ce2">
            <text:p>71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6" table:style-name="ce2">
            <text:p>2016</text:p>
          </table:table-cell>
          <table:table-cell office:value-type="float" office:value="80" table:style-name="ce2">
            <text:p>8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2" table:style-name="ce2">
            <text:p>2012</text:p>
          </table:table-cell>
          <table:table-cell office:value-type="float" office:value="68" table:style-name="ce2">
            <text:p>68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3" table:style-name="ce2">
            <text:p>2013</text:p>
          </table:table-cell>
          <table:table-cell office:value-type="float" office:value="110" table:style-name="ce2">
            <text:p>11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3" table:style-name="ce2">
            <text:p>2013</text:p>
          </table:table-cell>
          <table:table-cell office:value-type="float" office:value="124" table:style-name="ce2">
            <text:p>124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5" table:style-name="ce2">
            <text:p>2015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5" table:style-name="ce2">
            <text:p>2015</text:p>
          </table:table-cell>
          <table:table-cell office:value-type="float" office:value="69" table:style-name="ce2">
            <text:p>69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Health Progress</text:p>
          </table:table-cell>
          <table:table-cell office:value-type="float" office:value="2012" table:style-name="ce2">
            <text:p>2012</text:p>
          </table:table-cell>
          <table:table-cell office:value-type="float" office:value="144" table:style-name="ce2">
            <text:p>144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Health Progress</text:p>
          </table:table-cell>
          <table:table-cell office:value-type="float" office:value="2014" table:style-name="ce2">
            <text:p>2014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11" table:style-name="ce2">
            <text:p>111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67" table:style-name="ce2">
            <text:p>67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Revista Mexicana de Fitopatología</text:p>
          </table:table-cell>
          <table:table-cell office:value-type="float" office:value="2013" table:style-name="ce2">
            <text:p>2013</text:p>
          </table:table-cell>
          <table:table-cell office:value-type="float" office:value="135" table:style-name="ce2">
            <text:p>135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Tropical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Tropical 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104" table:style-name="ce2">
            <text:p>104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2" table:style-name="ce2">
            <text:p>2012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2" table:style-name="ce2">
            <text:p>2012</text:p>
          </table:table-cell>
          <table:table-cell office:value-type="float" office:value="140" table:style-name="ce2">
            <text:p>14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4" table:style-name="ce2">
            <text:p>2014</text:p>
          </table:table-cell>
          <table:table-cell office:value-type="float" office:value="139" table:style-name="ce2">
            <text:p>139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6" table:style-name="ce2">
            <text:p>2016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Australasian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Australasian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anadian Journal of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anadian Journal of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rop Protection</text:p>
          </table:table-cell>
          <table:table-cell office:value-type="float" office:value="2012" table:style-name="ce2">
            <text:p>2012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European Journal of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108" table:style-name="ce2">
            <text:p>108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European Journal of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50" table:style-name="ce2">
            <text:p>150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Fores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150" table:style-name="ce2">
            <text:p>150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General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25" table:style-name="ce2">
            <text:p>125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General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number-rows-repeated="2" table:style-name="ro1">
          <table:table-cell office:value-type="string" table:style-name="ce2">
            <text:p>Journal of General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99" table:style-name="ce2">
            <text:p>99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General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124" table:style-name="ce2">
            <text:p>124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hytopathology</text:p>
          </table:table-cell>
          <table:table-cell office:value-type="float" office:value="2013" table:style-name="ce2">
            <text:p>2013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70" table:style-name="ce2">
            <text:p>70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125" table:style-name="ce2">
            <text:p>125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105" table:style-name="ce2">
            <text:p>105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08" table:style-name="ce2">
            <text:p>108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141" table:style-name="ce2">
            <text:p>141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145" table:style-name="ce2">
            <text:p>145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116" table:style-name="ce2">
            <text:p>116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121" table:style-name="ce2">
            <text:p>121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-Microbe Interactions</text:p>
          </table:table-cell>
          <table:table-cell office:value-type="float" office:value="2013" table:style-name="ce2">
            <text:p>201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-Microbe Interactions</text:p>
          </table:table-cell>
          <table:table-cell office:value-type="float" office:value="2016" table:style-name="ce2">
            <text:p>2016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-Microbe Interactions</text:p>
          </table:table-cell>
          <table:table-cell office:value-type="float" office:value="2016" table:style-name="ce2">
            <text:p>2016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27" table:style-name="ce2">
            <text:p>127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31" table:style-name="ce2">
            <text:p>131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44" table:style-name="ce2">
            <text:p>144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91" table:style-name="ce2">
            <text:p>91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3" table:style-name="ce2">
            <text:p>2013</text:p>
          </table:table-cell>
          <table:table-cell office:value-type="float" office:value="91" table:style-name="ce2">
            <text:p>91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3" table:style-name="ce2">
            <text:p>2013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4" table:style-name="ce2">
            <text:p>2014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ia Mediterranea</text:p>
          </table:table-cell>
          <table:table-cell office:value-type="float" office:value="2012" table:style-name="ce2">
            <text:p>2012</text:p>
          </table:table-cell>
          <table:table-cell office:value-type="float" office:value="84" table:style-name="ce2">
            <text:p>84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ia Mediterranea</text:p>
          </table:table-cell>
          <table:table-cell office:value-type="float" office:value="2013" table:style-name="ce2">
            <text:p>2013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4" table:style-name="ce2">
            <text:p>2014</text:p>
          </table:table-cell>
          <table:table-cell office:value-type="float" office:value="73" table:style-name="ce2">
            <text:p>73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5" table:style-name="ce2">
            <text:p>2015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4" table:style-name="ce2">
            <text:p>2014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4" table:style-name="ce2">
            <text:p>2014</text:p>
          </table:table-cell>
          <table:table-cell office:value-type="float" office:value="75" table:style-name="ce2">
            <text:p>75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6" table:style-name="ce2">
            <text:p>2016</text:p>
          </table:table-cell>
          <table:table-cell office:value-type="float" office:value="76" table:style-name="ce2">
            <text:p>76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6" table:style-name="ce2">
            <text:p>2016</text:p>
          </table:table-cell>
          <table:table-cell office:value-type="float" office:value="106" table:style-name="ce2">
            <text:p>106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Health Progress</text:p>
          </table:table-cell>
          <table:table-cell office:value-type="float" office:value="2012" table:style-name="ce2">
            <text:p>2012</text:p>
          </table:table-cell>
          <table:table-cell office:value-type="float" office:value="127" table:style-name="ce2">
            <text:p>127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Health Progress</text:p>
          </table:table-cell>
          <table:table-cell office:value-type="float" office:value="2013" table:style-name="ce2">
            <text:p>201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98" table:style-name="ce2">
            <text:p>98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Revista Mexicana de Fitopatología</text:p>
          </table:table-cell>
          <table:table-cell office:value-type="float" office:value="2012" table:style-name="ce2">
            <text:p>2012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Revista Mexicana de Fitopatología</text:p>
          </table:table-cell>
          <table:table-cell office:value-type="float" office:value="2014" table:style-name="ce2">
            <text:p>2014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Tropical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32" table:style-name="ce2">
            <text:p>132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Tropical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6" table:style-name="ce2">
            <text:p>2016</text:p>
          </table:table-cell>
          <table:table-cell office:value-type="float" office:value="128" table:style-name="ce2">
            <text:p>128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anadian Journal of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28" table:style-name="ce4">
            <text:p>28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anadian Journal of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41" table:style-name="ce4">
            <text:p>41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rop Protection</text:p>
          </table:table-cell>
          <table:table-cell office:value-type="float" office:value="2017" table:style-name="ce4">
            <text:p>2017</text:p>
          </table:table-cell>
          <table:table-cell office:value-type="float" office:value="8" table:style-name="ce4">
            <text:p>8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rop Protection</text:p>
          </table:table-cell>
          <table:table-cell office:value-type="float" office:value="2017" table:style-name="ce4">
            <text:p>2017</text:p>
          </table:table-cell>
          <table:table-cell office:value-type="float" office:value="127" table:style-name="ce4">
            <text:p>127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rop Protection</text:p>
          </table:table-cell>
          <table:table-cell office:value-type="float" office:value="2017" table:style-name="ce4">
            <text:p>2017</text:p>
          </table:table-cell>
          <table:table-cell office:value-type="float" office:value="145" table:style-name="ce4">
            <text:p>145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European Journal of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27" table:style-name="ce4">
            <text:p>127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Fores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22" table:style-name="ce4">
            <text:p>22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Fores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58" table:style-name="ce4">
            <text:p>58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Fores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62" table:style-name="ce4">
            <text:p>62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General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53" table:style-name="ce4">
            <text:p>53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General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69" table:style-name="ce4">
            <text:p>69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hytopathology</text:p>
          </table:table-cell>
          <table:table-cell office:value-type="float" office:value="2017" table:style-name="ce4">
            <text:p>2017</text:p>
          </table:table-cell>
          <table:table-cell office:value-type="float" office:value="36" table:style-name="ce4">
            <text:p>36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hyto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05" table:style-name="ce4">
            <text:p>105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hyto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21" table:style-name="ce4">
            <text:p>121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hyto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49" table:style-name="ce4">
            <text:p>149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3" table:style-name="ce4">
            <text:p>13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09" table:style-name="ce4">
            <text:p>109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Molecular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41" table:style-name="ce4">
            <text:p>41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Molecular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49" table:style-name="ce4">
            <text:p>49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Molecular Plant-Microbe Interactions</text:p>
          </table:table-cell>
          <table:table-cell office:value-type="float" office:value="2017" table:style-name="ce4">
            <text:p>2017</text:p>
          </table:table-cell>
          <table:table-cell office:value-type="float" office:value="13" table:style-name="ce4">
            <text:p>13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Molecular Plant-Microbe Interactions</text:p>
          </table:table-cell>
          <table:table-cell office:value-type="float" office:value="2018" table:style-name="ce4">
            <text:p>2018</text:p>
          </table:table-cell>
          <table:table-cell office:value-type="float" office:value="16" table:style-name="ce4">
            <text:p>16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Molecular Plant-Microbe Interactions</text:p>
          </table:table-cell>
          <table:table-cell office:value-type="float" office:value="2018" table:style-name="ce4">
            <text:p>2018</text:p>
          </table:table-cell>
          <table:table-cell office:value-type="float" office:value="45" table:style-name="ce4">
            <text:p>45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Molecular Plant-Microbe Interactions</text:p>
          </table:table-cell>
          <table:table-cell office:value-type="float" office:value="2018" table:style-name="ce4">
            <text:p>2018</text:p>
          </table:table-cell>
          <table:table-cell office:value-type="float" office:value="52" table:style-name="ce4">
            <text:p>52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Nematology</text:p>
          </table:table-cell>
          <table:table-cell office:value-type="float" office:value="2017" table:style-name="ce4">
            <text:p>2017</text:p>
          </table:table-cell>
          <table:table-cell office:value-type="float" office:value="129" table:style-name="ce4">
            <text:p>129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siological and Molecular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7" table:style-name="ce4">
            <text:p>17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siological and Molecular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77" table:style-name="ce4">
            <text:p>77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siological and Molecular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0" table:style-name="ce4">
            <text:p>10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siological and Molecular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02" table:style-name="ce4">
            <text:p>102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rasitica</text:p>
          </table:table-cell>
          <table:table-cell office:value-type="float" office:value="2018" table:style-name="ce4">
            <text:p>2018</text:p>
          </table:table-cell>
          <table:table-cell office:value-type="float" office:value="137" table:style-name="ce4">
            <text:p>137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rasitica</text:p>
          </table:table-cell>
          <table:table-cell office:value-type="float" office:value="2018" table:style-name="ce4">
            <text:p>2018</text:p>
          </table:table-cell>
          <table:table-cell office:value-type="float" office:value="140" table:style-name="ce4">
            <text:p>140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rasitica</text:p>
          </table:table-cell>
          <table:table-cell office:value-type="float" office:value="2018" table:style-name="ce4">
            <text:p>2018</text:p>
          </table:table-cell>
          <table:table-cell office:value-type="float" office:value="144" table:style-name="ce4">
            <text:p>144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rasitica</text:p>
          </table:table-cell>
          <table:table-cell office:value-type="float" office:value="2018" table:style-name="ce4">
            <text:p>2018</text:p>
          </table:table-cell>
          <table:table-cell office:value-type="float" office:value="146" table:style-name="ce4">
            <text:p>146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thologia Mediterranea</text:p>
          </table:table-cell>
          <table:table-cell office:value-type="float" office:value="2017" table:style-name="ce4">
            <text:p>2017</text:p>
          </table:table-cell>
          <table:table-cell office:value-type="float" office:value="12" table:style-name="ce4">
            <text:p>12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thologia Mediterranea</text:p>
          </table:table-cell>
          <table:table-cell office:value-type="float" office:value="2017" table:style-name="ce4">
            <text:p>2017</text:p>
          </table:table-cell>
          <table:table-cell office:value-type="float" office:value="144" table:style-name="ce4">
            <text:p>144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20" table:style-name="ce4">
            <text:p>120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Disease</text:p>
          </table:table-cell>
          <table:table-cell office:value-type="float" office:value="2018" table:style-name="ce4">
            <text:p>2018</text:p>
          </table:table-cell>
          <table:table-cell office:value-type="float" office:value="129" table:style-name="ce4">
            <text:p>129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Disease</text:p>
          </table:table-cell>
          <table:table-cell office:value-type="float" office:value="2018" table:style-name="ce4">
            <text:p>2018</text:p>
          </table:table-cell>
          <table:table-cell office:value-type="float" office:value="130" table:style-name="ce4">
            <text:p>130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Health Progress</text:p>
          </table:table-cell>
          <table:table-cell office:value-type="float" office:value="2017" table:style-name="ce4">
            <text:p>2017</text:p>
          </table:table-cell>
          <table:table-cell office:value-type="float" office:value="118" table:style-name="ce4">
            <text:p>118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4" table:style-name="ce4">
            <text:p>14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48" table:style-name="ce4">
            <text:p>48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87" table:style-name="ce4">
            <text:p>87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13" table:style-name="ce4">
            <text:p>113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18" table:style-name="ce4">
            <text:p>118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Revista Mexicana de Fitopatología</text:p>
          </table:table-cell>
          <table:table-cell office:value-type="float" office:value="2018" table:style-name="ce4">
            <text:p>2018</text:p>
          </table:table-cell>
          <table:table-cell office:value-type="float" office:value="22" table:style-name="ce4">
            <text:p>22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Tropical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72" table:style-name="ce4">
            <text:p>72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Tropical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81" table:style-name="ce4">
            <text:p>81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Virology Journal (Plant Viruses Section)</text:p>
          </table:table-cell>
          <table:table-cell office:value-type="float" office:value="2017" table:style-name="ce4">
            <text:p>2017</text:p>
          </table:table-cell>
          <table:table-cell office:value-type="float" office:value="35" table:style-name="ce4">
            <text:p>35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Virology Journal (Plant Viruses Section)</text:p>
          </table:table-cell>
          <table:table-cell office:value-type="float" office:value="2017" table:style-name="ce4">
            <text:p>2017</text:p>
          </table:table-cell>
          <table:table-cell office:value-type="float" office:value="90" table:style-name="ce4">
            <text:p>90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Virology Journal (Plant Viruses Section)</text:p>
          </table:table-cell>
          <table:table-cell office:value-type="float" office:value="2017" table:style-name="ce4">
            <text:p>2017</text:p>
          </table:table-cell>
          <table:table-cell office:value-type="float" office:value="97" table:style-name="ce4">
            <text:p>97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Virology Journal (Plant Viruses Section)</text:p>
          </table:table-cell>
          <table:table-cell office:value-type="float" office:value="2017" table:style-name="ce4">
            <text:p>2017</text:p>
          </table:table-cell>
          <table:table-cell office:value-type="float" office:value="145" table:style-name="ce4">
            <text:p>145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Australasian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6" table:style-name="ce4">
            <text:p>16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Australasian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40" table:style-name="ce4">
            <text:p>40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Australasian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75" table:style-name="ce4">
            <text:p>75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Australasian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1" table:style-name="ce4">
            <text:p>11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anadian Journal of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61" table:style-name="ce4">
            <text:p>61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anadian Journal of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88" table:style-name="ce4">
            <text:p>88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anadian Journal of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17" table:style-name="ce4">
            <text:p>117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anadian Journal of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47" table:style-name="ce4">
            <text:p>147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rop Protection</text:p>
          </table:table-cell>
          <table:table-cell office:value-type="float" office:value="2017" table:style-name="ce4">
            <text:p>2017</text:p>
          </table:table-cell>
          <table:table-cell office:value-type="float" office:value="150" table:style-name="ce4">
            <text:p>150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rop Protection</text:p>
          </table:table-cell>
          <table:table-cell office:value-type="float" office:value="2018" table:style-name="ce4">
            <text:p>2018</text:p>
          </table:table-cell>
          <table:table-cell office:value-type="float" office:value="115" table:style-name="ce4">
            <text:p>115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European Journal of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52" table:style-name="ce4">
            <text:p>52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European Journal of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02" table:style-name="ce4">
            <text:p>102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Fores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74" table:style-name="ce4">
            <text:p>74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Fores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30" table:style-name="ce4">
            <text:p>130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General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99" table:style-name="ce4">
            <text:p>99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General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17" table:style-name="ce4">
            <text:p>117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General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08" table:style-name="ce4">
            <text:p>108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hytopathology</text:p>
          </table:table-cell>
          <table:table-cell office:value-type="float" office:value="2018" table:style-name="ce4">
            <text:p>2018</text:p>
          </table:table-cell>
          <table:table-cell office:value-type="float" office:value="9" table:style-name="ce4">
            <text:p>9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hytopathology</text:p>
          </table:table-cell>
          <table:table-cell office:value-type="float" office:value="2018" table:style-name="ce4">
            <text:p>2018</text:p>
          </table:table-cell>
          <table:table-cell office:value-type="float" office:value="20" table:style-name="ce4">
            <text:p>20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hyto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01" table:style-name="ce4">
            <text:p>101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62" table:style-name="ce4">
            <text:p>62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70" table:style-name="ce4">
            <text:p>70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Molecular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32" table:style-name="ce4">
            <text:p>132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Molecular Plant-Microbe Interactions</text:p>
          </table:table-cell>
          <table:table-cell office:value-type="float" office:value="2017" table:style-name="ce4">
            <text:p>2017</text:p>
          </table:table-cell>
          <table:table-cell office:value-type="float" office:value="13" table:style-name="ce4">
            <text:p>13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Molecular Plant-Microbe Interactions</text:p>
          </table:table-cell>
          <table:table-cell office:value-type="float" office:value="2018" table:style-name="ce4">
            <text:p>2018</text:p>
          </table:table-cell>
          <table:table-cell office:value-type="float" office:value="143" table:style-name="ce4">
            <text:p>143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Nematology</text:p>
          </table:table-cell>
          <table:table-cell office:value-type="float" office:value="2018" table:style-name="ce4">
            <text:p>2018</text:p>
          </table:table-cell>
          <table:table-cell office:value-type="float" office:value="3" table:style-name="ce4">
            <text:p>3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Nematology</text:p>
          </table:table-cell>
          <table:table-cell office:value-type="float" office:value="2018" table:style-name="ce4">
            <text:p>2018</text:p>
          </table:table-cell>
          <table:table-cell office:value-type="float" office:value="100" table:style-name="ce4">
            <text:p>100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Nematology</text:p>
          </table:table-cell>
          <table:table-cell office:value-type="float" office:value="2018" table:style-name="ce4">
            <text:p>2018</text:p>
          </table:table-cell>
          <table:table-cell office:value-type="float" office:value="141" table:style-name="ce4">
            <text:p>141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siological and Molecular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01" table:style-name="ce4">
            <text:p>101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siological and Molecular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50" table:style-name="ce4">
            <text:p>50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siological and Molecular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47" table:style-name="ce4">
            <text:p>147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rasitica</text:p>
          </table:table-cell>
          <table:table-cell office:value-type="float" office:value="2017" table:style-name="ce4">
            <text:p>2017</text:p>
          </table:table-cell>
          <table:table-cell office:value-type="float" office:value="30" table:style-name="ce4">
            <text:p>30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rasitica</text:p>
          </table:table-cell>
          <table:table-cell office:value-type="float" office:value="2018" table:style-name="ce4">
            <text:p>2018</text:p>
          </table:table-cell>
          <table:table-cell office:value-type="float" office:value="23" table:style-name="ce4">
            <text:p>23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thology</text:p>
          </table:table-cell>
          <table:table-cell office:value-type="float" office:value="2017" table:style-name="ce4">
            <text:p>2017</text:p>
          </table:table-cell>
          <table:table-cell office:value-type="float" office:value="93" table:style-name="ce4">
            <text:p>93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thology</text:p>
          </table:table-cell>
          <table:table-cell office:value-type="float" office:value="2018" table:style-name="ce4">
            <text:p>2018</text:p>
          </table:table-cell>
          <table:table-cell office:value-type="float" office:value="52" table:style-name="ce4">
            <text:p>52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Disease</text:p>
          </table:table-cell>
          <table:table-cell office:value-type="float" office:value="2017" table:style-name="ce4">
            <text:p>2017</text:p>
          </table:table-cell>
          <table:table-cell office:value-type="float" office:value="13" table:style-name="ce4">
            <text:p>13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Disease</text:p>
          </table:table-cell>
          <table:table-cell office:value-type="float" office:value="2017" table:style-name="ce4">
            <text:p>2017</text:p>
          </table:table-cell>
          <table:table-cell office:value-type="float" office:value="41" table:style-name="ce4">
            <text:p>41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Disease</text:p>
          </table:table-cell>
          <table:table-cell office:value-type="float" office:value="2017" table:style-name="ce4">
            <text:p>2017</text:p>
          </table:table-cell>
          <table:table-cell office:value-type="float" office:value="113" table:style-name="ce4">
            <text:p>113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Disease</text:p>
          </table:table-cell>
          <table:table-cell office:value-type="float" office:value="2018" table:style-name="ce4">
            <text:p>2018</text:p>
          </table:table-cell>
          <table:table-cell office:value-type="float" office:value="35" table:style-name="ce4">
            <text:p>35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Health Progress</text:p>
          </table:table-cell>
          <table:table-cell office:value-type="float" office:value="2017" table:style-name="ce4">
            <text:p>2017</text:p>
          </table:table-cell>
          <table:table-cell office:value-type="float" office:value="15" table:style-name="ce4">
            <text:p>15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Health Progress</text:p>
          </table:table-cell>
          <table:table-cell office:value-type="float" office:value="2018" table:style-name="ce4">
            <text:p>2018</text:p>
          </table:table-cell>
          <table:table-cell office:value-type="float" office:value="17" table:style-name="ce4">
            <text:p>17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Health Progress</text:p>
          </table:table-cell>
          <table:table-cell office:value-type="float" office:value="2018" table:style-name="ce4">
            <text:p>2018</text:p>
          </table:table-cell>
          <table:table-cell office:value-type="float" office:value="137" table:style-name="ce4">
            <text:p>137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" table:style-name="ce4">
            <text:p>1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43" table:style-name="ce4">
            <text:p>43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46" table:style-name="ce4">
            <text:p>46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98" table:style-name="ce4">
            <text:p>98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50" table:style-name="ce4">
            <text:p>150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Revista Mexicana de Fitopatología</text:p>
          </table:table-cell>
          <table:table-cell office:value-type="float" office:value="2018" table:style-name="ce4">
            <text:p>2018</text:p>
          </table:table-cell>
          <table:table-cell office:value-type="float" office:value="41" table:style-name="ce4">
            <text:p>41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Tropical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56" table:style-name="ce4">
            <text:p>56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Virology Journal (Plant Viruses Section)</text:p>
          </table:table-cell>
          <table:table-cell office:value-type="float" office:value="2018" table:style-name="ce4">
            <text:p>2018</text:p>
          </table:table-cell>
          <table:table-cell office:value-type="float" office:value="22" table:style-name="ce4">
            <text:p>22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number-rows-repeated="1048275" table:style-name="ro2">
          <table:table-cell table:number-columns-repeated="16384"/>
        </table:table-row>
      </table:table>
      <table:table table:name="article_not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8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59">
            <text:p>journal</text:p>
          </table:table-cell>
          <table:table-cell office:value-type="string" table:style-name="ce5">
            <text:p>year</text:p>
          </table:table-cell>
          <table:table-cell office:value-type="string" table:style-name="ce5">
            <text:p>contains_page</text:p>
          </table:table-cell>
          <table:table-cell office:value-type="string" table:style-name="ce5">
            <text:p>assignee</text:p>
          </table:table-cell>
          <table:table-cell office:value-type="string" table:style-name="ce5">
            <text:p>doi</text:p>
          </table:table-cell>
          <table:table-cell office:value-type="string" table:style-name="ce5">
            <text:p>comments</text:p>
          </table:table-cell>
          <table:table-cell office:value-type="string" table:style-name="ce5">
            <text:p>country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repro_inst</text:p>
          </table:table-cell>
          <table:table-cell office:value-type="string" table:style-name="ce5">
            <text:p>iss_per_year</text:p>
          </table:table-cell>
          <table:table-cell office:value-type="string" table:style-name="ce5">
            <text:p>art_class</text:p>
          </table:table-cell>
          <table:table-cell office:value-type="string" table:style-name="ce5">
            <text:p>supl_mats</text:p>
          </table:table-cell>
          <table:table-cell office:value-type="string" table:style-name="ce5">
            <text:p>comp_mthds_avail</text:p>
          </table:table-cell>
          <table:table-cell office:value-type="string" table:style-name="ce5">
            <text:p>software_cite</text:p>
          </table:table-cell>
          <table:table-cell office:value-type="string" table:style-name="ce5">
            <text:p>data_avail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Australasian Plant Pathology</text:p>
          </table:table-cell>
          <table:table-cell office:value-type="float" office:value="2013" table:style-name="ce6">
            <text:p>2013</text:p>
          </table:table-cell>
          <table:table-cell office:value-type="float" office:value="51" table:style-name="ce6">
            <text:p>51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13313-012-0178-7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ustralasian Plant Pathology</text:p>
          </table:table-cell>
          <table:table-cell office:value-type="float" office:value="2013" table:style-name="ce7">
            <text:p>2013</text:p>
          </table:table-cell>
          <table:table-cell office:value-type="float" office:value="13" table:style-name="ce7">
            <text:p>13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07/s13313-012-0157-z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Australasian Plant Pathology</text:p>
          </table:table-cell>
          <table:table-cell office:value-type="float" office:value="2014" table:style-name="ce6">
            <text:p>2014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13313-013-0228-9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ustralasian Plant Pathology</text:p>
          </table:table-cell>
          <table:table-cell office:value-type="float" office:value="2014" table:style-name="ce7">
            <text:p>2014</text:p>
          </table:table-cell>
          <table:table-cell office:value-type="float" office:value="55" table:style-name="ce7">
            <text:p>55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07/s13313-013-0240-0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Canadian Journal of Plant Pathology</text:p>
          </table:table-cell>
          <table:table-cell office:value-type="float" office:value="2012" table:style-name="ce8">
            <text:p>2012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80/07060661.2012.664567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Canadian Journal of Plant Pathology</text:p>
          </table:table-cell>
          <table:table-cell office:value-type="float" office:value="2012" table:style-name="ce6">
            <text:p>2012</text:p>
          </table:table-cell>
          <table:table-cell office:value-type="float" office:value="141" table:style-name="ce6">
            <text:p>141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80/07060661.2012.681396</text:p>
          </table:table-cell>
          <table:table-cell office:value-type="string" table:style-name="ce6">
            <text:p>Original random page number not applicable, selected next article sequentially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anadian Journal of Plant Pathology</text:p>
          </table:table-cell>
          <table:table-cell office:value-type="float" office:value="2012" table:style-name="ce7">
            <text:p>2012</text:p>
          </table:table-cell>
          <table:table-cell office:value-type="float" office:value="37" table:style-name="ce7">
            <text:p>37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80/07060661.2012.659679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Canadian Journal of Plant Pathology</text:p>
          </table:table-cell>
          <table:table-cell office:value-type="float" office:value="2013" table:style-name="ce6">
            <text:p>2013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80/07060661.2012.702128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anadian Journal of Plant Pathology</text:p>
          </table:table-cell>
          <table:table-cell office:value-type="float" office:value="2014" table:style-name="ce7">
            <text:p>2014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80/07060661.2013.868370</text:p>
          </table:table-cell>
          <table:table-cell office:value-type="string" table:style-name="ce7">
            <text:p>Original random page number is review, next sequential article selected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Canadian Journal of Plant Pathology</text:p>
          </table:table-cell>
          <table:table-cell office:value-type="float" office:value="2015" table:style-name="ce6">
            <text:p>2015</text:p>
          </table:table-cell>
          <table:table-cell office:value-type="float" office:value="72" table:style-name="ce6">
            <text:p>72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80/07060661.2014.986526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Canadian Journal of Plant Pathology</text:p>
          </table:table-cell>
          <table:table-cell office:value-type="float" office:value="2015" table:style-name="ce8">
            <text:p>2015</text:p>
          </table:table-cell>
          <table:table-cell office:value-type="float" office:value="142" table:style-name="ce8">
            <text:p>142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80/07060661.2015.1004111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Crop Protection</text:p>
          </table:table-cell>
          <table:table-cell office:value-type="float" office:value="2012" table:style-name="ce6">
            <text:p>201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16/j.cropro.2011.08.024</text:p>
          </table:table-cell>
          <table:table-cell office:value-type="string" table:style-name="ce6">
            <text:p>Original random page number is review, next sequential article selected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Crop Protection</text:p>
          </table:table-cell>
          <table:table-cell office:value-type="float" office:value="2012" table:style-name="ce6">
            <text:p>2012</text:p>
          </table:table-cell>
          <table:table-cell office:value-type="float" office:value="99" table:style-name="ce6">
            <text:p>99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16/j.cropro.2011.10.001</text:p>
          </table:table-cell>
          <table:table-cell office:value-type="string" table:style-name="ce6">
            <text:p>Original random page number is review, next sequential article selected (also from second volume of year)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rop Protection</text:p>
          </table:table-cell>
          <table:table-cell office:value-type="float" office:value="2012" table:style-name="ce7">
            <text:p>2012</text:p>
          </table:table-cell>
          <table:table-cell office:value-type="float" office:value="61" table:style-name="ce7">
            <text:p>61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16/j.cropro.2011.09.010</text:p>
          </table:table-cell>
          <table:table-cell office:value-type="string" table:style-name="ce7">
            <text:p>Original random page number is review, next sequential article selected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Crop Protection</text:p>
          </table:table-cell>
          <table:table-cell office:value-type="float" office:value="2013" table:style-name="ce6">
            <text:p>2013</text:p>
          </table:table-cell>
          <table:table-cell office:value-type="float" office:value="85" table:style-name="ce6">
            <text:p>85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16/j.cropro.2012.09.009</text:p>
          </table:table-cell>
          <table:table-cell office:value-type="string" table:style-name="ce6">
            <text:p>Original random page number included in previous article. Next sequential article selected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Crop Protection</text:p>
          </table:table-cell>
          <table:table-cell office:value-type="float" office:value="2013" table:style-name="ce8">
            <text:p>2013</text:p>
          </table:table-cell>
          <table:table-cell office:value-type="float" office:value="82" table:style-name="ce8">
            <text:p>82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16/j.cropro.2012.09.001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Crop Protection</text:p>
          </table:table-cell>
          <table:table-cell office:value-type="float" office:value="2014" table:style-name="ce8">
            <text:p>2014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16/j.cropro.2013.10.002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Crop Protection</text:p>
          </table:table-cell>
          <table:table-cell office:value-type="float" office:value="2014" table:style-name="ce6">
            <text:p>2014</text:p>
          </table:table-cell>
          <table:table-cell office:value-type="float" office:value="22" table:style-name="ce6">
            <text:p>22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16/j.cropro.2013.10.003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Crop Protection</text:p>
          </table:table-cell>
          <table:table-cell office:value-type="float" office:value="2015" table:style-name="ce6">
            <text:p>2015</text:p>
          </table:table-cell>
          <table:table-cell office:value-type="float" office:value="72" table:style-name="ce6">
            <text:p>72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16/j.cropro.2014.09.015</text:p>
          </table:table-cell>
          <table:table-cell office:value-type="string" table:style-name="ce6">
            <text:p>Original random page number is review, next sequential article selected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Crop Protection</text:p>
          </table:table-cell>
          <table:table-cell office:value-type="float" office:value="2016" table:style-name="ce6">
            <text:p>2016</text:p>
          </table:table-cell>
          <table:table-cell office:value-type="float" office:value="117" table:style-name="ce6">
            <text:p>117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16/j.cropro.2015.10.019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European Journal of Plant Pathology</text:p>
          </table:table-cell>
          <table:table-cell office:value-type="float" office:value="2012" table:style-name="ce6">
            <text:p>2012</text:p>
          </table:table-cell>
          <table:table-cell office:value-type="float" office:value="54" table:style-name="ce6">
            <text:p>54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10658-011-9847-6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European Journal of Plant Pathology</text:p>
          </table:table-cell>
          <table:table-cell office:value-type="float" office:value="2013" table:style-name="ce8">
            <text:p>2013</text:p>
          </table:table-cell>
          <table:table-cell office:value-type="float" office:value="21" table:style-name="ce8">
            <text:p>21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07/s10658-012-0034-1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European Journal of Plant Pathology</text:p>
          </table:table-cell>
          <table:table-cell office:value-type="float" office:value="2013" table:style-name="ce8">
            <text:p>2013</text:p>
          </table:table-cell>
          <table:table-cell office:value-type="float" office:value="63" table:style-name="ce8">
            <text:p>63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07/s10658-012-0065-7</text:p>
          </table:table-cell>
          <table:table-cell office:value-type="string" table:style-name="ce8">
            <text:p>Original random page number included in previous article. Next sequential article selected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European Journal of Plant Pathology</text:p>
          </table:table-cell>
          <table:table-cell office:value-type="float" office:value="2013" table:style-name="ce6">
            <text:p>2013</text:p>
          </table:table-cell>
          <table:table-cell office:value-type="float" office:value="58" table:style-name="ce6">
            <text:p>58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10658-012-0064-8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uropean Journal of Plant Pathology</text:p>
          </table:table-cell>
          <table:table-cell office:value-type="float" office:value="2013" table:style-name="ce7">
            <text:p>2013</text:p>
          </table:table-cell>
          <table:table-cell office:value-type="float" office:value="108" table:style-name="ce7">
            <text:p>108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07/s10658-012-0069-3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uropean Journal of Plant Pathology</text:p>
          </table:table-cell>
          <table:table-cell office:value-type="float" office:value="2014" table:style-name="ce7">
            <text:p>2014</text:p>
          </table:table-cell>
          <table:table-cell office:value-type="float" office:value="150" table:style-name="ce7">
            <text:p>150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07/s10658-013-0315-3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European Journal of Plant Pathology</text:p>
          </table:table-cell>
          <table:table-cell office:value-type="float" office:value="2015" table:style-name="ce8">
            <text:p>2015</text:p>
          </table:table-cell>
          <table:table-cell office:value-type="float" office:value="81" table:style-name="ce8">
            <text:p>81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07/s10658-014-0525-3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European Journal of Plant Pathology</text:p>
          </table:table-cell>
          <table:table-cell office:value-type="float" office:value="2016" table:style-name="ce6">
            <text:p>2016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10658-015-0740-6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orest Pathology</text:p>
          </table:table-cell>
          <table:table-cell office:value-type="float" office:value="2012" table:style-name="ce6">
            <text:p>2012</text:p>
          </table:table-cell>
          <table:table-cell office:value-type="float" office:value="142" table:style-name="ce6">
            <text:p>142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j.1439-0329.2011.00729.x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Forest Pathology</text:p>
          </table:table-cell>
          <table:table-cell office:value-type="float" office:value="2012" table:style-name="ce8">
            <text:p>2012</text:p>
          </table:table-cell>
          <table:table-cell office:value-type="float" office:value="76" table:style-name="ce8">
            <text:p>76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11/j.1439-0329.2010.00710.x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Forest Pathology</text:p>
          </table:table-cell>
          <table:table-cell office:value-type="float" office:value="2012" table:style-name="ce8">
            <text:p>2012</text:p>
          </table:table-cell>
          <table:table-cell office:value-type="float" office:value="78" table:style-name="ce8">
            <text:p>78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11/j.1439-0329.2011.00712.x</text:p>
          </table:table-cell>
          <table:table-cell office:value-type="string" table:style-name="ce8">
            <text:p>Original random page number included in previous article. Next sequential article selected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orest Pathology</text:p>
          </table:table-cell>
          <table:table-cell office:value-type="float" office:value="2013" table:style-name="ce6">
            <text:p>2013</text:p>
          </table:table-cell>
          <table:table-cell office:value-type="float" office:value="144" table:style-name="ce6">
            <text:p>144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efp.12011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Forest Pathology</text:p>
          </table:table-cell>
          <table:table-cell office:value-type="float" office:value="2014" table:style-name="ce8">
            <text:p>2014</text:p>
          </table:table-cell>
          <table:table-cell office:value-type="float" office:value="143" table:style-name="ce8">
            <text:p>143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11/efp.12078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orest Pathology</text:p>
          </table:table-cell>
          <table:table-cell office:value-type="float" office:value="2014" table:style-name="ce6">
            <text:p>2014</text:p>
          </table:table-cell>
          <table:table-cell office:value-type="float" office:value="125" table:style-name="ce6">
            <text:p>125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efp.12076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orest Pathology</text:p>
          </table:table-cell>
          <table:table-cell office:value-type="float" office:value="2015" table:style-name="ce6">
            <text:p>2015</text:p>
          </table:table-cell>
          <table:table-cell office:value-type="float" office:value="114" table:style-name="ce6">
            <text:p>114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efp.12134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Forest Pathology</text:p>
          </table:table-cell>
          <table:table-cell office:value-type="float" office:value="2016" table:style-name="ce8">
            <text:p>2016</text:p>
          </table:table-cell>
          <table:table-cell office:value-type="float" office:value="146" table:style-name="ce8">
            <text:p>146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11/efp.12239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orest Pathology</text:p>
          </table:table-cell>
          <table:table-cell office:value-type="float" office:value="2016" table:style-name="ce7">
            <text:p>2016</text:p>
          </table:table-cell>
          <table:table-cell office:value-type="float" office:value="150" table:style-name="ce7">
            <text:p>150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111/efp.12263</text:p>
          </table:table-cell>
          <table:table-cell office:value-type="string" table:style-name="ce7">
            <text:p>Original random page number included in previous article. Next sequential article selected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Journal of General Plant Pathology</text:p>
          </table:table-cell>
          <table:table-cell office:value-type="float" office:value="2012" table:style-name="ce6">
            <text:p>2012</text:p>
          </table:table-cell>
          <table:table-cell office:value-type="float" office:value="132" table:style-name="ce6">
            <text:p>132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10327-012-0360-3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Journal of General Plant Pathology</text:p>
          </table:table-cell>
          <table:table-cell office:value-type="float" office:value="2012" table:style-name="ce6">
            <text:p>2012</text:p>
          </table:table-cell>
          <table:table-cell office:value-type="float" office:value="99" table:style-name="ce6">
            <text:p>99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10327-012-0367-9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Journal of General Plant Pathology</text:p>
          </table:table-cell>
          <table:table-cell office:value-type="float" office:value="2012" table:style-name="ce8">
            <text:p>2012</text:p>
          </table:table-cell>
          <table:table-cell office:value-type="float" office:value="141" table:style-name="ce8">
            <text:p>141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07/s10327-012-0363-0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Journal of General Plant Pathology</text:p>
          </table:table-cell>
          <table:table-cell office:value-type="float" office:value="2012" table:style-name="ce7">
            <text:p>2012</text:p>
          </table:table-cell>
          <table:table-cell office:value-type="float" office:value="125" table:style-name="ce7">
            <text:p>125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07/s10327-012-0364-z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Journal of General Plant Pathology</text:p>
          </table:table-cell>
          <table:table-cell office:value-type="float" office:value="2013" table:style-name="ce6">
            <text:p>2013</text:p>
          </table:table-cell>
          <table:table-cell office:value-type="float" office:value="99" table:style-name="ce6">
            <text:p>99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10327-013-0428-8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Journal of General Plant Pathology</text:p>
          </table:table-cell>
          <table:table-cell office:value-type="float" office:value="2013" table:style-name="ce6">
            <text:p>2013</text:p>
          </table:table-cell>
          <table:table-cell office:value-type="float" office:value="50" table:style-name="ce6">
            <text:p>50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10327-012-0416-4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Journal of General Plant Pathology</text:p>
          </table:table-cell>
          <table:table-cell office:value-type="float" office:value="2013" table:style-name="ce7">
            <text:p>2013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07/s10327-012-0405-7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Journal of General Plant Pathology</text:p>
          </table:table-cell>
          <table:table-cell office:value-type="float" office:value="2014" table:style-name="ce7">
            <text:p>2014</text:p>
          </table:table-cell>
          <table:table-cell office:value-type="float" office:value="99" table:style-name="ce7">
            <text:p>99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07/s10327-013-0480-4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Journal of General Plant Pathology</text:p>
          </table:table-cell>
          <table:table-cell office:value-type="float" office:value="2014" table:style-name="ce7">
            <text:p>2014</text:p>
          </table:table-cell>
          <table:table-cell office:value-type="float" office:value="99" table:style-name="ce7">
            <text:p>99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07/s10327-013-0491-1</text:p>
          </table:table-cell>
          <table:table-cell office:value-type="string" table:style-name="ce7">
            <text:p>Random page number exact duplicate of last, next sequential article selected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Journal of General Plant Pathology</text:p>
          </table:table-cell>
          <table:table-cell office:value-type="float" office:value="2015" table:style-name="ce8">
            <text:p>2015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07/s10327-014-0557-8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Journal of General Plant Pathology</text:p>
          </table:table-cell>
          <table:table-cell office:value-type="float" office:value="2016" table:style-name="ce6">
            <text:p>2016</text:p>
          </table:table-cell>
          <table:table-cell office:value-type="float" office:value="52" table:style-name="ce6">
            <text:p>52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10327-015-0633-8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Journal of General Plant Pathology</text:p>
          </table:table-cell>
          <table:table-cell office:value-type="float" office:value="2016" table:style-name="ce7">
            <text:p>2016</text:p>
          </table:table-cell>
          <table:table-cell office:value-type="float" office:value="124" table:style-name="ce7">
            <text:p>124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07/s10327-016-0656-9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Journal of Phytopathology</text:p>
          </table:table-cell>
          <table:table-cell office:value-type="float" office:value="2013" table:style-name="ce6">
            <text:p>2013</text:p>
          </table:table-cell>
          <table:table-cell office:value-type="float" office:value="87" table:style-name="ce6">
            <text:p>87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jph.12029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Journal of Phytopathology</text:p>
          </table:table-cell>
          <table:table-cell office:value-type="float" office:value="2013" table:style-name="ce8">
            <text:p>2013</text:p>
          </table:table-cell>
          <table:table-cell office:value-type="float" office:value="72" table:style-name="ce8">
            <text:p>72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11/jph.12027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Journal of Phytopathology</text:p>
          </table:table-cell>
          <table:table-cell office:value-type="float" office:value="2013" table:style-name="ce6">
            <text:p>2013</text:p>
          </table:table-cell>
          <table:table-cell office:value-type="float" office:value="143" table:style-name="ce6">
            <text:p>143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jph.12038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Journal of Phytopathology</text:p>
          </table:table-cell>
          <table:table-cell office:value-type="float" office:value="2013" table:style-name="ce7">
            <text:p>2013</text:p>
          </table:table-cell>
          <table:table-cell office:value-type="float" office:value="57" table:style-name="ce7">
            <text:p>57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111/jph.12031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Journal of Phytopathology</text:p>
          </table:table-cell>
          <table:table-cell office:value-type="float" office:value="2014" table:style-name="ce6">
            <text:p>2014</text:p>
          </table:table-cell>
          <table:table-cell office:value-type="float" office:value="53" table:style-name="ce6">
            <text:p>53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jph.12158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Journal of Phytopathology</text:p>
          </table:table-cell>
          <table:table-cell office:value-type="float" office:value="2015" table:style-name="ce6">
            <text:p>2015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jph.12274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Journal of Phytopathology</text:p>
          </table:table-cell>
          <table:table-cell office:value-type="float" office:value="2015" table:style-name="ce6">
            <text:p>2015</text:p>
          </table:table-cell>
          <table:table-cell office:value-type="float" office:value="67" table:style-name="ce6">
            <text:p>67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jph.12259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Journal of Plant Pathology</text:p>
          </table:table-cell>
          <table:table-cell office:value-type="float" office:value="2012" table:style-name="ce8">
            <text:p>2012</text:p>
          </table:table-cell>
          <table:table-cell office:value-type="float" office:value="60" table:style-name="ce8">
            <text:p>60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4454/jpp.fa.2012.002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Journal of Plant Pathology</text:p>
          </table:table-cell>
          <table:table-cell office:value-type="float" office:value="2012" table:style-name="ce8">
            <text:p>2012</text:p>
          </table:table-cell>
          <table:table-cell office:value-type="float" office:value="104" table:style-name="ce8">
            <text:p>104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4454/jpp.fa.2012.019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Journal of Plant Pathology</text:p>
          </table:table-cell>
          <table:table-cell office:value-type="float" office:value="2012" table:style-name="ce7">
            <text:p>2012</text:p>
          </table:table-cell>
          <table:table-cell office:value-type="float" office:value="70" table:style-name="ce7">
            <text:p>70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4454/jpp.fa.2012.003</text:p>
          </table:table-cell>
          <table:table-cell office:value-type="string" table:style-name="ce7">
            <text:p>Original random page number included in previous article. Next sequential article selected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Journal of Plant Pathology</text:p>
          </table:table-cell>
          <table:table-cell office:value-type="float" office:value="2013" table:style-name="ce6">
            <text:p>2013</text:p>
          </table:table-cell>
          <table:table-cell office:value-type="float" office:value="107" table:style-name="ce6">
            <text:p>107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4454/JPP.V95I1.004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Journal of Plant Pathology</text:p>
          </table:table-cell>
          <table:table-cell office:value-type="float" office:value="2013" table:style-name="ce8">
            <text:p>2013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4454/JPP.V95I1.003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Journal of Plant Pathology</text:p>
          </table:table-cell>
          <table:table-cell office:value-type="float" office:value="2013" table:style-name="ce7">
            <text:p>2013</text:p>
          </table:table-cell>
          <table:table-cell office:value-type="float" office:value="125" table:style-name="ce7">
            <text:p>125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4454/JPP.V95I1.028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Journal of Plant Pathology</text:p>
          </table:table-cell>
          <table:table-cell office:value-type="float" office:value="2014" table:style-name="ce8">
            <text:p>2014</text:p>
          </table:table-cell>
          <table:table-cell office:value-type="float" office:value="144" table:style-name="ce8">
            <text:p>144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4454/JPP.V95I1.013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Journal of Plant Pathology</text:p>
          </table:table-cell>
          <table:table-cell office:value-type="float" office:value="2015" table:style-name="ce6">
            <text:p>2015</text:p>
          </table:table-cell>
          <table:table-cell office:value-type="float" office:value="97" table:style-name="ce6">
            <text:p>97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4454/JPP.V97I1.013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Journal of Plant Pathology</text:p>
          </table:table-cell>
          <table:table-cell office:value-type="float" office:value="2016" table:style-name="ce6">
            <text:p>2016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4454/JPP.V98I1.028</text:p>
          </table:table-cell>
          <table:table-cell office:value-type="string" table:style-name="ce6">
            <text:p>Original random page number is review, next sequential article selected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Journal of Plant Pathology</text:p>
          </table:table-cell>
          <table:table-cell office:value-type="float" office:value="2016" table:style-name="ce8">
            <text:p>2016</text:p>
          </table:table-cell>
          <table:table-cell office:value-type="float" office:value="132" table:style-name="ce8">
            <text:p>132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4454/JPP.V98I1.071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Journal of Plant Pathology</text:p>
          </table:table-cell>
          <table:table-cell office:value-type="float" office:value="2016" table:style-name="ce7">
            <text:p>2016</text:p>
          </table:table-cell>
          <table:table-cell office:value-type="float" office:value="105" table:style-name="ce7">
            <text:p>105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4454/JPP.V98I1.030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Molecular Plant Pathology</text:p>
          </table:table-cell>
          <table:table-cell office:value-type="float" office:value="2012" table:style-name="ce8">
            <text:p>2012</text:p>
          </table:table-cell>
          <table:table-cell office:value-type="float" office:value="66" table:style-name="ce8">
            <text:p>66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11/j.1364-3703.2011.00726.x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Molecular Plant Pathology</text:p>
          </table:table-cell>
          <table:table-cell office:value-type="float" office:value="2012" table:style-name="ce8">
            <text:p>2012</text:p>
          </table:table-cell>
          <table:table-cell office:value-type="float" office:value="78" table:style-name="ce8">
            <text:p>78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11/j.1364-3703.2011.00731.x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Molecular Plant Pathology</text:p>
          </table:table-cell>
          <table:table-cell office:value-type="float" office:value="2012" table:style-name="ce6">
            <text:p>2012</text:p>
          </table:table-cell>
          <table:table-cell office:value-type="float" office:value="37" table:style-name="ce6">
            <text:p>37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j.1364-3703.2011.00723.x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Molecular Plant Pathology</text:p>
          </table:table-cell>
          <table:table-cell office:value-type="float" office:value="2012" table:style-name="ce6">
            <text:p>2012</text:p>
          </table:table-cell>
          <table:table-cell office:value-type="float" office:value="140" table:style-name="ce6">
            <text:p>140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j.1364-3703.2011.00736.x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Molecular Plant Pathology</text:p>
          </table:table-cell>
          <table:table-cell office:value-type="float" office:value="2012" table:style-name="ce6">
            <text:p>2012</text:p>
          </table:table-cell>
          <table:table-cell office:value-type="float" office:value="142" table:style-name="ce6">
            <text:p>142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j.1364-3703.2011.00737.x</text:p>
          </table:table-cell>
          <table:table-cell office:value-type="string" table:style-name="ce6">
            <text:p>Original random page number is in previous article, selected next article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olecular Plant Pathology</text:p>
          </table:table-cell>
          <table:table-cell office:value-type="float" office:value="2012" table:style-name="ce7">
            <text:p>2012</text:p>
          </table:table-cell>
          <table:table-cell office:value-type="float" office:value="108" table:style-name="ce7">
            <text:p>108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111/j.1364-3703.2011.00733.x</text:p>
          </table:table-cell>
          <table:table-cell office:value-type="string" table:style-name="ce7">
            <text:p>Original random page number is review, next sequential article selected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Molecular Plant Pathology</text:p>
          </table:table-cell>
          <table:table-cell office:value-type="float" office:value="2013" table:style-name="ce6">
            <text:p>2013</text:p>
          </table:table-cell>
          <table:table-cell office:value-type="float" office:value="57" table:style-name="ce6">
            <text:p>57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j.1364-3703.2012.00826.x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olecular Plant Pathology</text:p>
          </table:table-cell>
          <table:table-cell office:value-type="float" office:value="2013" table:style-name="ce7">
            <text:p>2013</text:p>
          </table:table-cell>
          <table:table-cell office:value-type="float" office:value="18" table:style-name="ce7">
            <text:p>18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111/j.1364-3703.2012.00825.x</text:p>
          </table:table-cell>
          <table:table-cell office:value-type="string" table:style-name="ce7">
            <text:p>Original random page number is pathogen profile, next sequential article selected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olecular Plant Pathology</text:p>
          </table:table-cell>
          <table:table-cell office:value-type="float" office:value="2013" table:style-name="ce7">
            <text:p>2013</text:p>
          </table:table-cell>
          <table:table-cell office:value-type="float" office:value="141" table:style-name="ce7">
            <text:p>141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111/j.1364-3703.2012.00836.x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Molecular Plant Pathology</text:p>
          </table:table-cell>
          <table:table-cell office:value-type="float" office:value="2014" table:style-name="ce6">
            <text:p>2014</text:p>
          </table:table-cell>
          <table:table-cell office:value-type="float" office:value="139" table:style-name="ce6">
            <text:p>139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mpp.12072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olecular Plant Pathology</text:p>
          </table:table-cell>
          <table:table-cell office:value-type="float" office:value="2014" table:style-name="ce7">
            <text:p>2014</text:p>
          </table:table-cell>
          <table:table-cell office:value-type="float" office:value="53" table:style-name="ce7">
            <text:p>53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111/mpp.12064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olecular Plant Pathology</text:p>
          </table:table-cell>
          <table:table-cell office:value-type="float" office:value="2015" table:style-name="ce7">
            <text:p>2015</text:p>
          </table:table-cell>
          <table:table-cell office:value-type="float" office:value="145" table:style-name="ce7">
            <text:p>145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111/mpp.12167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Molecular Plant Pathology</text:p>
          </table:table-cell>
          <table:table-cell office:value-type="float" office:value="2016" table:style-name="ce6">
            <text:p>2016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mpp.12257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olecular Plant Pathology</text:p>
          </table:table-cell>
          <table:table-cell office:value-type="float" office:value="2016" table:style-name="ce7">
            <text:p>2016</text:p>
          </table:table-cell>
          <table:table-cell office:value-type="float" office:value="116" table:style-name="ce7">
            <text:p>116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111/mpp.12267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olecular Plant Pathology</text:p>
          </table:table-cell>
          <table:table-cell office:value-type="float" office:value="2016" table:style-name="ce7">
            <text:p>2016</text:p>
          </table:table-cell>
          <table:table-cell office:value-type="float" office:value="128" table:style-name="ce7">
            <text:p>128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111/mpp.12318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Molecular Plant-Microbe Interactions</text:p>
          </table:table-cell>
          <table:table-cell office:value-type="float" office:value="2012" table:style-name="ce6">
            <text:p>2012</text:p>
          </table:table-cell>
          <table:table-cell office:value-type="float" office:value="66" table:style-name="ce6">
            <text:p>66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94/mpmi-06-11-0154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Molecular Plant-Microbe Interactions</text:p>
          </table:table-cell>
          <table:table-cell office:value-type="float" office:value="2012" table:style-name="ce6">
            <text:p>2012</text:p>
          </table:table-cell>
          <table:table-cell office:value-type="float" office:value="115" table:style-name="ce6">
            <text:p>115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94/mpmi-07-11-0193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Molecular Plant-Microbe Interactions</text:p>
          </table:table-cell>
          <table:table-cell office:value-type="float" office:value="2013" table:style-name="ce8">
            <text:p>2013</text:p>
          </table:table-cell>
          <table:table-cell office:value-type="float" office:value="15" table:style-name="ce8">
            <text:p>15</text:p>
          </table:table-cell>
          <table:table-cell office:value-type="string" table:style-name="ce8">
            <text:p>Emerson</text:p>
          </table:table-cell>
          <table:table-cell office:value-type="string" table:style-name="ce9">
            <text:p><text:a xlink:href="https://doi.org/10.1094/MPMI-05-12-0106-FI">10.1094/MPMI-05-12-0106-FI</text:a>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olecular Plant-Microbe Interactions</text:p>
          </table:table-cell>
          <table:table-cell office:value-type="float" office:value="2013" table:style-name="ce7">
            <text:p>2013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94/mpmi-05-12-0121-fi</text:p>
          </table:table-cell>
          <table:table-cell office:value-type="string" table:style-name="ce7">
            <text:p>Original random page number is review, next sequential article selected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Molecular Plant-Microbe Interactions</text:p>
          </table:table-cell>
          <table:table-cell office:value-type="float" office:value="2014" table:style-name="ce6">
            <text:p>2014</text:p>
          </table:table-cell>
          <table:table-cell office:value-type="float" office:value="56" table:style-name="ce6">
            <text:p>56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94/mpmi-08-13-0225-r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Molecular Plant-Microbe Interactions</text:p>
          </table:table-cell>
          <table:table-cell office:value-type="float" office:value="2014" table:style-name="ce8">
            <text:p>2014</text:p>
          </table:table-cell>
          <table:table-cell office:value-type="float" office:value="61" table:style-name="ce8">
            <text:p>61</text:p>
          </table:table-cell>
          <table:table-cell office:value-type="string" table:style-name="ce8">
            <text:p>Emerson</text:p>
          </table:table-cell>
          <table:table-cell office:value-type="string" table:style-name="ce9">
            <text:p><text:a xlink:href="https://doi.org/10.1094/MPMI-08-13-0225-R">10.1094/MPMI-08-13-0225-R</text:a>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Molecular Plant-Microbe Interactions</text:p>
          </table:table-cell>
          <table:table-cell office:value-type="float" office:value="2016" table:style-name="ce8">
            <text:p>2016</text:p>
          </table:table-cell>
          <table:table-cell office:value-type="float" office:value="119" table:style-name="ce8">
            <text:p>119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94/MPMI-09-15-0204-R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Molecular Plant-Microbe Interactions</text:p>
          </table:table-cell>
          <table:table-cell office:value-type="float" office:value="2016" table:style-name="ce8">
            <text:p>2016</text:p>
          </table:table-cell>
          <table:table-cell office:value-type="float" office:value="105" table:style-name="ce8">
            <text:p>105</text:p>
          </table:table-cell>
          <table:table-cell office:value-type="string" table:style-name="ce8">
            <text:p>Emerson</text:p>
          </table:table-cell>
          <table:table-cell office:value-type="string" table:style-name="ce9">
            <text:p><text:a xlink:href="https://doi.org/10.1094/MPMI-09-15-0219-R">10.1094/MPMI-09-15-0219-R</text:a>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olecular Plant-Microbe Interactions</text:p>
          </table:table-cell>
          <table:table-cell office:value-type="float" office:value="2016" table:style-name="ce7">
            <text:p>2016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94/mpmi-03-15-0047-r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olecular Plant-Microbe Interactions</text:p>
          </table:table-cell>
          <table:table-cell office:value-type="float" office:value="2016" table:style-name="ce7">
            <text:p>2016</text:p>
          </table:table-cell>
          <table:table-cell office:value-type="float" office:value="121" table:style-name="ce7">
            <text:p>121</text:p>
          </table:table-cell>
          <table:table-cell office:value-type="string" table:style-name="ce7">
            <text:p>Zach</text:p>
          </table:table-cell>
          <table:table-cell office:value-type="string" table:style-name="ce10">
            <text:p><text:a xlink:href="https://doi.org/10.1094/MPMI-07-15-0153-R">10.1094/MPMI-07-15-0153-R</text:a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Nematology</text:p>
          </table:table-cell>
          <table:table-cell office:value-type="float" office:value="2013" table:style-name="ce8">
            <text:p>2013</text:p>
          </table:table-cell>
          <table:table-cell office:value-type="float" office:value="107" table:style-name="ce8">
            <text:p>107</text:p>
          </table:table-cell>
          <table:table-cell office:value-type="string" table:style-name="ce8">
            <text:p>Emerson</text:p>
          </table:table-cell>
          <table:table-cell office:value-type="string" table:style-name="ce9">
            <text:p><text:a xlink:href="https://doi.org/10.1163/156854112X645606">10.1163/156854112X645606</text:a>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Nematology</text:p>
          </table:table-cell>
          <table:table-cell office:value-type="float" office:value="2013" table:style-name="ce6">
            <text:p>2013</text:p>
          </table:table-cell>
          <table:table-cell office:value-type="float" office:value="72" table:style-name="ce6">
            <text:p>72</text:p>
          </table:table-cell>
          <table:table-cell office:value-type="string" table:style-name="ce6">
            <text:p>Adam</text:p>
          </table:table-cell>
          <table:table-cell office:value-type="string" table:style-name="ce11">
            <text:p><text:a xlink:href="https://doi.org/10.1163/156854112X643914">10.1163/156854112X643914</text:a></text:p>
          </table:table-cell>
          <table:table-cell office:value-type="string" table:style-name="ce6">
            <text:p>Original random page number not applicable, selected previous plant parasitic nematode article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Nematology</text:p>
          </table:table-cell>
          <table:table-cell office:value-type="float" office:value="2014" table:style-name="ce6">
            <text:p>2014</text:p>
          </table:table-cell>
          <table:table-cell office:value-type="float" office:value="40" table:style-name="ce6">
            <text:p>40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63/15685411-00002743</text:p>
          </table:table-cell>
          <table:table-cell office:value-type="string" table:style-name="ce6">
            <text:p>Original random page number not applicable, selected only plant parasitic nematode articles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Nematology</text:p>
          </table:table-cell>
          <table:table-cell office:value-type="float" office:value="2014" table:style-name="ce6">
            <text:p>2014</text:p>
          </table:table-cell>
          <table:table-cell office:value-type="float" office:value="56" table:style-name="ce6">
            <text:p>56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63/15685411-00002746</text:p>
          </table:table-cell>
          <table:table-cell office:value-type="string" table:style-name="ce6">
            <text:p>Original random page number not applicable, selected only plant parasitic nematode articles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Nematology</text:p>
          </table:table-cell>
          <table:table-cell office:value-type="float" office:value="2014" table:style-name="ce8">
            <text:p>2014</text:p>
          </table:table-cell>
          <table:table-cell office:value-type="float" office:value="149" table:style-name="ce8">
            <text:p>149</text:p>
          </table:table-cell>
          <table:table-cell office:value-type="string" table:style-name="ce8">
            <text:p>Emerson</text:p>
          </table:table-cell>
          <table:table-cell office:value-type="string" table:style-name="ce9">
            <text:p><text:a xlink:href="https://doi.org/10.1163/15685411-00002753">10.1163/15685411-00002753</text:a>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Nematology</text:p>
          </table:table-cell>
          <table:table-cell office:value-type="float" office:value="2016" table:style-name="ce6">
            <text:p>2016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63/15685411-00002745</text:p>
          </table:table-cell>
          <table:table-cell office:value-type="string" table:style-name="ce6">
            <text:p>Articles that are part of the most recent three years are not available. Selected the next article in 2014 that was applicable to get an available article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Nematology</text:p>
          </table:table-cell>
          <table:table-cell office:value-type="float" office:value="2016" table:style-name="ce6">
            <text:p>2016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Adam</text:p>
          </table:table-cell>
          <table:table-cell office:value-type="string" table:style-name="ce11">
            <text:p><text:a xlink:href="https://doi.org/10.1163/15685411-00002938">10.1163/15685411-00002938</text:a></text:p>
          </table:table-cell>
          <table:table-cell office:value-type="string" table:style-name="ce6">
            <text:p>Original random page number not applicable, selected next plant parasitic nematode article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hysiological and Molecular Plant Pathology</text:p>
          </table:table-cell>
          <table:table-cell office:value-type="float" office:value="2012" table:style-name="ce8">
            <text:p>2012</text:p>
          </table:table-cell>
          <table:table-cell office:value-type="float" office:value="51" table:style-name="ce8">
            <text:p>51</text:p>
          </table:table-cell>
          <table:table-cell office:value-type="string" table:style-name="ce8">
            <text:p>Emerson</text:p>
          </table:table-cell>
          <table:table-cell office:value-type="string" table:style-name="ce9">
            <text:p><text:a xlink:href="https://doi.org/10.1016/j.pmpp.2011.11.003">10.1016/j.pmpp.2011.11.003</text:a></text:p>
          </table:table-cell>
          <table:table-cell table:style-name="ce8"/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siological and Molecular Plant Pathology</text:p>
          </table:table-cell>
          <table:table-cell office:value-type="float" office:value="2012" table:style-name="ce6">
            <text:p>2012</text:p>
          </table:table-cell>
          <table:table-cell office:value-type="float" office:value="86" table:style-name="ce6">
            <text:p>86</text:p>
          </table:table-cell>
          <table:table-cell office:value-type="string" table:style-name="ce6">
            <text:p>Adam</text:p>
          </table:table-cell>
          <table:table-cell office:value-type="string" table:style-name="ce11">
            <text:p><text:a xlink:href="https://doi.org/10.1016/j.pmpp.2011.12.003">10.1016/j.pmpp.2011.12.003</text:a></text:p>
          </table:table-cell>
          <table:table-cell office:value-type="string" table:style-name="ce6">
            <text:p>Original random number does not exist, selected first article from April 2012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siological and Molecular Plant Pathology</text:p>
          </table:table-cell>
          <table:table-cell office:value-type="float" office:value="2012" table:style-name="ce6">
            <text:p>2012</text:p>
          </table:table-cell>
          <table:table-cell office:value-type="float" office:value="92" table:style-name="ce6">
            <text:p>92</text:p>
          </table:table-cell>
          <table:table-cell office:value-type="string" table:style-name="ce6">
            <text:p>Adam</text:p>
          </table:table-cell>
          <table:table-cell office:value-type="string" table:style-name="ce11">
            <text:p><text:a xlink:href="https://doi.org/10.1016/j.pmpp.2012.03.001">10.1016/j.pmpp.2012.03.001</text:a></text:p>
          </table:table-cell>
          <table:table-cell office:value-type="string" table:style-name="ce6">
            <text:p>Original random number does not exist, selected first article from July 2012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hysiological and Molecular Plant Pathology</text:p>
          </table:table-cell>
          <table:table-cell office:value-type="float" office:value="2012" table:style-name="ce7">
            <text:p>2012</text:p>
          </table:table-cell>
          <table:table-cell office:value-type="float" office:value="127" table:style-name="ce7">
            <text:p>127</text:p>
          </table:table-cell>
          <table:table-cell office:value-type="string" table:style-name="ce7">
            <text:p>Zach</text:p>
          </table:table-cell>
          <table:table-cell office:value-type="string" table:style-name="ce10">
            <text:p><text:a xlink:href="https://doi.org/10.1016/j.pmpp.2012.03.002">10.1016/j.pmpp.2012.03.002</text:a></text:p>
          </table:table-cell>
          <table:table-cell office:value-type="string" table:style-name="ce7">
            <text:p>Original random number does not exist, selected second article from July 2012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hysiological and Molecular Plant Pathology</text:p>
          </table:table-cell>
          <table:table-cell office:value-type="float" office:value="2013" table:style-name="ce8">
            <text:p>2013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Emerson</text:p>
          </table:table-cell>
          <table:table-cell office:value-type="string" table:style-name="ce9">
            <text:p><text:a xlink:href="https://doi.org/10.1016/j.pmpp.2014.02.002">10.1016/j.pmpp.2014.02.002</text:a>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hysiological and Molecular Plant Pathology</text:p>
          </table:table-cell>
          <table:table-cell office:value-type="float" office:value="2014" table:style-name="ce8">
            <text:p>2014</text:p>
          </table:table-cell>
          <table:table-cell office:value-type="float" office:value="136" table:style-name="ce8">
            <text:p>136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16/j.pmpp.2014.03.005</text:p>
          </table:table-cell>
          <table:table-cell office:value-type="string" table:style-name="ce8">
            <text:p>No page number 136, last article of first issue for 2014 selected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hysiological and Molecular Plant Pathology</text:p>
          </table:table-cell>
          <table:table-cell office:value-type="float" office:value="2014" table:style-name="ce7">
            <text:p>2014</text:p>
          </table:table-cell>
          <table:table-cell office:value-type="float" office:value="131" table:style-name="ce7">
            <text:p>131</text:p>
          </table:table-cell>
          <table:table-cell office:value-type="string" table:style-name="ce7">
            <text:p>Zach</text:p>
          </table:table-cell>
          <table:table-cell office:value-type="string" table:style-name="ce10">
            <text:p><text:a xlink:href="https://doi.org/10.1016/j.pmpp.2014.04.004">10.1016/j.pmpp.2014.04.004</text:a></text:p>
          </table:table-cell>
          <table:table-cell office:value-type="string" table:style-name="ce7">
            <text:p>No page number 131, second to last article of first issue for 2014 selected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hysiological and Molecular Plant Pathology</text:p>
          </table:table-cell>
          <table:table-cell office:value-type="float" office:value="2014" table:style-name="ce7">
            <text:p>2014</text:p>
          </table:table-cell>
          <table:table-cell office:value-type="float" office:value="144" table:style-name="ce7">
            <text:p>144</text:p>
          </table:table-cell>
          <table:table-cell office:value-type="string" table:style-name="ce7">
            <text:p>Zach</text:p>
          </table:table-cell>
          <table:table-cell office:value-type="string" table:style-name="ce10">
            <text:p><text:a xlink:href="https://doi.org/10.1016/j.pmpp.2014.04.005">10.1016/j.pmpp.2014.04.005</text:a></text:p>
          </table:table-cell>
          <table:table-cell office:value-type="string" table:style-name="ce7">
            <text:p>No page number 144, first article of second issue for 2014 selected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siological and Molecular Plant Pathology</text:p>
          </table:table-cell>
          <table:table-cell office:value-type="float" office:value="2016" table:style-name="ce6">
            <text:p>2016</text:p>
          </table:table-cell>
          <table:table-cell office:value-type="float" office:value="94" table:style-name="ce6">
            <text:p>94</text:p>
          </table:table-cell>
          <table:table-cell office:value-type="string" table:style-name="ce6">
            <text:p>Adam</text:p>
          </table:table-cell>
          <table:table-cell office:value-type="string" table:style-name="ce11">
            <text:p><text:a xlink:href="https://doi.org/10.1016/j.pmpp.2015.12.002">10.1016/j.pmpp.2015.12.002</text:a>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siological and Molecular Plant Pathology</text:p>
          </table:table-cell>
          <table:table-cell office:value-type="float" office:value="2016" table:style-name="ce6">
            <text:p>2016</text:p>
          </table:table-cell>
          <table:table-cell office:value-type="float" office:value="128" table:style-name="ce6">
            <text:p>128</text:p>
          </table:table-cell>
          <table:table-cell office:value-type="string" table:style-name="ce6">
            <text:p>Adam</text:p>
          </table:table-cell>
          <table:table-cell office:value-type="string" table:style-name="ce11">
            <text:p><text:a xlink:href="https://doi.org/10.1016/j.pmpp.2016.01.010">10.1016/j.pmpp.2016.01.010</text:a>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hysiological and Molecular Plant Pathology</text:p>
          </table:table-cell>
          <table:table-cell office:value-type="float" office:value="2016" table:style-name="ce7">
            <text:p>2016</text:p>
          </table:table-cell>
          <table:table-cell office:value-type="float" office:value="52" table:style-name="ce7">
            <text:p>52</text:p>
          </table:table-cell>
          <table:table-cell office:value-type="string" table:style-name="ce7">
            <text:p>Zach</text:p>
          </table:table-cell>
          <table:table-cell office:value-type="string" table:style-name="ce10">
            <text:p><text:a xlink:href="https://doi.org/10.1016/j.pmpp.2015.12.005">10.1016/j.pmpp.2015.12.005</text:a></text:p>
          </table:table-cell>
          <table:table-cell office:value-type="string" table:style-name="ce7">
            <text:p>Original random page number included in previous article. Next sequential article selected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hytoparasitica</text:p>
          </table:table-cell>
          <table:table-cell office:value-type="float" office:value="2012" table:style-name="ce8">
            <text:p>2012</text:p>
          </table:table-cell>
          <table:table-cell office:value-type="float" office:value="11" table:style-name="ce8">
            <text:p>11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07/s12600-011-0194-0</text:p>
          </table:table-cell>
          <table:table-cell office:value-type="string" table:style-name="ce8">
            <text:p>Original random page number not applicable, selected first prior plant pathology articl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hytoparasitica</text:p>
          </table:table-cell>
          <table:table-cell office:value-type="float" office:value="2012" table:style-name="ce8">
            <text:p>2012</text:p>
          </table:table-cell>
          <table:table-cell office:value-type="float" office:value="118" table:style-name="ce8">
            <text:p>118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07/s12600-011-0206-0</text:p>
          </table:table-cell>
          <table:table-cell office:value-type="string" table:style-name="ce8">
            <text:p>Original random page number not applicable, selected first following plant pathology articl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toparasitica</text:p>
          </table:table-cell>
          <table:table-cell office:value-type="float" office:value="2013" table:style-name="ce6">
            <text:p>2013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12600-012-0256-y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toparasitica</text:p>
          </table:table-cell>
          <table:table-cell office:value-type="float" office:value="2013" table:style-name="ce6">
            <text:p>2013</text:p>
          </table:table-cell>
          <table:table-cell office:value-type="float" office:value="71" table:style-name="ce6">
            <text:p>71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12600-012-0264-y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toparasitica</text:p>
          </table:table-cell>
          <table:table-cell office:value-type="float" office:value="2013" table:style-name="ce6">
            <text:p>2013</text:p>
          </table:table-cell>
          <table:table-cell office:value-type="float" office:value="101" table:style-name="ce6">
            <text:p>101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12600-012-0275-8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hytoparasitica</text:p>
          </table:table-cell>
          <table:table-cell office:value-type="float" office:value="2013" table:style-name="ce7">
            <text:p>2013</text:p>
          </table:table-cell>
          <table:table-cell office:value-type="float" office:value="91" table:style-name="ce7">
            <text:p>91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07/s12600-012-0271-z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hytoparasitica</text:p>
          </table:table-cell>
          <table:table-cell office:value-type="float" office:value="2013" table:style-name="ce7">
            <text:p>2013</text:p>
          </table:table-cell>
          <table:table-cell office:value-type="float" office:value="100" table:style-name="ce7">
            <text:p>100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07/s12600-012-0272-y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toparasitica</text:p>
          </table:table-cell>
          <table:table-cell office:value-type="float" office:value="2015" table:style-name="ce6">
            <text:p>2015</text:p>
          </table:table-cell>
          <table:table-cell office:value-type="float" office:value="40" table:style-name="ce6">
            <text:p>40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12600-014-0418-1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toparasitica</text:p>
          </table:table-cell>
          <table:table-cell office:value-type="float" office:value="2015" table:style-name="ce6">
            <text:p>2015</text:p>
          </table:table-cell>
          <table:table-cell office:value-type="float" office:value="84" table:style-name="ce6">
            <text:p>84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12600-014-0423-4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toparasitica</text:p>
          </table:table-cell>
          <table:table-cell office:value-type="float" office:value="2015" table:style-name="ce6">
            <text:p>2015</text:p>
          </table:table-cell>
          <table:table-cell office:value-type="float" office:value="113" table:style-name="ce6">
            <text:p>113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12600-014-0431-4</text:p>
          </table:table-cell>
          <table:table-cell office:value-type="string" table:style-name="ce6">
            <text:p>Original random page number already represented in prior article, selected first following article that was plant pathology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hytoparasitica</text:p>
          </table:table-cell>
          <table:table-cell office:value-type="float" office:value="2015" table:style-name="ce8">
            <text:p>2015</text:p>
          </table:table-cell>
          <table:table-cell office:value-type="float" office:value="110" table:style-name="ce8">
            <text:p>110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07/s12600-014-0424-3</text:p>
          </table:table-cell>
          <table:table-cell office:value-type="string" table:style-name="ce8">
            <text:p>Original random page number article not applicable, selected first prior article that was plant pathology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hytoparasitica</text:p>
          </table:table-cell>
          <table:table-cell office:value-type="float" office:value="2016" table:style-name="ce8">
            <text:p>2016</text:p>
          </table:table-cell>
          <table:table-cell office:value-type="float" office:value="107" table:style-name="ce8">
            <text:p>107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07/s12600-015-0493-y</text:p>
          </table:table-cell>
          <table:table-cell office:value-type="string" table:style-name="ce8">
            <text:p>Original random page number article not applicable, selected first prior article that was plant pathology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hytoparasitica</text:p>
          </table:table-cell>
          <table:table-cell office:value-type="float" office:value="2016" table:style-name="ce7">
            <text:p>2016</text:p>
          </table:table-cell>
          <table:table-cell office:value-type="float" office:value="91" table:style-name="ce7">
            <text:p>91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07/s12600-015-0497-7</text:p>
          </table:table-cell>
          <table:table-cell office:value-type="string" table:style-name="ce7">
            <text:p>Original random page number not applicable, selected first previous article that was plant pathology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hytopathologia Mediterranea</text:p>
          </table:table-cell>
          <table:table-cell office:value-type="float" office:value="2012" table:style-name="ce8">
            <text:p>2012</text:p>
          </table:table-cell>
          <table:table-cell office:value-type="float" office:value="144" table:style-name="ce8">
            <text:p>144</text:p>
          </table:table-cell>
          <table:table-cell office:value-type="string" table:style-name="ce8">
            <text:p>Emerson</text:p>
          </table:table-cell>
          <table:table-cell office:value-type="string" table:style-name="ce9">
            <text:p><text:a xlink:href="http://dx.doi.org/10.14601/Phytopathol_Mediterr-9888">10.14601/Phytopathol_Mediterr-9888</text:a>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hytopathologia Mediterranea</text:p>
          </table:table-cell>
          <table:table-cell office:value-type="float" office:value="2012" table:style-name="ce7">
            <text:p>2012</text:p>
          </table:table-cell>
          <table:table-cell office:value-type="float" office:value="84" table:style-name="ce7">
            <text:p>84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4601/Phytopathol_Mediterr-9746<text:s text:c="8"/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hytopathologia Mediterranea</text:p>
          </table:table-cell>
          <table:table-cell office:value-type="float" office:value="2013" table:style-name="ce8">
            <text:p>2013</text:p>
          </table:table-cell>
          <table:table-cell office:value-type="float" office:value="7" table:style-name="ce8">
            <text:p>7</text:p>
          </table:table-cell>
          <table:table-cell office:value-type="string" table:style-name="ce8">
            <text:p>Emerson</text:p>
          </table:table-cell>
          <table:table-cell office:value-type="string" table:style-name="ce9">
            <text:p><text:a xlink:href="http://dx.doi.org/10.14601/Phytopathol_Mediterr-10512">10.14601/Phytopathol_Mediterr-10512</text:a>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hytopathologia Mediterranea</text:p>
          </table:table-cell>
          <table:table-cell office:value-type="float" office:value="2014" table:style-name="ce7">
            <text:p>2014</text:p>
          </table:table-cell>
          <table:table-cell office:value-type="float" office:value="24" table:style-name="ce7">
            <text:p>24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4601/Phytopathol_Mediterr-11776<text:s text:c="8"/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topathologia Mediterranea</text:p>
          </table:table-cell>
          <table:table-cell office:value-type="float" office:value="2016" table:style-name="ce6">
            <text:p>2016</text:p>
          </table:table-cell>
          <table:table-cell office:value-type="float" office:value="44" table:style-name="ce6">
            <text:p>44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<text:a xlink:href="http://dx.doi.org/10.14601/Phytopathol_Mediterr-16338">10.14601/Phytopathol_Mediterr-16338</text:a></text:p>
          </table:table-cell>
          <table:table-cell office:value-type="string" table:style-name="ce6">
            <text:p>Original random page number not applicable, selected first following article that was plant pathology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topathologia Mediterranea</text:p>
          </table:table-cell>
          <table:table-cell office:value-type="float" office:value="2016" table:style-name="ce6">
            <text:p>2016</text:p>
          </table:table-cell>
          <table:table-cell office:value-type="float" office:value="60" table:style-name="ce6">
            <text:p>60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<text:a xlink:href="http://dx.doi.org/10.14601/Phytopathol_Mediterr-16429">10.14601/Phytopathol_Mediterr-16429</text:a></text:p>
          </table:table-cell>
          <table:table-cell office:value-type="string" table:style-name="ce6">
            <text:p>Original random page number was in previous article, next article selected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hytopathologia Mediterranea</text:p>
          </table:table-cell>
          <table:table-cell office:value-type="float" office:value="2016" table:style-name="ce8">
            <text:p>2016</text:p>
          </table:table-cell>
          <table:table-cell office:value-type="float" office:value="140" table:style-name="ce8">
            <text:p>140</text:p>
          </table:table-cell>
          <table:table-cell office:value-type="string" table:style-name="ce8">
            <text:p>Emerson</text:p>
          </table:table-cell>
          <table:table-cell office:value-type="string" table:style-name="ce9">
            <text:p><text:a xlink:href="http://dx.doi.org/10.14601/Phytopathol_Mediterr-17867">10.14601/Phytopathol_Mediterr-17867</text:a>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topathology</text:p>
          </table:table-cell>
          <table:table-cell office:value-type="float" office:value="2012" table:style-name="ce6">
            <text:p>2012</text:p>
          </table:table-cell>
          <table:table-cell office:value-type="float" office:value="97" table:style-name="ce6">
            <text:p>97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94/phyto-03-11-0062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topathology</text:p>
          </table:table-cell>
          <table:table-cell office:value-type="float" office:value="2012" table:style-name="ce6">
            <text:p>2012</text:p>
          </table:table-cell>
          <table:table-cell office:value-type="float" office:value="89" table:style-name="ce6">
            <text:p>89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94/phyto-04-11-0125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hytopathology</text:p>
          </table:table-cell>
          <table:table-cell office:value-type="float" office:value="2012" table:style-name="ce8">
            <text:p>2012</text:p>
          </table:table-cell>
          <table:table-cell office:value-type="float" office:value="57" table:style-name="ce8">
            <text:p>57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94/phyto-03-11-0085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hytopathology</text:p>
          </table:table-cell>
          <table:table-cell office:value-type="float" office:value="2013" table:style-name="ce8">
            <text:p>2013</text:p>
          </table:table-cell>
          <table:table-cell office:value-type="float" office:value="98" table:style-name="ce8">
            <text:p>98</text:p>
          </table:table-cell>
          <table:table-cell office:value-type="string" table:style-name="ce8">
            <text:p>Emerson</text:p>
          </table:table-cell>
          <table:table-cell office:value-type="string" table:style-name="ce9">
            <text:p><text:a xlink:href="https://doi.org/10.1094/PHYTO-05-12-0108-R">10.1094/PHYTO-05-12-0108-R</text:a>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hytopathology</text:p>
          </table:table-cell>
          <table:table-cell office:value-type="float" office:value="2013" table:style-name="ce7">
            <text:p>2013</text:p>
          </table:table-cell>
          <table:table-cell office:value-type="float" office:value="29" table:style-name="ce7">
            <text:p>29</text:p>
          </table:table-cell>
          <table:table-cell office:value-type="string" table:style-name="ce7">
            <text:p>Zach</text:p>
          </table:table-cell>
          <table:table-cell office:value-type="string" table:style-name="ce10">
            <text:p><text:a xlink:href="https://doi.org/10.1094/PHYTO-12-11-0349">10.1094/PHYTO-12-11-0349</text:a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topathology</text:p>
          </table:table-cell>
          <table:table-cell office:value-type="float" office:value="2014" table:style-name="ce6">
            <text:p>2014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94/phyto-05-13-0119-r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hytopathology</text:p>
          </table:table-cell>
          <table:table-cell office:value-type="float" office:value="2014" table:style-name="ce8">
            <text:p>2014</text:p>
          </table:table-cell>
          <table:table-cell office:value-type="float" office:value="80" table:style-name="ce8">
            <text:p>80</text:p>
          </table:table-cell>
          <table:table-cell office:value-type="string" table:style-name="ce8">
            <text:p>Emerson</text:p>
          </table:table-cell>
          <table:table-cell office:value-type="string" table:style-name="ce9">
            <text:p><text:a xlink:href="https://doi.org/10.1094/PHYTO-05-13-0129-R">10.1094/PHYTO-05-13-0129-R</text:a>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hytopathology</text:p>
          </table:table-cell>
          <table:table-cell office:value-type="float" office:value="2014" table:style-name="ce7">
            <text:p>2014</text:p>
          </table:table-cell>
          <table:table-cell office:value-type="float" office:value="73" table:style-name="ce7">
            <text:p>73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94/phyto-02-13-0032-r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topathology</text:p>
          </table:table-cell>
          <table:table-cell office:value-type="float" office:value="2015" table:style-name="ce6">
            <text:p>2015</text:p>
          </table:table-cell>
          <table:table-cell office:value-type="float" office:value="30" table:style-name="ce6">
            <text:p>30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94/phyto-04-14-0096-r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topathology</text:p>
          </table:table-cell>
          <table:table-cell office:value-type="float" office:value="2015" table:style-name="ce6">
            <text:p>2015</text:p>
          </table:table-cell>
          <table:table-cell office:value-type="float" office:value="43" table:style-name="ce6">
            <text:p>43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94/phyto-06-13-0175-r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topathology</text:p>
          </table:table-cell>
          <table:table-cell office:value-type="float" office:value="2015" table:style-name="ce6">
            <text:p>2015</text:p>
          </table:table-cell>
          <table:table-cell office:value-type="float" office:value="75" table:style-name="ce6">
            <text:p>75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94/phyto-06-14-0156-r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topathology</text:p>
          </table:table-cell>
          <table:table-cell office:value-type="float" office:value="2016" table:style-name="ce6">
            <text:p>2016</text:p>
          </table:table-cell>
          <table:table-cell office:value-type="float" office:value="59" table:style-name="ce6">
            <text:p>59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94/phyto-07-15-0166-r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hytopathology</text:p>
          </table:table-cell>
          <table:table-cell office:value-type="float" office:value="2016" table:style-name="ce8">
            <text:p>2016</text:p>
          </table:table-cell>
          <table:table-cell office:value-type="float" office:value="9" table:style-name="ce8">
            <text:p>9</text:p>
          </table:table-cell>
          <table:table-cell office:value-type="string" table:style-name="ce8">
            <text:p>Emerson</text:p>
          </table:table-cell>
          <table:table-cell office:value-type="string" table:style-name="ce9">
            <text:p><text:a xlink:href="https://doi.org/10.1094/PHYTO-05-15-0127-RVW">10.1094/PHYTO-05-15-0127-RVW</text:a>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Disease</text:p>
          </table:table-cell>
          <table:table-cell office:value-type="float" office:value="2012" table:style-name="ce8">
            <text:p>2012</text:p>
          </table:table-cell>
          <table:table-cell office:value-type="float" office:value="68" table:style-name="ce8">
            <text:p>68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94/pdis-02-11-0119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Disease</text:p>
          </table:table-cell>
          <table:table-cell office:value-type="float" office:value="2012" table:style-name="ce8">
            <text:p>2012</text:p>
          </table:table-cell>
          <table:table-cell office:value-type="float" office:value="71" table:style-name="ce8">
            <text:p>71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94/phyto-02-11-0040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lant Disease</text:p>
          </table:table-cell>
          <table:table-cell office:value-type="float" office:value="2012" table:style-name="ce7">
            <text:p>2012</text:p>
          </table:table-cell>
          <table:table-cell office:value-type="float" office:value="127" table:style-name="ce7">
            <text:p>127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94/php-2012-0402-01-rs</text:p>
          </table:table-cell>
          <table:table-cell office:value-type="string" table:style-name="ce7">
            <text:p>No page numbers, articles selected at random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lant Disease</text:p>
          </table:table-cell>
          <table:table-cell office:value-type="float" office:value="2013" table:style-name="ce6">
            <text:p>2013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94/pdis-02-14-0122-re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lant Disease</text:p>
          </table:table-cell>
          <table:table-cell office:value-type="float" office:value="2014" table:style-name="ce7">
            <text:p>2014</text:p>
          </table:table-cell>
          <table:table-cell office:value-type="float" office:value="75" table:style-name="ce7">
            <text:p>75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94/pdis-04-13-0449-re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lant Disease</text:p>
          </table:table-cell>
          <table:table-cell office:value-type="float" office:value="2014" table:style-name="ce7">
            <text:p>2014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94/pdis-05-13-0492-re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Disease</text:p>
          </table:table-cell>
          <table:table-cell office:value-type="float" office:value="2015" table:style-name="ce8">
            <text:p>2015</text:p>
          </table:table-cell>
          <table:table-cell office:value-type="float" office:value="150" table:style-name="ce8">
            <text:p>150</text:p>
          </table:table-cell>
          <table:table-cell office:value-type="string" table:style-name="ce8">
            <text:p>Emerson</text:p>
          </table:table-cell>
          <table:table-cell office:value-type="string" table:style-name="ce9">
            <text:p><text:a xlink:href="https://doi.org/10.1094/PDIS-06-14-0572-RE">10.1094/PDIS-06-14-0572-RE</text:a>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Disease</text:p>
          </table:table-cell>
          <table:table-cell office:value-type="float" office:value="2015" table:style-name="ce8">
            <text:p>2015</text:p>
          </table:table-cell>
          <table:table-cell office:value-type="float" office:value="121" table:style-name="ce8">
            <text:p>121</text:p>
          </table:table-cell>
          <table:table-cell office:value-type="string" table:style-name="ce8">
            <text:p>Emerson</text:p>
          </table:table-cell>
          <table:table-cell office:value-type="string" table:style-name="ce9">
            <text:p><text:a xlink:href="https://doi.org/10.1094/PDIS-09-13-0936-RE">10.1094/PDIS-09-13-0936-RE</text:a>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Disease</text:p>
          </table:table-cell>
          <table:table-cell office:value-type="float" office:value="2015" table:style-name="ce8">
            <text:p>2015</text:p>
          </table:table-cell>
          <table:table-cell office:value-type="float" office:value="96" table:style-name="ce8">
            <text:p>96</text:p>
          </table:table-cell>
          <table:table-cell office:value-type="string" table:style-name="ce8">
            <text:p>Emerson</text:p>
          </table:table-cell>
          <table:table-cell office:value-type="string" table:style-name="ce9">
            <text:p><text:a xlink:href="https://doi.org/10.1094/PDIS-12-13-1257-RE">10.1094/PDIS-12-13-1257-RE</text:a>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lant Disease</text:p>
          </table:table-cell>
          <table:table-cell office:value-type="float" office:value="2015" table:style-name="ce7">
            <text:p>2015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94/phyto-02-14-0044-r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Disease</text:p>
          </table:table-cell>
          <table:table-cell office:value-type="float" office:value="2016" table:style-name="ce8">
            <text:p>2016</text:p>
          </table:table-cell>
          <table:table-cell office:value-type="float" office:value="80" table:style-name="ce8">
            <text:p>80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94/phyto-07-15-0171-r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Health Progress</text:p>
          </table:table-cell>
          <table:table-cell office:value-type="float" office:value="2013" table:style-name="ce8">
            <text:p>2013</text:p>
          </table:table-cell>
          <table:table-cell office:value-type="float" office:value="124" table:style-name="ce8">
            <text:p>124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94/pdis-07-12-0646-re</text:p>
          </table:table-cell>
          <table:table-cell office:value-type="string" table:style-name="ce8">
            <text:p>No page numbers, articles selected at random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Health Progress</text:p>
          </table:table-cell>
          <table:table-cell office:value-type="float" office:value="2013" table:style-name="ce8">
            <text:p>2013</text:p>
          </table:table-cell>
          <table:table-cell office:value-type="float" office:value="110" table:style-name="ce8">
            <text:p>110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94/pdis-12-11-1071-re</text:p>
          </table:table-cell>
          <table:table-cell office:value-type="string" table:style-name="ce8">
            <text:p>No page numbers, articles selected at random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lant Health Progress</text:p>
          </table:table-cell>
          <table:table-cell office:value-type="float" office:value="2013" table:style-name="ce7">
            <text:p>2013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94/php-2013-0823-01-rs</text:p>
          </table:table-cell>
          <table:table-cell office:value-type="string" table:style-name="ce7">
            <text:p>No page numbers, articles selected at random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Health Progress</text:p>
          </table:table-cell>
          <table:table-cell office:value-type="float" office:value="2014" table:style-name="ce8">
            <text:p>2014</text:p>
          </table:table-cell>
          <table:table-cell office:value-type="float" office:value="45" table:style-name="ce8">
            <text:p>45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94/PHP-RS-14-0017</text:p>
          </table:table-cell>
          <table:table-cell office:value-type="string" table:style-name="ce8">
            <text:p>No page numbers, articles selected at random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lant Health Progress</text:p>
          </table:table-cell>
          <table:table-cell office:value-type="float" office:value="2015" table:style-name="ce6">
            <text:p>2015</text:p>
          </table:table-cell>
          <table:table-cell office:value-type="float" office:value="111" table:style-name="ce6">
            <text:p>111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94/php-2013-0922-01-rs</text:p>
          </table:table-cell>
          <table:table-cell office:value-type="string" table:style-name="ce6">
            <text:p>No page numbers, articles selected at rando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lant Health Progress</text:p>
          </table:table-cell>
          <table:table-cell office:value-type="float" office:value="2016" table:style-name="ce6">
            <text:p>2016</text:p>
          </table:table-cell>
          <table:table-cell office:value-type="float" office:value="38" table:style-name="ce6">
            <text:p>38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94/php-rs-15-0050</text:p>
          </table:table-cell>
          <table:table-cell office:value-type="string" table:style-name="ce6">
            <text:p>No page numbers, articles selected at rando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lant Health Progress</text:p>
          </table:table-cell>
          <table:table-cell office:value-type="float" office:value="2016" table:style-name="ce7">
            <text:p>2016</text:p>
          </table:table-cell>
          <table:table-cell office:value-type="float" office:value="76" table:style-name="ce7">
            <text:p>76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94/PHP-RS-15-0044</text:p>
          </table:table-cell>
          <table:table-cell office:value-type="string" table:style-name="ce7">
            <text:p>No page numbers, articles selected at random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Pathology</text:p>
          </table:table-cell>
          <table:table-cell office:value-type="float" office:value="2012" table:style-name="ce8">
            <text:p>2012</text:p>
          </table:table-cell>
          <table:table-cell office:value-type="float" office:value="37" table:style-name="ce8">
            <text:p>37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11/j.1365-3059.2011.02491.x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Pathology</text:p>
          </table:table-cell>
          <table:table-cell office:value-type="float" office:value="2012" table:style-name="ce8">
            <text:p>2012</text:p>
          </table:table-cell>
          <table:table-cell office:value-type="float" office:value="144" table:style-name="ce8">
            <text:p>144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11/j.1365-3059.2011.02503.x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lant Pathology</text:p>
          </table:table-cell>
          <table:table-cell office:value-type="float" office:value="2013" table:style-name="ce6">
            <text:p>2013</text:p>
          </table:table-cell>
          <table:table-cell office:value-type="float" office:value="130" table:style-name="ce6">
            <text:p>130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j.1365-3059.2012.02626.x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lant Pathology</text:p>
          </table:table-cell>
          <table:table-cell office:value-type="float" office:value="2013" table:style-name="ce6">
            <text:p>2013</text:p>
          </table:table-cell>
          <table:table-cell office:value-type="float" office:value="90" table:style-name="ce6">
            <text:p>90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j.1365-3059.2012.02631.x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Pathology</text:p>
          </table:table-cell>
          <table:table-cell office:value-type="float" office:value="2013" table:style-name="ce8">
            <text:p>2013</text:p>
          </table:table-cell>
          <table:table-cell office:value-type="float" office:value="64" table:style-name="ce8">
            <text:p>64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11/j.1365-3059.2012.02625.x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lant Pathology</text:p>
          </table:table-cell>
          <table:table-cell office:value-type="float" office:value="2014" table:style-name="ce6">
            <text:p>2014</text:p>
          </table:table-cell>
          <table:table-cell office:value-type="float" office:value="137" table:style-name="ce6">
            <text:p>137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ppa.12084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lant Pathology</text:p>
          </table:table-cell>
          <table:table-cell office:value-type="float" office:value="2014" table:style-name="ce6">
            <text:p>2014</text:p>
          </table:table-cell>
          <table:table-cell office:value-type="float" office:value="126" table:style-name="ce6">
            <text:p>126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ppa.12085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Pathology</text:p>
          </table:table-cell>
          <table:table-cell office:value-type="float" office:value="2014" table:style-name="ce8">
            <text:p>2014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11/ppa.12083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Pathology</text:p>
          </table:table-cell>
          <table:table-cell office:value-type="float" office:value="2014" table:style-name="ce8">
            <text:p>2014</text:p>
          </table:table-cell>
          <table:table-cell office:value-type="float" office:value="63" table:style-name="ce8">
            <text:p>63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11/ppa.12058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Pathology</text:p>
          </table:table-cell>
          <table:table-cell office:value-type="float" office:value="2015" table:style-name="ce8">
            <text:p>2015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11/ppa.12241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Pathology</text:p>
          </table:table-cell>
          <table:table-cell office:value-type="float" office:value="2016" table:style-name="ce8">
            <text:p>2016</text:p>
          </table:table-cell>
          <table:table-cell office:value-type="float" office:value="62" table:style-name="ce8">
            <text:p>62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11/ppa.12389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Pathology</text:p>
          </table:table-cell>
          <table:table-cell office:value-type="float" office:value="2016" table:style-name="ce8">
            <text:p>2016</text:p>
          </table:table-cell>
          <table:table-cell office:value-type="float" office:value="11" table:style-name="ce8">
            <text:p>11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11/ppa.12392</text:p>
          </table:table-cell>
          <table:table-cell office:value-type="string" table:style-name="ce8">
            <text:p>Original random number a review, selected next articl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Pathology</text:p>
          </table:table-cell>
          <table:table-cell office:value-type="float" office:value="2016" table:style-name="ce8">
            <text:p>2016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11/ppa.12401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lant Pathology</text:p>
          </table:table-cell>
          <table:table-cell office:value-type="float" office:value="2016" table:style-name="ce7">
            <text:p>2016</text:p>
          </table:table-cell>
          <table:table-cell office:value-type="float" office:value="106" table:style-name="ce7">
            <text:p>106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111/ppa.12385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Revista Mexicana de Fitopatología</text:p>
          </table:table-cell>
          <table:table-cell office:value-type="float" office:value="2012" table:style-name="ce6">
            <text:p>2012</text:p>
          </table:table-cell>
          <table:table-cell office:value-type="float" office:value="114" table:style-name="ce6">
            <text:p>114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Revista Mexicana de Fitopatología</text:p>
          </table:table-cell>
          <table:table-cell office:value-type="float" office:value="2012" table:style-name="ce6">
            <text:p>2012</text:p>
          </table:table-cell>
          <table:table-cell office:value-type="float" office:value="145" table:style-name="ce6">
            <text:p>145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Revista Mexicana de Fitopatología</text:p>
          </table:table-cell>
          <table:table-cell office:value-type="float" office:value="2012" table:style-name="ce8">
            <text:p>2012</text:p>
          </table:table-cell>
          <table:table-cell office:value-type="float" office:value="104" table:style-name="ce8">
            <text:p>104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o page numbers or DOI direct link to random PDF from this year: http://rmf.smf.org.mx/DocumentosVolumenes/Escrito_30_1_1.pdf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evista Mexicana de Fitopatología</text:p>
          </table:table-cell>
          <table:table-cell office:value-type="float" office:value="2012" table:style-name="ce7">
            <text:p>2012</text:p>
          </table:table-cell>
          <table:table-cell office:value-type="float" office:value="18" table:style-name="ce7">
            <text:p>18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Revista Mexicana de Fitopatología</text:p>
          </table:table-cell>
          <table:table-cell office:value-type="float" office:value="2013" table:style-name="ce6">
            <text:p>2013</text:p>
          </table:table-cell>
          <table:table-cell office:value-type="float" office:value="66" table:style-name="ce6">
            <text:p>66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Revista Mexicana de Fitopatología</text:p>
          </table:table-cell>
          <table:table-cell office:value-type="float" office:value="2014" table:style-name="ce6">
            <text:p>2014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Revista Mexicana de Fitopatología</text:p>
          </table:table-cell>
          <table:table-cell office:value-type="float" office:value="2015" table:style-name="ce8">
            <text:p>2015</text:p>
          </table:table-cell>
          <table:table-cell office:value-type="float" office:value="69" table:style-name="ce8">
            <text:p>69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evista Mexicana de Fitopatología</text:p>
          </table:table-cell>
          <table:table-cell office:value-type="float" office:value="2015" table:style-name="ce7">
            <text:p>2015</text:p>
          </table:table-cell>
          <table:table-cell office:value-type="float" office:value="98" table:style-name="ce7">
            <text:p>98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ropical Plant Pathology</text:p>
          </table:table-cell>
          <table:table-cell office:value-type="float" office:value="2012" table:style-name="ce7">
            <text:p>2012</text:p>
          </table:table-cell>
          <table:table-cell office:value-type="float" office:value="132" table:style-name="ce7">
            <text:p>132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07/s40858-014-0001-9</text:p>
          </table:table-cell>
          <table:table-cell office:value-type="string" table:style-name="ce7">
            <text:p>No publication in 2012. Selected first article in Dec. 2015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Tropical Plant Pathology</text:p>
          </table:table-cell>
          <table:table-cell office:value-type="float" office:value="2013" table:style-name="ce8">
            <text:p>2013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07/s40858-015-0004-1</text:p>
          </table:table-cell>
          <table:table-cell office:value-type="string" table:style-name="ce8">
            <text:p>Only goes back to 2015, selected article from 2015 with page 20 contained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Tropical Plant Pathology</text:p>
          </table:table-cell>
          <table:table-cell office:value-type="float" office:value="2014" table:style-name="ce8">
            <text:p>2014</text:p>
          </table:table-cell>
          <table:table-cell office:value-type="float" office:value="79" table:style-name="ce8">
            <text:p>79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07/s40858-015-0010-3</text:p>
          </table:table-cell>
          <table:table-cell office:value-type="string" table:style-name="ce8">
            <text:p>No publication in 2014. Selected first article in Apr. 2015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Tropical Plant Pathology</text:p>
          </table:table-cell>
          <table:table-cell office:value-type="float" office:value="2014" table:style-name="ce8">
            <text:p>2014</text:p>
          </table:table-cell>
          <table:table-cell office:value-type="float" office:value="111" table:style-name="ce8">
            <text:p>111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07/s40858-015-0023-y</text:p>
          </table:table-cell>
          <table:table-cell office:value-type="string" table:style-name="ce8">
            <text:p>No publication in 2014. Selected article containing PN 111 in Apr. 2015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ropical Plant Pathology</text:p>
          </table:table-cell>
          <table:table-cell office:value-type="float" office:value="2014" table:style-name="ce7">
            <text:p>2014</text:p>
          </table:table-cell>
          <table:table-cell office:value-type="float" office:value="27" table:style-name="ce7">
            <text:p>27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07/s40858-015-0052-6</text:p>
          </table:table-cell>
          <table:table-cell office:value-type="string" table:style-name="ce7">
            <text:p>No publication in 2014. Selected second article in Dec. 2015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Tropical Plant Pathology</text:p>
          </table:table-cell>
          <table:table-cell office:value-type="float" office:value="2015" table:style-name="ce6">
            <text:p>2015</text:p>
          </table:table-cell>
          <table:table-cell office:value-type="float" office:value="125" table:style-name="ce6">
            <text:p>125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40858-015-0015-y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Virology Journal (Plant Viruses Section)</text:p>
          </table:table-cell>
          <table:table-cell office:value-type="float" office:value="2013" table:style-name="ce8">
            <text:p>2013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86/1743-422X-10-173</text:p>
          </table:table-cell>
          <table:table-cell office:value-type="string" table:style-name="ce8">
            <text:p>Selected first article from 2013 in Plant Viruses section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Virology Journal (Plant Viruses Section)</text:p>
          </table:table-cell>
          <table:table-cell office:value-type="float" office:value="2013" table:style-name="ce8">
            <text:p>2013</text:p>
          </table:table-cell>
          <table:table-cell office:value-type="float" office:value="75" table:style-name="ce8">
            <text:p>75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86/1743-422X-10-200</text:p>
          </table:table-cell>
          <table:table-cell office:value-type="string" table:style-name="ce8">
            <text:p>Selected second article from 2013 in Plant Viruses section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Virology Journal (Plant Viruses Section)</text:p>
          </table:table-cell>
          <table:table-cell office:value-type="float" office:value="2013" table:style-name="ce8">
            <text:p>2013</text:p>
          </table:table-cell>
          <table:table-cell office:value-type="float" office:value="135" table:style-name="ce8">
            <text:p>135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86/1743-422X-10-23</text:p>
          </table:table-cell>
          <table:table-cell office:value-type="string" table:style-name="ce8">
            <text:p>Selected third article from 2013 in Plant Viruses section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Virology Journal (Plant Viruses Section)</text:p>
          </table:table-cell>
          <table:table-cell office:value-type="float" office:value="2014" table:style-name="ce8">
            <text:p>2014</text:p>
          </table:table-cell>
          <table:table-cell office:value-type="float" office:value="98" table:style-name="ce8">
            <text:p>98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86/1743-422X-11-45</text:p>
          </table:table-cell>
          <table:table-cell office:value-type="string" table:style-name="ce8">
            <text:p>Selected second article from 2014 in Plant Viruses section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Virology Journal (Plant Viruses Section)</text:p>
          </table:table-cell>
          <table:table-cell office:value-type="float" office:value="2014" table:style-name="ce8">
            <text:p>2014</text:p>
          </table:table-cell>
          <table:table-cell office:value-type="float" office:value="109" table:style-name="ce8">
            <text:p>109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86/1743-422X-11-81</text:p>
          </table:table-cell>
          <table:table-cell office:value-type="string" table:style-name="ce8">
            <text:p>Selected fourth article from 2014 in Plant Viruses section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Virology Journal (Plant Viruses Section)</text:p>
          </table:table-cell>
          <table:table-cell office:value-type="float" office:value="2014" table:style-name="ce8">
            <text:p>2014</text:p>
          </table:table-cell>
          <table:table-cell office:value-type="float" office:value="100" table:style-name="ce8">
            <text:p>100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86/1743-422X-11-66</text:p>
          </table:table-cell>
          <table:table-cell office:value-type="string" table:style-name="ce8">
            <text:p>Selected third article from 2014 in Plant Viruses section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Virology Journal (Plant Viruses Section)</text:p>
          </table:table-cell>
          <table:table-cell office:value-type="float" office:value="2014" table:style-name="ce7">
            <text:p>2014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186/1743-422X-11-19</text:p>
          </table:table-cell>
          <table:table-cell office:value-type="string" table:style-name="ce7">
            <text:p>Selected first article from 2014 in Plant Viruses section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Virology Journal (Plant Viruses Section)</text:p>
          </table:table-cell>
          <table:table-cell office:value-type="float" office:value="2015" table:style-name="ce8">
            <text:p>2015</text:p>
          </table:table-cell>
          <table:table-cell office:value-type="float" office:value="110" table:style-name="ce8">
            <text:p>110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86/s12985-015-0340-2</text:p>
          </table:table-cell>
          <table:table-cell office:value-type="string" table:style-name="ce8">
            <text:p>Selected second article from 2015 in Plant Viruses section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Virology Journal (Plant Viruses Section)</text:p>
          </table:table-cell>
          <table:table-cell office:value-type="float" office:value="2015" table:style-name="ce8">
            <text:p>2015</text:p>
          </table:table-cell>
          <table:table-cell office:value-type="float" office:value="104" table:style-name="ce8">
            <text:p>104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86/s12985-015-0332-2</text:p>
          </table:table-cell>
          <table:table-cell office:value-type="string" table:style-name="ce8">
            <text:p>Selected first article from 2015 in Plant Viruses section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Virology Journal (Plant Viruses Section)</text:p>
          </table:table-cell>
          <table:table-cell office:value-type="float" office:value="2016" table:style-name="ce8">
            <text:p>2016</text:p>
          </table:table-cell>
          <table:table-cell office:value-type="float" office:value="47" table:style-name="ce8">
            <text:p>47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86/s12985-015-0461-7</text:p>
          </table:table-cell>
          <table:table-cell office:value-type="string" table:style-name="ce8">
            <text:p>Selected first article from 2016 in Plant Viruses section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Virology Journal (Plant Viruses Section)</text:p>
          </table:table-cell>
          <table:table-cell office:value-type="float" office:value="2016" table:style-name="ce8">
            <text:p>2016</text:p>
          </table:table-cell>
          <table:table-cell office:value-type="float" office:value="67" table:style-name="ce8">
            <text:p>67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86/s12985-015-0457-3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Canadian Journal of Plant Pathology</text:p>
          </table:table-cell>
          <table:table-cell office:value-type="float" office:value="2018" table:style-name="ce13">
            <text:p>2018</text:p>
          </table:table-cell>
          <table:table-cell office:value-type="float" office:value="28" table:style-name="ce13">
            <text:p>28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80/07060661.2017.1414881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Canadian Journal of Plant Pathology</text:p>
          </table:table-cell>
          <table:table-cell office:value-type="float" office:value="2018" table:style-name="ce13">
            <text:p>2018</text:p>
          </table:table-cell>
          <table:table-cell office:value-type="float" office:value="41" table:style-name="ce13">
            <text:p>41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80/07060661.2017.1417915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Crop Protection</text:p>
          </table:table-cell>
          <table:table-cell office:value-type="float" office:value="2017" table:style-name="ce13">
            <text:p>2017</text:p>
          </table:table-cell>
          <table:table-cell office:value-type="float" office:value="8" table:style-name="ce13">
            <text:p>8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16/j.cropro.2016.09.012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Crop Protection</text:p>
          </table:table-cell>
          <table:table-cell office:value-type="float" office:value="2017" table:style-name="ce13">
            <text:p>2017</text:p>
          </table:table-cell>
          <table:table-cell office:value-type="float" office:value="127" table:style-name="ce13">
            <text:p>127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16/j.cropro.2016.10.006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Crop Protection</text:p>
          </table:table-cell>
          <table:table-cell office:value-type="float" office:value="2017" table:style-name="ce13">
            <text:p>2017</text:p>
          </table:table-cell>
          <table:table-cell office:value-type="float" office:value="131" table:style-name="ce13">
            <text:p>131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16/j.cropro.2016.11.028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European Journal of Plant Pathology</text:p>
          </table:table-cell>
          <table:table-cell office:value-type="float" office:value="2018" table:style-name="ce13">
            <text:p>2018</text:p>
          </table:table-cell>
          <table:table-cell office:value-type="float" office:value="127" table:style-name="ce13">
            <text:p>127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07/s10658-018-1458-z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Forest Pathology</text:p>
          </table:table-cell>
          <table:table-cell office:value-type="float" office:value="2017" table:style-name="ce13">
            <text:p>2017</text:p>
          </table:table-cell>
          <table:table-cell office:value-type="float" office:value="22" table:style-name="ce13">
            <text:p>22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11/efp.12288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Forest Pathology</text:p>
          </table:table-cell>
          <table:table-cell office:value-type="float" office:value="2018" table:style-name="ce13">
            <text:p>2018</text:p>
          </table:table-cell>
          <table:table-cell office:value-type="float" office:value="58" table:style-name="ce13">
            <text:p>58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11/efp.12375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Forest Pathology</text:p>
          </table:table-cell>
          <table:table-cell office:value-type="float" office:value="2018" table:style-name="ce13">
            <text:p>2018</text:p>
          </table:table-cell>
          <table:table-cell office:value-type="float" office:value="62" table:style-name="ce13">
            <text:p>62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11/efp.12376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Journal of General Plant Pathology</text:p>
          </table:table-cell>
          <table:table-cell office:value-type="float" office:value="2017" table:style-name="ce13">
            <text:p>2017</text:p>
          </table:table-cell>
          <table:table-cell office:value-type="float" office:value="53" table:style-name="ce13">
            <text:p>53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07/s10327-016-0690-7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Journal of General Plant Pathology</text:p>
          </table:table-cell>
          <table:table-cell office:value-type="float" office:value="2018" table:style-name="ce13">
            <text:p>2018</text:p>
          </table:table-cell>
          <table:table-cell office:value-type="float" office:value="69" table:style-name="ce13">
            <text:p>69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07%2Fs10327-017-0756-1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Journal of Phytopathology</text:p>
          </table:table-cell>
          <table:table-cell office:value-type="float" office:value="2017" table:style-name="ce13">
            <text:p>2017</text:p>
          </table:table-cell>
          <table:table-cell office:value-type="float" office:value="36" table:style-name="ce13">
            <text:p>36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11/jph.12533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Journal of Phytopathology</text:p>
          </table:table-cell>
          <table:table-cell office:value-type="float" office:value="2017" table:style-name="ce13">
            <text:p>2017</text:p>
          </table:table-cell>
          <table:table-cell office:value-type="float" office:value="105" table:style-name="ce13">
            <text:p>105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11/jph.12543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Journal of Phytopathology</text:p>
          </table:table-cell>
          <table:table-cell office:value-type="float" office:value="2018" table:style-name="ce13">
            <text:p>2018</text:p>
          </table:table-cell>
          <table:table-cell office:value-type="float" office:value="121" table:style-name="ce13">
            <text:p>121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11/jph.12667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Journal of Phytopathology</text:p>
          </table:table-cell>
          <table:table-cell office:value-type="float" office:value="2018" table:style-name="ce13">
            <text:p>2018</text:p>
          </table:table-cell>
          <table:table-cell office:value-type="float" office:value="149" table:style-name="ce13">
            <text:p>149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11/jph.12670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Journal of Plant Pathology</text:p>
          </table:table-cell>
          <table:table-cell office:value-type="float" office:value="2017" table:style-name="ce13">
            <text:p>2017</text:p>
          </table:table-cell>
          <table:table-cell office:value-type="float" office:value="17" table:style-name="ce13">
            <text:p>17</text:p>
          </table:table-cell>
          <table:table-cell office:value-type="string" table:style-name="ce12">
            <text:p>Emerson</text:p>
          </table:table-cell>
          <table:table-cell office:value-type="string" table:style-name="ce14">
            <text:p><text:a xlink:href="http://www.sipav.org/main/jpp/index.php/jpp/article/view/3771/2413">http://www.sipav.org/main/jpp/index.php/jpp/article/view/3771/2413</text:a></text:p>
          </table:table-cell>
          <table:table-cell office:value-type="string" table:style-name="ce12">
            <text:p>changed from page 13 (review) to 17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Journal of Plant Pathology</text:p>
          </table:table-cell>
          <table:table-cell office:value-type="float" office:value="2018" table:style-name="ce13">
            <text:p>2018</text:p>
          </table:table-cell>
          <table:table-cell office:value-type="float" office:value="109" table:style-name="ce13">
            <text:p>109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07/s42161-018-0054-6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Molecular Plant Pathology</text:p>
          </table:table-cell>
          <table:table-cell office:value-type="float" office:value="2017" table:style-name="ce13">
            <text:p>2017</text:p>
          </table:table-cell>
          <table:table-cell office:value-type="float" office:value="41" table:style-name="ce13">
            <text:p>41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11/mpp.12372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Molecular Plant Pathology</text:p>
          </table:table-cell>
          <table:table-cell office:value-type="float" office:value="2017" table:style-name="ce13">
            <text:p>2017</text:p>
          </table:table-cell>
          <table:table-cell office:value-type="float" office:value="49" table:style-name="ce13">
            <text:p>49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11/mpp.12374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Molecular Plant-Microbe Interactions</text:p>
          </table:table-cell>
          <table:table-cell office:value-type="float" office:value="2017" table:style-name="ce13">
            <text:p>2017</text:p>
          </table:table-cell>
          <table:table-cell office:value-type="float" office:value="16" table:style-name="ce13">
            <text:p>16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94/MPMI-08-16-0157-R</text:p>
          </table:table-cell>
          <table:table-cell office:value-type="string" table:style-name="ce12">
            <text:p>13 was a review. Changed to page 16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Molecular Plant-Microbe Interactions</text:p>
          </table:table-cell>
          <table:table-cell office:value-type="float" office:value="2018" table:style-name="ce13">
            <text:p>2018</text:p>
          </table:table-cell>
          <table:table-cell office:value-type="float" office:value="16" table:style-name="ce13">
            <text:p>16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94/MPMI-05-17-0121-FI</text:p>
          </table:table-cell>
          <table:table-cell office:value-type="string" table:style-name="ce12">
            <text:p>16 was a review. 46 is next research articl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Molecular Plant-Microbe Interactions</text:p>
          </table:table-cell>
          <table:table-cell office:value-type="float" office:value="2018" table:style-name="ce13">
            <text:p>2018</text:p>
          </table:table-cell>
          <table:table-cell office:value-type="float" office:value="45" table:style-name="ce13">
            <text:p>45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94/MPMI-06-17-0138-R</text:p>
          </table:table-cell>
          <table:table-cell office:value-type="string" table:style-name="ce12">
            <text:p>next article was picked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Molecular Plant-Microbe Interactions</text:p>
          </table:table-cell>
          <table:table-cell office:value-type="float" office:value="2018" table:style-name="ce13">
            <text:p>2018</text:p>
          </table:table-cell>
          <table:table-cell office:value-type="float" office:value="52" table:style-name="ce13">
            <text:p>52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94/MPMI-08-17-0203-FI</text:p>
          </table:table-cell>
          <table:table-cell office:value-type="string" table:style-name="ce12">
            <text:p>next article was picked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Nematology</text:p>
          </table:table-cell>
          <table:table-cell office:value-type="float" office:value="2017" table:style-name="ce13">
            <text:p>2017</text:p>
          </table:table-cell>
          <table:table-cell office:value-type="float" office:value="129" table:style-name="ce13">
            <text:p>129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63/15685411-00003036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hysiological and Molecular Plant Pathology</text:p>
          </table:table-cell>
          <table:table-cell office:value-type="float" office:value="2017" table:style-name="ce13">
            <text:p>2017</text:p>
          </table:table-cell>
          <table:table-cell office:value-type="float" office:value="17" table:style-name="ce13">
            <text:p>17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16/j.pmpp.2016.11.003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hysiological and Molecular Plant Pathology</text:p>
          </table:table-cell>
          <table:table-cell office:value-type="float" office:value="2017" table:style-name="ce13">
            <text:p>2017</text:p>
          </table:table-cell>
          <table:table-cell office:value-type="float" office:value="77" table:style-name="ce13">
            <text:p>77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16/j.pmpp.2017.01.001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hysiological and Molecular Plant Pathology</text:p>
          </table:table-cell>
          <table:table-cell office:value-type="float" office:value="2018" table:style-name="ce13">
            <text:p>2018</text:p>
          </table:table-cell>
          <table:table-cell office:value-type="float" office:value="10" table:style-name="ce13">
            <text:p>10</text:p>
          </table:table-cell>
          <table:table-cell office:value-type="string" table:style-name="ce12">
            <text:p>Emerson</text:p>
          </table:table-cell>
          <table:table-cell office:value-type="string" table:style-name="ce14">
            <text:p><text:a xlink:href="https://doi.org/10.1016/j.pmpp.2017.10.008">https://doi.org/10.1016/j.pmpp.2017.10.008</text:a>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hysiological and Molecular Plant Pathology</text:p>
          </table:table-cell>
          <table:table-cell office:value-type="float" office:value="2018" table:style-name="ce13">
            <text:p>2018</text:p>
          </table:table-cell>
          <table:table-cell office:value-type="float" office:value="102" table:style-name="ce13">
            <text:p>102</text:p>
          </table:table-cell>
          <table:table-cell office:value-type="string" table:style-name="ce12">
            <text:p>Emerson</text:p>
          </table:table-cell>
          <table:table-cell office:value-type="string" table:style-name="ce14">
            <text:p><text:a xlink:href="https://doi.org/10.1016/j.pmpp.2017.12.002">https://doi.org/10.1016/j.pmpp.2017.12.002</text:a>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hytoparasitica</text:p>
          </table:table-cell>
          <table:table-cell office:value-type="float" office:value="2018" table:style-name="ce13">
            <text:p>2018</text:p>
          </table:table-cell>
          <table:table-cell office:value-type="float" office:value="171" table:style-name="ce13">
            <text:p>171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07/s12600-018-0649-7</text:p>
          </table:table-cell>
          <table:table-cell office:value-type="string" table:style-name="ce12">
            <text:p>next plant disease articl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hytoparasitica</text:p>
          </table:table-cell>
          <table:table-cell office:value-type="float" office:value="2018" table:style-name="ce13">
            <text:p>2018</text:p>
          </table:table-cell>
          <table:table-cell office:value-type="float" office:value="255" table:style-name="ce13">
            <text:p>255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07/s12600-018-0650-1</text:p>
          </table:table-cell>
          <table:table-cell office:value-type="string" table:style-name="ce12">
            <text:p>next plant disease articl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hytoparasitica</text:p>
          </table:table-cell>
          <table:table-cell office:value-type="float" office:value="2018" table:style-name="ce13">
            <text:p>2018</text:p>
          </table:table-cell>
          <table:table-cell office:value-type="float" office:value="173" table:style-name="ce13">
            <text:p>173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07/s12600-018-0663-9</text:p>
          </table:table-cell>
          <table:table-cell office:value-type="string" table:style-name="ce12">
            <text:p>Next plant disease articl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hytoparasitica</text:p>
          </table:table-cell>
          <table:table-cell office:value-type="float" office:value="2018" table:style-name="ce13">
            <text:p>2018</text:p>
          </table:table-cell>
          <table:table-cell office:value-type="float" office:value="146" table:style-name="ce13">
            <text:p>146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07/s12600-018-0669-3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hytopathologia Mediterranea</text:p>
          </table:table-cell>
          <table:table-cell office:value-type="float" office:value="2017" table:style-name="ce13">
            <text:p>2017</text:p>
          </table:table-cell>
          <table:table-cell office:value-type="float" office:value="12" table:style-name="ce13">
            <text:p>12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<text:s/>10.14601/Phytopathol_Mediterr-18769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hytopathologia Mediterranea</text:p>
          </table:table-cell>
          <table:table-cell office:value-type="float" office:value="2017" table:style-name="ce13">
            <text:p>2017</text:p>
          </table:table-cell>
          <table:table-cell office:value-type="float" office:value="144" table:style-name="ce13">
            <text:p>144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4601/Phytopathol_Mediterr-20358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hytopathology</text:p>
          </table:table-cell>
          <table:table-cell office:value-type="float" office:value="2017" table:style-name="ce13">
            <text:p>2017</text:p>
          </table:table-cell>
          <table:table-cell office:value-type="float" office:value="120" table:style-name="ce13">
            <text:p>120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94/PHYTO-05-16-0209-R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lant Disease</text:p>
          </table:table-cell>
          <table:table-cell office:value-type="float" office:value="2018" table:style-name="ce13">
            <text:p>2018</text:p>
          </table:table-cell>
          <table:table-cell office:value-type="float" office:value="129" table:style-name="ce13">
            <text:p>129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94/PDIS-04-17-0593-RE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lant Disease</text:p>
          </table:table-cell>
          <table:table-cell office:value-type="float" office:value="2018" table:style-name="ce13">
            <text:p>2018</text:p>
          </table:table-cell>
          <table:table-cell office:value-type="float" office:value="130" table:style-name="ce13">
            <text:p>130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94/PDIS-05-17-0689-RE</text:p>
          </table:table-cell>
          <table:table-cell office:value-type="string" table:style-name="ce12">
            <text:p>next articl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lant Health Progress</text:p>
          </table:table-cell>
          <table:table-cell office:value-type="float" office:value="2017" table:style-name="ce13">
            <text:p>2017</text:p>
          </table:table-cell>
          <table:table-cell office:value-type="float" office:value="118" table:style-name="ce13">
            <text:p>118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94/PHP-12-16-0073-RS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lant Pathology</text:p>
          </table:table-cell>
          <table:table-cell office:value-type="float" office:value="2017" table:style-name="ce13">
            <text:p>2017</text:p>
          </table:table-cell>
          <table:table-cell office:value-type="float" office:value="14" table:style-name="ce13">
            <text:p>14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11/ppa.12559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lant Pathology</text:p>
          </table:table-cell>
          <table:table-cell office:value-type="float" office:value="2017" table:style-name="ce13">
            <text:p>2017</text:p>
          </table:table-cell>
          <table:table-cell office:value-type="float" office:value="48" table:style-name="ce13">
            <text:p>48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11/ppa.12552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lant Pathology</text:p>
          </table:table-cell>
          <table:table-cell office:value-type="float" office:value="2017" table:style-name="ce13">
            <text:p>2017</text:p>
          </table:table-cell>
          <table:table-cell office:value-type="float" office:value="87" table:style-name="ce13">
            <text:p>87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11/ppa.12556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lant Pathology</text:p>
          </table:table-cell>
          <table:table-cell office:value-type="float" office:value="2017" table:style-name="ce13">
            <text:p>2017</text:p>
          </table:table-cell>
          <table:table-cell office:value-type="float" office:value="113" table:style-name="ce13">
            <text:p>113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11/ppa.12550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lant Pathology</text:p>
          </table:table-cell>
          <table:table-cell office:value-type="float" office:value="2017" table:style-name="ce13">
            <text:p>2017</text:p>
          </table:table-cell>
          <table:table-cell office:value-type="float" office:value="118" table:style-name="ce13">
            <text:p>118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11/ppa.12541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Revista Mexicana de Fitopatología</text:p>
          </table:table-cell>
          <table:table-cell office:value-type="float" office:value="2018" table:style-name="ce13">
            <text:p>2018</text:p>
          </table:table-cell>
          <table:table-cell office:value-type="float" office:value="22" table:style-name="ce13">
            <text:p>22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8781/R.MEX.FIT.1709-2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Tropical Plant Pathology</text:p>
          </table:table-cell>
          <table:table-cell office:value-type="float" office:value="2017" table:style-name="ce13">
            <text:p>2017</text:p>
          </table:table-cell>
          <table:table-cell office:value-type="float" office:value="72" table:style-name="ce13">
            <text:p>72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07/s40858-018-0258-5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Tropical Plant Pathology</text:p>
          </table:table-cell>
          <table:table-cell office:value-type="float" office:value="2018" table:style-name="ce13">
            <text:p>2018</text:p>
          </table:table-cell>
          <table:table-cell office:value-type="float" office:value="81" table:style-name="ce13">
            <text:p>81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07/s40858-017-0182-0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Virology Journal (Plant Viruses Section)</text:p>
          </table:table-cell>
          <table:table-cell office:value-type="float" office:value="2017" table:style-name="ce13">
            <text:p>2017</text:p>
          </table:table-cell>
          <table:table-cell office:value-type="float" office:value="35" table:style-name="ce13">
            <text:p>35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86/s12985-017-0716-6</text:p>
          </table:table-cell>
          <table:table-cell office:value-type="string" table:style-name="ce12">
            <text:p>5th article to match 35 pages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Virology Journal (Plant Viruses Section)</text:p>
          </table:table-cell>
          <table:table-cell office:value-type="float" office:value="2017" table:style-name="ce13">
            <text:p>2017</text:p>
          </table:table-cell>
          <table:table-cell office:value-type="float" office:value="90" table:style-name="ce13">
            <text:p>90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86/s12985-017-0803-8</text:p>
          </table:table-cell>
          <table:table-cell office:value-type="string" table:style-name="ce12">
            <text:p>10th article of the year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Virology Journal (Plant Viruses Section)</text:p>
          </table:table-cell>
          <table:table-cell office:value-type="float" office:value="2017" table:style-name="ce13">
            <text:p>2017</text:p>
          </table:table-cell>
          <table:table-cell office:value-type="float" office:value="97" table:style-name="ce13">
            <text:p>97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86/s12985-017-0810-9</text:p>
          </table:table-cell>
          <table:table-cell office:value-type="string" table:style-name="ce12">
            <text:p>11th articl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Virology Journal (Plant Viruses Section)</text:p>
          </table:table-cell>
          <table:table-cell office:value-type="float" office:value="2017" table:style-name="ce13">
            <text:p>2017</text:p>
          </table:table-cell>
          <table:table-cell office:value-type="float" office:value="145" table:style-name="ce13">
            <text:p>145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86/s12985-017-0833-2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Australasian Plant Pathology</text:p>
          </table:table-cell>
          <table:table-cell office:value-type="float" office:value="2017" table:style-name="ce15">
            <text:p>2017</text:p>
          </table:table-cell>
          <table:table-cell office:value-type="float" office:value="16" table:style-name="ce15">
            <text:p>16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07/s13313-016-0461-0</text:p>
          </table:table-cell>
          <table:table-cell office:value-type="string" table:style-name="ce15">
            <text:p>Original random page number not applicable, selected first following plant pathology article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Australasian Plant Pathology</text:p>
          </table:table-cell>
          <table:table-cell office:value-type="float" office:value="2017" table:style-name="ce15">
            <text:p>2017</text:p>
          </table:table-cell>
          <table:table-cell office:value-type="float" office:value="40" table:style-name="ce15">
            <text:p>40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07/s13313-016-0458-8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Australasian Plant Pathology</text:p>
          </table:table-cell>
          <table:table-cell office:value-type="float" office:value="2017" table:style-name="ce15">
            <text:p>2017</text:p>
          </table:table-cell>
          <table:table-cell office:value-type="float" office:value="75" table:style-name="ce15">
            <text:p>75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07/s13313-017-0465-4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Australasian Plant 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07/s13313-017-0532-x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Canadian Journal of Plant Pathology</text:p>
          </table:table-cell>
          <table:table-cell office:value-type="float" office:value="2017" table:style-name="ce15">
            <text:p>2017</text:p>
          </table:table-cell>
          <table:table-cell office:value-type="float" office:value="61" table:style-name="ce15">
            <text:p>61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80/07060661.2017.1304021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Canadian Journal of Plant Pathology</text:p>
          </table:table-cell>
          <table:table-cell office:value-type="float" office:value="2017" table:style-name="ce15">
            <text:p>2017</text:p>
          </table:table-cell>
          <table:table-cell office:value-type="float" office:value="88" table:style-name="ce15">
            <text:p>88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80/07060661.2017.1336488</text:p>
          </table:table-cell>
          <table:table-cell office:value-type="string" table:style-name="ce15">
            <text:p>Original random page number is abstract, next sequential article selected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Canadian Journal of Plant Pathology</text:p>
          </table:table-cell>
          <table:table-cell office:value-type="float" office:value="2017" table:style-name="ce15">
            <text:p>2017</text:p>
          </table:table-cell>
          <table:table-cell office:value-type="float" office:value="117" table:style-name="ce15">
            <text:p>117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80/07060661.2017.1321044</text:p>
          </table:table-cell>
          <table:table-cell office:value-type="string" table:style-name="ce15">
            <text:p>Original random page number included in previous article. Next sequential article selected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Canadian Journal of Plant 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147" table:style-name="ce15">
            <text:p>147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80/07060661.2018.1442370</text:p>
          </table:table-cell>
          <table:table-cell office:value-type="string" table:style-name="ce15">
            <text:p>Original random page number is abstract, next sequential article selected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Crop Protection</text:p>
          </table:table-cell>
          <table:table-cell office:value-type="float" office:value="2017" table:style-name="ce15">
            <text:p>2017</text:p>
          </table:table-cell>
          <table:table-cell office:value-type="float" office:value="150" table:style-name="ce15">
            <text:p>150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16/j.cropro.2016.10.012</text:p>
          </table:table-cell>
          <table:table-cell office:value-type="string" table:style-name="ce15">
            <text:p>Original random page number article not applicable, selected first prior article that was plant pathology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Crop Protection</text:p>
          </table:table-cell>
          <table:table-cell office:value-type="float" office:value="2018" table:style-name="ce15">
            <text:p>2018</text:p>
          </table:table-cell>
          <table:table-cell office:value-type="float" office:value="115" table:style-name="ce15">
            <text:p>115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16/j.cropro.2017.10.001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European Journal of Plant Pathology</text:p>
          </table:table-cell>
          <table:table-cell office:value-type="float" office:value="2017" table:style-name="ce15">
            <text:p>2017</text:p>
          </table:table-cell>
          <table:table-cell office:value-type="float" office:value="52" table:style-name="ce15">
            <text:p>52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<text:s/>10.1007/s10658-016-0979-6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European Journal of Plant Pathology</text:p>
          </table:table-cell>
          <table:table-cell office:value-type="float" office:value="2017" table:style-name="ce15">
            <text:p>2017</text:p>
          </table:table-cell>
          <table:table-cell office:value-type="float" office:value="102" table:style-name="ce15">
            <text:p>102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07/s10658-016-0983-x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Forest Pathology</text:p>
          </table:table-cell>
          <table:table-cell office:value-type="float" office:value="2017" table:style-name="ce15">
            <text:p>2017</text:p>
          </table:table-cell>
          <table:table-cell office:value-type="float" office:value="74" table:style-name="ce15">
            <text:p>74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111/efp.12301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Forest Pathology</text:p>
          </table:table-cell>
          <table:table-cell office:value-type="float" office:value="2017" table:style-name="ce15">
            <text:p>2017</text:p>
          </table:table-cell>
          <table:table-cell office:value-type="float" office:value="130" table:style-name="ce15">
            <text:p>130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111/efp.12313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Journal of General Plant Pathology</text:p>
          </table:table-cell>
          <table:table-cell office:value-type="float" office:value="2017" table:style-name="ce15">
            <text:p>2017</text:p>
          </table:table-cell>
          <table:table-cell office:value-type="float" office:value="99" table:style-name="ce15">
            <text:p>99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07/s10327-017-0700-4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Journal of General Plant Pathology</text:p>
          </table:table-cell>
          <table:table-cell office:value-type="float" office:value="2017" table:style-name="ce15">
            <text:p>2017</text:p>
          </table:table-cell>
          <table:table-cell office:value-type="float" office:value="117" table:style-name="ce15">
            <text:p>117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07/s10327-017-0698-7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Journal of General Plant 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108" table:style-name="ce15">
            <text:p>108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07/s10327-018-0765-8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Journal of Phyto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9" table:style-name="ce15">
            <text:p>9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111/jph.12653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Journal of Phyto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20" table:style-name="ce15">
            <text:p>20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111/jph.12655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Journal of Phyto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101" table:style-name="ce15">
            <text:p>101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111/jph.12666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Journal of Plant 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62" table:style-name="ce15">
            <text:p>62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07/s42161-018-0028-8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Journal of Plant 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70" table:style-name="ce15">
            <text:p>70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07/s42161-018-0029-7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Molecular Plant 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132" table:style-name="ce15">
            <text:p>132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111/mpp.12504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Molecular Plant-Microbe Interactions</text:p>
          </table:table-cell>
          <table:table-cell office:value-type="float" office:value="2017" table:style-name="ce15">
            <text:p>2017</text:p>
          </table:table-cell>
          <table:table-cell office:value-type="float" office:value="13" table:style-name="ce15">
            <text:p>13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94/MPMI-08-16-0157-R</text:p>
          </table:table-cell>
          <table:table-cell office:value-type="string" table:style-name="ce15">
            <text:p>Original random page number is review, next sequential article selected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Molecular Plant-Microbe Interactions</text:p>
          </table:table-cell>
          <table:table-cell office:value-type="float" office:value="2018" table:style-name="ce15">
            <text:p>2018</text:p>
          </table:table-cell>
          <table:table-cell office:value-type="float" office:value="143" table:style-name="ce15">
            <text:p>143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94/MPMI-07-17-0164-R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Nematology</text:p>
          </table:table-cell>
          <table:table-cell office:value-type="float" office:value="2018" table:style-name="ce15">
            <text:p>2018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163/15685411-00003133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Nematology</text:p>
          </table:table-cell>
          <table:table-cell office:value-type="float" office:value="2018" table:style-name="ce15">
            <text:p>2018</text:p>
          </table:table-cell>
          <table:table-cell office:value-type="float" office:value="100" table:style-name="ce15">
            <text:p>100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163/15685411-00003127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Nematology</text:p>
          </table:table-cell>
          <table:table-cell office:value-type="float" office:value="2018" table:style-name="ce15">
            <text:p>2018</text:p>
          </table:table-cell>
          <table:table-cell office:value-type="float" office:value="141" table:style-name="ce15">
            <text:p>141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163/15685411-00003132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hysiological and Molecular Plant Pathology</text:p>
          </table:table-cell>
          <table:table-cell office:value-type="float" office:value="2017" table:style-name="ce15">
            <text:p>2017</text:p>
          </table:table-cell>
          <table:table-cell office:value-type="float" office:value="101" table:style-name="ce15">
            <text:p>101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16/j.pmpp.2016.12.004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hysiological and Molecular Plant 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50" table:style-name="ce15">
            <text:p>50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16/j.pmpp.2017.11.001</text:p>
          </table:table-cell>
          <table:table-cell office:value-type="string" table:style-name="ce15">
            <text:p>Original random page number is part of a special issue about insects, next sequencial issue selected using the same page number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hysiological and Molecular Plant 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147" table:style-name="ce15">
            <text:p>147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16/j.pmpp.2018.02.002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hytoparasitica</text:p>
          </table:table-cell>
          <table:table-cell office:value-type="float" office:value="2017" table:style-name="ce15">
            <text:p>2017</text:p>
          </table:table-cell>
          <table:table-cell office:value-type="float" office:value="30" table:style-name="ce15">
            <text:p>30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07/s12600-017-0570-5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hytoparasitica</text:p>
          </table:table-cell>
          <table:table-cell office:value-type="float" office:value="2018" table:style-name="ce15">
            <text:p>2018</text:p>
          </table:table-cell>
          <table:table-cell office:value-type="float" office:value="23" table:style-name="ce15">
            <text:p>23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07/s12600-018-0644-z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hytopathology</text:p>
          </table:table-cell>
          <table:table-cell office:value-type="float" office:value="2017" table:style-name="ce15">
            <text:p>2017</text:p>
          </table:table-cell>
          <table:table-cell office:value-type="float" office:value="93" table:style-name="ce15">
            <text:p>93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94/PHYTO-04-16-0170-R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hyto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52" table:style-name="ce15">
            <text:p>52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94/PHYTO-03-17-0091-R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lant Disease</text:p>
          </table:table-cell>
          <table:table-cell office:value-type="float" office:value="2017" table:style-name="ce15">
            <text:p>2017</text:p>
          </table:table-cell>
          <table:table-cell office:value-type="float" office:value="13" table:style-name="ce15">
            <text:p>13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94/PDIS-02-16-0144-RE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lant Disease</text:p>
          </table:table-cell>
          <table:table-cell office:value-type="float" office:value="2017" table:style-name="ce15">
            <text:p>2017</text:p>
          </table:table-cell>
          <table:table-cell office:value-type="float" office:value="41" table:style-name="ce15">
            <text:p>41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94/PDIS-03-16-0332-RE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lant Disease</text:p>
          </table:table-cell>
          <table:table-cell office:value-type="float" office:value="2017" table:style-name="ce15">
            <text:p>2017</text:p>
          </table:table-cell>
          <table:table-cell office:value-type="float" office:value="113" table:style-name="ce15">
            <text:p>113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94/PDIS-04-16-0527-RE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lant Disease</text:p>
          </table:table-cell>
          <table:table-cell office:value-type="float" office:value="2018" table:style-name="ce15">
            <text:p>2018</text:p>
          </table:table-cell>
          <table:table-cell office:value-type="float" office:value="35" table:style-name="ce15">
            <text:p>35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94/PDIS-01-17-0062-RE</text:p>
          </table:table-cell>
          <table:table-cell office:value-type="string" table:style-name="ce15">
            <text:p>Original random number a review, selected next article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lant Health Progress</text:p>
          </table:table-cell>
          <table:table-cell office:value-type="float" office:value="2017" table:style-name="ce15">
            <text:p>2017</text:p>
          </table:table-cell>
          <table:table-cell office:value-type="float" office:value="15" table:style-name="ce15">
            <text:p>15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94/PHP-RS-16-0050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lant Health Progress</text:p>
          </table:table-cell>
          <table:table-cell office:value-type="float" office:value="2018" table:style-name="ce15">
            <text:p>2018</text:p>
          </table:table-cell>
          <table:table-cell office:value-type="float" office:value="17" table:style-name="ce15">
            <text:p>17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94/PHP-06-17-0034-RS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lant Health Progress</text:p>
          </table:table-cell>
          <table:table-cell office:value-type="float" office:value="2018" table:style-name="ce15">
            <text:p>2018</text:p>
          </table:table-cell>
          <table:table-cell office:value-type="float" office:value="137" table:style-name="ce15">
            <text:p>137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94/PHP-01-18-0005-BR</text:p>
          </table:table-cell>
          <table:table-cell office:value-type="string" table:style-name="ce15">
            <text:p>Original random number a review, selected next available article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lant 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111/ppa.12 725</text:p>
          </table:table-cell>
          <table:table-cell office:value-type="string" table:style-name="ce15">
            <text:p>Original random number a review, selected next available article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lant 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43" table:style-name="ce15">
            <text:p>43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111/ppa.12720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lant 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46" table:style-name="ce15">
            <text:p>46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111/ppa.12721</text:p>
          </table:table-cell>
          <table:table-cell office:value-type="string" table:style-name="ce15">
            <text:p>Original random page number included in previous article. Next sequential article selected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lant 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98" table:style-name="ce15">
            <text:p>98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111/ppa.12706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lant 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150" table:style-name="ce15">
            <text:p>150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111/ppa.12724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Revista Mexicana de Fitopatología</text:p>
          </table:table-cell>
          <table:table-cell office:value-type="float" office:value="2018" table:style-name="ce15">
            <text:p>2018</text:p>
          </table:table-cell>
          <table:table-cell office:value-type="float" office:value="41" table:style-name="ce15">
            <text:p>41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8781/R.MEX.FIT.1710-3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Tropical Plant Pathology</text:p>
          </table:table-cell>
          <table:table-cell office:value-type="float" office:value="2017" table:style-name="ce15">
            <text:p>2017</text:p>
          </table:table-cell>
          <table:table-cell office:value-type="float" office:value="56" table:style-name="ce15">
            <text:p>56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07/s40858-016-0124-2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Virology Journal (Plant Viruses Section)</text:p>
          </table:table-cell>
          <table:table-cell office:value-type="float" office:value="2018" table:style-name="ce15">
            <text:p>2018</text:p>
          </table:table-cell>
          <table:table-cell office:value-type="float" office:value="22" table:style-name="ce15">
            <text:p>22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186/s12985-018-0931-9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number-rows-repeated="1048275" table:style-name="ro2">
          <table:table-cell table:number-columns-repeated="16384"/>
        </table:table-row>
      </table:table>
      <table:table table:name="article_evaluations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9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6" table:default-cell-style-name="ce1"/>
        <table:table-column table:style-name="co26" table:default-cell-style-name="ce1"/>
        <table:table-column table:style-name="co1" table:default-cell-style-name="ce1"/>
        <table:table-column table:style-name="co27" table:default-cell-style-name="ce1"/>
        <table:table-column table:style-name="co11" table:default-cell-style-name="ce1"/>
        <table:table-column table:style-name="co16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2" table:default-cell-style-name="ce1"/>
        <table:table-column table:style-name="co31" table:number-columns-repeated="2" table:default-cell-style-name="ce1"/>
        <table:table-column table:style-name="co30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22" table:default-cell-style-name="ce1"/>
        <table:table-column table:style-name="co39" table:default-cell-style-name="ce1"/>
        <table:table-column table:style-name="co1" table:number-columns-repeated="98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7">
            <text:p>journal</text:p>
          </table:table-cell>
          <table:table-cell office:value-type="string" table:style-name="ce60">
            <text:p>abbreviation</text:p>
          </table:table-cell>
          <table:table-cell office:value-type="string" table:style-name="ce61">
            <text:p>year</text:p>
          </table:table-cell>
          <table:table-cell office:value-type="string" table:style-name="ce61">
            <text:p>contains_page</text:p>
          </table:table-cell>
          <table:table-cell office:value-type="string" table:style-name="ce61">
            <text:p>assignee</text:p>
          </table:table-cell>
          <table:table-cell office:value-type="string" table:style-name="ce61">
            <text:p>doi</text:p>
          </table:table-cell>
          <table:table-cell office:value-type="string" table:style-name="ce61">
            <text:p>comments</text:p>
          </table:table-cell>
          <table:table-cell office:value-type="string" table:style-name="ce62">
            <text:p>open</text:p>
          </table:table-cell>
          <table:table-cell office:value-type="string" table:style-name="ce62">
            <text:p>repro_inst</text:p>
          </table:table-cell>
          <table:table-cell office:value-type="string" table:style-name="ce62">
            <text:p>art_class</text:p>
          </table:table-cell>
          <table:table-cell office:value-type="string" table:style-name="ce62">
            <text:p>molecular</text:p>
          </table:table-cell>
          <table:table-cell office:value-type="string" table:style-name="ce62">
            <text:p>software_cite</text:p>
          </table:table-cell>
          <table:table-cell office:value-type="string" table:style-name="ce62">
            <text:p>software_avail</text:p>
          </table:table-cell>
          <table:table-cell office:value-type="string" table:style-name="ce62">
            <text:p>comp_mthds_avail</text:p>
          </table:table-cell>
          <table:table-cell office:value-type="string" table:style-name="ce62">
            <text:p>data_avail</text:p>
          </table:table-cell>
          <table:table-cell office:value-type="string" table:style-name="ce63">
            <text:p>software_used</text:p>
          </table:table-cell>
          <table:table-cell office:value-type="string" table:style-name="ce61">
            <text:p>category</text:p>
          </table:table-cell>
          <table:table-cell office:value-type="string" table:style-name="ce61">
            <text:p>bibtexkey</text:p>
          </table:table-cell>
          <table:table-cell office:value-type="string" table:style-name="ce61">
            <text:p>address</text:p>
          </table:table-cell>
          <table:table-cell office:value-type="string" table:style-name="ce61">
            <text:p>annote</text:p>
          </table:table-cell>
          <table:table-cell office:value-type="string" table:style-name="ce62">
            <text:p>author</text:p>
          </table:table-cell>
          <table:table-cell office:value-type="string" table:style-name="ce61">
            <text:p>booktitle</text:p>
          </table:table-cell>
          <table:table-cell office:value-type="string" table:style-name="ce61">
            <text:p>chapter</text:p>
          </table:table-cell>
          <table:table-cell office:value-type="string" table:style-name="ce61">
            <text:p>crossref</text:p>
          </table:table-cell>
          <table:table-cell office:value-type="string" table:style-name="ce61">
            <text:p>edition</text:p>
          </table:table-cell>
          <table:table-cell office:value-type="string" table:style-name="ce61">
            <text:p>editor</text:p>
          </table:table-cell>
          <table:table-cell office:value-type="string" table:style-name="ce61">
            <text:p>howpublished</text:p>
          </table:table-cell>
          <table:table-cell office:value-type="string" table:style-name="ce61">
            <text:p>institution</text:p>
          </table:table-cell>
          <table:table-cell office:value-type="string" table:style-name="ce61">
            <text:p>key</text:p>
          </table:table-cell>
          <table:table-cell office:value-type="string" table:style-name="ce61">
            <text:p>month</text:p>
          </table:table-cell>
          <table:table-cell office:value-type="string" table:style-name="ce61">
            <text:p>note</text:p>
          </table:table-cell>
          <table:table-cell office:value-type="string" table:style-name="ce61">
            <text:p>number</text:p>
          </table:table-cell>
          <table:table-cell office:value-type="string" table:style-name="ce61">
            <text:p>organization</text:p>
          </table:table-cell>
          <table:table-cell office:value-type="string" table:style-name="ce61">
            <text:p>pages</text:p>
          </table:table-cell>
          <table:table-cell office:value-type="string" table:style-name="ce61">
            <text:p>publisher</text:p>
          </table:table-cell>
          <table:table-cell office:value-type="string" table:style-name="ce61">
            <text:p>school</text:p>
          </table:table-cell>
          <table:table-cell office:value-type="string" table:style-name="ce61">
            <text:p>series</text:p>
          </table:table-cell>
          <table:table-cell office:value-type="string" table:style-name="ce61">
            <text:p>title</text:p>
          </table:table-cell>
          <table:table-cell office:value-type="string" table:style-name="ce61">
            <text:p>type</text:p>
          </table:table-cell>
          <table:table-cell office:value-type="string" table:style-name="ce61">
            <text:p>volume</text:p>
          </table:table-cell>
          <table:table-cell office:value-type="string" table:style-name="ce61">
            <text:p>url</text:p>
          </table:table-cell>
          <table:table-cell office:value-type="string" table:style-name="ce61">
            <text:p>issn</text:p>
          </table:table-cell>
          <table:table-cell office:value-type="string" table:style-name="ce61">
            <text:p>x.article.pm..title</text:p>
          </table:table-cell>
          <table:table-cell table:number-columns-repeated="16341"/>
        </table:table-row>
        <table:table-row table:style-name="ro1">
          <table:table-cell office:value-type="string" table:style-name="ce20">
            <text:p>Australasian Plant Pathology</text:p>
          </table:table-cell>
          <table:table-cell office:value-type="string" table:style-name="ce20">
            <text:p>Australas Plant Path</text:p>
          </table:table-cell>
          <table:table-cell office:value-type="float" office:value="2013" table:style-name="ce20">
            <text:p>2013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Adam</text:p>
          </table:table-cell>
          <table:table-cell office:value-type="string" table:style-name="ce20">
            <text:p>10.1007/s13313-012-0178-7</text:p>
          </table:table-cell>
          <table:table-cell office:value-type="string" table:style-name="ce20">
            <text:p>When the article was published I'm not sure that MaxEnt was freely available, however, very recently (1st half 2017) it's become freely available</text:p>
          </table:table-cell>
          <table:table-cell office:value-type="string" table:style-name="ce21">
            <text:p>BOTH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Applied</text:p>
          </table:table-cell>
          <table:table-cell office:value-type="boolean" office:boolean-value="false" table:formula="of:=FALSE()" table:style-name="ce21">
            <text:p>FALSE</text:p>
          </table:table-cell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0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MaxEnt</text:p>
          </table:table-cell>
          <table:table-cell office:value-type="string" table:style-name="ce20">
            <text:p>ARTICLE</text:p>
          </table:table-cell>
          <table:table-cell office:value-type="string" table:style-name="ce20">
            <text:p>NA</text:p>
          </table:table-cell>
          <table:table-cell office:value-type="string" table:style-name="ce20">
            <text:p>NA</text:p>
          </table:table-cell>
          <table:table-cell office:value-type="string" table:style-name="ce20">
            <text:p>NA</text:p>
          </table:table-cell>
          <table:table-cell office:value-type="string" table:style-name="ce21">
            <text:p>J Elith, J Simpson, M Hirsch, M A Burgman</text:p>
          </table:table-cell>
          <table:table-cell office:value-type="string" table:style-name="ce20">
            <text:p>NA</text:p>
          </table:table-cell>
          <table:table-cell office:value-type="string" table:style-name="ce20">
            <text:p>NA</text:p>
          </table:table-cell>
          <table:table-cell office:value-type="string" table:style-name="ce20">
            <text:p>NA</text:p>
          </table:table-cell>
          <table:table-cell office:value-type="string" table:style-name="ce20">
            <text:p>NA</text:p>
          </table:table-cell>
          <table:table-cell office:value-type="string" table:style-name="ce20">
            <text:p>NULL</text:p>
          </table:table-cell>
          <table:table-cell office:value-type="string" table:style-name="ce20">
            <text:p>NA</text:p>
          </table:table-cell>
          <table:table-cell office:value-type="string" table:style-name="ce20">
            <text:p>NA</text:p>
          </table:table-cell>
          <table:table-cell office:value-type="string" table:style-name="ce20">
            <text:p>NA</text:p>
          </table:table-cell>
          <table:table-cell office:value-type="string" table:style-name="ce22">
            <text:p>jan</text:p>
          </table:table-cell>
          <table:table-cell office:value-type="string" table:style-name="ce20">
            <text:p>NA</text:p>
          </table:table-cell>
          <table:table-cell office:value-type="float" office:value="1" table:style-name="ce21">
            <text:p>1</text:p>
          </table:table-cell>
          <table:table-cell office:value-type="string" table:style-name="ce20">
            <text:p>NA</text:p>
          </table:table-cell>
          <table:table-cell office:value-type="string" table:style-name="ce21">
            <text:p>43--51</text:p>
          </table:table-cell>
          <table:table-cell office:value-type="string" table:style-name="ce20">
            <text:p>NA</text:p>
          </table:table-cell>
          <table:table-cell office:value-type="string" table:style-name="ce20">
            <text:p>NA</text:p>
          </table:table-cell>
          <table:table-cell office:value-type="string" table:style-name="ce20">
            <text:p>NA</text:p>
          </table:table-cell>
          <table:table-cell office:value-type="string" table:style-name="ce23">
            <text:p>Taxonomic uncertainty and decision making for biosecurity: spatial models for myrtle/guava rust</text:p>
          </table:table-cell>
          <table:table-cell office:value-type="string" table:style-name="ce20">
            <text:p>NA</text:p>
          </table:table-cell>
          <table:table-cell office:value-type="float" office:value="42" table:style-name="ce22">
            <text:p>42</text:p>
          </table:table-cell>
          <table:table-cell office:value-type="string" table:style-name="ce20">
            <text:p>NA</text:p>
          </table:table-cell>
          <table:table-cell office:value-type="string" table:style-name="ce20">
            <text:p>NA</text:p>
          </table:table-cell>
          <table:table-cell office:value-type="string" table:style-name="ce2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Australasian Plant Pathology</text:p>
          </table:table-cell>
          <table:table-cell office:value-type="string" table:style-name="ce24">
            <text:p>Australas Plant Path</text:p>
          </table:table-cell>
          <table:table-cell office:value-type="float" office:value="2014" table:style-name="ce24">
            <text:p>2014</text:p>
          </table:table-cell>
          <table:table-cell office:value-type="float" office:value="29" table:style-name="ce24">
            <text:p>29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07/s13313-013-0228-9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nStat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R. Billones-Baaijens, E. E. Jones, H. J. Ridgway, M. V. Jasper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may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25--31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Susceptibility of common rootstock and scion varieties of grapevines to \textit{{Botryosphaeriaceae}} species</text:p>
          </table:table-cell>
          <table:table-cell office:value-type="string" table:style-name="ce24">
            <text:p>NA</text:p>
          </table:table-cell>
          <table:table-cell office:value-type="float" office:value="43" table:style-name="ce26">
            <text:p>43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Australasian Plant Pathology</text:p>
          </table:table-cell>
          <table:table-cell office:value-type="string" table:style-name="ce29">
            <text:p>Australas Plant Path</text:p>
          </table:table-cell>
          <table:table-cell office:value-type="float" office:value="2018" table:style-name="ce30">
            <text:p>2018</text:p>
          </table:table-cell>
          <table:table-cell office:value-type="float" office:value="11" table:style-name="ce30">
            <text:p>11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07/s13313-017-0532-x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Applied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0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Sequence Scanner, MEGA, MAFFT, MrModeltest, MrBayes, PAUP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Australasian Plant Pathology</text:p>
          </table:table-cell>
          <table:table-cell office:value-type="string" table:style-name="ce29">
            <text:p>Australas Plant Path</text:p>
          </table:table-cell>
          <table:table-cell office:value-type="float" office:value="2017" table:style-name="ce30">
            <text:p>2017</text:p>
          </table:table-cell>
          <table:table-cell office:value-type="float" office:value="16" table:style-name="ce30">
            <text:p>16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07/s13313-016-0461-0</text:p>
          </table:table-cell>
          <table:table-cell office:value-type="string" table:style-name="ce28">
            <text:p>Original random page number not applicable, selected first following plant pathology article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1" table:style-name="ce31">
            <text:p>1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0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iPhyClassifier, BioEdit, MEG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Australasian Plant Pathology</text:p>
          </table:table-cell>
          <table:table-cell office:value-type="string" table:style-name="ce29">
            <text:p>Australas Plant Path</text:p>
          </table:table-cell>
          <table:table-cell office:value-type="float" office:value="2017" table:style-name="ce30">
            <text:p>2017</text:p>
          </table:table-cell>
          <table:table-cell office:value-type="float" office:value="75" table:style-name="ce30">
            <text:p>75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07/s13313-017-0465-4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Australasian Plant Pathology</text:p>
          </table:table-cell>
          <table:table-cell office:value-type="string" table:style-name="ce29">
            <text:p>Australas Plant Path</text:p>
          </table:table-cell>
          <table:table-cell office:value-type="float" office:value="2017" table:style-name="ce30">
            <text:p>2017</text:p>
          </table:table-cell>
          <table:table-cell office:value-type="float" office:value="40" table:style-name="ce30">
            <text:p>40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07/s13313-016-0458-8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1" table:style-name="ce31">
            <text:p>1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POPGENE, GenAlEx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3">
          <table:table-cell office:value-type="string" table:style-name="ce33">
            <text:p>Australasian Plant Pathology</text:p>
          </table:table-cell>
          <table:table-cell office:value-type="string" table:style-name="ce33">
            <text:p>Australas Plant Path</text:p>
          </table:table-cell>
          <table:table-cell office:value-type="float" office:value="2013" table:style-name="ce33">
            <text:p>2013</text:p>
          </table:table-cell>
          <table:table-cell office:value-type="float" office:value="13" table:style-name="ce33">
            <text:p>13</text:p>
          </table:table-cell>
          <table:table-cell office:value-type="string" table:style-name="ce33">
            <text:p>Zach</text:p>
          </table:table-cell>
          <table:table-cell office:value-type="string" table:style-name="ce34">
            <text:p>10.1007/s13313-012-0157-z</text:p>
          </table:table-cell>
          <table:table-cell office:value-type="string" table:style-name="ce33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6">
            <text:p>Applied</text:p>
          </table:table-cell>
          <table:table-cell office:value-type="boolean" office:boolean-value="false" table:formula="of:=FALSE()" table:style-name="ce36">
            <text:p>FALSE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On–farm waste-based composts in managing \textit{{Macrophomina phaseolina}} induced dry root rot of guar in an arid environment</text:p>
          </table:table-cell>
          <table:table-cell office:value-type="string" table:style-name="ce33">
            <text:p>NA</text:p>
          </table:table-cell>
          <table:table-cell office:value-type="float" office:value="42" table:style-name="ce37">
            <text:p>42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Australasian Plant Pathology</text:p>
          </table:table-cell>
          <table:table-cell office:value-type="string" table:style-name="ce33">
            <text:p>Australas Plant Path</text:p>
          </table:table-cell>
          <table:table-cell office:value-type="float" office:value="2014" table:style-name="ce33">
            <text:p>2014</text:p>
          </table:table-cell>
          <table:table-cell office:value-type="float" office:value="55" table:style-name="ce33">
            <text:p>55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07/s13313-013-0240-0</text:p>
          </table:table-cell>
          <table:table-cell office:value-type="string" table:style-name="ce33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6">
            <text:p>Applied</text:p>
          </table:table-cell>
          <table:table-cell office:value-type="boolean" office:boolean-value="false" table:formula="of:=FALSE()" table:style-name="ce36">
            <text:p>FALSE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ul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53--60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An improved culture solution technique for \textit{{Plasmodiophora brassicae}} infection and the dynamic infection in the root hair</text:p>
          </table:table-cell>
          <table:table-cell office:value-type="string" table:style-name="ce33">
            <text:p>NA</text:p>
          </table:table-cell>
          <table:table-cell office:value-type="float" office:value="43" table:style-name="ce37">
            <text:p>43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Canadian Journal of Plant Pathology</text:p>
          </table:table-cell>
          <table:table-cell office:value-type="string" table:style-name="ce24">
            <text:p>Can J Plant Pathol</text:p>
          </table:table-cell>
          <table:table-cell office:value-type="float" office:value="2013" table:style-name="ce24">
            <text:p>2013</text:p>
          </table:table-cell>
          <table:table-cell office:value-type="float" office:value="5" table:style-name="ce24">
            <text:p>5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80/07060661.2012.702128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string" table:style-name="ce25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5">
            <text:p>NA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El_Bebany_2013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Ahmed F. El-Bebany, Hassna Alkher, Lorne R. Adam, Fouad Daayf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--9</text:p>
          </table:table-cell>
          <table:table-cell office:value-type="string" table:style-name="ce24">
            <text:p>Informa {UK} Limited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Vegetative compatibility of \textit{{Verticillium dahliae}} isolates from potato and sunflower using nitrate non-utilizing (\textit{nit} mutants and {PCR}-based approaches</text:p>
          </table:table-cell>
          <table:table-cell office:value-type="string" table:style-name="ce24">
            <text:p>NA</text:p>
          </table:table-cell>
          <table:table-cell office:value-type="float" office:value="35" table:style-name="ce26">
            <text:p>35</text:p>
          </table:table-cell>
          <table:table-cell office:value-type="string" table:style-name="ce39">
            <text:p><text:a xlink:href="https://doi.org/10.1080%2F07060661.2012.702128">https://doi.org/10.1080%2F07060661.2012.702128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Canadian Journal of Plant Pathology</text:p>
          </table:table-cell>
          <table:table-cell office:value-type="string" table:style-name="ce24">
            <text:p>Can J Plant Pathol</text:p>
          </table:table-cell>
          <table:table-cell office:value-type="float" office:value="2012" table:style-name="ce24">
            <text:p>2012</text:p>
          </table:table-cell>
          <table:table-cell office:value-type="float" office:value="8" table:style-name="ce24">
            <text:p>8</text:p>
          </table:table-cell>
          <table:table-cell office:value-type="string" table:style-name="ce24">
            <text:p>Adam</text:p>
          </table:table-cell>
          <table:table-cell office:value-type="string" table:style-name="ce39">
            <text:p><text:a xlink:href="https://doi.org/10.1080/07060661.2012.660195">10.1080/07060661.2012.660195</text:a></text:p>
          </table:table-cell>
          <table:table-cell office:value-type="string" table:style-name="ce24">
            <text:p>Original random page number not applicable, selected next article sequentially. However, a mistake meant duplicates, so the second seqential article that applied was selected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Informa {UK} Limited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24">
            <text:p>NA</text:p>
          </table:table-cell>
          <table:table-cell office:value-type="float" office:value="34" table:style-name="ce26">
            <text:p>34</text:p>
          </table:table-cell>
          <table:table-cell office:value-type="string" table:style-name="ce39">
            <text:p><text:a xlink:href="https://doi.org/10.1080%2F07060661.2012.664567">https://doi.org/10.1080%2F07060661.2012.664567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Canadian Journal of Plant Pathology</text:p>
          </table:table-cell>
          <table:table-cell office:value-type="string" table:style-name="ce24">
            <text:p>Can J Plant Pathol</text:p>
          </table:table-cell>
          <table:table-cell office:value-type="float" office:value="2015" table:style-name="ce24">
            <text:p>2015</text:p>
          </table:table-cell>
          <table:table-cell office:value-type="float" office:value="72" table:style-name="ce24">
            <text:p>72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80/07060661.2014.986526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BLAST, Sequencher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Jean A. Bérubé, Guillaume G. Nicola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67--81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Alien fungal species on asymptomatic live woody plant material imported into Canada</text:p>
          </table:table-cell>
          <table:table-cell office:value-type="string" table:style-name="ce24">
            <text:p>NA</text:p>
          </table:table-cell>
          <table:table-cell office:value-type="float" office:value="37" table:style-name="ce26">
            <text:p>37</text:p>
          </table:table-cell>
          <table:table-cell office:value-type="string" table:style-name="ce39">
            <text:p><text:a xlink:href="http://dx.doi.org/10.1080/07060661.2014.986526">http://dx.doi.org/10.1080/07060661.2014.986526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Canadian Journal of Plant Pathology</text:p>
          </table:table-cell>
          <table:table-cell office:value-type="string" table:style-name="ce24">
            <text:p>Can J Plant Pathol</text:p>
          </table:table-cell>
          <table:table-cell office:value-type="float" office:value="2012" table:style-name="ce24">
            <text:p>2012</text:p>
          </table:table-cell>
          <table:table-cell office:value-type="float" office:value="141" table:style-name="ce24">
            <text:p>141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80/07060661.2012.681396</text:p>
          </table:table-cell>
          <table:table-cell office:value-type="string" table:style-name="ce24">
            <text:p>Original random page number not applicable, selected next article sequentially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BLAST, Clustal W2, MEGA, SAS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Aouar_201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Lamia Aouar, Sylvain Lerat, Ammar Ouffroukh, Abderrahmane Boulahrouf, Carole Beaulieu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apr</text:p>
          </table:table-cell>
          <table:table-cell office:value-type="string" table:style-name="ce24">
            <text:p>NA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65--176</text:p>
          </table:table-cell>
          <table:table-cell office:value-type="string" table:style-name="ce24">
            <text:p>Informa {UK} Limited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Taxonomic identification of rhizospheric actinobacteria isolated from {Algerian} semi-arid soil exhibiting antagonistic activities against plant fungal pathogens</text:p>
          </table:table-cell>
          <table:table-cell office:value-type="string" table:style-name="ce24">
            <text:p>NA</text:p>
          </table:table-cell>
          <table:table-cell office:value-type="float" office:value="34" table:style-name="ce26">
            <text:p>34</text:p>
          </table:table-cell>
          <table:table-cell office:value-type="string" table:style-name="ce39">
            <text:p><text:a xlink:href="https://doi.org/10.1080%2F07060661.2012.681396">https://doi.org/10.1080%2F07060661.2012.681396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Canadian Journal of Plant Pathology</text:p>
          </table:table-cell>
          <table:table-cell office:value-type="string" table:style-name="ce40">
            <text:p>Can J Plant Pathol</text:p>
          </table:table-cell>
          <table:table-cell office:value-type="float" office:value="2015" table:style-name="ce40">
            <text:p>2015</text:p>
          </table:table-cell>
          <table:table-cell office:value-type="float" office:value="142" table:style-name="ce40">
            <text:p>142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80/07060661.2015.1004111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1" table:style-name="ce41">
            <text:p>1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GenStat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Adikini_2015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Scovia Adikini, Settumba B. Mukasa, Robert O.M. Mwanga, Richard W. Gibson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float" office:value="1" table:style-name="ce43">
            <text:p>1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136--147</text:p>
          </table:table-cell>
          <table:table-cell office:value-type="string" table:style-name="ce40">
            <text:p>Informa {UK} Limited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Sweet potato cultivar degeneration rate under high and low sweet potato virus disease pressure zones in Uganda</text:p>
          </table:table-cell>
          <table:table-cell office:value-type="string" table:style-name="ce40">
            <text:p>NA</text:p>
          </table:table-cell>
          <table:table-cell office:value-type="float" office:value="37" table:style-name="ce45">
            <text:p>37</text:p>
          </table:table-cell>
          <table:table-cell office:value-type="string" table:style-name="ce46">
            <text:p><text:a xlink:href="https://doi.org/10.1080%2F07060661.2015.1004111">https://doi.org/10.1080%2F07060661.2015.1004111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Canadian Journal of Plant Pathology</text:p>
          </table:table-cell>
          <table:table-cell office:value-type="string" table:style-name="ce40">
            <text:p>Can J Plant Pathol</text:p>
          </table:table-cell>
          <table:table-cell office:value-type="float" office:value="2018" table:style-name="ce40">
            <text:p>2018</text:p>
          </table:table-cell>
          <table:table-cell office:value-type="float" office:value="28" table:style-name="ce40">
            <text:p>28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80/07060661.2017.1414881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1" table:style-name="ce41">
            <text:p>1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Canadian Journal of Plant Pathology</text:p>
          </table:table-cell>
          <table:table-cell office:value-type="string" table:style-name="ce40">
            <text:p>Can J Plant Pathol</text:p>
          </table:table-cell>
          <table:table-cell office:value-type="float" office:value="2018" table:style-name="ce40">
            <text:p>2018</text:p>
          </table:table-cell>
          <table:table-cell office:value-type="float" office:value="41" table:style-name="ce40">
            <text:p>41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80/07060661.2017.1417915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PSS, Clustal, MEG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Canadian Journal of Plant Pathology</text:p>
          </table:table-cell>
          <table:table-cell office:value-type="string" table:style-name="ce29">
            <text:p>Can J Plant Pathol</text:p>
          </table:table-cell>
          <table:table-cell office:value-type="float" office:value="2017" table:style-name="ce30">
            <text:p>2017</text:p>
          </table:table-cell>
          <table:table-cell office:value-type="float" office:value="61" table:style-name="ce30">
            <text:p>61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80/07060661.2017.1304021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0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MEGA, Clustal W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Canadian Journal of Plant Pathology</text:p>
          </table:table-cell>
          <table:table-cell office:value-type="string" table:style-name="ce29">
            <text:p>Can J Plant Pathol</text:p>
          </table:table-cell>
          <table:table-cell office:value-type="float" office:value="2017" table:style-name="ce30">
            <text:p>2017</text:p>
          </table:table-cell>
          <table:table-cell office:value-type="float" office:value="117" table:style-name="ce30">
            <text:p>117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80/07060661.2017.1321044</text:p>
          </table:table-cell>
          <table:table-cell office:value-type="string" table:style-name="ce28">
            <text:p>Original random page number included in previous article. Next sequential article selected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1" table:style-name="ce31">
            <text:p>1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Clustal W2, SAS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Canadian Journal of Plant Pathology</text:p>
          </table:table-cell>
          <table:table-cell office:value-type="string" table:style-name="ce29">
            <text:p>Can J Plant Pathol</text:p>
          </table:table-cell>
          <table:table-cell office:value-type="float" office:value="2017" table:style-name="ce30">
            <text:p>2017</text:p>
          </table:table-cell>
          <table:table-cell office:value-type="float" office:value="88" table:style-name="ce30">
            <text:p>88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80/07060661.2017.1336488</text:p>
          </table:table-cell>
          <table:table-cell office:value-type="string" table:style-name="ce28">
            <text:p>Original random page number is abstract, next sequential article selected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string" table:style-name="ce31">
            <text:p>NA</text:p>
          </table:table-cell>
          <table:table-cell office:value-type="string" table:style-name="ce31">
            <text:p>NA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Canadian Journal of Plant Pathology</text:p>
          </table:table-cell>
          <table:table-cell office:value-type="string" table:style-name="ce29">
            <text:p>Can J Plant Pathol</text:p>
          </table:table-cell>
          <table:table-cell office:value-type="float" office:value="2018" table:style-name="ce30">
            <text:p>2018</text:p>
          </table:table-cell>
          <table:table-cell office:value-type="float" office:value="147" table:style-name="ce30">
            <text:p>147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80/07060661.2018.1442370</text:p>
          </table:table-cell>
          <table:table-cell office:value-type="string" table:style-name="ce28">
            <text:p>Original random page number is abstract, next sequential article selected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2">
          <table:table-cell office:value-type="string" table:style-name="ce33">
            <text:p>Canadian Journal of Plant Pathology</text:p>
          </table:table-cell>
          <table:table-cell office:value-type="string" table:style-name="ce33">
            <text:p>Can J Plant Pathol</text:p>
          </table:table-cell>
          <table:table-cell office:value-type="float" office:value="2012" table:style-name="ce33">
            <text:p>2012</text:p>
          </table:table-cell>
          <table:table-cell office:value-type="float" office:value="37" table:style-name="ce33">
            <text:p>37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80/07060661.2012.659679</text:p>
          </table:table-cell>
          <table:table-cell office:value-type="string" table:style-name="ce33">
            <text:p>DNAMAN costs $789</text:p>
            <text:p/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6">
            <text:p>Applied</text:p>
          </table:table-cell>
          <table:table-cell office:value-type="boolean" office:boolean-value="false" table:formula="of:=FALSE()" table:style-name="ce36">
            <text:p>FALSE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3" table:style-name="ce35">
            <text:p>3</text:p>
          </table:table-cell>
          <table:table-cell office:value-type="string" table:style-name="ce35">
            <text:p>LaserGene, BLAST, DNAMAN, MEGA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Li_2012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Zheng-Nan Li, Lei Zhang, Yao-Bo Bai, Ping Liu, Yun-Feng Wu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34--41</text:p>
          </table:table-cell>
          <table:table-cell office:value-type="string" table:style-name="ce33">
            <text:p>Informa {UK} Limited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Detection and identification of the elm yellows group phytoplasma associated with Puna chicory flat stem in China</text:p>
          </table:table-cell>
          <table:table-cell office:value-type="string" table:style-name="ce33">
            <text:p>NA</text:p>
          </table:table-cell>
          <table:table-cell office:value-type="float" office:value="34" table:style-name="ce37">
            <text:p>34</text:p>
          </table:table-cell>
          <table:table-cell office:value-type="string" table:style-name="ce47">
            <text:p><text:a xlink:href="https://doi.org/10.1080%2F07060661.2012.659679">https://doi.org/10.1080%2F07060661.2012.659679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Canadian Journal of Plant Pathology</text:p>
          </table:table-cell>
          <table:table-cell office:value-type="string" table:style-name="ce33">
            <text:p>Can J Plant Pathol</text:p>
          </table:table-cell>
          <table:table-cell office:value-type="float" office:value="2014" table:style-name="ce33">
            <text:p>2014</text:p>
          </table:table-cell>
          <table:table-cell office:value-type="float" office:value="9" table:style-name="ce33">
            <text:p>9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80/07060661.2013.868370</text:p>
          </table:table-cell>
          <table:table-cell office:value-type="string" table:style-name="ce33">
            <text:p>Original random page number is review, next sequential article selected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1" table:style-name="ce35">
            <text:p>1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ImageJ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Wang_201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Li Wang, Christopher Mogg, Sean Walkowiak, Manisha Joshi, Rajagopal Subramaniam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2--21</text:p>
          </table:table-cell>
          <table:table-cell office:value-type="string" table:style-name="ce33">
            <text:p>Informa {UK} Limited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Characterization of {NADPH} oxidase genes NoxA and NoxB in \textit{{Fusarium graminearum}}</text:p>
          </table:table-cell>
          <table:table-cell office:value-type="string" table:style-name="ce33">
            <text:p>NA</text:p>
          </table:table-cell>
          <table:table-cell office:value-type="float" office:value="36" table:style-name="ce37">
            <text:p>36</text:p>
          </table:table-cell>
          <table:table-cell office:value-type="string" table:style-name="ce47">
            <text:p><text:a xlink:href="https://doi.org/10.1080%2F07060661.2013.868370">https://doi.org/10.1080%2F07060661.2013.868370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2">
          <table:table-cell office:value-type="string" table:style-name="ce24">
            <text:p>Crop Protection</text:p>
          </table:table-cell>
          <table:table-cell office:value-type="string" table:style-name="ce24">
            <text:p>Crop Prot</text:p>
          </table:table-cell>
          <table:table-cell office:value-type="float" office:value="2012" table:style-name="ce24">
            <text:p>2012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16/j.cropro.2011.08.024</text:p>
          </table:table-cell>
          <table:table-cell office:value-type="string" table:style-name="ce24">
            <text:p>Original random page number is review, next sequential article selected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Bogo_201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Amauri Bogo, Ricardo Trezzi Casa, Leo Rufato, Mayra Juline Gon{\\c{c}}alv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40--44</text:p>
          </table:table-cell>
          <table:table-cell office:value-type="string" table:style-name="ce24">
            <text:p>Elsevier {BV}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The effect of hail protection nets on {Glomerella} leaf spot in `royal {Gala}' apple</text:p>
          </table:table-cell>
          <table:table-cell office:value-type="string" table:style-name="ce24">
            <text:p>NA</text:p>
          </table:table-cell>
          <table:table-cell office:value-type="float" office:value="31" table:style-name="ce26">
            <text:p>31</text:p>
          </table:table-cell>
          <table:table-cell office:value-type="string" table:style-name="ce39">
            <text:p><text:a xlink:href="https://doi.org/10.1016%2Fj.cropro.2011.08.024">https://doi.org/10.1016%2Fj.cropro.2011.08.024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Crop Protection</text:p>
          </table:table-cell>
          <table:table-cell office:value-type="string" table:style-name="ce24">
            <text:p>Crop Prot</text:p>
          </table:table-cell>
          <table:table-cell office:value-type="float" office:value="2012" table:style-name="ce24">
            <text:p>2012</text:p>
          </table:table-cell>
          <table:table-cell office:value-type="float" office:value="99" table:style-name="ce24">
            <text:p>99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16/j.cropro.2011.10.001</text:p>
          </table:table-cell>
          <table:table-cell office:value-type="string" table:style-name="ce24">
            <text:p>Original random page number is review, next sequential article selected (also from second volume of year)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PSS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Gnanamangai_201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alasubramanian Mythili Gnanamangai, Ponnusamy Ponmurugan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feb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11--118</text:p>
          </table:table-cell>
          <table:table-cell office:value-type="string" table:style-name="ce24">
            <text:p>Elsevier {BV}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Evaluation of various fungicides and microbial based biocontrol agents against bird's eye spot disease of tea plants</text:p>
          </table:table-cell>
          <table:table-cell office:value-type="string" table:style-name="ce24">
            <text:p>NA</text:p>
          </table:table-cell>
          <table:table-cell office:value-type="float" office:value="32" table:style-name="ce26">
            <text:p>32</text:p>
          </table:table-cell>
          <table:table-cell office:value-type="string" table:style-name="ce39">
            <text:p><text:a xlink:href="https://doi.org/10.1016%2Fj.cropro.2011.10.001">https://doi.org/10.1016%2Fj.cropro.2011.10.001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4">
          <table:table-cell office:value-type="string" table:style-name="ce24">
            <text:p>Crop Protection</text:p>
          </table:table-cell>
          <table:table-cell office:value-type="string" table:style-name="ce24">
            <text:p>Crop Prot</text:p>
          </table:table-cell>
          <table:table-cell office:value-type="float" office:value="2013" table:style-name="ce24">
            <text:p>2013</text:p>
          </table:table-cell>
          <table:table-cell office:value-type="float" office:value="85" table:style-name="ce24">
            <text:p>85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16/j.cropro.2012.09.009</text:p>
          </table:table-cell>
          <table:table-cell office:value-type="string" table:style-name="ce24">
            <text:p>Original random page number included in previous article. Next sequential article selected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Qin_2013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Junhao Qin, Hongzhi He, Shiming Luo, Huashou Li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89--93</text:p>
          </table:table-cell>
          <table:table-cell office:value-type="string" table:style-name="ce24">
            <text:p>Elsevier {BV}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Effects of rice-water chestnut intercropping on rice sheath blight and rice blast diseases</text:p>
          </table:table-cell>
          <table:table-cell office:value-type="string" table:style-name="ce24">
            <text:p>NA</text:p>
          </table:table-cell>
          <table:table-cell office:value-type="float" office:value="43" table:style-name="ce26">
            <text:p>43</text:p>
          </table:table-cell>
          <table:table-cell office:value-type="string" table:style-name="ce39">
            <text:p><text:a xlink:href="https://doi.org/10.1016%2Fj.cropro.2012.09.009">https://doi.org/10.1016%2Fj.cropro.2012.09.009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Crop Protection</text:p>
          </table:table-cell>
          <table:table-cell office:value-type="string" table:style-name="ce24">
            <text:p>Crop Prot</text:p>
          </table:table-cell>
          <table:table-cell office:value-type="float" office:value="2014" table:style-name="ce24">
            <text:p>2014</text:p>
          </table:table-cell>
          <table:table-cell office:value-type="float" office:value="22" table:style-name="ce24">
            <text:p>22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16/j.cropro.2013.10.003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R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Mimee_2014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enjamin Mimee, Roxane Andersen, Guy B{\\'{e}}lair, Anne Vanasse, Mike Rott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21--27</text:p>
          </table:table-cell>
          <table:table-cell office:value-type="string" table:style-name="ce24">
            <text:p>Elsevier {BV}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Impact of quarantine procedures on weed biodiversity and abundance: Implications for the management of the golden potato cyst nematode, \textit{{Globodera rostochiensis}}</text:p>
          </table:table-cell>
          <table:table-cell office:value-type="string" table:style-name="ce24">
            <text:p>NA</text:p>
          </table:table-cell>
          <table:table-cell office:value-type="float" office:value="55" table:style-name="ce26">
            <text:p>55</text:p>
          </table:table-cell>
          <table:table-cell office:value-type="string" table:style-name="ce39">
            <text:p><text:a xlink:href="https://doi.org/10.1016%2Fj.cropro.2013.10.003">https://doi.org/10.1016%2Fj.cropro.2013.10.003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3">
          <table:table-cell office:value-type="string" table:style-name="ce24">
            <text:p>Crop Protection</text:p>
          </table:table-cell>
          <table:table-cell office:value-type="string" table:style-name="ce24">
            <text:p>Crop Prot</text:p>
          </table:table-cell>
          <table:table-cell office:value-type="float" office:value="2015" table:style-name="ce24">
            <text:p>2015</text:p>
          </table:table-cell>
          <table:table-cell office:value-type="float" office:value="72" table:style-name="ce24">
            <text:p>72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16/j.cropro.2014.09.015</text:p>
          </table:table-cell>
          <table:table-cell office:value-type="string" table:style-name="ce24">
            <text:p>Original random page number is review, next sequential article selected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R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Lachenaud_2015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Ph. Lachenaud, V. Rossi, J.-M. Thevenin, F. Doar{\\'{e}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91--95</text:p>
          </table:table-cell>
          <table:table-cell office:value-type="string" table:style-name="ce24">
            <text:p>Elsevier {BV}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The {\textquotedblleft}Guiana{\textquotedblright} genetic group: A new source of resistance to cacao ({\textit{Theobroma cacao} L.} black pod rot caused by {\textit{Phytophthora capsici}}</text:p>
          </table:table-cell>
          <table:table-cell office:value-type="string" table:style-name="ce24">
            <text:p>NA</text:p>
          </table:table-cell>
          <table:table-cell office:value-type="float" office:value="67" table:style-name="ce26">
            <text:p>67</text:p>
          </table:table-cell>
          <table:table-cell office:value-type="string" table:style-name="ce39">
            <text:p><text:a xlink:href="https://doi.org/10.1016%2Fj.cropro.2014.09.015">https://doi.org/10.1016%2Fj.cropro.2014.09.015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Crop Protection</text:p>
          </table:table-cell>
          <table:table-cell office:value-type="string" table:style-name="ce24">
            <text:p>Crop Prot</text:p>
          </table:table-cell>
          <table:table-cell office:value-type="float" office:value="2016" table:style-name="ce24">
            <text:p>2016</text:p>
          </table:table-cell>
          <table:table-cell office:value-type="float" office:value="117" table:style-name="ce24">
            <text:p>117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16/j.cropro.2015.10.019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nStat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Mugisa_2016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I.O. Mugisa, J. Karungi, B. Akello, M.K.N. Ochwo-Ssemakula, M. Biruma, D.K. Okello, G. Otim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17--123</text:p>
          </table:table-cell>
          <table:table-cell office:value-type="string" table:style-name="ce24">
            <text:p>Elsevier {BV}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Determinants of groundnut rosette virus disease occurrence in {Uganda}</text:p>
          </table:table-cell>
          <table:table-cell office:value-type="string" table:style-name="ce24">
            <text:p>NA</text:p>
          </table:table-cell>
          <table:table-cell office:value-type="float" office:value="79" table:style-name="ce26">
            <text:p>79</text:p>
          </table:table-cell>
          <table:table-cell office:value-type="string" table:style-name="ce39">
            <text:p><text:a xlink:href="https://doi.org/10.1016%2Fj.cropro.2015.10.019">https://doi.org/10.1016%2Fj.cropro.2015.10.019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Crop Protection</text:p>
          </table:table-cell>
          <table:table-cell office:value-type="string" table:style-name="ce40">
            <text:p>Crop Prot</text:p>
          </table:table-cell>
          <table:table-cell office:value-type="float" office:value="2013" table:style-name="ce40">
            <text:p>2013</text:p>
          </table:table-cell>
          <table:table-cell office:value-type="float" office:value="82" table:style-name="ce40">
            <text:p>82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16/j.cropro.2012.09.001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, OriginPro, Canoco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Veromann_2013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Eve Veromann, Merje Toome, Astrid Kännaste, Riina Kaasik, Lucian Copolovici, Jaak Flink, Gabriella Kov{\\'{a}}cs, Lea Narits, Anne Luik, Ülo Niinemet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79--88</text:p>
          </table:table-cell>
          <table:table-cell office:value-type="string" table:style-name="ce40">
            <text:p>Elsevier {BV}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Effects of nitrogen fertilization on insect pests, their parasitoids, plant diseases and volatile organic compounds in \textit{{Brassica napus}}</text:p>
          </table:table-cell>
          <table:table-cell office:value-type="string" table:style-name="ce40">
            <text:p>NA</text:p>
          </table:table-cell>
          <table:table-cell office:value-type="float" office:value="43" table:style-name="ce45">
            <text:p>43</text:p>
          </table:table-cell>
          <table:table-cell office:value-type="string" table:style-name="ce46">
            <text:p><text:a xlink:href="https://doi.org/10.1016%2Fj.cropro.2012.09.001">https://doi.org/10.1016%2Fj.cropro.2012.09.001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Crop Protection</text:p>
          </table:table-cell>
          <table:table-cell office:value-type="string" table:style-name="ce40">
            <text:p>Crop Prot</text:p>
          </table:table-cell>
          <table:table-cell office:value-type="float" office:value="2014" table:style-name="ce40">
            <text:p>2014</text:p>
          </table:table-cell>
          <table:table-cell office:value-type="float" office:value="8" table:style-name="ce40">
            <text:p>8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16/j.cropro.2013.10.002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1" table:style-name="ce41">
            <text:p>1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tatistica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Collange_2014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{\\'{e}}atrice Collange, Mireille Navarrete, Fran{\\c{c}}oise Montfort, Thierry Mateille, Johannes Tavoillot, Bernard Martiny, Marc Tchamitchian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7--15</text:p>
          </table:table-cell>
          <table:table-cell office:value-type="string" table:style-name="ce40">
            <text:p>Elsevier {BV}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Alternative cropping systems can have contrasting effects on various soil-borne diseases: Relevance of a systemic analysis in vegetable cropping systems</text:p>
          </table:table-cell>
          <table:table-cell office:value-type="string" table:style-name="ce40">
            <text:p>NA</text:p>
          </table:table-cell>
          <table:table-cell office:value-type="float" office:value="55" table:style-name="ce45">
            <text:p>55</text:p>
          </table:table-cell>
          <table:table-cell office:value-type="string" table:style-name="ce46">
            <text:p><text:a xlink:href="https://doi.org/10.1016%2Fj.cropro.2013.10.002">https://doi.org/10.1016%2Fj.cropro.2013.10.002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Crop Protection</text:p>
          </table:table-cell>
          <table:table-cell office:value-type="string" table:style-name="ce40">
            <text:p>Crop Prot</text:p>
          </table:table-cell>
          <table:table-cell office:value-type="float" office:value="2017" table:style-name="ce40">
            <text:p>2017</text:p>
          </table:table-cell>
          <table:table-cell office:value-type="float" office:value="8" table:style-name="ce40">
            <text:p>8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16/j.cropro.2016.09.012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Oligo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5">
          <table:table-cell office:value-type="string" table:style-name="ce40">
            <text:p>Crop Protection</text:p>
          </table:table-cell>
          <table:table-cell office:value-type="string" table:style-name="ce40">
            <text:p>Crop Prot</text:p>
          </table:table-cell>
          <table:table-cell office:value-type="float" office:value="2017" table:style-name="ce40">
            <text:p>2017</text:p>
          </table:table-cell>
          <table:table-cell office:value-type="float" office:value="127" table:style-name="ce40">
            <text:p>127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16/j.cropro.2016.10.011</text:p>
          </table:table-cell>
          <table:table-cell office:value-type="string" table:style-name="ce40">
            <text:p>Original random paper was not plant pathology, next suitable paper chosen</text:p>
            <text:p/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3" table:style-name="ce41">
            <text:p>3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R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Sofie Landschoot and Jasper Carrette and Michiel Vandecasteele and Bernard De Baets and Monica Höfte and Kris Audenaert and Geert Haesaert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49--59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Boscalid-resistance in \textit{{Alternaria} alternata} and \textit{{Alternaria} solani} populations: {An} emerging problem in {Europe}</text:p>
          </table:table-cell>
          <table:table-cell office:value-type="string" table:style-name="ce40">
            <text:p>NA</text:p>
          </table:table-cell>
          <table:table-cell office:value-type="float" office:value="92" table:style-name="ce45">
            <text:p>92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Crop Protection</text:p>
          </table:table-cell>
          <table:table-cell office:value-type="string" table:style-name="ce40">
            <text:p>Crop Prot</text:p>
          </table:table-cell>
          <table:table-cell office:value-type="float" office:value="2017" table:style-name="ce40">
            <text:p>2017</text:p>
          </table:table-cell>
          <table:table-cell office:value-type="float" office:value="131" table:style-name="ce40">
            <text:p>131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16/j.cropro.2016.11.028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atlab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Crop Protection</text:p>
          </table:table-cell>
          <table:table-cell office:value-type="string" table:style-name="ce29">
            <text:p>Crop Prot</text:p>
          </table:table-cell>
          <table:table-cell office:value-type="float" office:value="2018" table:style-name="ce30">
            <text:p>2018</text:p>
          </table:table-cell>
          <table:table-cell office:value-type="float" office:value="115" table:style-name="ce30">
            <text:p>115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16/j.cropro.2017.10.001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XLSTAT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Crop Protection</text:p>
          </table:table-cell>
          <table:table-cell office:value-type="string" table:style-name="ce29">
            <text:p>Crop Prot</text:p>
          </table:table-cell>
          <table:table-cell office:value-type="float" office:value="2017" table:style-name="ce30">
            <text:p>2017</text:p>
          </table:table-cell>
          <table:table-cell office:value-type="float" office:value="150" table:style-name="ce30">
            <text:p>150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16/j.cropro.2016.10.012</text:p>
          </table:table-cell>
          <table:table-cell office:value-type="string" table:style-name="ce28">
            <text:p>Original random page number article not applicable, selected first prior article that was plant pathology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Infostat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Crop Protection</text:p>
          </table:table-cell>
          <table:table-cell office:value-type="string" table:style-name="ce33">
            <text:p>Crop Prot</text:p>
          </table:table-cell>
          <table:table-cell office:value-type="float" office:value="2012" table:style-name="ce33">
            <text:p>2012</text:p>
          </table:table-cell>
          <table:table-cell office:value-type="float" office:value="61" table:style-name="ce33">
            <text:p>61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16/j.cropro.2011.09.010</text:p>
          </table:table-cell>
          <table:table-cell office:value-type="string" table:style-name="ce33">
            <text:p>Original random page number is review, next sequential article selected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6">
            <text:p>Applied</text:p>
          </table:table-cell>
          <table:table-cell office:value-type="boolean" office:boolean-value="false" table:formula="of:=FALSE()" table:style-name="ce36">
            <text:p>FALSE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Statistica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Mouen_Bedimo_2012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J.A. Mouen Bedimo, C. Cilas, J.L. Nott{\\'{e}}ghem, D. Bieysse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25--131</text:p>
          </table:table-cell>
          <table:table-cell office:value-type="string" table:style-name="ce33">
            <text:p>Elsevier {BV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Effect of temperatures and rainfall variations on the development of coffee berry disease caused by \textit{{Colletotrichum kahawae}}</text:p>
          </table:table-cell>
          <table:table-cell office:value-type="string" table:style-name="ce33">
            <text:p>NA</text:p>
          </table:table-cell>
          <table:table-cell office:value-type="float" office:value="31" table:style-name="ce37">
            <text:p>31</text:p>
          </table:table-cell>
          <table:table-cell office:value-type="string" table:style-name="ce47">
            <text:p><text:a xlink:href="https://doi.org/10.1016%2Fj.cropro.2011.09.010">https://doi.org/10.1016%2Fj.cropro.2011.09.010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European Journal of Plant Pathology</text:p>
          </table:table-cell>
          <table:table-cell office:value-type="string" table:style-name="ce24">
            <text:p>Eur J Plant Pathol</text:p>
          </table:table-cell>
          <table:table-cell office:value-type="float" office:value="2013" table:style-name="ce24">
            <text:p>2013</text:p>
          </table:table-cell>
          <table:table-cell office:value-type="float" office:value="58" table:style-name="ce24">
            <text:p>58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07/s10658-012-0064-8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BLAST, LaserGene, PHYLIP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Shunwen Lu, Michael C. Edwards, Timothy L. Friesen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49--65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Genetic variation of single nucleotide polymorphisms identified at the mating type locus correlates with form-specific disease phenotype in the barley net blotch fungus \textit{{Pyrenophora teres}}</text:p>
          </table:table-cell>
          <table:table-cell office:value-type="string" table:style-name="ce24">
            <text:p>NA</text:p>
          </table:table-cell>
          <table:table-cell office:value-type="float" office:value="135" table:style-name="ce26">
            <text:p>135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European Journal of Plant Pathology</text:p>
          </table:table-cell>
          <table:table-cell office:value-type="string" table:style-name="ce24">
            <text:p>Eur J Plant Pathol</text:p>
          </table:table-cell>
          <table:table-cell office:value-type="float" office:value="2016" table:style-name="ce24">
            <text:p>2016</text:p>
          </table:table-cell>
          <table:table-cell office:value-type="float" office:value="20" table:style-name="ce24">
            <text:p>20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07/s10658-015-0740-6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pDRAW32, SPSS, MEG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M. Vasić, N. Duduk, I. Vico, D. rančić, V. Pajić, D. Backhous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5--30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Comparative study of \textit{{Monilinia fructigena}} and \textit{{Monilia polystroma}} on morphological features, {RFLP} analysis, pathogenicity and histopathology</text:p>
          </table:table-cell>
          <table:table-cell office:value-type="string" table:style-name="ce24">
            <text:p>NA</text:p>
          </table:table-cell>
          <table:table-cell office:value-type="float" office:value="144" table:style-name="ce26">
            <text:p>144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European Journal of Plant Pathology</text:p>
          </table:table-cell>
          <table:table-cell office:value-type="string" table:style-name="ce24">
            <text:p>Eur J Plant Pathol</text:p>
          </table:table-cell>
          <table:table-cell office:value-type="float" office:value="2012" table:style-name="ce24">
            <text:p>2012</text:p>
          </table:table-cell>
          <table:table-cell office:value-type="float" office:value="54" table:style-name="ce24">
            <text:p>54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07/s10658-011-9847-6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tatgraphics XVI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Polona Strajnar, Saša Širca, Gregor Urek, Helena Šircelj, Peter Železnik, Dominik Vodnik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49--57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Effect of \textit{{Meloidogyne ethiopica}} parasitism on water management and physiological stress in tomato</text:p>
          </table:table-cell>
          <table:table-cell office:value-type="string" table:style-name="ce24">
            <text:p>NA</text:p>
          </table:table-cell>
          <table:table-cell office:value-type="float" office:value="132" table:style-name="ce26">
            <text:p>13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European Journal of Plant Pathology</text:p>
          </table:table-cell>
          <table:table-cell office:value-type="string" table:style-name="ce40">
            <text:p>Eur J Plant Pathol</text:p>
          </table:table-cell>
          <table:table-cell office:value-type="float" office:value="2015" table:style-name="ce40">
            <text:p>2015</text:p>
          </table:table-cell>
          <table:table-cell office:value-type="float" office:value="81" table:style-name="ce40">
            <text:p>81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10658-014-0525-3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3" table:style-name="ce41">
            <text:p>3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SPSS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Papaioannou_2015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Ioannis A. Papaioannou, Milton A.Typa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71-82</text:p>
          </table:table-cell>
          <table:table-cell office:value-type="string" table:style-name="ce40">
            <text:p>Springer Nature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Barrage formation is independent from heterokaryon incompatibility in \textit{{Verticillium dahliae}}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European Journal of Plant Pathology</text:p>
          </table:table-cell>
          <table:table-cell office:value-type="string" table:style-name="ce40">
            <text:p>Eur J Plant Pathol</text:p>
          </table:table-cell>
          <table:table-cell office:value-type="float" office:value="2013" table:style-name="ce40">
            <text:p>2013</text:p>
          </table:table-cell>
          <table:table-cell office:value-type="float" office:value="63" table:style-name="ce40">
            <text:p>63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10658-012-0065-7</text:p>
          </table:table-cell>
          <table:table-cell office:value-type="string" table:style-name="ce40">
            <text:p>Original random page number included in previous article. Next sequential article selected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3" table:style-name="ce41">
            <text:p>3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EGA, PAST, R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Torrez-Calzada_2013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Claudia Torres-Calzada, Raul Tapia-Tussell, Inocencio Higuera-Ciapara, Daisy Perez-Brito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float" office:value="1" table:style-name="ce43">
            <text:p>1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67-79</text:p>
          </table:table-cell>
          <table:table-cell office:value-type="string" table:style-name="ce40">
            <text:p>Springer Nature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Morphological, pathological and genetic diversity of \textit{{Colletotrichum}} species responsible for anthracnose in papaya (\textit{{Carica papaya}} L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European Journal of Plant Pathology</text:p>
          </table:table-cell>
          <table:table-cell office:value-type="string" table:style-name="ce40">
            <text:p>Eur J Plant Pathol</text:p>
          </table:table-cell>
          <table:table-cell office:value-type="float" office:value="2013" table:style-name="ce40">
            <text:p>2013</text:p>
          </table:table-cell>
          <table:table-cell office:value-type="float" office:value="21" table:style-name="ce40">
            <text:p>21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10658-012-0034-1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EGA, RNAviz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Cao_2013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Mengji Cao, Huanan Su, Sagheer Atta, Xuefeng Wang, Qiong Wu, Zhongan Li, Changyong Zhou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float" office:value="1" table:style-name="ce43">
            <text:p>1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11--21</text:p>
          </table:table-cell>
          <table:table-cell office:value-type="string" table:style-name="ce40">
            <text:p>Springer Nature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Molecular characterization and phylogenetic analysis of Citrus viroid V isolates from Pakistan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European Journal of Plant Pathology</text:p>
          </table:table-cell>
          <table:table-cell office:value-type="string" table:style-name="ce40">
            <text:p>Eur J Plant Pathol</text:p>
          </table:table-cell>
          <table:table-cell office:value-type="float" office:value="2018" table:style-name="ce40">
            <text:p>2018</text:p>
          </table:table-cell>
          <table:table-cell office:value-type="float" office:value="127" table:style-name="ce40">
            <text:p>127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10658-018-1458-z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3" table:style-name="ce41">
            <text:p>3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R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European Journal of Plant Pathology</text:p>
          </table:table-cell>
          <table:table-cell office:value-type="string" table:style-name="ce29">
            <text:p>Eur J Plant Pathol</text:p>
          </table:table-cell>
          <table:table-cell office:value-type="float" office:value="2017" table:style-name="ce30">
            <text:p>2017</text:p>
          </table:table-cell>
          <table:table-cell office:value-type="float" office:value="52" table:style-name="ce30">
            <text:p>52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07/s10658-016-0979-6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1" table:style-name="ce31">
            <text:p>1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SPSS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European Journal of Plant Pathology</text:p>
          </table:table-cell>
          <table:table-cell office:value-type="string" table:style-name="ce29">
            <text:p>Eur J Plant Pathol</text:p>
          </table:table-cell>
          <table:table-cell office:value-type="float" office:value="2017" table:style-name="ce30">
            <text:p>2017</text:p>
          </table:table-cell>
          <table:table-cell office:value-type="float" office:value="102" table:style-name="ce30">
            <text:p>102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07/s10658-016-0983-x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DPS Data Processing System, PeptideMass, SMART, SignalP, PSIPRED, Swiss-model, Clustal X, MEG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European Journal of Plant Pathology</text:p>
          </table:table-cell>
          <table:table-cell office:value-type="string" table:style-name="ce33">
            <text:p>Eur J Plant Pathol</text:p>
          </table:table-cell>
          <table:table-cell office:value-type="float" office:value="2013" table:style-name="ce33">
            <text:p>2013</text:p>
          </table:table-cell>
          <table:table-cell office:value-type="float" office:value="108" table:style-name="ce33">
            <text:p>108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07/s10658-012-0069-3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6">
            <text:p>Applied</text:p>
          </table:table-cell>
          <table:table-cell office:value-type="boolean" office:boolean-value="false" table:formula="of:=FALSE()" table:style-name="ce36">
            <text:p>FALSE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RIDA® SOFT Win software, Infostat 2007 software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05--113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Phenylpropanoids from maize pericarp: resistance factors to kernel infection and fumonisin accumulation by \textit{{Fusarium verticillioides}}</text:p>
          </table:table-cell>
          <table:table-cell office:value-type="string" table:style-name="ce33">
            <text:p>NA</text:p>
          </table:table-cell>
          <table:table-cell office:value-type="float" office:value="135" table:style-name="ce37">
            <text:p>135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2">
          <table:table-cell office:value-type="string" table:style-name="ce33">
            <text:p>European Journal of Plant Pathology</text:p>
          </table:table-cell>
          <table:table-cell office:value-type="string" table:style-name="ce33">
            <text:p>Eur J Plant Pathol</text:p>
          </table:table-cell>
          <table:table-cell office:value-type="float" office:value="2014" table:style-name="ce33">
            <text:p>2014</text:p>
          </table:table-cell>
          <table:table-cell office:value-type="float" office:value="150" table:style-name="ce33">
            <text:p>150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07/s10658-013-0315-3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oct</text:p>
          </table:table-cell>
          <table:table-cell office:value-type="string" table:style-name="ce33">
            <text:p>NA</text:p>
          </table:table-cell>
          <table:table-cell office:value-type="float" office:value="10" table:style-name="ce35">
            <text:p>10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543--155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Production and secretion of naphthoquinones is mediated by the MFS transporter {MFS1} in the entomopathogenic fungus \textit{{Ophiocordyceps}} sp. {BCC1869}</text:p>
            <text:p/>
          </table:table-cell>
          <table:table-cell office:value-type="string" table:style-name="ce33">
            <text:p>NA</text:p>
          </table:table-cell>
          <table:table-cell office:value-type="float" office:value="31" table:style-name="ce37">
            <text:p>31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Forest Pathology</text:p>
          </table:table-cell>
          <table:table-cell office:value-type="string" table:style-name="ce24">
            <text:p>Forest Pathol</text:p>
          </table:table-cell>
          <table:table-cell office:value-type="float" office:value="2013" table:style-name="ce24">
            <text:p>2013</text:p>
          </table:table-cell>
          <table:table-cell office:value-type="float" office:value="144" table:style-name="ce24">
            <text:p>144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11/efp.1201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NSITE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D.-D. Wang, X.-Y. Cheng, Y.-S. Wang, H.-Y. Pan, B.-Y. Xi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apr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44--15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Characterization and expression of daf-9 and daf-12 genes in the pinewood nematode, {\textit{Bursaphelenchus xylophilus}}</text:p>
          </table:table-cell>
          <table:table-cell office:value-type="string" table:style-name="ce24">
            <text:p>NA</text:p>
          </table:table-cell>
          <table:table-cell office:value-type="float" office:value="43" table:style-name="ce26">
            <text:p>43</text:p>
          </table:table-cell>
          <table:table-cell office:value-type="string" table:style-name="ce39">
            <text:p><text:a xlink:href="http://onlinelibrary.wiley.com/doi/10.1111/efp.12011/abstract;jsessionid=48EB789249EDE417AC467BBEF877C6E6.f02t02">http://onlinelibrary.wiley.com/doi/10.1111/efp.12011/abstract;jsessionid=48EB789249EDE417AC467BBEF877C6E6.f02t02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Forest Pathology</text:p>
          </table:table-cell>
          <table:table-cell office:value-type="string" table:style-name="ce24">
            <text:p>Forest Pathol</text:p>
          </table:table-cell>
          <table:table-cell office:value-type="float" office:value="2014" table:style-name="ce24">
            <text:p>2014</text:p>
          </table:table-cell>
          <table:table-cell office:value-type="float" office:value="125" table:style-name="ce24">
            <text:p>125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11/efp.12076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pplied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MAFFT, MEGA, PAUP, SA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J. Roux, H. Solheim, G. Kamgan Nkuekam, M. J. Wingfield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apr</text:p>
          </table:table-cell>
          <table:table-cell office:value-type="string" table:style-name="ce24">
            <text:p>NA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24--130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\textit{{Sporendocladia bactrospora}} associated with wounds on native broadleaved trees in {Norway} and {Sweden}</text:p>
          </table:table-cell>
          <table:table-cell office:value-type="string" table:style-name="ce24">
            <text:p>NA</text:p>
          </table:table-cell>
          <table:table-cell office:value-type="float" office:value="44" table:style-name="ce26">
            <text:p>44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Forest Pathology</text:p>
          </table:table-cell>
          <table:table-cell office:value-type="string" table:style-name="ce24">
            <text:p>Forest Pathol</text:p>
          </table:table-cell>
          <table:table-cell office:value-type="float" office:value="2015" table:style-name="ce24">
            <text:p>2015</text:p>
          </table:table-cell>
          <table:table-cell office:value-type="float" office:value="114" table:style-name="ce24">
            <text:p>114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11/efp.12134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, Exce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Forest Pathology</text:p>
          </table:table-cell>
          <table:table-cell office:value-type="string" table:style-name="ce24">
            <text:p>Forest Pathol</text:p>
          </table:table-cell>
          <table:table-cell office:value-type="float" office:value="2012" table:style-name="ce24">
            <text:p>2012</text:p>
          </table:table-cell>
          <table:table-cell office:value-type="float" office:value="142" table:style-name="ce24">
            <text:p>142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11/j.1439-0329.2011.00729.x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J. F. Webber, A. M. Vettraino, T. T. Chang, S.E. Bellgard, C. M. Brasier, A. Vannini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36--143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Isolation of {\textit{Phytophthora lateralis}} from {\textit{Chamaecyparis}} foliage in Taiwan</text:p>
          </table:table-cell>
          <table:table-cell office:value-type="string" table:style-name="ce24">
            <text:p>NA</text:p>
          </table:table-cell>
          <table:table-cell office:value-type="float" office:value="42" table:style-name="ce26">
            <text:p>4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Forest Pathology</text:p>
          </table:table-cell>
          <table:table-cell office:value-type="string" table:style-name="ce40">
            <text:p>Forest Pathol</text:p>
          </table:table-cell>
          <table:table-cell office:value-type="float" office:value="2014" table:style-name="ce40">
            <text:p>2014</text:p>
          </table:table-cell>
          <table:table-cell office:value-type="float" office:value="143" table:style-name="ce40">
            <text:p>143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efp.12078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CODONCODE ALIGNER, WEBSAT, PRIMER3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Forest Pathology</text:p>
          </table:table-cell>
          <table:table-cell office:value-type="string" table:style-name="ce40">
            <text:p>Forest Pathol</text:p>
          </table:table-cell>
          <table:table-cell office:value-type="float" office:value="2016" table:style-name="ce40">
            <text:p>2016</text:p>
          </table:table-cell>
          <table:table-cell office:value-type="float" office:value="146" table:style-name="ce40">
            <text:p>146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efp.12239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1" table:style-name="ce41">
            <text:p>1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GenBank, PhytophthoraDB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Forest Pathology</text:p>
          </table:table-cell>
          <table:table-cell office:value-type="string" table:style-name="ce40">
            <text:p>Forest Pathol</text:p>
          </table:table-cell>
          <table:table-cell office:value-type="float" office:value="2017" table:style-name="ce40">
            <text:p>2017</text:p>
          </table:table-cell>
          <table:table-cell office:value-type="float" office:value="22" table:style-name="ce40">
            <text:p>22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efp.12288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3" table:style-name="ce41">
            <text:p>3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Forest Pathology</text:p>
          </table:table-cell>
          <table:table-cell office:value-type="string" table:style-name="ce40">
            <text:p>Forest Pathol</text:p>
          </table:table-cell>
          <table:table-cell office:value-type="float" office:value="2018" table:style-name="ce40">
            <text:p>2018</text:p>
          </table:table-cell>
          <table:table-cell office:value-type="float" office:value="58" table:style-name="ce40">
            <text:p>58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efp.12375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EG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Forest Pathology</text:p>
          </table:table-cell>
          <table:table-cell office:value-type="string" table:style-name="ce40">
            <text:p>Forest Pathol</text:p>
          </table:table-cell>
          <table:table-cell office:value-type="float" office:value="2018" table:style-name="ce40">
            <text:p>2018</text:p>
          </table:table-cell>
          <table:table-cell office:value-type="float" office:value="62" table:style-name="ce40">
            <text:p>62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efp.12376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Forest Pathology</text:p>
          </table:table-cell>
          <table:table-cell office:value-type="string" table:style-name="ce40">
            <text:p>Forest Pathol</text:p>
          </table:table-cell>
          <table:table-cell office:value-type="float" office:value="2012" table:style-name="ce40">
            <text:p>2012</text:p>
          </table:table-cell>
          <table:table-cell office:value-type="float" office:value="76" table:style-name="ce40">
            <text:p>76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j.1439-0329.2010.00710.x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GenStat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Forest Pathology</text:p>
          </table:table-cell>
          <table:table-cell office:value-type="string" table:style-name="ce40">
            <text:p>Forest Pathol</text:p>
          </table:table-cell>
          <table:table-cell office:value-type="float" office:value="2012" table:style-name="ce40">
            <text:p>2012</text:p>
          </table:table-cell>
          <table:table-cell office:value-type="float" office:value="79" table:style-name="ce40">
            <text:p>79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j.1439-0329.2011.00712.x</text:p>
          </table:table-cell>
          <table:table-cell office:value-type="string" table:style-name="ce40">
            <text:p>Original random page number included in previous article. Next sequential article selected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Quantity One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Forest Pathology</text:p>
          </table:table-cell>
          <table:table-cell office:value-type="string" table:style-name="ce29">
            <text:p>Forest Pathol</text:p>
          </table:table-cell>
          <table:table-cell office:value-type="float" office:value="2017" table:style-name="ce30">
            <text:p>2017</text:p>
          </table:table-cell>
          <table:table-cell office:value-type="float" office:value="74" table:style-name="ce30">
            <text:p>74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111/efp.12301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Forest Pathology</text:p>
          </table:table-cell>
          <table:table-cell office:value-type="string" table:style-name="ce29">
            <text:p>Forest Pathol</text:p>
          </table:table-cell>
          <table:table-cell office:value-type="float" office:value="2017" table:style-name="ce30">
            <text:p>2017</text:p>
          </table:table-cell>
          <table:table-cell office:value-type="float" office:value="130" table:style-name="ce30">
            <text:p>130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111/efp.12313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Fundamental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1" table:style-name="ce31">
            <text:p>1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R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Forest Pathology</text:p>
          </table:table-cell>
          <table:table-cell office:value-type="string" table:style-name="ce33">
            <text:p>Forest Pathol</text:p>
          </table:table-cell>
          <table:table-cell office:value-type="float" office:value="2016" table:style-name="ce33">
            <text:p>2016</text:p>
          </table:table-cell>
          <table:table-cell office:value-type="float" office:value="150" table:style-name="ce33">
            <text:p>150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111/efp.12263</text:p>
          </table:table-cell>
          <table:table-cell office:value-type="string" table:style-name="ce33">
            <text:p>Original random page number included in previous article. Next sequential article selected</text:p>
          </table:table-cell>
          <table:table-cell office:value-type="string" table:style-name="ce35">
            <text:p>BOTH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bowtie, samtools, GenAlEx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Kim_2016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M.-S. Kim, P. A. Hohenlohe, K.-H. Kim, S.-T. Seo, N. B. Klopfenstein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M. Hale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feb</text:p>
          </table:table-cell>
          <table:table-cell office:value-type="string" table:style-name="ce33">
            <text:p>NA</text:p>
          </table:table-cell>
          <table:table-cell office:value-type="float" office:value="2" table:style-name="ce35">
            <text:p>2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64--167</text:p>
          </table:table-cell>
          <table:table-cell office:value-type="string" table:style-name="ce33">
            <text:p>Wiley-Blackwe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Genetic diversity and population structure of \textit{{Raffaelea quercus-mongolicae}}, a fungus associated with oak mortality in South Korea</text:p>
          </table:table-cell>
          <table:table-cell office:value-type="string" table:style-name="ce33">
            <text:p>NA</text:p>
          </table:table-cell>
          <table:table-cell office:value-type="float" office:value="46" table:style-name="ce37">
            <text:p>46</text:p>
          </table:table-cell>
          <table:table-cell office:value-type="string" table:style-name="ce47">
            <text:p><text:a xlink:href="https://doi.org/10.1111%2Fefp.12263">https://doi.org/10.1111%2Fefp.12263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Journal of General Plant Pathology</text:p>
          </table:table-cell>
          <table:table-cell office:value-type="string" table:style-name="ce24">
            <text:p>J Plant Pathol</text:p>
          </table:table-cell>
          <table:table-cell office:value-type="float" office:value="2012" table:style-name="ce24">
            <text:p>2012</text:p>
          </table:table-cell>
          <table:table-cell office:value-type="float" office:value="99" table:style-name="ce24">
            <text:p>99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07/s10327-012-0367-9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Applied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Yamamoto_201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Jun Yamamoto, Kazuaki Tanaka, Nobuaki Ohtaka, Toyozo Sato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feb</text:p>
          </table:table-cell>
          <table:table-cell office:value-type="string" table:style-name="ce24">
            <text:p>NA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99--105</text:p>
          </table:table-cell>
          <table:table-cell office:value-type="string" table:style-name="ce24">
            <text:p>Springer Natur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Black leaf spot of Japanese persimmon ({\textit{Diospyros kaki}}, a new disease caused by {\textit{Adisciso kaki}} sp. {\textit{nov.}}</text:p>
          </table:table-cell>
          <table:table-cell office:value-type="string" table:style-name="ce24">
            <text:p>NA</text:p>
          </table:table-cell>
          <table:table-cell office:value-type="float" office:value="78" table:style-name="ce26">
            <text:p>78</text:p>
          </table:table-cell>
          <table:table-cell office:value-type="string" table:style-name="ce39">
            <text:p><text:a xlink:href="https://doi.org/10.1007%2Fs10327-012-0367-9">https://doi.org/10.1007%2Fs10327-012-0367-9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Journal of General Plant Pathology</text:p>
          </table:table-cell>
          <table:table-cell office:value-type="string" table:style-name="ce24">
            <text:p>J Plant Pathol</text:p>
          </table:table-cell>
          <table:table-cell office:value-type="float" office:value="2013" table:style-name="ce24">
            <text:p>2013</text:p>
          </table:table-cell>
          <table:table-cell office:value-type="float" office:value="50" table:style-name="ce24">
            <text:p>50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07/s10327-012-0416-4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Journal of General Plant Pathology</text:p>
          </table:table-cell>
          <table:table-cell office:value-type="string" table:style-name="ce24">
            <text:p>J Plant Pathol</text:p>
          </table:table-cell>
          <table:table-cell office:value-type="float" office:value="2016" table:style-name="ce24">
            <text:p>2016</text:p>
          </table:table-cell>
          <table:table-cell office:value-type="float" office:value="52" table:style-name="ce24">
            <text:p>52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07/s10327-015-0633-8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Applied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R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Ryo Shukunami, Yutaka Iwamoto, Shinji Sugiura, Kentaro Ikeda, Hitohsi Nakayashiki, Kenichi Iked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51--56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Field method to monitor the mycoparasitic fungus \textit{{Coniothyrium minitans}}</text:p>
          </table:table-cell>
          <table:table-cell office:value-type="string" table:style-name="ce24">
            <text:p>NA</text:p>
          </table:table-cell>
          <table:table-cell office:value-type="float" office:value="82" table:style-name="ce26">
            <text:p>8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Journal of General Plant Pathology</text:p>
          </table:table-cell>
          <table:table-cell office:value-type="string" table:style-name="ce24">
            <text:p>J Plant Pathol</text:p>
          </table:table-cell>
          <table:table-cell office:value-type="float" office:value="2012" table:style-name="ce24">
            <text:p>2012</text:p>
          </table:table-cell>
          <table:table-cell office:value-type="float" office:value="132" table:style-name="ce24">
            <text:p>132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07/s10327-012-0360-3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Fundamental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Ido_201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Yukari Ido, Kenji S. Nakahara, Ichiro Uyed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27--132</text:p>
          </table:table-cell>
          <table:table-cell office:value-type="string" table:style-name="ce24">
            <text:p>Springer Natur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White clover mosaic virus-induced gene silencing in pea</text:p>
          </table:table-cell>
          <table:table-cell office:value-type="string" table:style-name="ce24">
            <text:p>NA</text:p>
          </table:table-cell>
          <table:table-cell office:value-type="float" office:value="78" table:style-name="ce26">
            <text:p>78</text:p>
          </table:table-cell>
          <table:table-cell office:value-type="string" table:style-name="ce39">
            <text:p><text:a xlink:href="https://doi.org/10.1007%2Fs10327-012-0360-3">https://doi.org/10.1007%2Fs10327-012-0360-3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Journal of General Plant Pathology</text:p>
          </table:table-cell>
          <table:table-cell office:value-type="string" table:style-name="ce24">
            <text:p>J Plant Pathol</text:p>
          </table:table-cell>
          <table:table-cell office:value-type="float" office:value="2013" table:style-name="ce24">
            <text:p>2013</text:p>
          </table:table-cell>
          <table:table-cell office:value-type="float" office:value="99" table:style-name="ce24">
            <text:p>99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07/s10327-013-0428-8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Fgenesh, SignalP, Protcomp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Zhang_2013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Hong-yan Zhang, Dong-yang He, Teerapong Kasetsomboon, Heng Zhou, Ping Li, Xiang-long Li, Chatchawan Jantasuriyarat, Bo Zhou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feb</text:p>
          </table:table-cell>
          <table:table-cell office:value-type="string" table:style-name="ce24">
            <text:p>NA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96--104</text:p>
          </table:table-cell>
          <table:table-cell office:value-type="string" table:style-name="ce24">
            <text:p>Springer Natur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Analysis of selected singleton transposable elements ({SSTEs} and their application for the development of land {PATE} markers in Magnaporthe oryzae</text:p>
          </table:table-cell>
          <table:table-cell office:value-type="string" table:style-name="ce24">
            <text:p>NA</text:p>
          </table:table-cell>
          <table:table-cell office:value-type="float" office:value="79" table:style-name="ce26">
            <text:p>79</text:p>
          </table:table-cell>
          <table:table-cell office:value-type="string" table:style-name="ce39">
            <text:p><text:a xlink:href="https://doi.org/10.1007%2Fs10327-013-0428-8">https://doi.org/10.1007%2Fs10327-013-0428-8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Journal of General Plant Pathology</text:p>
          </table:table-cell>
          <table:table-cell office:value-type="string" table:style-name="ce40">
            <text:p>J Plant Pathol</text:p>
          </table:table-cell>
          <table:table-cell office:value-type="float" office:value="2012" table:style-name="ce40">
            <text:p>2012</text:p>
          </table:table-cell>
          <table:table-cell office:value-type="float" office:value="141" table:style-name="ce40">
            <text:p>141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10327-012-0363-0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EGA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Tashiro_2012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obuya Tashiro, Kayo Manabe, Youichi Ide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feb</text:p>
          </table:table-cell>
          <table:table-cell office:value-type="string" table:style-name="ce40">
            <text:p>NA</text:p>
          </table:table-cell>
          <table:table-cell office:value-type="float" office:value="2" table:style-name="ce43">
            <text:p>2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140--144</text:p>
          </table:table-cell>
          <table:table-cell office:value-type="string" table:style-name="ce40">
            <text:p>Springer Nature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First report of whisker mold, a postharvest disease on citrus caused by \textit{{Penicillium ulaiense}} (in {Japan}</text:p>
          </table:table-cell>
          <table:table-cell office:value-type="string" table:style-name="ce40">
            <text:p>NA</text:p>
          </table:table-cell>
          <table:table-cell office:value-type="float" office:value="78" table:style-name="ce45">
            <text:p>78</text:p>
          </table:table-cell>
          <table:table-cell office:value-type="string" table:style-name="ce46">
            <text:p><text:a xlink:href="https://doi.org/10.1007%2Fs10327-012-0363-0">https://doi.org/10.1007%2Fs10327-012-0363-0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Journal of General Plant Pathology</text:p>
          </table:table-cell>
          <table:table-cell office:value-type="string" table:style-name="ce40">
            <text:p>J Plant Pathol</text:p>
          </table:table-cell>
          <table:table-cell office:value-type="float" office:value="2015" table:style-name="ce40">
            <text:p>2015</text:p>
          </table:table-cell>
          <table:table-cell office:value-type="float" office:value="26" table:style-name="ce40">
            <text:p>26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10327-014-0557-8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Journal of General Plant Pathology</text:p>
          </table:table-cell>
          <table:table-cell office:value-type="string" table:style-name="ce40">
            <text:p>J Plant Pathol</text:p>
          </table:table-cell>
          <table:table-cell office:value-type="float" office:value="2017" table:style-name="ce40">
            <text:p>2017</text:p>
          </table:table-cell>
          <table:table-cell office:value-type="float" office:value="53" table:style-name="ce40">
            <text:p>53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10327-016-0690-7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Journal of General Plant Pathology</text:p>
          </table:table-cell>
          <table:table-cell office:value-type="string" table:style-name="ce40">
            <text:p>J Plant Pathol</text:p>
          </table:table-cell>
          <table:table-cell office:value-type="float" office:value="2018" table:style-name="ce40">
            <text:p>2018</text:p>
          </table:table-cell>
          <table:table-cell office:value-type="float" office:value="69" table:style-name="ce40">
            <text:p>69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%2Fs10327-017-0756-1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Journal of General Plant Pathology</text:p>
          </table:table-cell>
          <table:table-cell office:value-type="string" table:style-name="ce29">
            <text:p>J Plant Pathol</text:p>
          </table:table-cell>
          <table:table-cell office:value-type="float" office:value="2017" table:style-name="ce30">
            <text:p>2017</text:p>
          </table:table-cell>
          <table:table-cell office:value-type="float" office:value="117" table:style-name="ce30">
            <text:p>117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07/s10327-017-0698-7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Fundamental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string" table:style-name="ce31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31">
            <text:p>NA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Journal of General Plant Pathology</text:p>
          </table:table-cell>
          <table:table-cell office:value-type="string" table:style-name="ce29">
            <text:p>J Plant Pathol</text:p>
          </table:table-cell>
          <table:table-cell office:value-type="float" office:value="2017" table:style-name="ce30">
            <text:p>2017</text:p>
          </table:table-cell>
          <table:table-cell office:value-type="float" office:value="99" table:style-name="ce30">
            <text:p>99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07/s10327-017-0700-4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SPSS, MEG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Journal of General Plant Pathology</text:p>
          </table:table-cell>
          <table:table-cell office:value-type="string" table:style-name="ce29">
            <text:p>J Plant Pathol</text:p>
          </table:table-cell>
          <table:table-cell office:value-type="float" office:value="2018" table:style-name="ce30">
            <text:p>2018</text:p>
          </table:table-cell>
          <table:table-cell office:value-type="float" office:value="108" table:style-name="ce30">
            <text:p>108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07/s10327-018-0765-8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4">
          <table:table-cell office:value-type="string" table:style-name="ce33">
            <text:p>Journal of General Plant Pathology</text:p>
          </table:table-cell>
          <table:table-cell office:value-type="string" table:style-name="ce33">
            <text:p>J Plant Pathol</text:p>
          </table:table-cell>
          <table:table-cell office:value-type="float" office:value="2014" table:style-name="ce33">
            <text:p>2014</text:p>
          </table:table-cell>
          <table:table-cell office:value-type="float" office:value="99" table:style-name="ce33">
            <text:p>99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07/s10327-013-0480-4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Applied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1" table:style-name="ce35">
            <text:p>1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3" table:style-name="ce35">
            <text:p>3</text:p>
          </table:table-cell>
          <table:table-cell office:value-type="string" table:style-name="ce35">
            <text:p>BLAST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99--102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Brown root rot of Russell prairie gentian caused by \textitit{{Subplenodomus drobnjacensis}}.</text:p>
          </table:table-cell>
          <table:table-cell office:value-type="string" table:style-name="ce33">
            <text:p>NA</text:p>
          </table:table-cell>
          <table:table-cell office:value-type="float" office:value="80" table:style-name="ce37">
            <text:p>80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Journal of General Plant Pathology</text:p>
          </table:table-cell>
          <table:table-cell office:value-type="string" table:style-name="ce33">
            <text:p>J Plant Pathol</text:p>
          </table:table-cell>
          <table:table-cell office:value-type="float" office:value="2014" table:style-name="ce33">
            <text:p>2014</text:p>
          </table:table-cell>
          <table:table-cell office:value-type="float" office:value="99" table:style-name="ce33">
            <text:p>99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07/s10327-013-0491-1</text:p>
          </table:table-cell>
          <table:table-cell office:value-type="string" table:style-name="ce33">
            <text:p>Random page number exact duplicate of last, next sequential article selected</text:p>
          </table:table-cell>
          <table:table-cell office:value-type="string" table:style-name="ce35">
            <text:p>BOTH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Applied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3" table:style-name="ce35">
            <text:p>3</text:p>
          </table:table-cell>
          <table:table-cell office:value-type="string" table:style-name="ce35">
            <text:p>MEGA, BLAST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Bacterial leaf blight of sweet pepper (\textit{{Capsicum annuum}} caused by \textit{{Pseudomonas cichorii}} in {Japan}</text:p>
          </table:table-cell>
          <table:table-cell office:value-type="string" table:style-name="ce33">
            <text:p>NA</text:p>
          </table:table-cell>
          <table:table-cell office:value-type="float" office:value="80" table:style-name="ce37">
            <text:p>80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Journal of General Plant Pathology</text:p>
          </table:table-cell>
          <table:table-cell office:value-type="string" table:style-name="ce33">
            <text:p>J Plant Pathol</text:p>
          </table:table-cell>
          <table:table-cell office:value-type="float" office:value="2012" table:style-name="ce33">
            <text:p>2012</text:p>
          </table:table-cell>
          <table:table-cell office:value-type="float" office:value="125" table:style-name="ce33">
            <text:p>125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07/s10327-012-0364-z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2" table:style-name="ce35">
            <text:p>2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Primer3, BLAST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Yakabe_2012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Lani E. Yakabe, M. Malendia Maccree, Padma Sudarshana, Ali E. McClean, Shane R. Parker, William P. Wechter, Gernot Presting, Mizuri Marutani-Hert, Daniel A. Kluepfe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feb</text:p>
          </table:table-cell>
          <table:table-cell office:value-type="string" table:style-name="ce33">
            <text:p>NA</text:p>
          </table:table-cell>
          <table:table-cell office:value-type="float" office:value="2" table:style-name="ce35">
            <text:p>2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21--126</text:p>
          </table:table-cell>
          <table:table-cell office:value-type="string" table:style-name="ce33">
            <text:p>Springer Nature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Novel {PCR} primers for detection of genetically diverse virulent \textit{{Agrobacterium tumefaciens}} biovar 1 strains</text:p>
          </table:table-cell>
          <table:table-cell office:value-type="string" table:style-name="ce33">
            <text:p>NA</text:p>
          </table:table-cell>
          <table:table-cell office:value-type="float" office:value="78" table:style-name="ce37">
            <text:p>78</text:p>
          </table:table-cell>
          <table:table-cell office:value-type="string" table:style-name="ce47">
            <text:p><text:a xlink:href="https://doi.org/10.1007%2Fs10327-012-0364-z">https://doi.org/10.1007%2Fs10327-012-0364-z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Journal of General Plant Pathology</text:p>
          </table:table-cell>
          <table:table-cell office:value-type="string" table:style-name="ce33">
            <text:p>J Plant Pathol</text:p>
          </table:table-cell>
          <table:table-cell office:value-type="float" office:value="2013" table:style-name="ce33">
            <text:p>2013</text:p>
          </table:table-cell>
          <table:table-cell office:value-type="float" office:value="4" table:style-name="ce33">
            <text:p>4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07/s10327-012-0405-7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Fundamental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sep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--11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The Medicago truncatula–Mycosphaerella pinodes interaction: a new pathosystem for dissecting fungal-suppressor-mediated disease susceptibility in plants</text:p>
          </table:table-cell>
          <table:table-cell office:value-type="string" table:style-name="ce33">
            <text:p>NA</text:p>
          </table:table-cell>
          <table:table-cell office:value-type="float" office:value="79" table:style-name="ce37">
            <text:p>79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Journal of General Plant Pathology</text:p>
          </table:table-cell>
          <table:table-cell office:value-type="string" table:style-name="ce33">
            <text:p>J Plant Pathol</text:p>
          </table:table-cell>
          <table:table-cell office:value-type="float" office:value="2016" table:style-name="ce33">
            <text:p>2016</text:p>
          </table:table-cell>
          <table:table-cell office:value-type="float" office:value="124" table:style-name="ce33">
            <text:p>124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07/s10327-016-0656-9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1" table:style-name="ce35">
            <text:p>1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BLAST, Clustal W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Takao_2016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Kazumi Takao, Yasunori Akagi, Takashi Tsuge, Yoshiaki Harimoto, Mikihiro Yamamoto, Motoichiro Kodam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mar</text:p>
          </table:table-cell>
          <table:table-cell office:value-type="string" table:style-name="ce33">
            <text:p>NA</text:p>
          </table:table-cell>
          <table:table-cell office:value-type="float" office:value="3" table:style-name="ce35">
            <text:p>3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21--131</text:p>
          </table:table-cell>
          <table:table-cell office:value-type="string" table:style-name="ce33">
            <text:p>Springer Nature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The global regulator {LaeA} controls biosynthesis of host-specific toxins, pathogenicity and development of Alternaria alternata pathotypes</text:p>
          </table:table-cell>
          <table:table-cell office:value-type="string" table:style-name="ce33">
            <text:p>NA</text:p>
          </table:table-cell>
          <table:table-cell office:value-type="float" office:value="82" table:style-name="ce37">
            <text:p>82</text:p>
          </table:table-cell>
          <table:table-cell office:value-type="string" table:style-name="ce47">
            <text:p><text:a xlink:href="https://doi.org/10.1007%2Fs10327-016-0656-9">https://doi.org/10.1007%2Fs10327-016-0656-9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Journal of Phytopathology</text:p>
          </table:table-cell>
          <table:table-cell office:value-type="string" table:style-name="ce24">
            <text:p>J Phytopathol</text:p>
          </table:table-cell>
          <table:table-cell office:value-type="float" office:value="2013" table:style-name="ce24">
            <text:p>2013</text:p>
          </table:table-cell>
          <table:table-cell office:value-type="float" office:value="87" table:style-name="ce24">
            <text:p>87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11/jph.12029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Applied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BLAST, MEG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Yunior Mora ́n, Osmani Chaco ́n, Maria del Carmen Co ́rdoba-Selle ́s, Rosario Dom ́ınguez-Larrinaga, Lidcay Herrera, Orlando Borra ́s-Hidalgo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oct</text:p>
          </table:table-cell>
          <table:table-cell office:value-type="string" table:style-name="ce24">
            <text:p>NA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86--91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Identification and Molecular Characterization of \textit{Nocardia} sp. as a New Causal Agent of Tobacco False Broomrape</text:p>
          </table:table-cell>
          <table:table-cell office:value-type="string" table:style-name="ce24">
            <text:p>NA</text:p>
          </table:table-cell>
          <table:table-cell office:value-type="float" office:value="161" table:style-name="ce26">
            <text:p>161</text:p>
          </table:table-cell>
          <table:table-cell office:value-type="string" table:style-name="ce39">
            <text:p><text:a xlink:href="https://doi.org/10.1111/jph.12029">https://doi.org/10.1111/jph.12029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Journal of Phytopathology</text:p>
          </table:table-cell>
          <table:table-cell office:value-type="string" table:style-name="ce24">
            <text:p>J Phytopathol</text:p>
          </table:table-cell>
          <table:table-cell office:value-type="float" office:value="2015" table:style-name="ce24">
            <text:p>2015</text:p>
          </table:table-cell>
          <table:table-cell office:value-type="float" office:value="67" table:style-name="ce24">
            <text:p>67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11/jph.12259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Applied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IMER EXPLORER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Journal of Phytopathology</text:p>
          </table:table-cell>
          <table:table-cell office:value-type="string" table:style-name="ce24">
            <text:p>J Phytopathol</text:p>
          </table:table-cell>
          <table:table-cell office:value-type="float" office:value="2015" table:style-name="ce24">
            <text:p>2015</text:p>
          </table:table-cell>
          <table:table-cell office:value-type="float" office:value="2" table:style-name="ce24">
            <text:p>2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11/jph.12274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Pedro Mondino, Leticia Casanova, Antonella Celio, Oscar Bentancur, Carolina Leoni, Sandra Alaniz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may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--10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Sensitivity of Venturia inaequalis to Trifloxystrobin and Difenoconazole in {Uruguay}</text:p>
          </table:table-cell>
          <table:table-cell office:value-type="string" table:style-name="ce24">
            <text:p>NA</text:p>
          </table:table-cell>
          <table:table-cell office:value-type="float" office:value="163" table:style-name="ce26">
            <text:p>163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Journal of Phytopathology</text:p>
          </table:table-cell>
          <table:table-cell office:value-type="string" table:style-name="ce24">
            <text:p>J Phytopathol</text:p>
          </table:table-cell>
          <table:table-cell office:value-type="float" office:value="2013" table:style-name="ce24">
            <text:p>2013</text:p>
          </table:table-cell>
          <table:table-cell office:value-type="float" office:value="143" table:style-name="ce24">
            <text:p>143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11/jph.12038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igmaPlot, AlphaEase FC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Journal of Phytopathology</text:p>
          </table:table-cell>
          <table:table-cell office:value-type="string" table:style-name="ce24">
            <text:p>J Phytopathol</text:p>
          </table:table-cell>
          <table:table-cell office:value-type="float" office:value="2014" table:style-name="ce24">
            <text:p>2014</text:p>
          </table:table-cell>
          <table:table-cell office:value-type="float" office:value="53" table:style-name="ce24">
            <text:p>53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11/jph.12158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Fundamental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PS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Yonghong Ge, David I. Guest, Yang Bi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aug</text:p>
          </table:table-cell>
          <table:table-cell office:value-type="string" table:style-name="ce24">
            <text:p>NA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48--54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Differences in the Induction of Defence Responses in Resistant and Susceptible Muskmelon Plants Infected with \textit{{Colletotrichum lagenarium}}</text:p>
          </table:table-cell>
          <table:table-cell office:value-type="string" table:style-name="ce24">
            <text:p>NA</text:p>
          </table:table-cell>
          <table:table-cell office:value-type="float" office:value="162" table:style-name="ce26">
            <text:p>162</text:p>
          </table:table-cell>
          <table:table-cell office:value-type="string" table:style-name="ce39">
            <text:p><text:a xlink:href="https://doi.org/10.1111/jph.12158">https://doi.org/10.1111/jph.12158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Journal of Phytopathology</text:p>
          </table:table-cell>
          <table:table-cell office:value-type="string" table:style-name="ce40">
            <text:p>J Phytopathol</text:p>
          </table:table-cell>
          <table:table-cell office:value-type="float" office:value="2013" table:style-name="ce40">
            <text:p>2013</text:p>
          </table:table-cell>
          <table:table-cell office:value-type="float" office:value="72" table:style-name="ce40">
            <text:p>72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jph.12027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PS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Journal of Phytopathology</text:p>
          </table:table-cell>
          <table:table-cell office:value-type="string" table:style-name="ce40">
            <text:p>J Phytopathol</text:p>
          </table:table-cell>
          <table:table-cell office:value-type="float" office:value="2017" table:style-name="ce40">
            <text:p>2017</text:p>
          </table:table-cell>
          <table:table-cell office:value-type="float" office:value="36" table:style-name="ce40">
            <text:p>36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jph.12533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DSAASTAT (Excel macro)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5">
          <table:table-cell office:value-type="string" table:style-name="ce40">
            <text:p>Journal of Phytopathology</text:p>
          </table:table-cell>
          <table:table-cell office:value-type="string" table:style-name="ce40">
            <text:p>J Phytopathol</text:p>
          </table:table-cell>
          <table:table-cell office:value-type="float" office:value="2017" table:style-name="ce40">
            <text:p>2017</text:p>
          </table:table-cell>
          <table:table-cell office:value-type="float" office:value="105" table:style-name="ce40">
            <text:p>105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jph.12543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tatistic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Journal of Phytopathology</text:p>
          </table:table-cell>
          <table:table-cell office:value-type="string" table:style-name="ce40">
            <text:p>J Phytopathol</text:p>
          </table:table-cell>
          <table:table-cell office:value-type="float" office:value="2018" table:style-name="ce40">
            <text:p>2018</text:p>
          </table:table-cell>
          <table:table-cell office:value-type="float" office:value="121" table:style-name="ce40">
            <text:p>121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jph.12667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mart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Journal of Phytopathology</text:p>
          </table:table-cell>
          <table:table-cell office:value-type="string" table:style-name="ce40">
            <text:p>J Phytopathol</text:p>
          </table:table-cell>
          <table:table-cell office:value-type="float" office:value="2018" table:style-name="ce40">
            <text:p>2018</text:p>
          </table:table-cell>
          <table:table-cell office:value-type="float" office:value="149" table:style-name="ce40">
            <text:p>149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jph.12670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EG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Journal of Phytopathology</text:p>
          </table:table-cell>
          <table:table-cell office:value-type="string" table:style-name="ce29">
            <text:p>J Phytopathol</text:p>
          </table:table-cell>
          <table:table-cell office:value-type="float" office:value="2018" table:style-name="ce30">
            <text:p>2018</text:p>
          </table:table-cell>
          <table:table-cell office:value-type="float" office:value="101" table:style-name="ce30">
            <text:p>101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111/jph.12666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1" table:style-name="ce31">
            <text:p>1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string" table:style-name="ce31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31">
            <text:p>NA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Journal of Phytopathology</text:p>
          </table:table-cell>
          <table:table-cell office:value-type="string" table:style-name="ce29">
            <text:p>J Phytopathol</text:p>
          </table:table-cell>
          <table:table-cell office:value-type="float" office:value="2018" table:style-name="ce30">
            <text:p>2018</text:p>
          </table:table-cell>
          <table:table-cell office:value-type="float" office:value="9" table:style-name="ce30">
            <text:p>9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111/jph.12653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1" table:style-name="ce31">
            <text:p>1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1" table:style-name="ce31">
            <text:p>1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GenStat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Journal of Phytopathology</text:p>
          </table:table-cell>
          <table:table-cell office:value-type="string" table:style-name="ce29">
            <text:p>J Phytopathol</text:p>
          </table:table-cell>
          <table:table-cell office:value-type="float" office:value="2018" table:style-name="ce30">
            <text:p>2018</text:p>
          </table:table-cell>
          <table:table-cell office:value-type="float" office:value="20" table:style-name="ce30">
            <text:p>20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111/jph.12655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1" table:style-name="ce31">
            <text:p>1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Journal of Phytopathology</text:p>
          </table:table-cell>
          <table:table-cell office:value-type="string" table:style-name="ce33">
            <text:p>J Phytopathol</text:p>
          </table:table-cell>
          <table:table-cell office:value-type="float" office:value="2013" table:style-name="ce33">
            <text:p>2013</text:p>
          </table:table-cell>
          <table:table-cell office:value-type="float" office:value="57" table:style-name="ce33">
            <text:p>57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111/jph.1203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Applied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GeneMapper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49--58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Emergence of 13_A2 Blue Lineage of \textit{{Phytophthora infestans}} was Responsible for Severe Outbreaks of Late Blight on Tomato in South-West {India}</text:p>
          </table:table-cell>
          <table:table-cell office:value-type="string" table:style-name="ce33">
            <text:p>NA</text:p>
          </table:table-cell>
          <table:table-cell office:value-type="float" office:value="161" table:style-name="ce37">
            <text:p>161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Journal of Plant Pathology</text:p>
          </table:table-cell>
          <table:table-cell office:value-type="string" table:style-name="ce24">
            <text:p>J Phytopathol</text:p>
          </table:table-cell>
          <table:table-cell office:value-type="float" office:value="2015" table:style-name="ce24">
            <text:p>2015</text:p>
          </table:table-cell>
          <table:table-cell office:value-type="float" office:value="97" table:style-name="ce24">
            <text:p>97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4454/jpp.v97i1.013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string" table:style-name="ce25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5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Journal of Plant Pathology</text:p>
          </table:table-cell>
          <table:table-cell office:value-type="string" table:style-name="ce24">
            <text:p>J Phytopathol</text:p>
          </table:table-cell>
          <table:table-cell office:value-type="float" office:value="2016" table:style-name="ce24">
            <text:p>2016</text:p>
          </table:table-cell>
          <table:table-cell office:value-type="float" office:value="2" table:style-name="ce24">
            <text:p>2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4454/jpp.v98i1.028</text:p>
          </table:table-cell>
          <table:table-cell office:value-type="string" table:style-name="ce24">
            <text:p>Original random page number is review, next sequential article selected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Applied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DNAMAN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H.F. El-Kammar, O.M. El-Banna, A.H. Hamed, M.S. Abbas, A.K. El-Attar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5--24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SEROLOGICAL, MOLECULAR AND ULTRASTRUCTURAL STUDIES ON TOBACCO RATTLE VIRUS-INFECTED POTATO PLANTS IN EGYPT</text:p>
          </table:table-cell>
          <table:table-cell office:value-type="string" table:style-name="ce24">
            <text:p>NA</text:p>
          </table:table-cell>
          <table:table-cell office:value-type="float" office:value="98" table:style-name="ce26">
            <text:p>98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Journal of Plant Pathology</text:p>
          </table:table-cell>
          <table:table-cell office:value-type="string" table:style-name="ce24">
            <text:p>J Phytopathol</text:p>
          </table:table-cell>
          <table:table-cell office:value-type="float" office:value="2013" table:style-name="ce24">
            <text:p>2013</text:p>
          </table:table-cell>
          <table:table-cell office:value-type="float" office:value="107" table:style-name="ce24">
            <text:p>107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4454/jpp.v95i1.004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hoto-Capt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S. Baghaee Ravari, K. Moslemkhani, P. Khodaygan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07--113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ASSESSMENT OF GENETIC VARIABILITY OF PREVALENT PECTINOLYTIC BACTERIA CAUSING POTATO TUBER SOFT ROT IN EASTERN IRAN</text:p>
          </table:table-cell>
          <table:table-cell office:value-type="string" table:style-name="ce24">
            <text:p>NA</text:p>
          </table:table-cell>
          <table:table-cell office:value-type="float" office:value="95" table:style-name="ce26">
            <text:p>95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Journal of Plant Pathology</text:p>
          </table:table-cell>
          <table:table-cell office:value-type="string" table:style-name="ce40">
            <text:p>J Phytopathol</text:p>
          </table:table-cell>
          <table:table-cell office:value-type="float" office:value="2018" table:style-name="ce40">
            <text:p>2018</text:p>
          </table:table-cell>
          <table:table-cell office:value-type="float" office:value="109" table:style-name="ce40">
            <text:p>109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42161-018-0054-6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DNAMAN, MEG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Journal of Plant Pathology</text:p>
          </table:table-cell>
          <table:table-cell office:value-type="string" table:style-name="ce40">
            <text:p>J Phytopathol</text:p>
          </table:table-cell>
          <table:table-cell office:value-type="float" office:value="2012" table:style-name="ce40">
            <text:p>2012</text:p>
          </table:table-cell>
          <table:table-cell office:value-type="float" office:value="60" table:style-name="ce40">
            <text:p>60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4454/jpp.fa.2012.002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Suarez-Estrella2012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F. Suárez-Estrella, M.A. Bustamante, R. Moral, M.C. Vargas-García, M.J. López, J. Moreno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float" office:value="1" table:style-name="ce43">
            <text:p>1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IN VITRO CONTROL OF FUSARIUM WILT USING AGROINDUSTRIAL SUBPRODUCT-BASED COMPOSTS</text:p>
          </table:table-cell>
          <table:table-cell office:value-type="string" table:style-name="ce40">
            <text:p>NA</text:p>
          </table:table-cell>
          <table:table-cell office:value-type="float" office:value="94" table:style-name="ce45">
            <text:p>94</text:p>
          </table:table-cell>
          <table:table-cell office:value-type="string" table:style-name="ce46">
            <text:p><text:a xlink:href="http://doi.org/10.4454/jpp.fa.2012.002">http://doi.org/10.4454/jpp.fa.2012.002</text:a></text:p>
          </table:table-cell>
          <table:table-cell office:value-type="string" table:style-name="ce40">
            <text:p>1125-4653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Journal of Plant Pathology</text:p>
          </table:table-cell>
          <table:table-cell office:value-type="string" table:style-name="ce40">
            <text:p>J Phytopathol</text:p>
          </table:table-cell>
          <table:table-cell office:value-type="float" office:value="2012" table:style-name="ce40">
            <text:p>2012</text:p>
          </table:table-cell>
          <table:table-cell office:value-type="float" office:value="104" table:style-name="ce40">
            <text:p>104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4454/jpp.fa.2012.019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GenMaker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Ali2012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H. Ali, S.S. Alam, R.N. Attanayake, M. Rahman, W. Chen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float" office:value="1" table:style-name="ce43">
            <text:p>1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POPULATION STRUCTURE AND MATING TYPE DISTRIBUTION OF THE CHICKPEA BLIGHT PATHOGEN \textit{ASCOCHYTA RABIEI} FROM PAKISTAN AND THE UNITED STATES</text:p>
          </table:table-cell>
          <table:table-cell office:value-type="string" table:style-name="ce40">
            <text:p>NA</text:p>
          </table:table-cell>
          <table:table-cell office:value-type="float" office:value="94" table:style-name="ce45">
            <text:p>94</text:p>
          </table:table-cell>
          <table:table-cell office:value-type="string" table:style-name="ce46">
            <text:p><text:a xlink:href="http://doi.org/10.4454/jpp.fa.2012.019">http://doi.org/10.4454/jpp.fa.2012.019</text:a></text:p>
          </table:table-cell>
          <table:table-cell office:value-type="string" table:style-name="ce40">
            <text:p>1125-4653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Journal of Plant Pathology</text:p>
          </table:table-cell>
          <table:table-cell office:value-type="string" table:style-name="ce40">
            <text:p>J Phytopathol</text:p>
          </table:table-cell>
          <table:table-cell office:value-type="float" office:value="2013" table:style-name="ce40">
            <text:p>2013</text:p>
          </table:table-cell>
          <table:table-cell office:value-type="float" office:value="33" table:style-name="ce40">
            <text:p>33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4454/jpp.v95i1.003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EGA, SplitsTree4, Clustal W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Journal of Plant Pathology</text:p>
          </table:table-cell>
          <table:table-cell office:value-type="string" table:style-name="ce40">
            <text:p>J Phytopathol</text:p>
          </table:table-cell>
          <table:table-cell office:value-type="float" office:value="2014" table:style-name="ce40">
            <text:p>2014</text:p>
          </table:table-cell>
          <table:table-cell office:value-type="float" office:value="144" table:style-name="ce40">
            <text:p>144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4454/jpp.v95i1.013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Clustal X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3">
          <table:table-cell office:value-type="string" table:style-name="ce40">
            <text:p>Journal of Plant Pathology</text:p>
          </table:table-cell>
          <table:table-cell office:value-type="string" table:style-name="ce40">
            <text:p>J Phytopathol</text:p>
          </table:table-cell>
          <table:table-cell office:value-type="float" office:value="2016" table:style-name="ce40">
            <text:p>2016</text:p>
          </table:table-cell>
          <table:table-cell office:value-type="float" office:value="132" table:style-name="ce40">
            <text:p>132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4454/jpp.v98i1.071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PS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Journal of Plant Pathology</text:p>
          </table:table-cell>
          <table:table-cell office:value-type="string" table:style-name="ce40">
            <text:p>J Phytopathol</text:p>
          </table:table-cell>
          <table:table-cell office:value-type="float" office:value="2017" table:style-name="ce40">
            <text:p>2017</text:p>
          </table:table-cell>
          <table:table-cell office:value-type="float" office:value="17" table:style-name="ce40">
            <text:p>17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4454/jpp.v99i1.3771</text:p>
          </table:table-cell>
          <table:table-cell office:value-type="string" table:style-name="ce40">
            <text:p>changed from page 13 (review) to 17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Journal of Plant Pathology</text:p>
          </table:table-cell>
          <table:table-cell office:value-type="string" table:style-name="ce29">
            <text:p>J Phytopathol</text:p>
          </table:table-cell>
          <table:table-cell office:value-type="float" office:value="2018" table:style-name="ce30">
            <text:p>2018</text:p>
          </table:table-cell>
          <table:table-cell office:value-type="float" office:value="62" table:style-name="ce30">
            <text:p>62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07/s42161-018-0028-8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1" table:style-name="ce31">
            <text:p>1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1" table:style-name="ce31">
            <text:p>1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Clustal W, MEGA, RDP3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Journal of Plant Pathology</text:p>
          </table:table-cell>
          <table:table-cell office:value-type="string" table:style-name="ce29">
            <text:p>J Phytopathol</text:p>
          </table:table-cell>
          <table:table-cell office:value-type="float" office:value="2018" table:style-name="ce30">
            <text:p>2018</text:p>
          </table:table-cell>
          <table:table-cell office:value-type="float" office:value="70" table:style-name="ce30">
            <text:p>70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07/s42161-018-0029-7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1" table:style-name="ce31">
            <text:p>1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CLUSTAL omega, MEGA,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Journal of Plant Pathology</text:p>
          </table:table-cell>
          <table:table-cell office:value-type="string" table:style-name="ce33">
            <text:p>J Phytopathol</text:p>
          </table:table-cell>
          <table:table-cell office:value-type="float" office:value="2016" table:style-name="ce33">
            <text:p>2016</text:p>
          </table:table-cell>
          <table:table-cell office:value-type="float" office:value="105" table:style-name="ce33">
            <text:p>105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4454/jpp.v98i1.030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3" table:style-name="ce35">
            <text:p>3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3" table:style-name="ce35">
            <text:p>3</text:p>
          </table:table-cell>
          <table:table-cell office:value-type="string" table:style-name="ce35">
            <text:p>Clustal X, BioEdit, MEGA, RDP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05--110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GENETIC VARIABILITY OF THE REPLICASE (NIB GENE OF PAPAYA RINGSPOT VIRUS IN NORTHERN INDIA INDICATES COMMON ANCESTRY WITH ISOLATES FROM CHINA AND TAIWAN</text:p>
          </table:table-cell>
          <table:table-cell office:value-type="string" table:style-name="ce33">
            <text:p>NA</text:p>
          </table:table-cell>
          <table:table-cell office:value-type="float" office:value="98" table:style-name="ce37">
            <text:p>98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Journal of Plant Pathology</text:p>
          </table:table-cell>
          <table:table-cell office:value-type="string" table:style-name="ce33">
            <text:p>J Phytopathol</text:p>
          </table:table-cell>
          <table:table-cell office:value-type="float" office:value="2012" table:style-name="ce33">
            <text:p>2012</text:p>
          </table:table-cell>
          <table:table-cell office:value-type="float" office:value="70" table:style-name="ce33">
            <text:p>70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4454/jpp.fa.2012.003</text:p>
          </table:table-cell>
          <table:table-cell office:value-type="string" table:style-name="ce33">
            <text:p>Original random page number included in previous article. Next sequential article selected</text:p>
          </table:table-cell>
          <table:table-cell office:value-type="string" table:style-name="ce35">
            <text:p>BOTH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Applied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Clustal X, Primer Express, LinRegPCR software, BLAST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Shegani2012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M. Shegani, D. Tsikou, A. Velimirovic, H. Afifi, A. Karayanni, A. Gazivoda, K. Manevski, I. Manakos, I.C. Livierato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71--78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Citrus tristeza virus on the island of {Crete}: a survey and detection protocol applications</text:p>
          </table:table-cell>
          <table:table-cell office:value-type="string" table:style-name="ce33">
            <text:p>NA</text:p>
          </table:table-cell>
          <table:table-cell office:value-type="float" office:value="94" table:style-name="ce37">
            <text:p>94</text:p>
          </table:table-cell>
          <table:table-cell office:value-type="string" table:style-name="ce47">
            <text:p><text:a xlink:href="http://doi.org/10.4454/jpp.fa.2012.003">http://doi.org/10.4454/jpp.fa.2012.003</text:a></text:p>
          </table:table-cell>
          <table:table-cell office:value-type="string" table:style-name="ce33">
            <text:p>1125-4653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Journal of Plant Pathology</text:p>
          </table:table-cell>
          <table:table-cell office:value-type="string" table:style-name="ce33">
            <text:p>J Phytopathol</text:p>
          </table:table-cell>
          <table:table-cell office:value-type="float" office:value="2013" table:style-name="ce33">
            <text:p>2013</text:p>
          </table:table-cell>
          <table:table-cell office:value-type="float" office:value="125" table:style-name="ce33">
            <text:p>125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4454/jpp.v95i1.028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Applied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Excel, PHYLIP, BLAST, SeaView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15--126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Occurrence of crown gall of the grapevine in {Tunisia} and characterization of {Tunisian} \textit{{Agrobacterium vitis}} and \textit{{A. Tumefaciens}} strains</text:p>
          </table:table-cell>
          <table:table-cell office:value-type="string" table:style-name="ce33">
            <text:p>NA</text:p>
          </table:table-cell>
          <table:table-cell office:value-type="float" office:value="95" table:style-name="ce37">
            <text:p>95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Molecular Plant Pathology</text:p>
          </table:table-cell>
          <table:table-cell office:value-type="string" table:style-name="ce24">
            <text:p>Mol Plant Pathol</text:p>
          </table:table-cell>
          <table:table-cell office:value-type="float" office:value="2014" table:style-name="ce24">
            <text:p>2014</text:p>
          </table:table-cell>
          <table:table-cell office:value-type="float" office:value="139" table:style-name="ce24">
            <text:p>139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11/mpp.12072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SignalP, InterproScan, GenomeThreader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Molecular Plant Pathology</text:p>
          </table:table-cell>
          <table:table-cell office:value-type="string" table:style-name="ce24">
            <text:p>Mol Plant Pathol</text:p>
          </table:table-cell>
          <table:table-cell office:value-type="float" office:value="2012" table:style-name="ce24">
            <text:p>2012</text:p>
          </table:table-cell>
          <table:table-cell office:value-type="float" office:value="37" table:style-name="ce24">
            <text:p>37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11/j.1364-3703.2011.00723.x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BLASTX, MycorWeb, ESTate, TBLASTX, BLASTP, SignalP, TargetP, TMHMM, Clustal W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Molecular Plant Pathology</text:p>
          </table:table-cell>
          <table:table-cell office:value-type="string" table:style-name="ce24">
            <text:p>Mol Plant Pathol</text:p>
          </table:table-cell>
          <table:table-cell office:value-type="float" office:value="2012" table:style-name="ce24">
            <text:p>2012</text:p>
          </table:table-cell>
          <table:table-cell office:value-type="float" office:value="140" table:style-name="ce24">
            <text:p>140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11/j.1364-3703.2011.00736.x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REST, NJPLOT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Molecular Plant Pathology</text:p>
          </table:table-cell>
          <table:table-cell office:value-type="string" table:style-name="ce24">
            <text:p>Mol Plant Pathol</text:p>
          </table:table-cell>
          <table:table-cell office:value-type="float" office:value="2012" table:style-name="ce24">
            <text:p>2012</text:p>
          </table:table-cell>
          <table:table-cell office:value-type="float" office:value="142" table:style-name="ce24">
            <text:p>142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11/j.1364-3703.2011.00737.x</text:p>
          </table:table-cell>
          <table:table-cell office:value-type="string" table:style-name="ce24">
            <text:p>Original random page number is in previous article, selected next article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BLAST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Molecular Plant Pathology</text:p>
          </table:table-cell>
          <table:table-cell office:value-type="string" table:style-name="ce24">
            <text:p>Mol Plant Pathol</text:p>
          </table:table-cell>
          <table:table-cell office:value-type="float" office:value="2013" table:style-name="ce24">
            <text:p>2013</text:p>
          </table:table-cell>
          <table:table-cell office:value-type="float" office:value="57" table:style-name="ce24">
            <text:p>57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11/j.1364-3703.2012.00826.x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RISA RAMOS, PABLO GONZÁLEZ-MELENDI, ANDREA SÁNCHEZ-VALLET, CLARA SÁNCHEZ-RODRÍGUEZ, GEMMA LÓPEZ, ANTONIO MOLI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44--57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Functional genomics tools to decipher the pathogenicity mechanisms of the necrotrophic fungus \textit{{Plectosphaerella cucumerina}} in \textit{{Arabidopsis thaliana}}</text:p>
          </table:table-cell>
          <table:table-cell office:value-type="string" table:style-name="ce24">
            <text:p>NA</text:p>
          </table:table-cell>
          <table:table-cell office:value-type="float" office:value="14" table:style-name="ce26">
            <text:p>14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Molecular Plant Pathology</text:p>
          </table:table-cell>
          <table:table-cell office:value-type="string" table:style-name="ce24">
            <text:p>Mol Plant Pathol</text:p>
          </table:table-cell>
          <table:table-cell office:value-type="float" office:value="2016" table:style-name="ce24">
            <text:p>2016</text:p>
          </table:table-cell>
          <table:table-cell office:value-type="float" office:value="10" table:style-name="ce24">
            <text:p>10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11/mpp.12257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Molecular Plant Pathology</text:p>
          </table:table-cell>
          <table:table-cell office:value-type="string" table:style-name="ce40">
            <text:p>Mol Plant Pathol</text:p>
          </table:table-cell>
          <table:table-cell office:value-type="float" office:value="2012" table:style-name="ce40">
            <text:p>2012</text:p>
          </table:table-cell>
          <table:table-cell office:value-type="float" office:value="66" table:style-name="ce40">
            <text:p>66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j.1364-3703.2011.00726.x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GenStat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Molecular Plant Pathology</text:p>
          </table:table-cell>
          <table:table-cell office:value-type="string" table:style-name="ce40">
            <text:p>Mol Plant Pathol</text:p>
          </table:table-cell>
          <table:table-cell office:value-type="float" office:value="2012" table:style-name="ce40">
            <text:p>2012</text:p>
          </table:table-cell>
          <table:table-cell office:value-type="float" office:value="78" table:style-name="ce40">
            <text:p>78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j.1364-3703.2011.00731.x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Molecular Plant Pathology</text:p>
          </table:table-cell>
          <table:table-cell office:value-type="string" table:style-name="ce40">
            <text:p>Mol Plant Pathol</text:p>
          </table:table-cell>
          <table:table-cell office:value-type="float" office:value="2017" table:style-name="ce40">
            <text:p>2017</text:p>
          </table:table-cell>
          <table:table-cell office:value-type="float" office:value="41" table:style-name="ce40">
            <text:p>41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mpp.12372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, JMP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Molecular Plant Pathology</text:p>
          </table:table-cell>
          <table:table-cell office:value-type="string" table:style-name="ce40">
            <text:p>Mol Plant Pathol</text:p>
          </table:table-cell>
          <table:table-cell office:value-type="float" office:value="2017" table:style-name="ce40">
            <text:p>2017</text:p>
          </table:table-cell>
          <table:table-cell office:value-type="float" office:value="49" table:style-name="ce40">
            <text:p>49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mpp.12374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NA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ProtParam, PROSITE, Clustal W, SignalP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Molecular Plant Pathology</text:p>
          </table:table-cell>
          <table:table-cell office:value-type="string" table:style-name="ce29">
            <text:p>Mol Plant Pathol</text:p>
          </table:table-cell>
          <table:table-cell office:value-type="float" office:value="2018" table:style-name="ce30">
            <text:p>2018</text:p>
          </table:table-cell>
          <table:table-cell office:value-type="float" office:value="132" table:style-name="ce30">
            <text:p>132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111/mpp.12504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2">
          <table:table-cell office:value-type="string" table:style-name="ce33">
            <text:p>Molecular Plant Pathology</text:p>
          </table:table-cell>
          <table:table-cell office:value-type="string" table:style-name="ce33">
            <text:p>Mol Plant Pathol</text:p>
          </table:table-cell>
          <table:table-cell office:value-type="float" office:value="2014" table:style-name="ce33">
            <text:p>2014</text:p>
          </table:table-cell>
          <table:table-cell office:value-type="float" office:value="53" table:style-name="ce33">
            <text:p>53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111/mpp.12064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3" table:style-name="ce35">
            <text:p>3</text:p>
          </table:table-cell>
          <table:table-cell office:value-type="string" table:style-name="ce35">
            <text:p>SAS, R, GenePix Pro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aug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44--57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Small-molecule inhibitors suppress the expression of both type III secretion and amylovoran biosynthesis genes in \textit{{Erwinia amylovora}}</text:p>
          </table:table-cell>
          <table:table-cell office:value-type="string" table:style-name="ce33">
            <text:p>NA</text:p>
          </table:table-cell>
          <table:table-cell office:value-type="float" office:value="15" table:style-name="ce37">
            <text:p>15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Molecular Plant Pathology</text:p>
          </table:table-cell>
          <table:table-cell office:value-type="string" table:style-name="ce33">
            <text:p>Mol Plant Pathol</text:p>
          </table:table-cell>
          <table:table-cell office:value-type="float" office:value="2012" table:style-name="ce33">
            <text:p>2012</text:p>
          </table:table-cell>
          <table:table-cell office:value-type="float" office:value="108" table:style-name="ce33">
            <text:p>108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<text:a xlink:href="https://doi.org/10.1111/j.1364-3703.2011.00733.x">10.1111/j.1364-3703.2011.00733.x</text:a></text:p>
          </table:table-cell>
          <table:table-cell office:value-type="string" table:style-name="ce33">
            <text:p>Original random page number is review, next sequential article selected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PAML v4.3, 7300 System Sequence Detection Software</text:p>
            <text:p/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CUI, L., YIN, W., DONG, S., WANG, Y.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feb</text:p>
          </table:table-cell>
          <table:table-cell office:value-type="string" table:style-name="ce33">
            <text:p>NA</text:p>
          </table:table-cell>
          <table:table-cell office:value-type="float" office:value="2" table:style-name="ce35">
            <text:p>2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14--122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Analysis of polymorphism and transcription of the effector gene {Avr1b} in {\textit{Phytophthora sojae}} isolates from {China} virulent to {Rps1b}</text:p>
          </table:table-cell>
          <table:table-cell office:value-type="string" table:style-name="ce33">
            <text:p>NA</text:p>
          </table:table-cell>
          <table:table-cell office:value-type="float" office:value="13" table:style-name="ce37">
            <text:p>13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Molecular Plant Pathology</text:p>
          </table:table-cell>
          <table:table-cell office:value-type="string" table:style-name="ce33">
            <text:p>Mol Plant Pathol</text:p>
          </table:table-cell>
          <table:table-cell office:value-type="float" office:value="2015" table:style-name="ce33">
            <text:p>2015</text:p>
          </table:table-cell>
          <table:table-cell office:value-type="float" office:value="145" table:style-name="ce33">
            <text:p>145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111/mpp.12167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3" table:style-name="ce35">
            <text:p>3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OrthoMCL, DAMBE, MrBayes, PHYLIP, GraphPad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float" office:value="2" table:style-name="ce35">
            <text:p>2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37--149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A framework to gauge the epidemic potential of plant pathogens in environmental reservoirs: the example of kiwifruit canker</text:p>
          </table:table-cell>
          <table:table-cell office:value-type="string" table:style-name="ce33">
            <text:p>NA</text:p>
          </table:table-cell>
          <table:table-cell office:value-type="float" office:value="16" table:style-name="ce37">
            <text:p>16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Molecular Plant Pathology</text:p>
          </table:table-cell>
          <table:table-cell office:value-type="string" table:style-name="ce33">
            <text:p>Mol Plant Pathol</text:p>
          </table:table-cell>
          <table:table-cell office:value-type="float" office:value="2016" table:style-name="ce33">
            <text:p>2016</text:p>
          </table:table-cell>
          <table:table-cell office:value-type="float" office:value="128" table:style-name="ce33">
            <text:p>128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111/mpp.12318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1" table:style-name="ce35">
            <text:p>1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sgRNA Designer, BLASTN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27--139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Efficient disruption and replacement of an effector gene in the oomycete \textit{{Phytophthora sojae}} using {CRISPR/Cas9}</text:p>
          </table:table-cell>
          <table:table-cell office:value-type="string" table:style-name="ce33">
            <text:p>NA</text:p>
          </table:table-cell>
          <table:table-cell office:value-type="float" office:value="17" table:style-name="ce37">
            <text:p>17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Molecular Plant Pathology</text:p>
          </table:table-cell>
          <table:table-cell office:value-type="string" table:style-name="ce33">
            <text:p>Mol Plant Pathol</text:p>
          </table:table-cell>
          <table:table-cell office:value-type="float" office:value="2013" table:style-name="ce33">
            <text:p>2013</text:p>
          </table:table-cell>
          <table:table-cell office:value-type="float" office:value="18" table:style-name="ce33">
            <text:p>18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111/j.1364-3703.2012.00825.x</text:p>
          </table:table-cell>
          <table:table-cell office:value-type="string" table:style-name="ce33">
            <text:p>Original random page number is pathogen profile, next sequential article selected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7300 System Sequence Detection Software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9--29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\textit{{Botrytis cinerea}} mutants deficient in {D-galacturonic} acid catabolism have a perturbed virulence on \textit{{Nicotiana benthamiana}} and \textit{{Arabidopsis}}, but not on tomato.</text:p>
          </table:table-cell>
          <table:table-cell office:value-type="string" table:style-name="ce33">
            <text:p>NA</text:p>
          </table:table-cell>
          <table:table-cell office:value-type="float" office:value="14" table:style-name="ce37">
            <text:p>1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Molecular Plant Pathology</text:p>
          </table:table-cell>
          <table:table-cell office:value-type="string" table:style-name="ce33">
            <text:p>Mol Plant Pathol</text:p>
          </table:table-cell>
          <table:table-cell office:value-type="float" office:value="2013" table:style-name="ce33">
            <text:p>2013</text:p>
          </table:table-cell>
          <table:table-cell office:value-type="float" office:value="141" table:style-name="ce33">
            <text:p>141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111/j.1364-3703.2012.00836.x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an</text:p>
          </table:table-cell>
          <table:table-cell office:value-type="string" table:style-name="ce33">
            <text:p>NA</text:p>
          </table:table-cell>
          <table:table-cell office:value-type="float" office:value="2" table:style-name="ce35">
            <text:p>2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31-14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{CaWRKY58}, encoding a group {I WRKY} transcription factor of \textit{{Capsicum annuum}}, negatively regulates resistance to \textit{{Ralstonia solanacearum}} infection.</text:p>
          </table:table-cell>
          <table:table-cell office:value-type="string" table:style-name="ce33">
            <text:p>NA</text:p>
          </table:table-cell>
          <table:table-cell office:value-type="float" office:value="14" table:style-name="ce37">
            <text:p>1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Molecular Plant Pathology</text:p>
          </table:table-cell>
          <table:table-cell office:value-type="string" table:style-name="ce33">
            <text:p>Mol Plant Pathol</text:p>
          </table:table-cell>
          <table:table-cell office:value-type="float" office:value="2016" table:style-name="ce33">
            <text:p>2016</text:p>
          </table:table-cell>
          <table:table-cell office:value-type="float" office:value="116" table:style-name="ce33">
            <text:p>116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111/mpp.12267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BLAST, PDQuest, MASCOT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may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08--119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{SNARE} protein {FgVam7} controls growth, asexual and sexual development, and plant infection in \textit{{Fusarium graminearum}}</text:p>
          </table:table-cell>
          <table:table-cell office:value-type="string" table:style-name="ce33">
            <text:p>NA</text:p>
          </table:table-cell>
          <table:table-cell office:value-type="float" office:value="17" table:style-name="ce37">
            <text:p>17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Molecular Plant-Microbe Interactions</text:p>
          </table:table-cell>
          <table:table-cell office:value-type="string" table:style-name="ce24">
            <text:p>Mol Plant Micro In</text:p>
          </table:table-cell>
          <table:table-cell office:value-type="float" office:value="2014" table:style-name="ce24">
            <text:p>2014</text:p>
          </table:table-cell>
          <table:table-cell office:value-type="float" office:value="56" table:style-name="ce24">
            <text:p>56</text:p>
          </table:table-cell>
          <table:table-cell office:value-type="string" table:style-name="ce24">
            <text:p>Adam</text:p>
          </table:table-cell>
          <table:table-cell office:value-type="string" table:style-name="ce39">
            <text:p><text:a xlink:href="https://doi.org/10.1094/MPMI-05-13-0138-R">10.1094/MPMI-05-13-0138-R</text:a></text:p>
          </table:table-cell>
          <table:table-cell office:value-type="string" table:style-name="ce24">
            <text:p>Duplicate article was selected initially. This is the article following 10.1094/mpmi-08-13-0225-r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JMP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Scientific Societi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Accumulation of the Mycotoxin Patulin in the Presence of Gluconic Acid Contributes to Pathogenicity of Penicillium expansum</text:p>
          </table:table-cell>
          <table:table-cell office:value-type="string" table:style-name="ce24">
            <text:p>NA</text:p>
          </table:table-cell>
          <table:table-cell office:value-type="float" office:value="27" table:style-name="ce26">
            <text:p>27</text:p>
          </table:table-cell>
          <table:table-cell office:value-type="string" table:style-name="ce39">
            <text:p><text:a xlink:href="https://doi.org/10.1094/MPMI-05-13-0138-R">https://doi.org/10.1094/MPMI-05-13-0138-R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Molecular Plant-Microbe Interactions</text:p>
          </table:table-cell>
          <table:table-cell office:value-type="string" table:style-name="ce24">
            <text:p>Mol Plant Micro In</text:p>
          </table:table-cell>
          <table:table-cell office:value-type="float" office:value="2012" table:style-name="ce24">
            <text:p>2012</text:p>
          </table:table-cell>
          <table:table-cell office:value-type="float" office:value="66" table:style-name="ce24">
            <text:p>66</text:p>
          </table:table-cell>
          <table:table-cell office:value-type="string" table:style-name="ce24">
            <text:p>Adam</text:p>
          </table:table-cell>
          <table:table-cell office:value-type="string" table:style-name="ce39">
            <text:p><text:a xlink:href="https://doi.org/10.1094/MPMI-05-11-0121">10.1094/MPMI-05-11-0121</text:a></text:p>
          </table:table-cell>
          <table:table-cell office:value-type="string" table:style-name="ce24">
            <text:p>Original random number was not plant pathogen, next article selected, all databases were provided links in Recommended Internet Resources: J. Craing Venter Institute website: www.jcvi.org KEGG:Kyoto Encyclopedia of Genes and Genomes website: <text:s/>www.genome.jp/kegg The National Center for Biotechnology Information website: www.ncbi.nlm.nih.gov European Molecular Biology Laboratory SMART database: <text:s/>smart.embl-heidelberg.de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National Center for Biotechnology Information data-base, J. Craig Venter Institute database, KEGG, SMART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Rodr_guez_201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Yan, Qing and Wang, Nian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69--84</text:p>
          </table:table-cell>
          <table:table-cell office:value-type="string" table:style-name="ce24">
            <text:p>Scientific Societi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High-Throughput Screening and Analysis <text:s/>of Genes of \textit{{Xanthomonas} citri} subsp. \textit{citri} Involved <text:s/>in Citrus Canker Symptom Development</text:p>
          </table:table-cell>
          <table:table-cell office:value-type="string" table:style-name="ce24">
            <text:p>NA</text:p>
          </table:table-cell>
          <table:table-cell office:value-type="float" office:value="25" table:style-name="ce26">
            <text:p>25</text:p>
          </table:table-cell>
          <table:table-cell office:value-type="string" table:style-name="ce39">
            <text:p><text:a xlink:href="https://doi.org/10.1094/MPMI-05-11-0121">https://doi.org/10.1094/MPMI-05-11-0121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3">
          <table:table-cell office:value-type="string" table:style-name="ce24">
            <text:p>Molecular Plant-Microbe Interactions</text:p>
          </table:table-cell>
          <table:table-cell office:value-type="string" table:style-name="ce24">
            <text:p>Mol Plant Micro In</text:p>
          </table:table-cell>
          <table:table-cell office:value-type="float" office:value="2013" table:style-name="ce24">
            <text:p>2013</text:p>
          </table:table-cell>
          <table:table-cell office:value-type="float" office:value="36" table:style-name="ce24">
            <text:p>36</text:p>
          </table:table-cell>
          <table:table-cell office:value-type="string" table:style-name="ce24">
            <text:p>Adam</text:p>
          </table:table-cell>
          <table:table-cell office:value-type="string" table:style-name="ce39">
            <text:p><text:a xlink:href="https://doi.org/10.1094/MPMI-05-12-0135-FI">10.1094/MPMI-05-12-0135-FI</text:a></text:p>
          </table:table-cell>
          <table:table-cell office:value-type="string" table:style-name="ce24">
            <text:p>Original random number a review, selected second sequential article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nStat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36--43</text:p>
          </table:table-cell>
          <table:table-cell office:value-type="string" table:style-name="ce24">
            <text:p>Scientific Societi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The Arabidopsis F-box/Kelch-Repeat Protein At2g44130 Is Upregulated in Giant Cells and Promotes Nematode Susceptibility</text:p>
          </table:table-cell>
          <table:table-cell office:value-type="string" table:style-name="ce24">
            <text:p>NA</text:p>
          </table:table-cell>
          <table:table-cell office:value-type="float" office:value="26" table:style-name="ce26">
            <text:p>26</text:p>
          </table:table-cell>
          <table:table-cell office:value-type="string" table:style-name="ce39">
            <text:p><text:a xlink:href="https://doi.org/10.1094/MPMI-05-12-0135-FI">https://doi.org/10.1094/MPMI-05-12-0135-FI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Molecular Plant-Microbe Interactions</text:p>
          </table:table-cell>
          <table:table-cell office:value-type="string" table:style-name="ce24">
            <text:p>Mol Plant Micro In</text:p>
          </table:table-cell>
          <table:table-cell office:value-type="float" office:value="2012" table:style-name="ce24">
            <text:p>2012</text:p>
          </table:table-cell>
          <table:table-cell office:value-type="float" office:value="115" table:style-name="ce24">
            <text:p>115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94/mpmi-07-11-0193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R, Multiexperiment viewer, Babelomics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Gonzalez_Ibeas_201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Daniel Gonzalez-Ibeas, Joaquin Ca{\\~{n}}izares, Miguel A. Arand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07--118</text:p>
          </table:table-cell>
          <table:table-cell office:value-type="string" table:style-name="ce24">
            <text:p>Scientific Societi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Microarray Analysis Shows That Recessive Resistance to \textit{Watermelon mosaic virus} in Melon Is Associated with the Induction of Defense Response Genes</text:p>
          </table:table-cell>
          <table:table-cell office:value-type="string" table:style-name="ce24">
            <text:p>NA</text:p>
          </table:table-cell>
          <table:table-cell office:value-type="float" office:value="25" table:style-name="ce26">
            <text:p>25</text:p>
          </table:table-cell>
          <table:table-cell office:value-type="string" table:style-name="ce39">
            <text:p><text:a xlink:href="https://doi.org/10.1094%2Fmpmi-07-11-0193">https://doi.org/10.1094%2Fmpmi-07-11-0193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Molecular Plant-Microbe Interactions</text:p>
          </table:table-cell>
          <table:table-cell office:value-type="string" table:style-name="ce40">
            <text:p>Mol Plant Micro In</text:p>
          </table:table-cell>
          <table:table-cell office:value-type="float" office:value="2016" table:style-name="ce40">
            <text:p>2016</text:p>
          </table:table-cell>
          <table:table-cell office:value-type="float" office:value="105" table:style-name="ce40">
            <text:p>105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94/mpmi-09-15-0219-r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R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Chang_2016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Hao-Xun Chang, Leslie L. Domier, Osman Radwan, Craig R. Yendrek, Matthew E. Hudson, Glen L. Hartman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feb</text:p>
          </table:table-cell>
          <table:table-cell office:value-type="string" table:style-name="ce40">
            <text:p>NA</text:p>
          </table:table-cell>
          <table:table-cell office:value-type="float" office:value="2" table:style-name="ce43">
            <text:p>2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96--108</text:p>
          </table:table-cell>
          <table:table-cell office:value-type="string" table:style-name="ce40">
            <text:p>Scientific Societie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Identification of Multiple Phytotoxins Produced by \textit{{Fusarium virguliforme}} Including a Phytotoxic Effector ({FvNIS}1 Associated With Sudden Death Syndrome Foliar Symptoms</text:p>
          </table:table-cell>
          <table:table-cell office:value-type="string" table:style-name="ce40">
            <text:p>NA</text:p>
          </table:table-cell>
          <table:table-cell office:value-type="float" office:value="29" table:style-name="ce45">
            <text:p>29</text:p>
          </table:table-cell>
          <table:table-cell office:value-type="string" table:style-name="ce46">
            <text:p><text:a xlink:href="https://doi.org/10.1094%2Fmpmi-09-15-0219-r">https://doi.org/10.1094%2Fmpmi-09-15-0219-r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Molecular Plant-Microbe Interactions</text:p>
          </table:table-cell>
          <table:table-cell office:value-type="string" table:style-name="ce40">
            <text:p>Mol Plant Micro In</text:p>
          </table:table-cell>
          <table:table-cell office:value-type="float" office:value="2018" table:style-name="ce40">
            <text:p>2018</text:p>
          </table:table-cell>
          <table:table-cell office:value-type="float" office:value="16" table:style-name="ce40">
            <text:p>16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94/MPMI-05-17-0121-FI</text:p>
          </table:table-cell>
          <table:table-cell office:value-type="string" table:style-name="ce40">
            <text:p>16 was a review. 46 is next research article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Infostat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Molecular Plant-Microbe Interactions</text:p>
          </table:table-cell>
          <table:table-cell office:value-type="string" table:style-name="ce40">
            <text:p>Mol Plant Micro In</text:p>
          </table:table-cell>
          <table:table-cell office:value-type="float" office:value="2018" table:style-name="ce40">
            <text:p>2018</text:p>
          </table:table-cell>
          <table:table-cell office:value-type="float" office:value="45" table:style-name="ce40">
            <text:p>45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94/MPMI-06-17-0138-R</text:p>
          </table:table-cell>
          <table:table-cell office:value-type="string" table:style-name="ce40">
            <text:p>next article was picked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Molecular Plant-Microbe Interactions</text:p>
          </table:table-cell>
          <table:table-cell office:value-type="string" table:style-name="ce40">
            <text:p>Mol Plant Micro In</text:p>
          </table:table-cell>
          <table:table-cell office:value-type="float" office:value="2014" table:style-name="ce40">
            <text:p>2014</text:p>
          </table:table-cell>
          <table:table-cell office:value-type="float" office:value="61" table:style-name="ce40">
            <text:p>61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94/mpmi-08-13-0225-r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PSS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Baek_2014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Jin-Ho Baek, Jin-Ah Park, Jung-Mi Kim, Jung-Mi Oh, Seung-Moon Park, Dae-Hyuk Kim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float" office:value="1" table:style-name="ce43">
            <text:p>1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56--65</text:p>
          </table:table-cell>
          <table:table-cell office:value-type="string" table:style-name="ce40">
            <text:p>Scientific Societie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Functional Analysis of a Tannic-Acid-Inducible and Hypoviral-Regulated Small Heat-Shock Protein Hsp24 from the Chestnut Blight Fungus \textit{{Cryphonectria parasitica}}</text:p>
          </table:table-cell>
          <table:table-cell office:value-type="string" table:style-name="ce40">
            <text:p>NA</text:p>
          </table:table-cell>
          <table:table-cell office:value-type="float" office:value="27" table:style-name="ce45">
            <text:p>27</text:p>
          </table:table-cell>
          <table:table-cell office:value-type="string" table:style-name="ce46">
            <text:p><text:a xlink:href="https://doi.org/10.1094%2Fmpmi-08-13-0225-r">https://doi.org/10.1094%2Fmpmi-08-13-0225-r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Molecular Plant-Microbe Interactions</text:p>
          </table:table-cell>
          <table:table-cell office:value-type="string" table:style-name="ce40">
            <text:p>Mol Plant Micro In</text:p>
          </table:table-cell>
          <table:table-cell office:value-type="float" office:value="2017" table:style-name="ce40">
            <text:p>2017</text:p>
          </table:table-cell>
          <table:table-cell office:value-type="float" office:value="16" table:style-name="ce40">
            <text:p>16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94/MPMI-08-16-0157-R</text:p>
          </table:table-cell>
          <table:table-cell office:value-type="string" table:style-name="ce40">
            <text:p>13 was a review. Changed to page 16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NA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apMan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Molecular Plant-Microbe Interactions</text:p>
          </table:table-cell>
          <table:table-cell office:value-type="string" table:style-name="ce40">
            <text:p>Mol Plant Micro In</text:p>
          </table:table-cell>
          <table:table-cell office:value-type="float" office:value="2018" table:style-name="ce40">
            <text:p>2018</text:p>
          </table:table-cell>
          <table:table-cell office:value-type="float" office:value="52" table:style-name="ce40">
            <text:p>52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94/MPMI-08-17-0203-FI</text:p>
          </table:table-cell>
          <table:table-cell office:value-type="string" table:style-name="ce40">
            <text:p>next article was picked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Molecular Plant-Microbe Interactions</text:p>
          </table:table-cell>
          <table:table-cell office:value-type="string" table:style-name="ce40">
            <text:p>Mol Plant Micro In</text:p>
          </table:table-cell>
          <table:table-cell office:value-type="float" office:value="2016" table:style-name="ce40">
            <text:p>2016</text:p>
          </table:table-cell>
          <table:table-cell office:value-type="float" office:value="119" table:style-name="ce40">
            <text:p>119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94/mpmi-09-15-0204-r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Ishiga_2016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Yasuhiro Ishiga, Yuki Ichinose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feb</text:p>
          </table:table-cell>
          <table:table-cell office:value-type="string" table:style-name="ce40">
            <text:p>NA</text:p>
          </table:table-cell>
          <table:table-cell office:value-type="float" office:value="2" table:style-name="ce43">
            <text:p>2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119--131</text:p>
          </table:table-cell>
          <table:table-cell office:value-type="string" table:style-name="ce40">
            <text:p>Scientific Societie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\textit{{Pseudomonas syringae}} pv. \textit{tomato} {OxyR} Is Required for Virulence in Tomato and Arabidopsis</text:p>
          </table:table-cell>
          <table:table-cell office:value-type="string" table:style-name="ce40">
            <text:p>NA</text:p>
          </table:table-cell>
          <table:table-cell office:value-type="float" office:value="29" table:style-name="ce45">
            <text:p>29</text:p>
          </table:table-cell>
          <table:table-cell office:value-type="string" table:style-name="ce46">
            <text:p><text:a xlink:href="https://doi.org/10.1094%2Fmpmi-09-15-0204-r">https://doi.org/10.1094%2Fmpmi-09-15-0204-r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Molecular Plant-Microbe Interactions</text:p>
          </table:table-cell>
          <table:table-cell office:value-type="string" table:style-name="ce29">
            <text:p>Mol Plant Micro In</text:p>
          </table:table-cell>
          <table:table-cell office:value-type="float" office:value="2018" table:style-name="ce30">
            <text:p>2018</text:p>
          </table:table-cell>
          <table:table-cell office:value-type="float" office:value="143" table:style-name="ce30">
            <text:p>143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94/MPMI-07-17-0164-R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Molecular Plant-Microbe Interactions</text:p>
          </table:table-cell>
          <table:table-cell office:value-type="string" table:style-name="ce29">
            <text:p>Mol Plant Micro In</text:p>
          </table:table-cell>
          <table:table-cell office:value-type="float" office:value="2017" table:style-name="ce30">
            <text:p>2017</text:p>
          </table:table-cell>
          <table:table-cell office:value-type="float" office:value="13" table:style-name="ce30">
            <text:p>13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94/MPMI-08-16-0157-R</text:p>
          </table:table-cell>
          <table:table-cell office:value-type="string" table:style-name="ce28">
            <text:p>Original random page number is review, next sequential article selected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1" table:style-name="ce31">
            <text:p>1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MapMan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Molecular Plant-Microbe Interactions</text:p>
          </table:table-cell>
          <table:table-cell office:value-type="string" table:style-name="ce33">
            <text:p>Mol Plant Micro In</text:p>
          </table:table-cell>
          <table:table-cell office:value-type="float" office:value="2016" table:style-name="ce33">
            <text:p>2016</text:p>
          </table:table-cell>
          <table:table-cell office:value-type="float" office:value="51" table:style-name="ce33">
            <text:p>51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94/mpmi-03-15-0047-r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Liu_2016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Qing Liu, Jianyuan Yang, Shaohong Zhang, Junliang Zhao, Aiqing Feng, Tifeng Yang, Xiaofei Wang, Xinxue Mao, Jingfang Dong, Xiaoyuan Zhu, Hei Leung, Jan E. Leach, Bin Liu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46--56</text:p>
          </table:table-cell>
          <table:table-cell office:value-type="string" table:style-name="ce33">
            <text:p>Scientific Societie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{OsGF14b} Positively Regulates Panicle Blast Resistance but Negatively Regulates Leaf Blast Resistance in Rice</text:p>
          </table:table-cell>
          <table:table-cell office:value-type="string" table:style-name="ce33">
            <text:p>NA</text:p>
          </table:table-cell>
          <table:table-cell office:value-type="float" office:value="29" table:style-name="ce37">
            <text:p>29</text:p>
          </table:table-cell>
          <table:table-cell office:value-type="string" table:style-name="ce47">
            <text:p><text:a xlink:href="https://doi.org/10.1094%2Fmpmi-03-15-0047-r">https://doi.org/10.1094%2Fmpmi-03-15-0047-r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Molecular Plant-Microbe Interactions</text:p>
          </table:table-cell>
          <table:table-cell office:value-type="string" table:style-name="ce33">
            <text:p>Mol Plant Micro In</text:p>
          </table:table-cell>
          <table:table-cell office:value-type="float" office:value="2013" table:style-name="ce33">
            <text:p>2013</text:p>
          </table:table-cell>
          <table:table-cell office:value-type="float" office:value="1" table:style-name="ce33">
            <text:p>1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94/mpmi-05-12-0121-fi</text:p>
          </table:table-cell>
          <table:table-cell office:value-type="string" table:style-name="ce33">
            <text:p>Original random page number is review, next sequential article selected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BLAST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Maier_2013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Tom R. Maier, Tarek Hewezi, Jiqing Peng, Thomas J. Baum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31--35</text:p>
          </table:table-cell>
          <table:table-cell office:value-type="string" table:style-name="ce33">
            <text:p>Scientific Societie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Isolation of Whole Esophageal Gland Cells from Plant-Parasitic Nematodes for Transcriptome Analyses and Effector Identification</text:p>
          </table:table-cell>
          <table:table-cell office:value-type="string" table:style-name="ce33">
            <text:p>NA</text:p>
          </table:table-cell>
          <table:table-cell office:value-type="float" office:value="26" table:style-name="ce37">
            <text:p>26</text:p>
          </table:table-cell>
          <table:table-cell office:value-type="string" table:style-name="ce47">
            <text:p><text:a xlink:href="https://doi.org/10.1094%2Fmpmi-05-12-0121-fi">https://doi.org/10.1094%2Fmpmi-05-12-0121-fi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Molecular Plant-Microbe Interactions</text:p>
          </table:table-cell>
          <table:table-cell office:value-type="string" table:style-name="ce33">
            <text:p>Mol Plant Micro In</text:p>
          </table:table-cell>
          <table:table-cell office:value-type="float" office:value="2016" table:style-name="ce33">
            <text:p>2016</text:p>
          </table:table-cell>
          <table:table-cell office:value-type="float" office:value="121" table:style-name="ce33">
            <text:p>121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94/mpmi-07-15-0153-r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1" table:style-name="ce35">
            <text:p>1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Salstat2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Zheng_2016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Desen Zheng, Thomas J. Burr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feb</text:p>
          </table:table-cell>
          <table:table-cell office:value-type="string" table:style-name="ce33">
            <text:p>NA</text:p>
          </table:table-cell>
          <table:table-cell office:value-type="float" office:value="2" table:style-name="ce35">
            <text:p>2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09--118</text:p>
          </table:table-cell>
          <table:table-cell office:value-type="string" table:style-name="ce33">
            <text:p>Scientific Societie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Inhibition of Grape Crown Gall by Agrobacterium vitis F2/5 Requires Two Nonribosomal Peptide Synthetases and One Polyketide Synthase</text:p>
          </table:table-cell>
          <table:table-cell office:value-type="string" table:style-name="ce33">
            <text:p>NA</text:p>
          </table:table-cell>
          <table:table-cell office:value-type="float" office:value="29" table:style-name="ce37">
            <text:p>29</text:p>
          </table:table-cell>
          <table:table-cell office:value-type="string" table:style-name="ce47">
            <text:p><text:a xlink:href="https://doi.org/10.1094%2Fmpmi-07-15-0153-r">https://doi.org/10.1094%2Fmpmi-07-15-0153-r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Nematology</text:p>
          </table:table-cell>
          <table:table-cell office:value-type="string" table:style-name="ce24">
            <text:p>Nematology</text:p>
          </table:table-cell>
          <table:table-cell office:value-type="float" office:value="2014" table:style-name="ce24">
            <text:p>2014</text:p>
          </table:table-cell>
          <table:table-cell office:value-type="float" office:value="40" table:style-name="ce24">
            <text:p>40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63/15685411-00002743</text:p>
          </table:table-cell>
          <table:table-cell office:value-type="string" table:style-name="ce24">
            <text:p>Original random page number not applicable, selected only plant parasitic nematode articles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PSS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Pestana_2014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Margarida Pestana, Manuela Gouveia, Nereida Cordeiro, Luc{\\'{\\i}}lia Teixeira, Isabel de O. Abrantes, M{\\'{o}}nica Rodrigu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41--51</text:p>
          </table:table-cell>
          <table:table-cell office:value-type="string" table:style-name="ce24">
            <text:p>Brill Academic Publisher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In vitro evaluation of nematicidal properties of \textit{{Solanum sisymbriifolium}} and \textit{{S. nigrum}} extracts on \text{{Pratylenchus goodeyi}}</text:p>
          </table:table-cell>
          <table:table-cell office:value-type="string" table:style-name="ce24">
            <text:p>NA</text:p>
          </table:table-cell>
          <table:table-cell office:value-type="float" office:value="16" table:style-name="ce26">
            <text:p>16</text:p>
          </table:table-cell>
          <table:table-cell office:value-type="string" table:style-name="ce39">
            <text:p><text:a xlink:href="https://doi.org/10.1163%2F15685411-00002743">https://doi.org/10.1163%2F15685411-00002743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Nematology</text:p>
          </table:table-cell>
          <table:table-cell office:value-type="string" table:style-name="ce24">
            <text:p>Nematology</text:p>
          </table:table-cell>
          <table:table-cell office:value-type="float" office:value="2016" table:style-name="ce24">
            <text:p>2016</text:p>
          </table:table-cell>
          <table:table-cell office:value-type="float" office:value="15" table:style-name="ce24">
            <text:p>15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63/15685411-00002745</text:p>
          </table:table-cell>
          <table:table-cell office:value-type="string" table:style-name="ce24">
            <text:p>Articles that are part of the most recent three years are not available. Selected the next article in 2014 that was applicable to get an available article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Shaver_2016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radly R. Shaver, Sergio Marchant, Paula Agudelo, S. Bruce Martin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53--65</text:p>
          </table:table-cell>
          <table:table-cell office:value-type="string" table:style-name="ce24">
            <text:p>Brill Academic Publisher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18S {rRNA} and {COI} haplotype diversity of \textit{{Trichodorus obtusus}} from turfgrass in South Carolina</text:p>
          </table:table-cell>
          <table:table-cell office:value-type="string" table:style-name="ce24">
            <text:p>NA</text:p>
          </table:table-cell>
          <table:table-cell office:value-type="float" office:value="18" table:style-name="ce26">
            <text:p>18</text:p>
          </table:table-cell>
          <table:table-cell office:value-type="string" table:style-name="ce39">
            <text:p><text:a xlink:href="https://doi.org/10.1163%2F15685411-00002944">https://doi.org/10.1163%2F15685411-00002944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Nematology</text:p>
          </table:table-cell>
          <table:table-cell office:value-type="string" table:style-name="ce24">
            <text:p>Nematology</text:p>
          </table:table-cell>
          <table:table-cell office:value-type="float" office:value="2016" table:style-name="ce24">
            <text:p>2016</text:p>
          </table:table-cell>
          <table:table-cell office:value-type="float" office:value="6" table:style-name="ce24">
            <text:p>6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63/15685411-00002938</text:p>
          </table:table-cell>
          <table:table-cell office:value-type="string" table:style-name="ce24">
            <text:p>Original random page number not applicable, selected next plant parasitic nematode article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R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Biela_2016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Fabio Biela, Simone de Melo Santana-Gomes, Isabela Hernandes, Andressa Cristina Zamboni Machado, Michelly Ragazzi Cardoso, Claudia Regina Dias-Arieira, Danielle Mattei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5--21</text:p>
          </table:table-cell>
          <table:table-cell office:value-type="string" table:style-name="ce24">
            <text:p>Brill Academic Publisher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Host status and phenotypic diversity of rice genotypes in relation to \textit{{Pratylenchus brachyurus}} resistance</text:p>
          </table:table-cell>
          <table:table-cell office:value-type="string" table:style-name="ce24">
            <text:p>NA</text:p>
          </table:table-cell>
          <table:table-cell office:value-type="float" office:value="18" table:style-name="ce26">
            <text:p>18</text:p>
          </table:table-cell>
          <table:table-cell office:value-type="string" table:style-name="ce39">
            <text:p><text:a xlink:href="https://doi.org/10.1163%2F15685411-00002938">https://doi.org/10.1163%2F15685411-00002938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Nematology</text:p>
          </table:table-cell>
          <table:table-cell office:value-type="string" table:style-name="ce24">
            <text:p>Nematology</text:p>
          </table:table-cell>
          <table:table-cell office:value-type="float" office:value="2014" table:style-name="ce24">
            <text:p>2014</text:p>
          </table:table-cell>
          <table:table-cell office:value-type="float" office:value="56" table:style-name="ce24">
            <text:p>56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63/15685411-00002746</text:p>
          </table:table-cell>
          <table:table-cell office:value-type="string" table:style-name="ce24">
            <text:p>Original random page number not applicable, selected only plant parasitic nematode articles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tatistica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Cabasan_2014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Ma. Teodora Nadong Cabasan, Arvind Kumar, St{\\'{e}}phane Bellafiore, Dirk De Wael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73--81</text:p>
          </table:table-cell>
          <table:table-cell office:value-type="string" table:style-name="ce24">
            <text:p>Brill Academic Publisher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Histopathology of the rice root-knot nematode, \textit{{Meloidogyne graminicola}}, on \textit{{Oryza sativa}} and \textit{{O. glaberrima}}</text:p>
          </table:table-cell>
          <table:table-cell office:value-type="string" table:style-name="ce24">
            <text:p>NA</text:p>
          </table:table-cell>
          <table:table-cell office:value-type="float" office:value="16" table:style-name="ce26">
            <text:p>16</text:p>
          </table:table-cell>
          <table:table-cell office:value-type="string" table:style-name="ce39">
            <text:p><text:a xlink:href="https://doi.org/10.1163%2F15685411-00002746">https://doi.org/10.1163%2F15685411-00002746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Nematology</text:p>
          </table:table-cell>
          <table:table-cell office:value-type="string" table:style-name="ce24">
            <text:p>Nematology</text:p>
          </table:table-cell>
          <table:table-cell office:value-type="float" office:value="2013" table:style-name="ce24">
            <text:p>2013</text:p>
          </table:table-cell>
          <table:table-cell office:value-type="float" office:value="72" table:style-name="ce24">
            <text:p>72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63/156854112x643914</text:p>
          </table:table-cell>
          <table:table-cell office:value-type="string" table:style-name="ce24">
            <text:p>Original random page number not applicable, selected previous plant parasitic nematode article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Plowright_2013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Richard Plowright, Paul Speijer, Jolly Dusabe, Daniel Coyn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41--56</text:p>
          </table:table-cell>
          <table:table-cell office:value-type="string" table:style-name="ce24">
            <text:p>Brill Academic Publisher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Analysis of the pathogenic variability and genetic diversity of the~plant-parasitic nematode \textit{{Radopholus similis}} on bananas</text:p>
          </table:table-cell>
          <table:table-cell office:value-type="string" table:style-name="ce24">
            <text:p>NA</text:p>
          </table:table-cell>
          <table:table-cell office:value-type="float" office:value="15" table:style-name="ce26">
            <text:p>15</text:p>
          </table:table-cell>
          <table:table-cell office:value-type="string" table:style-name="ce39">
            <text:p><text:a xlink:href="https://doi.org/10.1163%2F156854112x643914">https://doi.org/10.1163%2F156854112x643914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Nematology</text:p>
          </table:table-cell>
          <table:table-cell office:value-type="string" table:style-name="ce40">
            <text:p>Nematology</text:p>
          </table:table-cell>
          <table:table-cell office:value-type="float" office:value="2013" table:style-name="ce40">
            <text:p>2013</text:p>
          </table:table-cell>
          <table:table-cell office:value-type="float" office:value="107" table:style-name="ce40">
            <text:p>107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63/156854112x645606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1" table:style-name="ce41">
            <text:p>1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Waweru_2013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ancy W. Waweru, Turoop Losenge, Thomas Dubois, Esther M. Kahangi, Daniel Coyne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float" office:value="1" table:style-name="ce43">
            <text:p>1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101--107</text:p>
          </table:table-cell>
          <table:table-cell office:value-type="string" table:style-name="ce40">
            <text:p>Brill Academic Publisher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Potential biological control of lesion nematodes on banana using {Kenyan} strains of endophytic \textit{{Fusarium oxysporum}}</text:p>
          </table:table-cell>
          <table:table-cell office:value-type="string" table:style-name="ce40">
            <text:p>NA</text:p>
          </table:table-cell>
          <table:table-cell office:value-type="float" office:value="15" table:style-name="ce45">
            <text:p>15</text:p>
          </table:table-cell>
          <table:table-cell office:value-type="string" table:style-name="ce46">
            <text:p><text:a xlink:href="https://doi.org/10.1163%2F156854112x645606">https://doi.org/10.1163%2F156854112x645606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Nematology</text:p>
          </table:table-cell>
          <table:table-cell office:value-type="string" table:style-name="ce40">
            <text:p>Nematology</text:p>
          </table:table-cell>
          <table:table-cell office:value-type="float" office:value="2014" table:style-name="ce40">
            <text:p>2014</text:p>
          </table:table-cell>
          <table:table-cell office:value-type="float" office:value="149" table:style-name="ce40">
            <text:p>149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63/15685411-00002753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Humphreys_Pereira_2014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Danny A. Humphreys-Pereira, Axel A. Elling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float" office:value="2" table:style-name="ce43">
            <text:p>2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149--162</text:p>
          </table:table-cell>
          <table:table-cell office:value-type="string" table:style-name="ce40">
            <text:p>Brill Academic Publisher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Morphological variability in second-stage juveniles and males of \textit{{Meloidogyne chitwoodi}}</text:p>
          </table:table-cell>
          <table:table-cell office:value-type="string" table:style-name="ce40">
            <text:p>NA</text:p>
          </table:table-cell>
          <table:table-cell office:value-type="float" office:value="16" table:style-name="ce45">
            <text:p>16</text:p>
          </table:table-cell>
          <table:table-cell office:value-type="string" table:style-name="ce46">
            <text:p><text:a xlink:href="https://doi.org/10.1163%2F15685411-00002753">https://doi.org/10.1163%2F15685411-00002753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Nematology</text:p>
          </table:table-cell>
          <table:table-cell office:value-type="string" table:style-name="ce40">
            <text:p>Nematology</text:p>
          </table:table-cell>
          <table:table-cell office:value-type="float" office:value="2017" table:style-name="ce40">
            <text:p>2017</text:p>
          </table:table-cell>
          <table:table-cell office:value-type="float" office:value="129" table:style-name="ce40">
            <text:p>129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63/15685411-00003036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uscle, MEGA, Tracer, MatGat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Nematology</text:p>
          </table:table-cell>
          <table:table-cell office:value-type="string" table:style-name="ce29">
            <text:p>Nematology</text:p>
          </table:table-cell>
          <table:table-cell office:value-type="float" office:value="2018" table:style-name="ce30">
            <text:p>2018</text:p>
          </table:table-cell>
          <table:table-cell office:value-type="float" office:value="3" table:style-name="ce30">
            <text:p>3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163/15685411-00003133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string" table:style-name="ce31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31">
            <text:p>NA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Nematology</text:p>
          </table:table-cell>
          <table:table-cell office:value-type="string" table:style-name="ce29">
            <text:p>Nematology</text:p>
          </table:table-cell>
          <table:table-cell office:value-type="float" office:value="2018" table:style-name="ce30">
            <text:p>2018</text:p>
          </table:table-cell>
          <table:table-cell office:value-type="float" office:value="100" table:style-name="ce30">
            <text:p>100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163/15685411-00003127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MUSCLE, MEGA, MrModeltest, MrBayes, TRACER, RaxmlGUI, g Dendroscope, CorelDRAW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Nematology</text:p>
          </table:table-cell>
          <table:table-cell office:value-type="string" table:style-name="ce29">
            <text:p>Nematology</text:p>
          </table:table-cell>
          <table:table-cell office:value-type="float" office:value="2018" table:style-name="ce30">
            <text:p>2018</text:p>
          </table:table-cell>
          <table:table-cell office:value-type="float" office:value="141" table:style-name="ce30">
            <text:p>141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163/15685411-00003132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MrBayes, TreeGraph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6">
          <table:table-cell office:value-type="string" table:style-name="ce24">
            <text:p>Physiological and Molecular Plant Pathology</text:p>
          </table:table-cell>
          <table:table-cell office:value-type="string" table:style-name="ce24">
            <text:p>Physiol Mol Plant P</text:p>
          </table:table-cell>
          <table:table-cell office:value-type="float" office:value="2016" table:style-name="ce24">
            <text:p>2016</text:p>
          </table:table-cell>
          <table:table-cell office:value-type="float" office:value="128" table:style-name="ce24">
            <text:p>128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16/j.pmpp.2016.01.010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StepOne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Chand_2016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Subodh Kumar Chand, Satyabrata Nanda, Ellojita Rout, Jatindranath Mohanty, Rukmini Mishra, Raj Kumar Joshi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19--128</text:p>
          </table:table-cell>
          <table:table-cell office:value-type="string" table:style-name="ce24">
            <text:p>Elsevier {BV}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Identification and characterization of {microRNAs} in turmeric (\textit{{Curcuma longa}} L. responsive to infection with the pathogenic fungus \textit{{Pythium aphanidermatum}}</text:p>
          </table:table-cell>
          <table:table-cell office:value-type="string" table:style-name="ce24">
            <text:p>NA</text:p>
          </table:table-cell>
          <table:table-cell office:value-type="float" office:value="93" table:style-name="ce26">
            <text:p>93</text:p>
          </table:table-cell>
          <table:table-cell office:value-type="string" table:style-name="ce39">
            <text:p><text:a xlink:href="https://doi.org/10.1016%2Fj.pmpp.2016.01.010">https://doi.org/10.1016%2Fj.pmpp.2016.01.010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hysiological and Molecular Plant Pathology</text:p>
          </table:table-cell>
          <table:table-cell office:value-type="string" table:style-name="ce24">
            <text:p>Physiol Mol Plant P</text:p>
          </table:table-cell>
          <table:table-cell office:value-type="float" office:value="2012" table:style-name="ce24">
            <text:p>2012</text:p>
          </table:table-cell>
          <table:table-cell office:value-type="float" office:value="86" table:style-name="ce24">
            <text:p>86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16/j.pmpp.2011.12.003</text:p>
          </table:table-cell>
          <table:table-cell office:value-type="string" table:style-name="ce24">
            <text:p>Original random number does not exist, selected first article from April 2012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MassLynxTM, QuanLynxTM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Yazawa_201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Katsumi Yazawa, Chang-Jie Jiang, Mikiko Kojima, Hitoshi Sakakibara, Hiroshi Takatsuji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apr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--7</text:p>
          </table:table-cell>
          <table:table-cell office:value-type="string" table:style-name="ce24">
            <text:p>Elsevier {BV}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Reduction of abscisic acid levels or inhibition of abscisic acid signaling in rice during the early phase of \textit{{Magnaporthe oryzae}} infection decreases its susceptibility to the fungus</text:p>
          </table:table-cell>
          <table:table-cell office:value-type="string" table:style-name="ce24">
            <text:p>NA</text:p>
          </table:table-cell>
          <table:table-cell office:value-type="float" office:value="78" table:style-name="ce26">
            <text:p>78</text:p>
          </table:table-cell>
          <table:table-cell office:value-type="string" table:style-name="ce39">
            <text:p><text:a xlink:href="https://doi.org/10.1016%2Fj.pmpp.2011.12.003">https://doi.org/10.1016%2Fj.pmpp.2011.12.003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hysiological and Molecular Plant Pathology</text:p>
          </table:table-cell>
          <table:table-cell office:value-type="string" table:style-name="ce24">
            <text:p>Physiol Mol Plant P</text:p>
          </table:table-cell>
          <table:table-cell office:value-type="float" office:value="2012" table:style-name="ce24">
            <text:p>2012</text:p>
          </table:table-cell>
          <table:table-cell office:value-type="float" office:value="92" table:style-name="ce24">
            <text:p>92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16/j.pmpp.2012.03.001</text:p>
          </table:table-cell>
          <table:table-cell office:value-type="string" table:style-name="ce24">
            <text:p>Original random number does not exist, selected first article from July 2012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PSS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Chen_201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Po-Sheng Chen, Li-Yuan Wang, You-Jen Chen, Kuo-Ching Tzeng, Shih-Chieh Chang, Kuang-Ren Chung, Miin-Huey Le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ul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--12</text:p>
          </table:table-cell>
          <table:table-cell office:value-type="string" table:style-name="ce24">
            <text:p>Elsevier {BV}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Understanding cellular defence in kumquat and calamondin to citrus canker caused by \textit{{Xanthomonas citri}} subsp. \textit{{citri}}</text:p>
          </table:table-cell>
          <table:table-cell office:value-type="string" table:style-name="ce24">
            <text:p>NA</text:p>
          </table:table-cell>
          <table:table-cell office:value-type="float" office:value="79" table:style-name="ce26">
            <text:p>79</text:p>
          </table:table-cell>
          <table:table-cell office:value-type="string" table:style-name="ce39">
            <text:p><text:a xlink:href="https://doi.org/10.1016%2Fj.pmpp.2012.03.001">https://doi.org/10.1016%2Fj.pmpp.2012.03.001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hysiological and Molecular Plant Pathology</text:p>
          </table:table-cell>
          <table:table-cell office:value-type="string" table:style-name="ce24">
            <text:p>Physiol Mol Plant P</text:p>
          </table:table-cell>
          <table:table-cell office:value-type="float" office:value="2016" table:style-name="ce24">
            <text:p>2016</text:p>
          </table:table-cell>
          <table:table-cell office:value-type="float" office:value="94" table:style-name="ce24">
            <text:p>94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16/j.pmpp.2015.12.002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Mollayi_2016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Saeed Mollayi, Mohsen Farzaneh, Faezeh Ghanati, Hassan Y. Aboul-Enein, Alireza Ghassempour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93--98</text:p>
          </table:table-cell>
          <table:table-cell office:value-type="string" table:style-name="ce24">
            <text:p>Elsevier {BV}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Study of catechin, epicatechin and their enantiomers during the progression of witches{\textquotesingle} broom disease in Mexican lime (\textit{{Citrus aurantifolia}}</text:p>
          </table:table-cell>
          <table:table-cell office:value-type="string" table:style-name="ce24">
            <text:p>NA</text:p>
          </table:table-cell>
          <table:table-cell office:value-type="float" office:value="93" table:style-name="ce26">
            <text:p>93</text:p>
          </table:table-cell>
          <table:table-cell office:value-type="string" table:style-name="ce39">
            <text:p><text:a xlink:href="https://doi.org/10.1016%2Fj.pmpp.2015.12.002">https://doi.org/10.1016%2Fj.pmpp.2015.12.002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siological and Molecular Plant Pathology</text:p>
          </table:table-cell>
          <table:table-cell office:value-type="string" table:style-name="ce40">
            <text:p>Physiol Mol Plant P</text:p>
          </table:table-cell>
          <table:table-cell office:value-type="float" office:value="2018" table:style-name="ce40">
            <text:p>2018</text:p>
          </table:table-cell>
          <table:table-cell office:value-type="float" office:value="102" table:style-name="ce40">
            <text:p>102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16/j.pmpp.2017.12.002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3" table:style-name="ce41">
            <text:p>3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3" table:style-name="ce41">
            <text:p>3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siological and Molecular Plant Pathology</text:p>
          </table:table-cell>
          <table:table-cell office:value-type="string" table:style-name="ce40">
            <text:p>Physiol Mol Plant P</text:p>
          </table:table-cell>
          <table:table-cell office:value-type="float" office:value="2012" table:style-name="ce40">
            <text:p>2012</text:p>
          </table:table-cell>
          <table:table-cell office:value-type="float" office:value="51" table:style-name="ce40">
            <text:p>51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16/j.pmpp.2011.11.003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Excel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Mutuku_2012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J.M. Mutuku, A. Nose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float" office:value="1" table:style-name="ce43">
            <text:p>1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41--51</text:p>
          </table:table-cell>
          <table:table-cell office:value-type="string" table:style-name="ce40">
            <text:p>Elsevier {BV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High activities and {mRNA} expression of pyrophosphate-fructose-6-phosphate-phosphotransferase and 6-phosphofructokinase are induced as a response to \textit{{Rhizoctonia solani}} infection in rice leaf sheaths</text:p>
          </table:table-cell>
          <table:table-cell office:value-type="string" table:style-name="ce40">
            <text:p>NA</text:p>
          </table:table-cell>
          <table:table-cell office:value-type="float" office:value="77" table:style-name="ce45">
            <text:p>77</text:p>
          </table:table-cell>
          <table:table-cell office:value-type="string" table:style-name="ce46">
            <text:p><text:a xlink:href="https://doi.org/10.1016%2Fj.pmpp.2011.11.003">https://doi.org/10.1016%2Fj.pmpp.2011.11.003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siological and Molecular Plant Pathology</text:p>
          </table:table-cell>
          <table:table-cell office:value-type="string" table:style-name="ce40">
            <text:p>Physiol Mol Plant P</text:p>
          </table:table-cell>
          <table:table-cell office:value-type="float" office:value="2013" table:style-name="ce40">
            <text:p>2013</text:p>
          </table:table-cell>
          <table:table-cell office:value-type="float" office:value="18" table:style-name="ce40">
            <text:p>18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16/j.pmpp.2014.02.002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Primer3, AlphaEase FC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siological and Molecular Plant Pathology</text:p>
          </table:table-cell>
          <table:table-cell office:value-type="string" table:style-name="ce40">
            <text:p>Physiol Mol Plant P</text:p>
          </table:table-cell>
          <table:table-cell office:value-type="float" office:value="2014" table:style-name="ce40">
            <text:p>2014</text:p>
          </table:table-cell>
          <table:table-cell office:value-type="float" office:value="136" table:style-name="ce40">
            <text:p>136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16/j.pmpp.2014.03.005</text:p>
          </table:table-cell>
          <table:table-cell office:value-type="string" table:style-name="ce40">
            <text:p>No page number 136, last article of first issue for 2014 selected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BioEdit, Image Lab TM, MEGA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Mondal_2014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Kalyan K. Mondal, Bharat Raj Meena, Alim Junaid, Geeta Verma, Chandra Mani, Dipali Majumder, Manju Khicher, Shailesh Kumar, Susanta Banik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apr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98--106</text:p>
          </table:table-cell>
          <table:table-cell office:value-type="string" table:style-name="ce40">
            <text:p>Elsevier {BV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Pathotyping and genetic screening of type {III} effectors in Indian strains of \textit{{Xanthomonas oryzae}} pv. \textit{oryzae} causing bacterial leaf blight of rice</text:p>
          </table:table-cell>
          <table:table-cell office:value-type="string" table:style-name="ce40">
            <text:p>NA</text:p>
          </table:table-cell>
          <table:table-cell office:value-type="float" office:value="86" table:style-name="ce45">
            <text:p>86</text:p>
          </table:table-cell>
          <table:table-cell office:value-type="string" table:style-name="ce46">
            <text:p><text:a xlink:href="https://doi.org/10.1016%2Fj.pmpp.2014.03.005">https://doi.org/10.1016%2Fj.pmpp.2014.03.005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siological and Molecular Plant Pathology</text:p>
          </table:table-cell>
          <table:table-cell office:value-type="string" table:style-name="ce40">
            <text:p>Physiol Mol Plant P</text:p>
          </table:table-cell>
          <table:table-cell office:value-type="float" office:value="2017" table:style-name="ce40">
            <text:p>2017</text:p>
          </table:table-cell>
          <table:table-cell office:value-type="float" office:value="17" table:style-name="ce40">
            <text:p>17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16/j.pmpp.2016.11.003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PS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siological and Molecular Plant Pathology</text:p>
          </table:table-cell>
          <table:table-cell office:value-type="string" table:style-name="ce40">
            <text:p>Physiol Mol Plant P</text:p>
          </table:table-cell>
          <table:table-cell office:value-type="float" office:value="2017" table:style-name="ce40">
            <text:p>2017</text:p>
          </table:table-cell>
          <table:table-cell office:value-type="float" office:value="77" table:style-name="ce40">
            <text:p>77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16/j.pmpp.2017.01.001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siological and Molecular Plant Pathology</text:p>
          </table:table-cell>
          <table:table-cell office:value-type="string" table:style-name="ce40">
            <text:p>Physiol Mol Plant P</text:p>
          </table:table-cell>
          <table:table-cell office:value-type="float" office:value="2018" table:style-name="ce40">
            <text:p>2018</text:p>
          </table:table-cell>
          <table:table-cell office:value-type="float" office:value="10" table:style-name="ce40">
            <text:p>10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16/j.pmpp.2017.10.008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PS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Physiological and Molecular Plant Pathology</text:p>
          </table:table-cell>
          <table:table-cell office:value-type="string" table:style-name="ce29">
            <text:p>Physiol Mol Plant P</text:p>
          </table:table-cell>
          <table:table-cell office:value-type="float" office:value="2017" table:style-name="ce30">
            <text:p>2017</text:p>
          </table:table-cell>
          <table:table-cell office:value-type="float" office:value="101" table:style-name="ce30">
            <text:p>101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16/j.pmpp.2016.12.004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Physiological and Molecular Plant Pathology</text:p>
          </table:table-cell>
          <table:table-cell office:value-type="string" table:style-name="ce29">
            <text:p>Physiol Mol Plant P</text:p>
          </table:table-cell>
          <table:table-cell office:value-type="float" office:value="2018" table:style-name="ce30">
            <text:p>2018</text:p>
          </table:table-cell>
          <table:table-cell office:value-type="float" office:value="50" table:style-name="ce30">
            <text:p>50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16/j.pmpp.2017.11.001</text:p>
          </table:table-cell>
          <table:table-cell office:value-type="string" table:style-name="ce28">
            <text:p>Original random page number is part of a special issue about insects, next sequencial issue selected using the same page number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STRING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Physiological and Molecular Plant Pathology</text:p>
          </table:table-cell>
          <table:table-cell office:value-type="string" table:style-name="ce29">
            <text:p>Physiol Mol Plant P</text:p>
          </table:table-cell>
          <table:table-cell office:value-type="float" office:value="2018" table:style-name="ce30">
            <text:p>2018</text:p>
          </table:table-cell>
          <table:table-cell office:value-type="float" office:value="147" table:style-name="ce30">
            <text:p>147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16/j.pmpp.2018.02.002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SPSS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Physiological and Molecular Plant Pathology</text:p>
          </table:table-cell>
          <table:table-cell office:value-type="string" table:style-name="ce33">
            <text:p>Physiol Mol Plant P</text:p>
          </table:table-cell>
          <table:table-cell office:value-type="float" office:value="2012" table:style-name="ce33">
            <text:p>2012</text:p>
          </table:table-cell>
          <table:table-cell office:value-type="float" office:value="127" table:style-name="ce33">
            <text:p>127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16/j.pmpp.2012.03.002</text:p>
          </table:table-cell>
          <table:table-cell office:value-type="string" table:style-name="ce33">
            <text:p>Original random number does not exist, selected second article from July 2012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Zakharenkova_2012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Tatiana S. Zakharenkova, Andrey A. Aver'yanov, Tatiana D. Pasechnik, Vera P. Lapikova, Con Jacyn Baker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ul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3--20</text:p>
          </table:table-cell>
          <table:table-cell office:value-type="string" table:style-name="ce33">
            <text:p>Elsevier {BV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Surface contact of cucumber or rice leaves with water can suppress their fungal diseases</text:p>
          </table:table-cell>
          <table:table-cell office:value-type="string" table:style-name="ce33">
            <text:p>NA</text:p>
          </table:table-cell>
          <table:table-cell office:value-type="float" office:value="79" table:style-name="ce37">
            <text:p>79</text:p>
          </table:table-cell>
          <table:table-cell office:value-type="string" table:style-name="ce47">
            <text:p><text:a xlink:href="https://doi.org/10.1016%2Fj.pmpp.2012.03.002">https://doi.org/10.1016%2Fj.pmpp.2012.03.002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3">
          <table:table-cell office:value-type="string" table:style-name="ce33">
            <text:p>Physiological and Molecular Plant Pathology</text:p>
          </table:table-cell>
          <table:table-cell office:value-type="string" table:style-name="ce33">
            <text:p>Physiol Mol Plant P</text:p>
          </table:table-cell>
          <table:table-cell office:value-type="float" office:value="2014" table:style-name="ce33">
            <text:p>2014</text:p>
          </table:table-cell>
          <table:table-cell office:value-type="float" office:value="131" table:style-name="ce33">
            <text:p>131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16/j.pmpp.2014.04.004</text:p>
          </table:table-cell>
          <table:table-cell office:value-type="string" table:style-name="ce33">
            <text:p>No page number 131, second to last article of first issue for 2014 selected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Statistica, MATLAB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Ku_niak_201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El{\\.{z}}bieta Ku{\\'{z}}niak, Rafa{\\l} G{\\l}owacki, Gra{\\.{z}}yna Chwatko, Tomasz Kopczewski, Marzena Wielanek, Ewa Gajewska, Maria Sk{\\l}odowsk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apr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89--97</text:p>
          </table:table-cell>
          <table:table-cell office:value-type="string" table:style-name="ce33">
            <text:p>Elsevier {BV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Involvement of ascorbate, glutathione, protein S-thiolation and salicylic acid in benzothiadiazole-inducible defence response of cucumber against \textit{{Pseudomonas syringae}} pv. \textit{{lachrymans}}</text:p>
          </table:table-cell>
          <table:table-cell office:value-type="string" table:style-name="ce33">
            <text:p>NA</text:p>
          </table:table-cell>
          <table:table-cell office:value-type="float" office:value="86" table:style-name="ce37">
            <text:p>86</text:p>
          </table:table-cell>
          <table:table-cell office:value-type="string" table:style-name="ce47">
            <text:p><text:a xlink:href="https://doi.org/10.1016%2Fj.pmpp.2014.04.004">https://doi.org/10.1016%2Fj.pmpp.2014.04.004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Physiological and Molecular Plant Pathology</text:p>
          </table:table-cell>
          <table:table-cell office:value-type="string" table:style-name="ce33">
            <text:p>Physiol Mol Plant P</text:p>
          </table:table-cell>
          <table:table-cell office:value-type="float" office:value="2014" table:style-name="ce33">
            <text:p>2014</text:p>
          </table:table-cell>
          <table:table-cell office:value-type="float" office:value="144" table:style-name="ce33">
            <text:p>144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16/j.pmpp.2014.04.005</text:p>
          </table:table-cell>
          <table:table-cell office:value-type="string" table:style-name="ce33">
            <text:p>No page number 144, first article of second issue for 2014 selected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Campe_201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Ruth Campe, Marco Loehrer, Uwe Conrath, Katharina Goellner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ul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--8</text:p>
          </table:table-cell>
          <table:table-cell office:value-type="string" table:style-name="ce33">
            <text:p>Elsevier {BV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\textit{{Phakopsora pachyrhizi}} induces defense marker genes to necrotrophs in \textit{{Arabidopsis thaliana}}</text:p>
          </table:table-cell>
          <table:table-cell office:value-type="string" table:style-name="ce33">
            <text:p>NA</text:p>
          </table:table-cell>
          <table:table-cell office:value-type="float" office:value="87" table:style-name="ce37">
            <text:p>87</text:p>
          </table:table-cell>
          <table:table-cell office:value-type="string" table:style-name="ce47">
            <text:p><text:a xlink:href="https://doi.org/10.1016%2Fj.pmpp.2014.04.005">https://doi.org/10.1016%2Fj.pmpp.2014.04.005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Physiological and Molecular Plant Pathology</text:p>
          </table:table-cell>
          <table:table-cell office:value-type="string" table:style-name="ce33">
            <text:p>Physiol Mol Plant P</text:p>
          </table:table-cell>
          <table:table-cell office:value-type="float" office:value="2016" table:style-name="ce33">
            <text:p>2016</text:p>
          </table:table-cell>
          <table:table-cell office:value-type="float" office:value="52" table:style-name="ce33">
            <text:p>52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16/j.pmpp.2015.12.005</text:p>
          </table:table-cell>
          <table:table-cell office:value-type="string" table:style-name="ce33">
            <text:p>Original random page number included in previous article. Next sequential article selected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MEGA, PLACE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Chai_2016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Chunyue Chai, Wentao Zeng, Yanling Lin, Danyu Shen, Meixiang Zhang, Daolong Dou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an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49--57</text:p>
          </table:table-cell>
          <table:table-cell office:value-type="string" table:style-name="ce33">
            <text:p>Elsevier {BV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Synthetic tetramer of a \textit{{Phytophthora sojae}}-inducible fragment from soybean {GmaSKTI}36 promoter improves its pathogen induction activities</text:p>
          </table:table-cell>
          <table:table-cell office:value-type="string" table:style-name="ce33">
            <text:p>NA</text:p>
          </table:table-cell>
          <table:table-cell office:value-type="float" office:value="93" table:style-name="ce37">
            <text:p>93</text:p>
          </table:table-cell>
          <table:table-cell office:value-type="string" table:style-name="ce47">
            <text:p><text:a xlink:href="https://doi.org/10.1016%2Fj.pmpp.2015.12.005">https://doi.org/10.1016%2Fj.pmpp.2015.12.005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hytoparasitica</text:p>
          </table:table-cell>
          <table:table-cell office:value-type="string" table:style-name="ce24">
            <text:p>Phytoparasitica</text:p>
          </table:table-cell>
          <table:table-cell office:value-type="float" office:value="2015" table:style-name="ce24">
            <text:p>2015</text:p>
          </table:table-cell>
          <table:table-cell office:value-type="float" office:value="113" table:style-name="ce24">
            <text:p>113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07/s12600-014-0431-4</text:p>
          </table:table-cell>
          <table:table-cell office:value-type="string" table:style-name="ce24">
            <text:p>Original random page number already represented in prior article, selected first following article that was plant pathology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Applied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MEG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Domenico Bertetti, Giuseppe Ortu, Maria Lodovica Gullino, Angelo Garibaldi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apr</text:p>
          </table:table-cell>
          <table:table-cell office:value-type="string" table:style-name="ce24">
            <text:p>NA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89--196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Contamination of seeds of Iceland poppy ({\textit{Papaver nudicaule} L.} by \textit{{Fusarium oxysporum}}</text:p>
          </table:table-cell>
          <table:table-cell office:value-type="string" table:style-name="ce24">
            <text:p>NA</text:p>
          </table:table-cell>
          <table:table-cell office:value-type="float" office:value="43" table:style-name="ce26">
            <text:p>43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hytoparasitica</text:p>
          </table:table-cell>
          <table:table-cell office:value-type="string" table:style-name="ce24">
            <text:p>Phytoparasitica</text:p>
          </table:table-cell>
          <table:table-cell office:value-type="float" office:value="2013" table:style-name="ce24">
            <text:p>2013</text:p>
          </table:table-cell>
          <table:table-cell office:value-type="float" office:value="71" table:style-name="ce24">
            <text:p>71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07/s12600-012-0264-y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PS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Giovanna Gilardi, Stefano Demarchi, Angelo Garibaldi, Maria Lodovica Gullino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59--7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Management of downy mildew of sweet basil (\textit{{Ocimum basilicum}} caused by \textit{{Peronospora belbahrii}} by means of resistance inducers, fungicides, biocontrol agents and natural products</text:p>
          </table:table-cell>
          <table:table-cell office:value-type="string" table:style-name="ce24">
            <text:p>NA</text:p>
          </table:table-cell>
          <table:table-cell office:value-type="float" office:value="41" table:style-name="ce26">
            <text:p>41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hytoparasitica</text:p>
          </table:table-cell>
          <table:table-cell office:value-type="string" table:style-name="ce24">
            <text:p>Phytoparasitica</text:p>
          </table:table-cell>
          <table:table-cell office:value-type="float" office:value="2013" table:style-name="ce24">
            <text:p>2013</text:p>
          </table:table-cell>
          <table:table-cell office:value-type="float" office:value="101" table:style-name="ce24">
            <text:p>101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07/s12600-012-0275-8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PS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Miray Arli-Sokmen, Mehmet Ali Sevik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apr</text:p>
          </table:table-cell>
          <table:table-cell office:value-type="string" table:style-name="ce24">
            <text:p>NA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59--168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Spread of \textit{Tomato spotted wilt virus} from an internal virus source by thrips species in Samsun, Turkey</text:p>
          </table:table-cell>
          <table:table-cell office:value-type="string" table:style-name="ce24">
            <text:p>NA</text:p>
          </table:table-cell>
          <table:table-cell office:value-type="float" office:value="41" table:style-name="ce26">
            <text:p>41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hytoparasitica</text:p>
          </table:table-cell>
          <table:table-cell office:value-type="string" table:style-name="ce24">
            <text:p>Phytoparasitica</text:p>
          </table:table-cell>
          <table:table-cell office:value-type="float" office:value="2013" table:style-name="ce24">
            <text:p>2013</text:p>
          </table:table-cell>
          <table:table-cell office:value-type="float" office:value="2" table:style-name="ce24">
            <text:p>2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07/s12600-012-0256-y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iRNA Target Finder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Sunil Kumar, Ashvini Kumar Dubey, Ruma Karmakar, Kukkundoor Ramachandra Kini, Mathew Kuriyan Mathew Harischandra Sripathy Prakash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feb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9--15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Inhibition of virus infection by transient expression of short hairpin RNA targeting the methyltransferase domain of \textit{Tobacco mosaic virus} replicase</text:p>
          </table:table-cell>
          <table:table-cell office:value-type="string" table:style-name="ce24">
            <text:p>NA</text:p>
          </table:table-cell>
          <table:table-cell office:value-type="float" office:value="41" table:style-name="ce26">
            <text:p>41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hytoparasitica</text:p>
          </table:table-cell>
          <table:table-cell office:value-type="string" table:style-name="ce24">
            <text:p>Phytoparasitica</text:p>
          </table:table-cell>
          <table:table-cell office:value-type="float" office:value="2015" table:style-name="ce24">
            <text:p>2015</text:p>
          </table:table-cell>
          <table:table-cell office:value-type="float" office:value="40" table:style-name="ce24">
            <text:p>40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07/s12600-014-0418-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MEG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Anurag Kumar Sahu, Chitra Nehra, R. K. Gaur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feb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81--85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Molecular diversity of monopartite \textit{begomovirus} coat protein and betasatellite associated with different crop species in India</text:p>
          </table:table-cell>
          <table:table-cell office:value-type="string" table:style-name="ce24">
            <text:p>NA</text:p>
          </table:table-cell>
          <table:table-cell office:value-type="float" office:value="43" table:style-name="ce26">
            <text:p>43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7">
          <table:table-cell office:value-type="string" table:style-name="ce24">
            <text:p>Phytoparasitica</text:p>
          </table:table-cell>
          <table:table-cell office:value-type="string" table:style-name="ce24">
            <text:p>Phytoparasitica</text:p>
          </table:table-cell>
          <table:table-cell office:value-type="float" office:value="2015" table:style-name="ce24">
            <text:p>2015</text:p>
          </table:table-cell>
          <table:table-cell office:value-type="float" office:value="84" table:style-name="ce24">
            <text:p>84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07/s12600-014-0423-4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NAMAN, MEGA, DnaSP, Network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Charfeddine Gharsallah, Amina Ben Halima, Hatem Fakhfakh, Faten Gorsan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feb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87--96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Insights into the genetic diversity and the phylogenetic analysis of {Tunisian} isolates of \textit{Tomato chlorosis virus}</text:p>
          </table:table-cell>
          <table:table-cell office:value-type="string" table:style-name="ce24">
            <text:p>NA</text:p>
          </table:table-cell>
          <table:table-cell office:value-type="float" office:value="43" table:style-name="ce26">
            <text:p>43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rasitica</text:p>
          </table:table-cell>
          <table:table-cell office:value-type="string" table:style-name="ce40">
            <text:p>Phytoparasitica</text:p>
          </table:table-cell>
          <table:table-cell office:value-type="float" office:value="2018" table:style-name="ce40">
            <text:p>2018</text:p>
          </table:table-cell>
          <table:table-cell office:value-type="float" office:value="146" table:style-name="ce40">
            <text:p>146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12600-018-0669-3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1">
            <text:p>Primer Explorer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rasitica</text:p>
          </table:table-cell>
          <table:table-cell office:value-type="string" table:style-name="ce40">
            <text:p>Phytoparasitica</text:p>
          </table:table-cell>
          <table:table-cell office:value-type="float" office:value="2012" table:style-name="ce40">
            <text:p>2012</text:p>
          </table:table-cell>
          <table:table-cell office:value-type="float" office:value="11" table:style-name="ce40">
            <text:p>11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12600-011-0194-0</text:p>
          </table:table-cell>
          <table:table-cell office:value-type="string" table:style-name="ce40">
            <text:p>Original random page number not applicable, selected first prior plant pathology article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rasitica</text:p>
          </table:table-cell>
          <table:table-cell office:value-type="string" table:style-name="ce40">
            <text:p>Phytoparasitica</text:p>
          </table:table-cell>
          <table:table-cell office:value-type="float" office:value="2012" table:style-name="ce40">
            <text:p>2012</text:p>
          </table:table-cell>
          <table:table-cell office:value-type="float" office:value="118" table:style-name="ce40">
            <text:p>118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12600-011-0206-0</text:p>
          </table:table-cell>
          <table:table-cell office:value-type="string" table:style-name="ce40">
            <text:p>Original random page number not applicable, selected first following plant pathology article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PS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rasitica</text:p>
          </table:table-cell>
          <table:table-cell office:value-type="string" table:style-name="ce40">
            <text:p>Phytoparasitica</text:p>
          </table:table-cell>
          <table:table-cell office:value-type="float" office:value="2015" table:style-name="ce40">
            <text:p>2015</text:p>
          </table:table-cell>
          <table:table-cell office:value-type="float" office:value="97" table:style-name="ce40">
            <text:p>97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12600-014-0424-3</text:p>
          </table:table-cell>
          <table:table-cell office:value-type="string" table:style-name="ce40">
            <text:p>Original random page number article not applicable, selected first prior article that was plant pathology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EG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rasitica</text:p>
          </table:table-cell>
          <table:table-cell office:value-type="string" table:style-name="ce40">
            <text:p>Phytoparasitica</text:p>
          </table:table-cell>
          <table:table-cell office:value-type="float" office:value="2016" table:style-name="ce40">
            <text:p>2016</text:p>
          </table:table-cell>
          <table:table-cell office:value-type="float" office:value="107" table:style-name="ce40">
            <text:p>107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12600-015-0493-y</text:p>
          </table:table-cell>
          <table:table-cell office:value-type="string" table:style-name="ce40">
            <text:p>Original random page number article not applicable, selected first prior article that was plant pathology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initab, R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rasitica</text:p>
          </table:table-cell>
          <table:table-cell office:value-type="string" table:style-name="ce40">
            <text:p>Phytoparasitica</text:p>
          </table:table-cell>
          <table:table-cell office:value-type="float" office:value="2018" table:style-name="ce40">
            <text:p>2018</text:p>
          </table:table-cell>
          <table:table-cell office:value-type="float" office:value="171" table:style-name="ce40">
            <text:p>171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12600-018-0649-7</text:p>
          </table:table-cell>
          <table:table-cell office:value-type="string" table:style-name="ce40">
            <text:p>next plant disease article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rasitica</text:p>
          </table:table-cell>
          <table:table-cell office:value-type="string" table:style-name="ce40">
            <text:p>Phytoparasitica</text:p>
          </table:table-cell>
          <table:table-cell office:value-type="float" office:value="2018" table:style-name="ce40">
            <text:p>2018</text:p>
          </table:table-cell>
          <table:table-cell office:value-type="float" office:value="173" table:style-name="ce40">
            <text:p>173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12600-018-0663-9</text:p>
          </table:table-cell>
          <table:table-cell office:value-type="string" table:style-name="ce40">
            <text:p>next plant disease article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1" table:style-name="ce41">
            <text:p>1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GenStat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rasitica</text:p>
          </table:table-cell>
          <table:table-cell office:value-type="string" table:style-name="ce40">
            <text:p>Phytoparasitica</text:p>
          </table:table-cell>
          <table:table-cell office:value-type="float" office:value="2018" table:style-name="ce40">
            <text:p>2018</text:p>
          </table:table-cell>
          <table:table-cell office:value-type="float" office:value="255" table:style-name="ce40">
            <text:p>255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12600-018-0650-1</text:p>
          </table:table-cell>
          <table:table-cell office:value-type="string" table:style-name="ce40">
            <text:p>next plant disease article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Phytoparasitica</text:p>
          </table:table-cell>
          <table:table-cell office:value-type="string" table:style-name="ce29">
            <text:p>Phytoparasitica</text:p>
          </table:table-cell>
          <table:table-cell office:value-type="float" office:value="2017" table:style-name="ce30">
            <text:p>2017</text:p>
          </table:table-cell>
          <table:table-cell office:value-type="float" office:value="30" table:style-name="ce30">
            <text:p>30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07/s12600-017-0570-5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1" table:style-name="ce31">
            <text:p>1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SPSS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Phytoparasitica</text:p>
          </table:table-cell>
          <table:table-cell office:value-type="string" table:style-name="ce29">
            <text:p>Phytoparasitica</text:p>
          </table:table-cell>
          <table:table-cell office:value-type="float" office:value="2018" table:style-name="ce30">
            <text:p>2018</text:p>
          </table:table-cell>
          <table:table-cell office:value-type="float" office:value="23" table:style-name="ce30">
            <text:p>23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07/s12600-018-0644-z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1" table:style-name="ce31">
            <text:p>1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SAS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Phytoparasitica</text:p>
          </table:table-cell>
          <table:table-cell office:value-type="string" table:style-name="ce33">
            <text:p>Phytoparasitica</text:p>
          </table:table-cell>
          <table:table-cell office:value-type="float" office:value="2016" table:style-name="ce33">
            <text:p>2016</text:p>
          </table:table-cell>
          <table:table-cell office:value-type="float" office:value="91" table:style-name="ce33">
            <text:p>91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07/s12600-015-0497-7</text:p>
          </table:table-cell>
          <table:table-cell office:value-type="string" table:style-name="ce33">
            <text:p>Original random page number not applicable, selected first previous article that was plant pathology</text:p>
          </table:table-cell>
          <table:table-cell office:value-type="string" table:style-name="ce35">
            <text:p>BOTH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0" table:style-name="ce35">
            <text:p>0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BLASTN, Clustal W, MEG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feb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65--7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Fasciation in \textit{{Crassula argentea}}: molecular identification of phytoplasmas and associated antioxidative capacity</text:p>
          </table:table-cell>
          <table:table-cell office:value-type="string" table:style-name="ce33">
            <text:p>NA</text:p>
          </table:table-cell>
          <table:table-cell office:value-type="float" office:value="44" table:style-name="ce37">
            <text:p>4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Phytoparasitica</text:p>
          </table:table-cell>
          <table:table-cell office:value-type="string" table:style-name="ce33">
            <text:p>Phytoparasitica</text:p>
          </table:table-cell>
          <table:table-cell office:value-type="float" office:value="2013" table:style-name="ce33">
            <text:p>2013</text:p>
          </table:table-cell>
          <table:table-cell office:value-type="float" office:value="100" table:style-name="ce33">
            <text:p>100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07/s12600-012-0272-y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Applied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Statistic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apr</text:p>
          </table:table-cell>
          <table:table-cell office:value-type="string" table:style-name="ce33">
            <text:p>NA</text:p>
          </table:table-cell>
          <table:table-cell office:value-type="float" office:value="2" table:style-name="ce35">
            <text:p>2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43--148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Prevention of pine wilt disease induced by \textit{{Bursaphelenchus xylophilus}} and \textit{{Monochamus galloprovincialis}} by trunk injection of emamectin benzoate</text:p>
          </table:table-cell>
          <table:table-cell office:value-type="string" table:style-name="ce33">
            <text:p>NA</text:p>
          </table:table-cell>
          <table:table-cell office:value-type="float" office:value="41" table:style-name="ce37">
            <text:p>41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Phytoparasitica</text:p>
          </table:table-cell>
          <table:table-cell office:value-type="string" table:style-name="ce33">
            <text:p>Phytoparasitica</text:p>
          </table:table-cell>
          <table:table-cell office:value-type="float" office:value="2013" table:style-name="ce33">
            <text:p>2013</text:p>
          </table:table-cell>
          <table:table-cell office:value-type="float" office:value="91" table:style-name="ce33">
            <text:p>91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07/s12600-012-0271-z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Fundamental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ChemStation, Number Cruncher Statistical Systems NCSS 2007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apr</text:p>
          </table:table-cell>
          <table:table-cell office:value-type="string" table:style-name="ce33">
            <text:p>NA</text:p>
          </table:table-cell>
          <table:table-cell office:value-type="float" office:value="2" table:style-name="ce35">
            <text:p>2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33--142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A fungal elicitor enhances the resistance of tomato fruit to \textit{{Fusarium oxysporum}} infection by activating the phenylpropanoid metabolic pathway</text:p>
          </table:table-cell>
          <table:table-cell office:value-type="string" table:style-name="ce33">
            <text:p>NA</text:p>
          </table:table-cell>
          <table:table-cell office:value-type="float" office:value="41" table:style-name="ce37">
            <text:p>41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hytopathologia Mediterranea</text:p>
          </table:table-cell>
          <table:table-cell office:value-type="string" table:style-name="ce24">
            <text:p>Phytopathol Mediterr</text:p>
          </table:table-cell>
          <table:table-cell office:value-type="float" office:value="2016" table:style-name="ce24">
            <text:p>2016</text:p>
          </table:table-cell>
          <table:table-cell office:value-type="float" office:value="60" table:style-name="ce24">
            <text:p>60</text:p>
          </table:table-cell>
          <table:table-cell office:value-type="string" table:style-name="ce24">
            <text:p>Adam</text:p>
          </table:table-cell>
          <table:table-cell office:value-type="string" table:style-name="ce39">
            <text:p><text:a xlink:href="https://doi.org/10.14601/Phytopathol_Mediterr-16429">10.14601/Phytopathol_Mediterr-16429</text:a></text:p>
          </table:table-cell>
          <table:table-cell office:value-type="string" table:style-name="ce24">
            <text:p>Original random page number was in previous article, next article selected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ArcGIS, Maxent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Luciano Bosso, Danilo Russo, Mirko Di Febbraro, Gennaro Cristinzio And Astolfo Zoi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62--7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Potential distribution of \textit{{Xylella fastidiosa}} in Italy: a maximum entropy model</text:p>
          </table:table-cell>
          <table:table-cell office:value-type="string" table:style-name="ce24">
            <text:p>NA</text:p>
          </table:table-cell>
          <table:table-cell office:value-type="float" office:value="55" table:style-name="ce26">
            <text:p>55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hytopathologia Mediterranea</text:p>
          </table:table-cell>
          <table:table-cell office:value-type="string" table:style-name="ce24">
            <text:p>Phytopathol Mediterr</text:p>
          </table:table-cell>
          <table:table-cell office:value-type="float" office:value="2016" table:style-name="ce24">
            <text:p>2016</text:p>
          </table:table-cell>
          <table:table-cell office:value-type="float" office:value="44" table:style-name="ce24">
            <text:p>44</text:p>
          </table:table-cell>
          <table:table-cell office:value-type="string" table:style-name="ce24">
            <text:p>Adam</text:p>
          </table:table-cell>
          <table:table-cell office:value-type="string" table:style-name="ce39">
            <text:p><text:a xlink:href="https://doi.org/10.14601/Phytopathol_Mediterr-16338">10.14601/Phytopathol_Mediterr-16338</text:a></text:p>
          </table:table-cell>
          <table:table-cell office:value-type="string" table:style-name="ce24">
            <text:p>Original random page number not applicable, selected first following article that was plant pathology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PS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Yassine MABROUK, Sonia MEJRI, Imen HEMISSI, Omrane BELHADJ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may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54--61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Biochemical analysis of induced resistance in chickpea against broomrape (\textit{{Orobanche foetida}} by rhizobia inoculation</text:p>
          </table:table-cell>
          <table:table-cell office:value-type="string" table:style-name="ce24">
            <text:p>NA</text:p>
          </table:table-cell>
          <table:table-cell office:value-type="float" office:value="55" table:style-name="ce26">
            <text:p>55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thologia Mediterranea</text:p>
          </table:table-cell>
          <table:table-cell office:value-type="string" table:style-name="ce40">
            <text:p>Phytopathol Mediterr</text:p>
          </table:table-cell>
          <table:table-cell office:value-type="float" office:value="2017" table:style-name="ce40">
            <text:p>2017</text:p>
          </table:table-cell>
          <table:table-cell office:value-type="float" office:value="12" table:style-name="ce40">
            <text:p>12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4601/Phytopathol_Mediterr-18769</text:p>
          </table:table-cell>
          <table:table-cell office:value-type="string" table:style-name="ce40">
            <text:p>NA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1">
            <text:p>BioEdit, Clustal X, TreeView, MrBaye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thologia Mediterranea</text:p>
          </table:table-cell>
          <table:table-cell office:value-type="string" table:style-name="ce40">
            <text:p>Phytopathol Mediterr</text:p>
          </table:table-cell>
          <table:table-cell office:value-type="float" office:value="2012" table:style-name="ce40">
            <text:p>2012</text:p>
          </table:table-cell>
          <table:table-cell office:value-type="float" office:value="175" table:style-name="ce40">
            <text:p>175</text:p>
          </table:table-cell>
          <table:table-cell office:value-type="string" table:style-name="ce40">
            <text:p>Emerson</text:p>
          </table:table-cell>
          <table:table-cell office:value-type="string" table:style-name="ce46">
            <text:p><text:a xlink:href="https://doi.org/10.14601/Phytopathol_Mediterr-9693">10.14601/Phytopathol_Mediterr-9693</text:a></text:p>
          </table:table-cell>
          <table:table-cell office:value-type="string" table:style-name="ce40">
            <text:p>NA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Molecular characterization of an \textit{{Aspergillus} flavus} population isolated from maize during the first outbreak of aflatoxin contamination in {Italy}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thologia Mediterranea</text:p>
          </table:table-cell>
          <table:table-cell office:value-type="string" table:style-name="ce40">
            <text:p>Phytopathol Mediterr</text:p>
          </table:table-cell>
          <table:table-cell office:value-type="float" office:value="2013" table:style-name="ce40">
            <text:p>2013</text:p>
          </table:table-cell>
          <table:table-cell office:value-type="float" office:value="7" table:style-name="ce40">
            <text:p>7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4601/Phytopathol_Mediterr-10512</text:p>
          </table:table-cell>
          <table:table-cell office:value-type="string" table:style-name="ce40">
            <text:p>back to 2013 article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Fundamental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tatistic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Aggressiveness and host range of &lt;em&gt;Phoma medicaginis&lt;/em&gt; isolated from &lt;em&gt;Medicago&lt;/em&gt; species growing in Tunisi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thologia Mediterranea</text:p>
          </table:table-cell>
          <table:table-cell office:value-type="string" table:style-name="ce40">
            <text:p>Phytopathol Mediterr</text:p>
          </table:table-cell>
          <table:table-cell office:value-type="float" office:value="2016" table:style-name="ce40">
            <text:p>2016</text:p>
          </table:table-cell>
          <table:table-cell office:value-type="float" office:value="140" table:style-name="ce40">
            <text:p>140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4601/Phytopathol_Mediterr-15776</text:p>
          </table:table-cell>
          <table:table-cell office:value-type="string" table:style-name="ce40">
            <text:p>NA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EGA6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thologia Mediterranea</text:p>
          </table:table-cell>
          <table:table-cell office:value-type="string" table:style-name="ce40">
            <text:p>Phytopathol Mediterr</text:p>
          </table:table-cell>
          <table:table-cell office:value-type="float" office:value="2017" table:style-name="ce40">
            <text:p>2017</text:p>
          </table:table-cell>
          <table:table-cell office:value-type="float" office:value="144" table:style-name="ce40">
            <text:p>144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4601/Phytopathol_Mediterr-20358</text:p>
          </table:table-cell>
          <table:table-cell office:value-type="string" table:style-name="ce40">
            <text:p>NA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Xcalibur, STATISTIC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Phytopathologia Mediterranea</text:p>
          </table:table-cell>
          <table:table-cell office:value-type="string" table:style-name="ce33">
            <text:p>Phytopathol Mediterr</text:p>
          </table:table-cell>
          <table:table-cell office:value-type="float" office:value="2012" table:style-name="ce33">
            <text:p>2012</text:p>
          </table:table-cell>
          <table:table-cell office:value-type="float" office:value="84" table:style-name="ce33">
            <text:p>84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Applied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GenStat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69--8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Yields and resistance of strawberry cultivars to crown and root diseases in the field, and cultivar responses to pathogens under controlled environment conditions</text:p>
          </table:table-cell>
          <table:table-cell office:value-type="string" table:style-name="ce33">
            <text:p>NA</text:p>
          </table:table-cell>
          <table:table-cell office:value-type="float" office:value="51" table:style-name="ce37">
            <text:p>51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5">
          <table:table-cell office:value-type="string" table:style-name="ce33">
            <text:p>Phytopathologia Mediterranea</text:p>
          </table:table-cell>
          <table:table-cell office:value-type="string" table:style-name="ce33">
            <text:p>Phytopathol Mediterr</text:p>
          </table:table-cell>
          <table:table-cell office:value-type="float" office:value="2014" table:style-name="ce33">
            <text:p>2014</text:p>
          </table:table-cell>
          <table:table-cell office:value-type="float" office:value="24" table:style-name="ce33">
            <text:p>24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4601/Phytopathol_Mediterr-11776</text:p>
          </table:table-cell>
          <table:table-cell office:value-type="string" table:style-name="ce33">
            <text:p>NA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Applied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MSTAT-C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4-26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Evaluation of ear rot (\textit{{Fusarium verticillioides}} resistance and fumonisin accumulation in Italian maize inbred lines</text:p>
            <text:p/>
          </table:table-cell>
          <table:table-cell office:value-type="string" table:style-name="ce33">
            <text:p>NA</text:p>
          </table:table-cell>
          <table:table-cell office:value-type="float" office:value="53" table:style-name="ce37">
            <text:p>53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hytopathology</text:p>
          </table:table-cell>
          <table:table-cell office:value-type="string" table:style-name="ce24">
            <text:p>Phytopathology</text:p>
          </table:table-cell>
          <table:table-cell office:value-type="float" office:value="2015" table:style-name="ce24">
            <text:p>2015</text:p>
          </table:table-cell>
          <table:table-cell office:value-type="float" office:value="75" table:style-name="ce24">
            <text:p>75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94/phyto-06-14-0156-r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STEMRUST_G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Pfender_2015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W. F. Pfender, L. B. Coop, S. G. Seguin, M. E. Mellbye, G. A. Gingrich, T. B. Silberstein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35--44</text:p>
          </table:table-cell>
          <table:table-cell office:value-type="string" table:style-name="ce24">
            <text:p>Scientific Societi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Evaluation of the Ryegrass Stem Rust Model {STEMRUST}{\_}G and Its Implementation as a Decision Aid</text:p>
          </table:table-cell>
          <table:table-cell office:value-type="string" table:style-name="ce24">
            <text:p>NA</text:p>
          </table:table-cell>
          <table:table-cell office:value-type="float" office:value="105" table:style-name="ce26">
            <text:p>105</text:p>
          </table:table-cell>
          <table:table-cell office:value-type="string" table:style-name="ce39">
            <text:p><text:a xlink:href="https://doi.org/10.1094%2Fphyto-06-14-0156-r">https://doi.org/10.1094%2Fphyto-06-14-0156-r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hytopathology</text:p>
          </table:table-cell>
          <table:table-cell office:value-type="string" table:style-name="ce24">
            <text:p>Phytopathology</text:p>
          </table:table-cell>
          <table:table-cell office:value-type="float" office:value="2014" table:style-name="ce24">
            <text:p>2014</text:p>
          </table:table-cell>
          <table:table-cell office:value-type="float" office:value="19" table:style-name="ce24">
            <text:p>19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94/phyto-05-13-0119-r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tatistix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Parker_2014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Jennifer K. Parker, Sarah R. Wisotsky, Evan G. Johnson, Faraj M. Hijaz, Nabil Killiny, Mark E. Hilf, Leonardo De La Fuent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5--26</text:p>
          </table:table-cell>
          <table:table-cell office:value-type="string" table:style-name="ce24">
            <text:p>Scientific Societi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Viability of `\textit{{Candidatus Liberibacter asiaticus}}' Prolonged by Addition of Citrus Juice to Culture Medium</text:p>
          </table:table-cell>
          <table:table-cell office:value-type="string" table:style-name="ce24">
            <text:p>NA</text:p>
          </table:table-cell>
          <table:table-cell office:value-type="float" office:value="104" table:style-name="ce26">
            <text:p>104</text:p>
          </table:table-cell>
          <table:table-cell office:value-type="string" table:style-name="ce39">
            <text:p><text:a xlink:href="https://doi.org/10.1094%2Fphyto-05-13-0119-r">https://doi.org/10.1094%2Fphyto-05-13-0119-r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hytopathology</text:p>
          </table:table-cell>
          <table:table-cell office:value-type="string" table:style-name="ce24">
            <text:p>Phytopathology</text:p>
          </table:table-cell>
          <table:table-cell office:value-type="float" office:value="2015" table:style-name="ce24">
            <text:p>2015</text:p>
          </table:table-cell>
          <table:table-cell office:value-type="float" office:value="43" table:style-name="ce24">
            <text:p>43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94/phyto-06-13-0175-r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R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Boateng_2015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Kennedy Boateng, Kathy J. Lewi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69--79</text:p>
          </table:table-cell>
          <table:table-cell office:value-type="string" table:style-name="ce24">
            <text:p>Scientific Societi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Spore Dispersal by \textit{{Dothistroma septosporumin}} Northwest British Columbia</text:p>
          </table:table-cell>
          <table:table-cell office:value-type="string" table:style-name="ce24">
            <text:p>NA</text:p>
          </table:table-cell>
          <table:table-cell office:value-type="float" office:value="105" table:style-name="ce26">
            <text:p>105</text:p>
          </table:table-cell>
          <table:table-cell office:value-type="string" table:style-name="ce39">
            <text:p><text:a xlink:href="https://doi.org/10.1094%2Fphyto-06-13-0175-r">https://doi.org/10.1094%2Fphyto-06-13-0175-r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8">
            <text:p>Phytopathology</text:p>
          </table:table-cell>
          <table:table-cell office:value-type="string" table:style-name="ce24">
            <text:p>Phytopathology</text:p>
          </table:table-cell>
          <table:table-cell office:value-type="float" office:value="2012" table:style-name="ce24">
            <text:p>2012</text:p>
          </table:table-cell>
          <table:table-cell office:value-type="float" office:value="97" table:style-name="ce24">
            <text:p>97</text:p>
          </table:table-cell>
          <table:table-cell office:value-type="string" table:style-name="ce24">
            <text:p>Adam</text:p>
          </table:table-cell>
          <table:table-cell office:value-type="string" table:style-name="ce48">
            <text:p>10.1094/phyto-03-11-0062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Ramming_201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David W. Ramming, Franka Gabler, Joseph L. Smilanick, Dennis A. Margosan, Molly Cadle-Davidson, Paola Barba, Siraprapa Mahanil, Omer Frenkel, Michael G. Milgroom, Lance Cadle-Davidson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83--93</text:p>
          </table:table-cell>
          <table:table-cell office:value-type="string" table:style-name="ce24">
            <text:p>Scientific Societi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Identification of Race-Specific Resistance in North American \textit{{Vitis spp.}} Limiting \textit{{Erysiphe necator}} Hyphal Growth</text:p>
          </table:table-cell>
          <table:table-cell office:value-type="string" table:style-name="ce24">
            <text:p>NA</text:p>
          </table:table-cell>
          <table:table-cell office:value-type="float" office:value="102" table:style-name="ce26">
            <text:p>102</text:p>
          </table:table-cell>
          <table:table-cell office:value-type="string" table:style-name="ce39">
            <text:p><text:a xlink:href="https://doi.org/10.1094%2Fphyto-03-11-0062">https://doi.org/10.1094%2Fphyto-03-11-0062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8">
            <text:p>Phytopathology</text:p>
          </table:table-cell>
          <table:table-cell office:value-type="string" table:style-name="ce24">
            <text:p>Phytopathology</text:p>
          </table:table-cell>
          <table:table-cell office:value-type="float" office:value="2012" table:style-name="ce24">
            <text:p>2012</text:p>
          </table:table-cell>
          <table:table-cell office:value-type="float" office:value="89" table:style-name="ce24">
            <text:p>89</text:p>
          </table:table-cell>
          <table:table-cell office:value-type="string" table:style-name="ce24">
            <text:p>Adam</text:p>
          </table:table-cell>
          <table:table-cell office:value-type="string" table:style-name="ce48">
            <text:p><text:a xlink:href="https://doi.org/10.1094/PHYTO-03-11-0085">10.1094/PHYTO-03-11-0085</text:a>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65--72</text:p>
          </table:table-cell>
          <table:table-cell office:value-type="string" table:style-name="ce24">
            <text:p>Scientific Societi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Variability in Fusarium Head Blight Epidemics in Relation to Global Climate Fluctuations as Represented by the El Ni{\~{n}}o-Southern Oscillation and Other Atmospheric Patterns</text:p>
          </table:table-cell>
          <table:table-cell office:value-type="string" table:style-name="ce24">
            <text:p>NA</text:p>
          </table:table-cell>
          <table:table-cell office:value-type="float" office:value="102" table:style-name="ce26">
            <text:p>102</text:p>
          </table:table-cell>
          <table:table-cell office:value-type="string" table:style-name="ce39">
            <text:p><text:a xlink:href="https://doi.org/10.1094%2Fphyto-04-11-0125">https://doi.org/10.1094%2Fphyto-04-11-0125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hytopathology</text:p>
          </table:table-cell>
          <table:table-cell office:value-type="string" table:style-name="ce24">
            <text:p>Phytopathology</text:p>
          </table:table-cell>
          <table:table-cell office:value-type="float" office:value="2015" table:style-name="ce24">
            <text:p>2015</text:p>
          </table:table-cell>
          <table:table-cell office:value-type="float" office:value="30" table:style-name="ce24">
            <text:p>30</text:p>
          </table:table-cell>
          <table:table-cell office:value-type="string" table:style-name="ce24">
            <text:p>Adam</text:p>
          </table:table-cell>
          <table:table-cell office:value-type="string" table:style-name="ce48">
            <text:p>10.1094/phyto-04-14-0096-r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Berm_dez_Cardona_2015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Maria Bianney Berm{\\'{u}}dez-Cardona, Jo{\\~{a}}o Am{\\'{e}}rico Wordell Filho, Fabr{\\'{\\i}}cio {\\'{A}}vila Rodrigu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26--34</text:p>
          </table:table-cell>
          <table:table-cell office:value-type="string" table:style-name="ce24">
            <text:p>Scientific Societi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Leaf Gas Exchange and Chlorophyll \textit{a} Fluorescence} in Maize Leaves Infected with \textit{{Stenocarpella macrospora}}</text:p>
          </table:table-cell>
          <table:table-cell office:value-type="string" table:style-name="ce24">
            <text:p>NA</text:p>
          </table:table-cell>
          <table:table-cell office:value-type="float" office:value="105" table:style-name="ce26">
            <text:p>105</text:p>
          </table:table-cell>
          <table:table-cell office:value-type="string" table:style-name="ce39">
            <text:p><text:a xlink:href="https://doi.org/10.1094%2Fphyto-04-14-0096-r">https://doi.org/10.1094%2Fphyto-04-14-0096-r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hytopathology</text:p>
          </table:table-cell>
          <table:table-cell office:value-type="string" table:style-name="ce24">
            <text:p>Phytopathology</text:p>
          </table:table-cell>
          <table:table-cell office:value-type="float" office:value="2016" table:style-name="ce24">
            <text:p>2016</text:p>
          </table:table-cell>
          <table:table-cell office:value-type="float" office:value="59" table:style-name="ce24">
            <text:p>59</text:p>
          </table:table-cell>
          <table:table-cell office:value-type="string" table:style-name="ce24">
            <text:p>Adam</text:p>
          </table:table-cell>
          <table:table-cell office:value-type="string" table:style-name="ce48">
            <text:p>10.1094/phyto-07-15-0166-r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PSS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Yu_2016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Ying Yu, Li Jiao, Shufang Fu, Ling Yin, Yali Zhang, Jiang Lu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56--64</text:p>
          </table:table-cell>
          <table:table-cell office:value-type="string" table:style-name="ce24">
            <text:p>Scientific Societi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Callose Synthase Family Genes Involved in the Grapevine Defense Response to Downy Mildew Disease</text:p>
          </table:table-cell>
          <table:table-cell office:value-type="string" table:style-name="ce24">
            <text:p>NA</text:p>
          </table:table-cell>
          <table:table-cell office:value-type="float" office:value="106" table:style-name="ce26">
            <text:p>106</text:p>
          </table:table-cell>
          <table:table-cell office:value-type="string" table:style-name="ce39">
            <text:p><text:a xlink:href="https://doi.org/10.1094%2Fphyto-07-15-0166-r">https://doi.org/10.1094%2Fphyto-07-15-0166-r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thology</text:p>
          </table:table-cell>
          <table:table-cell office:value-type="string" table:style-name="ce40">
            <text:p>Phytopathology</text:p>
          </table:table-cell>
          <table:table-cell office:value-type="float" office:value="2016" table:style-name="ce40">
            <text:p>2016</text:p>
          </table:table-cell>
          <table:table-cell office:value-type="float" office:value="9" table:style-name="ce40">
            <text:p>9</text:p>
          </table:table-cell>
          <table:table-cell office:value-type="string" table:style-name="ce40">
            <text:p>Emerson</text:p>
          </table:table-cell>
          <table:table-cell office:value-type="string" table:style-name="ce49">
            <text:p><text:a xlink:href="https://doi.org/10.1094/PHYTO-05-15-0127-RVW">10.1094/PHYTO-05-15-0127-RVW</text:a></text:p>
          </table:table-cell>
          <table:table-cell office:value-type="string" table:style-name="ce40">
            <text:p>Original random page number not applicable, selected first following plant pathology article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3" table:style-name="ce41">
            <text:p>3</text:p>
          </table:table-cell>
          <table:table-cell office:value-type="float" office:value="3" table:style-name="ce41">
            <text:p>3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R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Thines_2016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Marco Thines, Young-Joon Choi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float" office:value="1" table:style-name="ce41">
            <text:p>1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6--18</text:p>
          </table:table-cell>
          <table:table-cell office:value-type="string" table:style-name="ce40">
            <text:p>Scientific Societie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Evolution, Diversity, and Taxonomy of the \textit{{Peronosporaceae}}, with Focus on the Genus \textit{{Peronospora}}</text:p>
          </table:table-cell>
          <table:table-cell office:value-type="string" table:style-name="ce40">
            <text:p>NA</text:p>
          </table:table-cell>
          <table:table-cell office:value-type="float" office:value="106" table:style-name="ce45">
            <text:p>106</text:p>
          </table:table-cell>
          <table:table-cell office:value-type="string" table:style-name="ce46">
            <text:p><text:a xlink:href="https://doi.org/10.1094%2Fphyto-05-15-0127-rvw">https://doi.org/10.1094%2Fphyto-05-15-0127-rvw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hytopathology</text:p>
          </table:table-cell>
          <table:table-cell office:value-type="string" table:style-name="ce40">
            <text:p>Phytopathology</text:p>
          </table:table-cell>
          <table:table-cell office:value-type="float" office:value="2016" table:style-name="ce40">
            <text:p>2016</text:p>
          </table:table-cell>
          <table:table-cell office:value-type="float" office:value="80" table:style-name="ce40">
            <text:p>80</text:p>
          </table:table-cell>
          <table:table-cell office:value-type="string" table:style-name="ce40">
            <text:p>Emerson</text:p>
          </table:table-cell>
          <table:table-cell office:value-type="string" table:style-name="ce50">
            <text:p>10.1094/phyto-07-15-0171-r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3" table:style-name="ce41">
            <text:p>3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thology</text:p>
          </table:table-cell>
          <table:table-cell office:value-type="string" table:style-name="ce40">
            <text:p>Phytopathology</text:p>
          </table:table-cell>
          <table:table-cell office:value-type="float" office:value="2012" table:style-name="ce40">
            <text:p>2012</text:p>
          </table:table-cell>
          <table:table-cell office:value-type="float" office:value="57" table:style-name="ce40">
            <text:p>57</text:p>
          </table:table-cell>
          <table:table-cell office:value-type="string" table:style-name="ce40">
            <text:p>Emerson</text:p>
          </table:table-cell>
          <table:table-cell office:value-type="string" table:style-name="ce50">
            <text:p>10.1094/phyto-04-11-0125</text:p>
          </table:table-cell>
          <table:table-cell office:value-type="string" table:style-name="ce40">
            <text:p>DOI did not match with page number. Picked the previous article that matched.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Kriss_2012</text:p>
            <text:p/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float" office:value="1" table:style-name="ce41">
            <text:p>1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Scientific Societie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51">
            <text:p>Variability in Fusarium Head Blight Epidemics in Relation to Global Climate Fluctuations as Represented by the El Niño-Southern Oscillation and Other Atmospheric Patterns</text:p>
          </table:table-cell>
          <table:table-cell office:value-type="string" table:style-name="ce40">
            <text:p>NA</text:p>
          </table:table-cell>
          <table:table-cell office:value-type="float" office:value="102" table:style-name="ce45">
            <text:p>102</text:p>
          </table:table-cell>
          <table:table-cell office:value-type="string" table:style-name="ce46">
            <text:p><text:a xlink:href="https://doi.org/10.1094%2Fphyto-03-11-0085">https://doi.org/10.1094%2Fphyto-03-11-0085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thology</text:p>
          </table:table-cell>
          <table:table-cell office:value-type="string" table:style-name="ce40">
            <text:p>Phytopathology</text:p>
          </table:table-cell>
          <table:table-cell office:value-type="float" office:value="2013" table:style-name="ce40">
            <text:p>2013</text:p>
          </table:table-cell>
          <table:table-cell office:value-type="float" office:value="98" table:style-name="ce40">
            <text:p>98</text:p>
          </table:table-cell>
          <table:table-cell office:value-type="string" table:style-name="ce40">
            <text:p>Emerson</text:p>
          </table:table-cell>
          <table:table-cell office:value-type="string" table:style-name="ce50">
            <text:p>10.1094/phyto-05-12-0108-r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EGA, MrBayes, FigTree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Robinson_2013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Megan D. Robinson, Timothy D. Murray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float" office:value="1" table:style-name="ce41">
            <text:p>1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98--104</text:p>
          </table:table-cell>
          <table:table-cell office:value-type="string" table:style-name="ce40">
            <text:p>Scientific Societie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Genetic Variation of Wheat streak mosaic virus in the United States Pacific Northwest</text:p>
          </table:table-cell>
          <table:table-cell office:value-type="string" table:style-name="ce40">
            <text:p>NA</text:p>
          </table:table-cell>
          <table:table-cell office:value-type="float" office:value="103" table:style-name="ce45">
            <text:p>103</text:p>
          </table:table-cell>
          <table:table-cell office:value-type="string" table:style-name="ce46">
            <text:p><text:a xlink:href="https://doi.org/10.1094%2Fphyto-05-12-0108-r">https://doi.org/10.1094%2Fphyto-05-12-0108-r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thology</text:p>
          </table:table-cell>
          <table:table-cell office:value-type="string" table:style-name="ce40">
            <text:p>Phytopathology</text:p>
          </table:table-cell>
          <table:table-cell office:value-type="float" office:value="2014" table:style-name="ce40">
            <text:p>2014</text:p>
          </table:table-cell>
          <table:table-cell office:value-type="float" office:value="80" table:style-name="ce40">
            <text:p>80</text:p>
          </table:table-cell>
          <table:table-cell office:value-type="string" table:style-name="ce40">
            <text:p>Emerson</text:p>
          </table:table-cell>
          <table:table-cell office:value-type="string" table:style-name="ce50">
            <text:p>10.1094/phyto-05-13-0129-r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igmaStat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Horn_2014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ruce W. Horn, Ronald B. Sorensen, Marshall C. Lamb, Victor S. Sobolev, Rodrigo A. Olarte, Carolyn J. Worthington, Ignazio Carbone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float" office:value="1" table:style-name="ce43">
            <text:p>1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75--85</text:p>
          </table:table-cell>
          <table:table-cell office:value-type="string" table:style-name="ce40">
            <text:p>Scientific Societie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Sexual Reproduction in \textit{Aspergillus flavus} Sclerotia Naturally Produced in Corn</text:p>
          </table:table-cell>
          <table:table-cell office:value-type="string" table:style-name="ce40">
            <text:p>NA</text:p>
          </table:table-cell>
          <table:table-cell office:value-type="float" office:value="104" table:style-name="ce45">
            <text:p>104</text:p>
          </table:table-cell>
          <table:table-cell office:value-type="string" table:style-name="ce46">
            <text:p><text:a xlink:href="https://doi.org/10.1094%2Fphyto-05-13-0129-r">https://doi.org/10.1094%2Fphyto-05-13-0129-r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hytopathology</text:p>
          </table:table-cell>
          <table:table-cell office:value-type="string" table:style-name="ce40">
            <text:p>Phytopathology</text:p>
          </table:table-cell>
          <table:table-cell office:value-type="float" office:value="2017" table:style-name="ce40">
            <text:p>2017</text:p>
          </table:table-cell>
          <table:table-cell office:value-type="float" office:value="120" table:style-name="ce40">
            <text:p>120</text:p>
          </table:table-cell>
          <table:table-cell office:value-type="string" table:style-name="ce40">
            <text:p>Emerson</text:p>
          </table:table-cell>
          <table:table-cell office:value-type="string" table:style-name="ce50">
            <text:p>10.1094/PHYTO-05-16-0209-R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EGA, PopART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hytopathology</text:p>
          </table:table-cell>
          <table:table-cell office:value-type="string" table:style-name="ce40">
            <text:p>Phytopathology</text:p>
          </table:table-cell>
          <table:table-cell office:value-type="float" office:value="2012" table:style-name="ce40">
            <text:p>2012</text:p>
          </table:table-cell>
          <table:table-cell office:value-type="float" office:value="71" table:style-name="ce40">
            <text:p>71</text:p>
          </table:table-cell>
          <table:table-cell office:value-type="string" table:style-name="ce40">
            <text:p>Emerson</text:p>
          </table:table-cell>
          <table:table-cell office:value-type="string" table:style-name="ce50">
            <text:p>10.1094/phyto-02-11-0040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, GraphPad, Minitab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2">
            <text:p>Phytopathology</text:p>
          </table:table-cell>
          <table:table-cell office:value-type="string" table:style-name="ce29">
            <text:p>Phytopathology</text:p>
          </table:table-cell>
          <table:table-cell office:value-type="float" office:value="2018" table:style-name="ce30">
            <text:p>2018</text:p>
          </table:table-cell>
          <table:table-cell office:value-type="float" office:value="52" table:style-name="ce30">
            <text:p>52</text:p>
          </table:table-cell>
          <table:table-cell office:value-type="string" table:style-name="ce28">
            <text:p>Kaique</text:p>
          </table:table-cell>
          <table:table-cell office:value-type="string" table:style-name="ce52">
            <text:p>10.1094/PHYTO-03-17-0091-R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R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2">
            <text:p>Phytopathology</text:p>
          </table:table-cell>
          <table:table-cell office:value-type="string" table:style-name="ce29">
            <text:p>Phytopathology</text:p>
          </table:table-cell>
          <table:table-cell office:value-type="float" office:value="2017" table:style-name="ce30">
            <text:p>2017</text:p>
          </table:table-cell>
          <table:table-cell office:value-type="float" office:value="93" table:style-name="ce30">
            <text:p>93</text:p>
          </table:table-cell>
          <table:table-cell office:value-type="string" table:style-name="ce28">
            <text:p>Kaique</text:p>
          </table:table-cell>
          <table:table-cell office:value-type="string" table:style-name="ce52">
            <text:p>10.1094/PHYTO-04-16-0170-R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SPSS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3">
            <text:p>Phytopathology</text:p>
          </table:table-cell>
          <table:table-cell office:value-type="string" table:style-name="ce33">
            <text:p>Phytopathology</text:p>
          </table:table-cell>
          <table:table-cell office:value-type="float" office:value="2013" table:style-name="ce33">
            <text:p>2013</text:p>
          </table:table-cell>
          <table:table-cell office:value-type="float" office:value="29" table:style-name="ce33">
            <text:p>29</text:p>
          </table:table-cell>
          <table:table-cell office:value-type="string" table:style-name="ce33">
            <text:p>Zach</text:p>
          </table:table-cell>
          <table:table-cell office:value-type="string" table:style-name="ce53">
            <text:p>10.1094/phyto-12-11-0349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Applied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ingerprinting II, Statistica, ARB, MOTHUR, SAS, BLAST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Klein_2013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Eyal Klein, Maya Ofek, Jaacov Katan, Dror Minz, Abraham Gamlie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23--33</text:p>
          </table:table-cell>
          <table:table-cell office:value-type="string" table:style-name="ce33">
            <text:p>Scientific Societie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Soil Suppressiveness to Fusarium Disease: Shifts in Root Microbiome Associated with Reduction of Pathogen Root Colonization</text:p>
          </table:table-cell>
          <table:table-cell office:value-type="string" table:style-name="ce33">
            <text:p>NA</text:p>
          </table:table-cell>
          <table:table-cell office:value-type="float" office:value="103" table:style-name="ce37">
            <text:p>103</text:p>
          </table:table-cell>
          <table:table-cell office:value-type="string" table:style-name="ce47">
            <text:p><text:a xlink:href="https://doi.org/10.1094%2Fphyto-12-11-0349">https://doi.org/10.1094%2Fphyto-12-11-0349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3">
            <text:p>Phytopathology</text:p>
          </table:table-cell>
          <table:table-cell office:value-type="string" table:style-name="ce33">
            <text:p>Phytopathology</text:p>
          </table:table-cell>
          <table:table-cell office:value-type="float" office:value="2014" table:style-name="ce33">
            <text:p>2014</text:p>
          </table:table-cell>
          <table:table-cell office:value-type="float" office:value="73" table:style-name="ce33">
            <text:p>73</text:p>
          </table:table-cell>
          <table:table-cell office:value-type="string" table:style-name="ce33">
            <text:p>Zach</text:p>
          </table:table-cell>
          <table:table-cell office:value-type="string" table:style-name="ce53">
            <text:p>10.1094/phyto-02-13-0032-r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ASReml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Osorio_201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L. F. Osorio, J. A. Pattison, N. A. Peres, V. M. Whitaker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67--74</text:p>
          </table:table-cell>
          <table:table-cell office:value-type="string" table:style-name="ce33">
            <text:p>Scientific Societie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Genetic Variation and Gains in Resistance of Strawberry to \textit{{Colletotrichum gloeosporioides}}</text:p>
          </table:table-cell>
          <table:table-cell office:value-type="string" table:style-name="ce33">
            <text:p>NA</text:p>
          </table:table-cell>
          <table:table-cell office:value-type="float" office:value="104" table:style-name="ce37">
            <text:p>104</text:p>
          </table:table-cell>
          <table:table-cell office:value-type="string" table:style-name="ce47">
            <text:p><text:a xlink:href="https://doi.org/10.1094%2Fphyto-02-13-0032-r">https://doi.org/10.1094%2Fphyto-02-13-0032-r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3">
            <text:p>Phytopathology</text:p>
          </table:table-cell>
          <table:table-cell office:value-type="string" table:style-name="ce33">
            <text:p>Phytopathology</text:p>
          </table:table-cell>
          <table:table-cell office:value-type="float" office:value="2015" table:style-name="ce33">
            <text:p>2015</text:p>
          </table:table-cell>
          <table:table-cell office:value-type="float" office:value="12" table:style-name="ce33">
            <text:p>12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94/phyto-02-14-0044-r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9--17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Information Graphs for Binary Predictors</text:p>
          </table:table-cell>
          <table:table-cell office:value-type="string" table:style-name="ce33">
            <text:p>NA</text:p>
          </table:table-cell>
          <table:table-cell office:value-type="float" office:value="105" table:style-name="ce37">
            <text:p>105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8">
            <text:p>Plant Disease</text:p>
          </table:table-cell>
          <table:table-cell office:value-type="string" table:style-name="ce24">
            <text:p>Plant Dis</text:p>
          </table:table-cell>
          <table:table-cell office:value-type="float" office:value="2013" table:style-name="ce24">
            <text:p>2013</text:p>
          </table:table-cell>
          <table:table-cell office:value-type="float" office:value="7" table:style-name="ce24">
            <text:p>7</text:p>
          </table:table-cell>
          <table:table-cell office:value-type="string" table:style-name="ce24">
            <text:p>Adam</text:p>
          </table:table-cell>
          <table:table-cell office:value-type="string" table:style-name="ce48">
            <text:p>10.1094/pdis-02-14-0122-re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Johannes Petrus Louw, Lise Korsten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21--30</text:p>
          </table:table-cell>
          <table:table-cell office:value-type="string" table:style-name="ce24">
            <text:p>Scientific Societi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Pathogenicity and Host Susceptibility of \textit{{Penicillium}} spp. on Citrus</text:p>
          </table:table-cell>
          <table:table-cell office:value-type="string" table:style-name="ce24">
            <text:p>NA</text:p>
          </table:table-cell>
          <table:table-cell office:value-type="float" office:value="99" table:style-name="ce26">
            <text:p>99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Disease</text:p>
          </table:table-cell>
          <table:table-cell office:value-type="string" table:style-name="ce40">
            <text:p>Plant Dis</text:p>
          </table:table-cell>
          <table:table-cell office:value-type="float" office:value="2012" table:style-name="ce40">
            <text:p>2012</text:p>
          </table:table-cell>
          <table:table-cell office:value-type="float" office:value="68" table:style-name="ce40">
            <text:p>68</text:p>
          </table:table-cell>
          <table:table-cell office:value-type="string" table:style-name="ce40">
            <text:p>Emerson</text:p>
          </table:table-cell>
          <table:table-cell office:value-type="string" table:style-name="ce50">
            <text:p>10.1094/pdis-02-11-0119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Wan_2012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Anmin Wan, Xianming Chen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float" office:value="1" table:style-name="ce41">
            <text:p>1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67--74</text:p>
          </table:table-cell>
          <table:table-cell office:value-type="string" table:style-name="ce40">
            <text:p>Scientific Societie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Virulence, Frequency, and Distribution of Races of \textit{{Puccinia striiformis}} f. sp. \textit{{tritici}} and \textit{{P. striiformis}} f. sp. \textit{{hordei}} Identified in the {United States} in 2008 and 2009</text:p>
          </table:table-cell>
          <table:table-cell office:value-type="string" table:style-name="ce40">
            <text:p>NA</text:p>
          </table:table-cell>
          <table:table-cell office:value-type="float" office:value="96" table:style-name="ce45">
            <text:p>96</text:p>
          </table:table-cell>
          <table:table-cell office:value-type="string" table:style-name="ce46">
            <text:p><text:a xlink:href="https://doi.org/10.1094%2Fpdis-02-11-0119">https://doi.org/10.1094%2Fpdis-02-11-0119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Disease</text:p>
          </table:table-cell>
          <table:table-cell office:value-type="string" table:style-name="ce40">
            <text:p>Plant Dis</text:p>
          </table:table-cell>
          <table:table-cell office:value-type="float" office:value="2018" table:style-name="ce40">
            <text:p>2018</text:p>
          </table:table-cell>
          <table:table-cell office:value-type="float" office:value="129" table:style-name="ce40">
            <text:p>129</text:p>
          </table:table-cell>
          <table:table-cell office:value-type="string" table:style-name="ce40">
            <text:p>Emerson</text:p>
          </table:table-cell>
          <table:table-cell office:value-type="string" table:style-name="ce50">
            <text:p>10.1094/PDIS-04-17-0593-RE</text:p>
          </table:table-cell>
          <table:table-cell office:value-type="string" table:style-name="ce40">
            <text:p>NA</text:p>
            <text:p/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Disease</text:p>
          </table:table-cell>
          <table:table-cell office:value-type="string" table:style-name="ce40">
            <text:p>Plant Dis</text:p>
          </table:table-cell>
          <table:table-cell office:value-type="float" office:value="2018" table:style-name="ce40">
            <text:p>2018</text:p>
          </table:table-cell>
          <table:table-cell office:value-type="float" office:value="130" table:style-name="ce40">
            <text:p>130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94/PDIS-05-17-0689-RE</text:p>
          </table:table-cell>
          <table:table-cell office:value-type="string" table:style-name="ce40">
            <text:p>next article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Disease</text:p>
          </table:table-cell>
          <table:table-cell office:value-type="string" table:style-name="ce40">
            <text:p>Plant Dis</text:p>
          </table:table-cell>
          <table:table-cell office:value-type="float" office:value="2015" table:style-name="ce40">
            <text:p>2015</text:p>
          </table:table-cell>
          <table:table-cell office:value-type="float" office:value="150" table:style-name="ce40">
            <text:p>150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94/pdis-06-14-0572-re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Wang_2015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Xuefeng Wang, Harsha Doddapaneni, Jianchi Chen, Raymond K. Yokomi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float" office:value="1" table:style-name="ce43">
            <text:p>1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149--154</text:p>
          </table:table-cell>
          <table:table-cell office:value-type="string" table:style-name="ce40">
            <text:p>Scientific Societie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Improved Real-Time {PCR} Diagnosis of Citrus Stubborn Disease by Targeting Prophage Genes of \textit{{Spiroplasma citri}}</text:p>
          </table:table-cell>
          <table:table-cell office:value-type="string" table:style-name="ce40">
            <text:p>NA</text:p>
          </table:table-cell>
          <table:table-cell office:value-type="float" office:value="99" table:style-name="ce45">
            <text:p>99</text:p>
          </table:table-cell>
          <table:table-cell office:value-type="string" table:style-name="ce46">
            <text:p><text:a xlink:href="https://doi.org/10.1094%2Fpdis-06-14-0572-re">https://doi.org/10.1094%2Fpdis-06-14-0572-re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Disease</text:p>
          </table:table-cell>
          <table:table-cell office:value-type="string" table:style-name="ce40">
            <text:p>Plant Dis</text:p>
          </table:table-cell>
          <table:table-cell office:value-type="float" office:value="2013" table:style-name="ce40">
            <text:p>2013</text:p>
          </table:table-cell>
          <table:table-cell office:value-type="float" office:value="124" table:style-name="ce40">
            <text:p>124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94/pdis-07-12-0646-re</text:p>
          </table:table-cell>
          <table:table-cell office:value-type="string" table:style-name="ce40">
            <text:p>No page numbers, articles selected at random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Disease</text:p>
          </table:table-cell>
          <table:table-cell office:value-type="string" table:style-name="ce40">
            <text:p>Plant Dis</text:p>
          </table:table-cell>
          <table:table-cell office:value-type="float" office:value="2015" table:style-name="ce40">
            <text:p>2015</text:p>
          </table:table-cell>
          <table:table-cell office:value-type="float" office:value="121" table:style-name="ce40">
            <text:p>121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94/pdis-09-13-0936-re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Kunwar_2015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Sanju Kunwar, Mathews L. Paret, Stephen M. Olson, Laura Ritchie, Jimmy R. Rich, Josh Freeman, Theodore McAvoy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float" office:value="1" table:style-name="ce41">
            <text:p>1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119--124</text:p>
          </table:table-cell>
          <table:table-cell office:value-type="string" table:style-name="ce40">
            <text:p>Scientific Societie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Grafting Using Rootstocks with Resistance to \textit{{Ralstonia solanacearum}} Against \textit{{Meloidogyne incognita}} in Tomato Production</text:p>
          </table:table-cell>
          <table:table-cell office:value-type="string" table:style-name="ce40">
            <text:p>NA</text:p>
          </table:table-cell>
          <table:table-cell office:value-type="float" office:value="99" table:style-name="ce45">
            <text:p>99</text:p>
          </table:table-cell>
          <table:table-cell office:value-type="string" table:style-name="ce46">
            <text:p><text:a xlink:href="https://doi.org/10.1094%2Fpdis-09-13-0936-re">https://doi.org/10.1094%2Fpdis-09-13-0936-re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lant Disease</text:p>
          </table:table-cell>
          <table:table-cell office:value-type="string" table:style-name="ce40">
            <text:p>Plant Dis</text:p>
          </table:table-cell>
          <table:table-cell office:value-type="float" office:value="2013" table:style-name="ce40">
            <text:p>2013</text:p>
          </table:table-cell>
          <table:table-cell office:value-type="float" office:value="110" table:style-name="ce40">
            <text:p>110</text:p>
          </table:table-cell>
          <table:table-cell office:value-type="string" table:style-name="ce40">
            <text:p>Emerson</text:p>
          </table:table-cell>
          <table:table-cell office:value-type="string" table:style-name="ce50">
            <text:p>10.1094/pdis-12-11-1071-re</text:p>
          </table:table-cell>
          <table:table-cell office:value-type="string" table:style-name="ce40">
            <text:p>No page numbers, articles selected at random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Disease</text:p>
          </table:table-cell>
          <table:table-cell office:value-type="string" table:style-name="ce40">
            <text:p>Plant Dis</text:p>
          </table:table-cell>
          <table:table-cell office:value-type="float" office:value="2015" table:style-name="ce40">
            <text:p>2015</text:p>
          </table:table-cell>
          <table:table-cell office:value-type="float" office:value="96" table:style-name="ce40">
            <text:p>96</text:p>
          </table:table-cell>
          <table:table-cell office:value-type="string" table:style-name="ce40">
            <text:p>Emerson</text:p>
          </table:table-cell>
          <table:table-cell office:value-type="string" table:style-name="ce50">
            <text:p>10.1094/pdis-12-13-1257-re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Bhuiyan_2015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Shamsul A. Bhuiyan, Barry J. Croft, Joanne K. Stringer, Emily C. Deomano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float" office:value="1" table:style-name="ce41">
            <text:p>1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93--99</text:p>
          </table:table-cell>
          <table:table-cell office:value-type="string" table:style-name="ce40">
            <text:p>Scientific Societie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Pathogenic Variation in Spore Populations of \texit{{Sporisorium scitamineum}}, Causal Agent of Sugarcane Smut in {Australia}</text:p>
          </table:table-cell>
          <table:table-cell office:value-type="string" table:style-name="ce40">
            <text:p>NA</text:p>
          </table:table-cell>
          <table:table-cell office:value-type="float" office:value="99" table:style-name="ce45">
            <text:p>99</text:p>
          </table:table-cell>
          <table:table-cell office:value-type="string" table:style-name="ce46">
            <text:p><text:a xlink:href="https://doi.org/10.1094%2Fpdis-12-13-1257-re">https://doi.org/10.1094%2Fpdis-12-13-1257-re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2">
            <text:p>Plant Disease</text:p>
          </table:table-cell>
          <table:table-cell office:value-type="string" table:style-name="ce29">
            <text:p>Plant Dis</text:p>
          </table:table-cell>
          <table:table-cell office:value-type="float" office:value="2018" table:style-name="ce30">
            <text:p>2018</text:p>
          </table:table-cell>
          <table:table-cell office:value-type="float" office:value="35" table:style-name="ce30">
            <text:p>35</text:p>
          </table:table-cell>
          <table:table-cell office:value-type="string" table:style-name="ce28">
            <text:p>Kaique</text:p>
          </table:table-cell>
          <table:table-cell office:value-type="string" table:style-name="ce52">
            <text:p>10.1094/PDIS-01-17-0062-RE</text:p>
          </table:table-cell>
          <table:table-cell office:value-type="string" table:style-name="ce28">
            <text:p>Original random number a review, selected next article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POPGENE, Arlequin, MULTILOCUS, STRUCTURE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2">
            <text:p>Plant Disease</text:p>
          </table:table-cell>
          <table:table-cell office:value-type="string" table:style-name="ce29">
            <text:p>Plant Dis</text:p>
          </table:table-cell>
          <table:table-cell office:value-type="float" office:value="2017" table:style-name="ce30">
            <text:p>2017</text:p>
          </table:table-cell>
          <table:table-cell office:value-type="float" office:value="13" table:style-name="ce30">
            <text:p>13</text:p>
          </table:table-cell>
          <table:table-cell office:value-type="string" table:style-name="ce28">
            <text:p>Kaique</text:p>
          </table:table-cell>
          <table:table-cell office:value-type="string" table:style-name="ce52">
            <text:p>10.1094/PDIS-02-16-0144-RE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3" table:style-name="ce31">
            <text:p>3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SAS, QGene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2">
            <text:p>Plant Disease</text:p>
          </table:table-cell>
          <table:table-cell office:value-type="string" table:style-name="ce29">
            <text:p>Plant Dis</text:p>
          </table:table-cell>
          <table:table-cell office:value-type="float" office:value="2017" table:style-name="ce30">
            <text:p>2017</text:p>
          </table:table-cell>
          <table:table-cell office:value-type="float" office:value="41" table:style-name="ce30">
            <text:p>41</text:p>
          </table:table-cell>
          <table:table-cell office:value-type="string" table:style-name="ce28">
            <text:p>Kaique</text:p>
          </table:table-cell>
          <table:table-cell office:value-type="string" table:style-name="ce52">
            <text:p>10.1094/PDIS-03-16-0332-RE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Clustal W, MEG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Plant Disease</text:p>
          </table:table-cell>
          <table:table-cell office:value-type="string" table:style-name="ce29">
            <text:p>Plant Dis</text:p>
          </table:table-cell>
          <table:table-cell office:value-type="float" office:value="2017" table:style-name="ce30">
            <text:p>2017</text:p>
          </table:table-cell>
          <table:table-cell office:value-type="float" office:value="113" table:style-name="ce30">
            <text:p>113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94/PDIS-04-16-0527-RE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1" table:style-name="ce31">
            <text:p>1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Clustal X, Treeview, RDP4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5">
          <table:table-cell office:value-type="string" table:style-name="ce33">
            <text:p>Plant Disease</text:p>
          </table:table-cell>
          <table:table-cell office:value-type="string" table:style-name="ce33">
            <text:p>Plant Dis</text:p>
          </table:table-cell>
          <table:table-cell office:value-type="float" office:value="2014" table:style-name="ce33">
            <text:p>2014</text:p>
          </table:table-cell>
          <table:table-cell office:value-type="float" office:value="75" table:style-name="ce33">
            <text:p>75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94/pdis-04-13-0449-re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Applied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SigmaPlot, SAS, Infostat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Vega_201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yron Vega, Megan M. Dewdney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67--76</text:p>
          </table:table-cell>
          <table:table-cell office:value-type="string" table:style-name="ce33">
            <text:p>Scientific Societie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Distribution of {QoI} Resistance in Populations of Tangerine-Infecting \textit{{Alternaria alternata}} in Florida</text:p>
          </table:table-cell>
          <table:table-cell office:value-type="string" table:style-name="ce33">
            <text:p>NA</text:p>
          </table:table-cell>
          <table:table-cell office:value-type="float" office:value="98" table:style-name="ce37">
            <text:p>98</text:p>
          </table:table-cell>
          <table:table-cell office:value-type="string" table:style-name="ce47">
            <text:p><text:a xlink:href="https://doi.org/10.1094%2Fpdis-04-13-0449-re">https://doi.org/10.1094%2Fpdis-04-13-0449-re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Plant Disease</text:p>
          </table:table-cell>
          <table:table-cell office:value-type="string" table:style-name="ce33">
            <text:p>Plant Dis</text:p>
          </table:table-cell>
          <table:table-cell office:value-type="float" office:value="2014" table:style-name="ce33">
            <text:p>2014</text:p>
          </table:table-cell>
          <table:table-cell office:value-type="float" office:value="60" table:style-name="ce33">
            <text:p>60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94/pdis-05-13-0492-re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Applied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Sequencher, Clustal X, BLAST, MEGA, PAUP, SAS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Adesemoye_201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A. O. Adesemoye, J. S. Mayorquin, D. H. Wang, M. Twizeyimana, S. C. Lynch, A. Eskalen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55--61</text:p>
          </table:table-cell>
          <table:table-cell office:value-type="string" table:style-name="ce33">
            <text:p>Scientific Societie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Identification of Species of \textit{{Botryosphaeriaceae}} Causing Bot Gummosis in Citrus in California</text:p>
          </table:table-cell>
          <table:table-cell office:value-type="string" table:style-name="ce33">
            <text:p>NA</text:p>
          </table:table-cell>
          <table:table-cell office:value-type="float" office:value="98" table:style-name="ce37">
            <text:p>98</text:p>
          </table:table-cell>
          <table:table-cell office:value-type="string" table:style-name="ce47">
            <text:p><text:a xlink:href="https://doi.org/10.1094%2Fpdis-05-13-0492-re">https://doi.org/10.1094%2Fpdis-05-13-0492-re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lant Health Progress</text:p>
          </table:table-cell>
          <table:table-cell office:value-type="string" table:style-name="ce24">
            <text:p>Plant Health Progress</text:p>
          </table:table-cell>
          <table:table-cell office:value-type="float" office:value="2015" table:style-name="ce24">
            <text:p>2015</text:p>
          </table:table-cell>
          <table:table-cell office:value-type="float" office:value="111" table:style-name="ce24">
            <text:p>111</text:p>
          </table:table-cell>
          <table:table-cell office:value-type="string" table:style-name="ce24">
            <text:p>Adam</text:p>
          </table:table-cell>
          <table:table-cell office:value-type="string" table:style-name="ce48">
            <text:p>10.1094/php-2013-0922-01-rs</text:p>
          </table:table-cell>
          <table:table-cell office:value-type="string" table:style-name="ce24">
            <text:p>No page numbers, articles selected at random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Marianne Powell, Jeremy Cowan, Carol Miles, Debra Ann Ingli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sep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Scientific Societi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Effect of a High Tunnel, Organic Cropping System on Lettuce Diseases in Western Washington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8">
            <text:p>Plant Health Progress</text:p>
          </table:table-cell>
          <table:table-cell office:value-type="string" table:style-name="ce24">
            <text:p>Plant Health Progress</text:p>
          </table:table-cell>
          <table:table-cell office:value-type="float" office:value="2016" table:style-name="ce24">
            <text:p>2016</text:p>
          </table:table-cell>
          <table:table-cell office:value-type="float" office:value="38" table:style-name="ce24">
            <text:p>38</text:p>
          </table:table-cell>
          <table:table-cell office:value-type="string" table:style-name="ce24">
            <text:p>Adam</text:p>
          </table:table-cell>
          <table:table-cell office:value-type="string" table:style-name="ce48">
            <text:p>10.1094/php-rs-15-0050</text:p>
          </table:table-cell>
          <table:table-cell office:value-type="string" table:style-name="ce24">
            <text:p>No page numbers, articles selected at random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Bockus_2016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William W. Bockus, Erick D. De Wolf, Timothy C. Todd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Scientific Societi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Management Strategies for Barley Yellow Dwarf on Winter Wheat in Kansas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39">
            <text:p><text:a xlink:href="https://doi.org/10.1094%2Fphp-rs-15-0050">https://doi.org/10.1094%2Fphp-rs-15-0050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Health Progress</text:p>
          </table:table-cell>
          <table:table-cell office:value-type="string" table:style-name="ce40">
            <text:p>Plant Health Progress</text:p>
          </table:table-cell>
          <table:table-cell office:value-type="float" office:value="2017" table:style-name="ce40">
            <text:p>2017</text:p>
          </table:table-cell>
          <table:table-cell office:value-type="float" office:value="118" table:style-name="ce40">
            <text:p>118</text:p>
          </table:table-cell>
          <table:table-cell office:value-type="string" table:style-name="ce40">
            <text:p>Emerson</text:p>
          </table:table-cell>
          <table:table-cell office:value-type="string" table:style-name="ce50">
            <text:p>10.1094/PHP-12-16-0073-RS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lant Health Progress</text:p>
          </table:table-cell>
          <table:table-cell office:value-type="string" table:style-name="ce40">
            <text:p>Plant Health Progress</text:p>
          </table:table-cell>
          <table:table-cell office:value-type="float" office:value="2014" table:style-name="ce40">
            <text:p>2014</text:p>
          </table:table-cell>
          <table:table-cell office:value-type="float" office:value="45" table:style-name="ce40">
            <text:p>45</text:p>
          </table:table-cell>
          <table:table-cell office:value-type="string" table:style-name="ce40">
            <text:p>Emerson</text:p>
          </table:table-cell>
          <table:table-cell office:value-type="string" table:style-name="ce50">
            <text:p>10.1094/php-rs-14-0017</text:p>
          </table:table-cell>
          <table:table-cell office:value-type="string" table:style-name="ce40">
            <text:p>No page numbers, articles selected at random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1" table:style-name="ce41">
            <text:p>1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Costat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Matheron_2014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Michael E. Matheron, Martin Porcha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Scientific Societie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Effectiveness of 14 Fungicides for Suppressing Lesions Caused by \textit{{Phytophthora capsici}} on Inoculated Stems of Chile Pepper Seedlings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6">
            <text:p><text:a xlink:href="https://doi.org/10.1094%2Fphp-rs-14-0017">https://doi.org/10.1094%2Fphp-rs-14-0017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Plant Health Progress</text:p>
          </table:table-cell>
          <table:table-cell office:value-type="string" table:style-name="ce29">
            <text:p>Plant Health Progress</text:p>
          </table:table-cell>
          <table:table-cell office:value-type="float" office:value="2017" table:style-name="ce30">
            <text:p>2017</text:p>
          </table:table-cell>
          <table:table-cell office:value-type="float" office:value="15" table:style-name="ce30">
            <text:p>15</text:p>
          </table:table-cell>
          <table:table-cell office:value-type="string" table:style-name="ce28">
            <text:p>Kaique</text:p>
          </table:table-cell>
          <table:table-cell office:value-type="string" table:style-name="ce52">
            <text:p>10.1094/PHP-RS-16-0050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Applied</text:p>
          </table:table-cell>
          <table:table-cell office:value-type="string" table:style-name="ce31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31">
            <text:p>NA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Plant Health Progress</text:p>
          </table:table-cell>
          <table:table-cell office:value-type="string" table:style-name="ce29">
            <text:p>Plant Health Progress</text:p>
          </table:table-cell>
          <table:table-cell office:value-type="float" office:value="2018" table:style-name="ce30">
            <text:p>2018</text:p>
          </table:table-cell>
          <table:table-cell office:value-type="float" office:value="137" table:style-name="ce30">
            <text:p>137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94/PHP-01-18-0005-BR</text:p>
          </table:table-cell>
          <table:table-cell office:value-type="string" table:style-name="ce28">
            <text:p>Original random number a review, selected next available article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2">
            <text:p>Plant Health Progress</text:p>
          </table:table-cell>
          <table:table-cell office:value-type="string" table:style-name="ce29">
            <text:p>Plant Health Progress</text:p>
          </table:table-cell>
          <table:table-cell office:value-type="float" office:value="2018" table:style-name="ce30">
            <text:p>2018</text:p>
          </table:table-cell>
          <table:table-cell office:value-type="float" office:value="17" table:style-name="ce30">
            <text:p>17</text:p>
          </table:table-cell>
          <table:table-cell office:value-type="string" table:style-name="ce28">
            <text:p>Kaique</text:p>
          </table:table-cell>
          <table:table-cell office:value-type="string" table:style-name="ce52">
            <text:p>10.1094/PHP-06-17-0034-RS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1" table:style-name="ce31">
            <text:p>1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SigmaPlot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Plant Health Progress</text:p>
          </table:table-cell>
          <table:table-cell office:value-type="string" table:style-name="ce33">
            <text:p>Plant Health Progress</text:p>
          </table:table-cell>
          <table:table-cell office:value-type="float" office:value="2012" table:style-name="ce33">
            <text:p>2012</text:p>
          </table:table-cell>
          <table:table-cell office:value-type="float" office:value="127" table:style-name="ce33">
            <text:p>127</text:p>
          </table:table-cell>
          <table:table-cell office:value-type="string" table:style-name="ce33">
            <text:p>Zach</text:p>
          </table:table-cell>
          <table:table-cell office:value-type="string" table:style-name="ce53">
            <text:p>10.1094/php-2012-0402-01-rs</text:p>
          </table:table-cell>
          <table:table-cell office:value-type="string" table:style-name="ce33">
            <text:p>No page numbers, articles selected at random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Applied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Excel, Minitab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69--8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Sensitivity of Kansas Isolates of \textit{{Sclerotinia homoeocarpa}} to Boscalid</text:p>
          </table:table-cell>
          <table:table-cell office:value-type="string" table:style-name="ce33">
            <text:p>NA</text:p>
          </table:table-cell>
          <table:table-cell office:value-type="float" office:value="51" table:style-name="ce37">
            <text:p>51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Plant Health Progress</text:p>
          </table:table-cell>
          <table:table-cell office:value-type="string" table:style-name="ce33">
            <text:p>Plant Health Progress</text:p>
          </table:table-cell>
          <table:table-cell office:value-type="float" office:value="2013" table:style-name="ce33">
            <text:p>2013</text:p>
          </table:table-cell>
          <table:table-cell office:value-type="float" office:value="16" table:style-name="ce33">
            <text:p>16</text:p>
          </table:table-cell>
          <table:table-cell office:value-type="string" table:style-name="ce33">
            <text:p>Zach</text:p>
          </table:table-cell>
          <table:table-cell office:value-type="string" table:style-name="ce53">
            <text:p>10.1094/php-2013-0823-01-rs</text:p>
          </table:table-cell>
          <table:table-cell office:value-type="string" table:style-name="ce33">
            <text:p>No page numbers, articles selected at random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Applied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ASSESS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Bonde_2013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Morris R. Bonde, Cristi L. Palmer, Douglas G. Luster, Susan E. Nester, Jason M. Revell, Dana K. Berner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Scientific Societie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Sporulation Capacity and Longevity of \textit{{Puccinia horiana}} Teliospores in Infected \textit{{Chrysanthemum Leaves}}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47">
            <text:p><text:a xlink:href="https://doi.org/10.1094%2Fphp-2013-0823-01-rs">https://doi.org/10.1094%2Fphp-2013-0823-01-rs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Plant Health Progress</text:p>
          </table:table-cell>
          <table:table-cell office:value-type="string" table:style-name="ce33">
            <text:p>Plant Health Progress</text:p>
          </table:table-cell>
          <table:table-cell office:value-type="float" office:value="2016" table:style-name="ce33">
            <text:p>2016</text:p>
          </table:table-cell>
          <table:table-cell office:value-type="float" office:value="76" table:style-name="ce33">
            <text:p>76</text:p>
          </table:table-cell>
          <table:table-cell office:value-type="string" table:style-name="ce33">
            <text:p>Zach</text:p>
          </table:table-cell>
          <table:table-cell office:value-type="string" table:style-name="ce53">
            <text:p>10.1094/php-rs-15-0044</text:p>
          </table:table-cell>
          <table:table-cell office:value-type="string" table:style-name="ce33">
            <text:p>No page numbers, articles selected at random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Applied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SAS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Woods_2016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Joanna L. Woods, David H. Gent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Scientific Societie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Susceptibility of Hop Cultivars to Downy Mildew: Associations with Chemical Characteristics and Region of Origin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47">
            <text:p><text:a xlink:href="https://doi.org/10.1094%2Fphp-rs-15-0044">https://doi.org/10.1094%2Fphp-rs-15-0044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lant Pathology</text:p>
          </table:table-cell>
          <table:table-cell office:value-type="string" table:style-name="ce24">
            <text:p>Plant Pathol</text:p>
          </table:table-cell>
          <table:table-cell office:value-type="float" office:value="2013" table:style-name="ce24">
            <text:p>2013</text:p>
          </table:table-cell>
          <table:table-cell office:value-type="float" office:value="130" table:style-name="ce24">
            <text:p>130</text:p>
          </table:table-cell>
          <table:table-cell office:value-type="string" table:style-name="ce24">
            <text:p>Adam</text:p>
          </table:table-cell>
          <table:table-cell office:value-type="string" table:style-name="ce48">
            <text:p>10.1111/j.1365-3059.2012.02626.x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INSTRUCT, POWERMARKER, PHYLIP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J. A. Kolmera, A. Hanzalovab, H. Goyeauc, R. Baylesd, A. Morgounov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feb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21--31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Genetic differentiation of the wheat leaf rust fungus \textit{{Puccinia triticina}} in Europe</text:p>
          </table:table-cell>
          <table:table-cell office:value-type="string" table:style-name="ce24">
            <text:p>NA</text:p>
          </table:table-cell>
          <table:table-cell office:value-type="float" office:value="62" table:style-name="ce26">
            <text:p>6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lant Pathology</text:p>
          </table:table-cell>
          <table:table-cell office:value-type="string" table:style-name="ce24">
            <text:p>Plant Pathol</text:p>
          </table:table-cell>
          <table:table-cell office:value-type="float" office:value="2013" table:style-name="ce24">
            <text:p>2013</text:p>
          </table:table-cell>
          <table:table-cell office:value-type="float" office:value="90" table:style-name="ce24">
            <text:p>90</text:p>
          </table:table-cell>
          <table:table-cell office:value-type="string" table:style-name="ce24">
            <text:p>Adam</text:p>
          </table:table-cell>
          <table:table-cell office:value-type="string" table:style-name="ce48">
            <text:p>10.1111/j.1365-3059.2012.02631.x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YSTAT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M. V. Jaspersa, A. M. Seyba, M. C. T. Troughtb, R. Balasubramaniamc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feb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30--138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Overwintering grapevine debris as an important source of \textit{{Botrytis cinerea}} inoculum</text:p>
          </table:table-cell>
          <table:table-cell office:value-type="string" table:style-name="ce24">
            <text:p>NA</text:p>
          </table:table-cell>
          <table:table-cell office:value-type="float" office:value="63" table:style-name="ce26">
            <text:p>63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8">
            <text:p>Plant Pathology</text:p>
          </table:table-cell>
          <table:table-cell office:value-type="string" table:style-name="ce24">
            <text:p>Plant Pathol</text:p>
          </table:table-cell>
          <table:table-cell office:value-type="float" office:value="2014" table:style-name="ce24">
            <text:p>2014</text:p>
          </table:table-cell>
          <table:table-cell office:value-type="float" office:value="137" table:style-name="ce24">
            <text:p>137</text:p>
          </table:table-cell>
          <table:table-cell office:value-type="string" table:style-name="ce24">
            <text:p>Adam</text:p>
          </table:table-cell>
          <table:table-cell office:value-type="string" table:style-name="ce48">
            <text:p>10.1111/ppa.12084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Fundamental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M. T. Mas, A. M. C. Verdu ́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feb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40--147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Within-population variation in resistance of \textit{{Digitaria sanguinalis}} to \textit{{Ustilago syntherismae}} resulting from different modes of seed germination and environment</text:p>
          </table:table-cell>
          <table:table-cell office:value-type="string" table:style-name="ce24">
            <text:p>NA</text:p>
          </table:table-cell>
          <table:table-cell office:value-type="float" office:value="63" table:style-name="ce26">
            <text:p>63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8">
            <text:p>Plant Pathology</text:p>
          </table:table-cell>
          <table:table-cell office:value-type="string" table:style-name="ce24">
            <text:p>Plant Pathol</text:p>
          </table:table-cell>
          <table:table-cell office:value-type="float" office:value="2014" table:style-name="ce24">
            <text:p>2014</text:p>
          </table:table-cell>
          <table:table-cell office:value-type="float" office:value="126" table:style-name="ce24">
            <text:p>126</text:p>
          </table:table-cell>
          <table:table-cell office:value-type="string" table:style-name="ce24">
            <text:p>Adam</text:p>
          </table:table-cell>
          <table:table-cell office:value-type="string" table:style-name="ce48">
            <text:p>10.1111/ppa.12085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Fundamental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V. Trochab, K. Audenaertab, A. Vanheuleab, B. Bekaerta, M. Ho ̈fteb, G. Haesaert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feb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29--139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The importance of non-penetrated papillae formation in the resistance response of triticale to powdery mildew (\textit{{Blumeria graminis}}</text:p>
          </table:table-cell>
          <table:table-cell office:value-type="string" table:style-name="ce24">
            <text:p>NA</text:p>
          </table:table-cell>
          <table:table-cell office:value-type="float" office:value="63" table:style-name="ce26">
            <text:p>63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Pathology</text:p>
          </table:table-cell>
          <table:table-cell office:value-type="string" table:style-name="ce40">
            <text:p>Plant Pathol</text:p>
          </table:table-cell>
          <table:table-cell office:value-type="float" office:value="2016" table:style-name="ce40">
            <text:p>2016</text:p>
          </table:table-cell>
          <table:table-cell office:value-type="float" office:value="11" table:style-name="ce40">
            <text:p>11</text:p>
          </table:table-cell>
          <table:table-cell office:value-type="string" table:style-name="ce40">
            <text:p>Emerson</text:p>
          </table:table-cell>
          <table:table-cell office:value-type="string" table:style-name="ce50">
            <text:p>10.1111/ppa.12392</text:p>
          </table:table-cell>
          <table:table-cell office:value-type="string" table:style-name="ce40">
            <text:p>Original random number a review, selected next article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POPPR, FigTree, Popgene, Multilocus, GenAlEx, Polysat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Pathology</text:p>
          </table:table-cell>
          <table:table-cell office:value-type="string" table:style-name="ce40">
            <text:p>Plant Pathol</text:p>
          </table:table-cell>
          <table:table-cell office:value-type="float" office:value="2016" table:style-name="ce40">
            <text:p>2016</text:p>
          </table:table-cell>
          <table:table-cell office:value-type="float" office:value="42" table:style-name="ce40">
            <text:p>42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ppa.12401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Statistic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Pathology</text:p>
          </table:table-cell>
          <table:table-cell office:value-type="string" table:style-name="ce40">
            <text:p>Plant Pathol</text:p>
          </table:table-cell>
          <table:table-cell office:value-type="float" office:value="2012" table:style-name="ce40">
            <text:p>2012</text:p>
          </table:table-cell>
          <table:table-cell office:value-type="float" office:value="37" table:style-name="ce40">
            <text:p>37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j.1365-3059.2011.02491.x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Pathology</text:p>
          </table:table-cell>
          <table:table-cell office:value-type="string" table:style-name="ce40">
            <text:p>Plant Pathol</text:p>
          </table:table-cell>
          <table:table-cell office:value-type="float" office:value="2014" table:style-name="ce40">
            <text:p>2014</text:p>
          </table:table-cell>
          <table:table-cell office:value-type="float" office:value="24" table:style-name="ce40">
            <text:p>24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ppa.12083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3" table:style-name="ce41">
            <text:p>3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R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Pathology</text:p>
          </table:table-cell>
          <table:table-cell office:value-type="string" table:style-name="ce40">
            <text:p>Plant Pathol</text:p>
          </table:table-cell>
          <table:table-cell office:value-type="float" office:value="2016" table:style-name="ce40">
            <text:p>2016</text:p>
          </table:table-cell>
          <table:table-cell office:value-type="float" office:value="62" table:style-name="ce40">
            <text:p>62</text:p>
          </table:table-cell>
          <table:table-cell office:value-type="string" table:style-name="ce40">
            <text:p>Emerson</text:p>
          </table:table-cell>
          <table:table-cell office:value-type="string" table:style-name="ce50">
            <text:p>10.1111/ppa.12389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GenStat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Pathology</text:p>
          </table:table-cell>
          <table:table-cell office:value-type="string" table:style-name="ce40">
            <text:p>Plant Pathol</text:p>
          </table:table-cell>
          <table:table-cell office:value-type="float" office:value="2017" table:style-name="ce40">
            <text:p>2017</text:p>
          </table:table-cell>
          <table:table-cell office:value-type="float" office:value="113" table:style-name="ce40">
            <text:p>113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ppa.12550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Excel, JMP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Pathology</text:p>
          </table:table-cell>
          <table:table-cell office:value-type="string" table:style-name="ce40">
            <text:p>Plant Pathol</text:p>
          </table:table-cell>
          <table:table-cell office:value-type="float" office:value="2012" table:style-name="ce40">
            <text:p>2012</text:p>
          </table:table-cell>
          <table:table-cell office:value-type="float" office:value="144" table:style-name="ce40">
            <text:p>144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j.1365-3059.2011.02503.x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Fundamental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PLU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Pathology</text:p>
          </table:table-cell>
          <table:table-cell office:value-type="string" table:style-name="ce40">
            <text:p>Plant Pathol</text:p>
          </table:table-cell>
          <table:table-cell office:value-type="float" office:value="2013" table:style-name="ce40">
            <text:p>2013</text:p>
          </table:table-cell>
          <table:table-cell office:value-type="float" office:value="64" table:style-name="ce40">
            <text:p>64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j.1365-3059.2012.02625.x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ultilocus, Arlequin, PAUP, GenAlEx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Pathology</text:p>
          </table:table-cell>
          <table:table-cell office:value-type="string" table:style-name="ce40">
            <text:p>Plant Pathol</text:p>
          </table:table-cell>
          <table:table-cell office:value-type="float" office:value="2014" table:style-name="ce40">
            <text:p>2014</text:p>
          </table:table-cell>
          <table:table-cell office:value-type="float" office:value="63" table:style-name="ce40">
            <text:p>63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ppa.12058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3" table:style-name="ce41">
            <text:p>3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EGA, Clustal W, FindMode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Pathology</text:p>
          </table:table-cell>
          <table:table-cell office:value-type="string" table:style-name="ce40">
            <text:p>Plant Pathol</text:p>
          </table:table-cell>
          <table:table-cell office:value-type="float" office:value="2015" table:style-name="ce40">
            <text:p>2015</text:p>
          </table:table-cell>
          <table:table-cell office:value-type="float" office:value="24" table:style-name="ce40">
            <text:p>24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ppa.12241</text:p>
          </table:table-cell>
          <table:table-cell office:value-type="string" table:style-name="ce40">
            <text:p>changed page from 25 to 24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Fundamental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tatgraphics Plu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Pathology</text:p>
          </table:table-cell>
          <table:table-cell office:value-type="string" table:style-name="ce40">
            <text:p>Plant Pathol</text:p>
          </table:table-cell>
          <table:table-cell office:value-type="float" office:value="2017" table:style-name="ce40">
            <text:p>2017</text:p>
          </table:table-cell>
          <table:table-cell office:value-type="float" office:value="118" table:style-name="ce40">
            <text:p>118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ppa.12541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Pathology</text:p>
          </table:table-cell>
          <table:table-cell office:value-type="string" table:style-name="ce40">
            <text:p>Plant Pathol</text:p>
          </table:table-cell>
          <table:table-cell office:value-type="float" office:value="2017" table:style-name="ce40">
            <text:p>2017</text:p>
          </table:table-cell>
          <table:table-cell office:value-type="float" office:value="48" table:style-name="ce40">
            <text:p>48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ppa.12552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ImageJ, Photoshop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Pathology</text:p>
          </table:table-cell>
          <table:table-cell office:value-type="string" table:style-name="ce40">
            <text:p>Plant Pathol</text:p>
          </table:table-cell>
          <table:table-cell office:value-type="float" office:value="2017" table:style-name="ce40">
            <text:p>2017</text:p>
          </table:table-cell>
          <table:table-cell office:value-type="float" office:value="87" table:style-name="ce40">
            <text:p>87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ppa.12556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R, STATISTIX, MEG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lant Pathology</text:p>
          </table:table-cell>
          <table:table-cell office:value-type="string" table:style-name="ce40">
            <text:p>Plant Pathol</text:p>
          </table:table-cell>
          <table:table-cell office:value-type="float" office:value="2017" table:style-name="ce40">
            <text:p>2017</text:p>
          </table:table-cell>
          <table:table-cell office:value-type="float" office:value="14" table:style-name="ce40">
            <text:p>14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ppa.12559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EG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Plant Pathology</text:p>
          </table:table-cell>
          <table:table-cell office:value-type="string" table:style-name="ce29">
            <text:p>Plant Pathol</text:p>
          </table:table-cell>
          <table:table-cell office:value-type="float" office:value="2018" table:style-name="ce30">
            <text:p>2018</text:p>
          </table:table-cell>
          <table:table-cell office:value-type="float" office:value="98" table:style-name="ce30">
            <text:p>98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111/ppa.12706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3" table:style-name="ce31">
            <text:p>3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POPULATIONS, R, POPGENE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2">
            <text:p>Plant Pathology</text:p>
          </table:table-cell>
          <table:table-cell office:value-type="string" table:style-name="ce29">
            <text:p>Plant Pathol</text:p>
          </table:table-cell>
          <table:table-cell office:value-type="float" office:value="2018" table:style-name="ce30">
            <text:p>2018</text:p>
          </table:table-cell>
          <table:table-cell office:value-type="float" office:value="1" table:style-name="ce30">
            <text:p>1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111/ppa.12725</text:p>
          </table:table-cell>
          <table:table-cell office:value-type="string" table:style-name="ce28">
            <text:p>Original random number a review, selected next available article</text:p>
          </table:table-cell>
          <table:table-cell office:value-type="string" table:style-name="ce31">
            <text:p>BOTH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SPSS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2">
            <text:p>Plant Pathology</text:p>
          </table:table-cell>
          <table:table-cell office:value-type="string" table:style-name="ce29">
            <text:p>Plant Pathol</text:p>
          </table:table-cell>
          <table:table-cell office:value-type="float" office:value="2018" table:style-name="ce30">
            <text:p>2018</text:p>
          </table:table-cell>
          <table:table-cell office:value-type="float" office:value="46" table:style-name="ce30">
            <text:p>46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111/ppa.12721</text:p>
          </table:table-cell>
          <table:table-cell office:value-type="string" table:style-name="ce28">
            <text:p>Original random page number included in previous article. Next sequential article selected</text:p>
          </table:table-cell>
          <table:table-cell office:value-type="string" table:style-name="ce31">
            <text:p>BOTH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STATISTIX, PAST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Plant Pathology</text:p>
          </table:table-cell>
          <table:table-cell office:value-type="string" table:style-name="ce29">
            <text:p>Plant Pathol</text:p>
          </table:table-cell>
          <table:table-cell office:value-type="float" office:value="2018" table:style-name="ce30">
            <text:p>2018</text:p>
          </table:table-cell>
          <table:table-cell office:value-type="float" office:value="150" table:style-name="ce30">
            <text:p>150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111/ppa.12724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3" table:style-name="ce31">
            <text:p>3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RSTAN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Plant Pathology</text:p>
          </table:table-cell>
          <table:table-cell office:value-type="string" table:style-name="ce29">
            <text:p>Plant Pathol</text:p>
          </table:table-cell>
          <table:table-cell office:value-type="float" office:value="2018" table:style-name="ce30">
            <text:p>2018</text:p>
          </table:table-cell>
          <table:table-cell office:value-type="float" office:value="43" table:style-name="ce30">
            <text:p>43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111/ppa.12720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Fundamental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SPSS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4">
          <table:table-cell office:value-type="string" table:style-name="ce53">
            <text:p>Plant Pathology</text:p>
          </table:table-cell>
          <table:table-cell office:value-type="string" table:style-name="ce33">
            <text:p>Plant Pathol</text:p>
          </table:table-cell>
          <table:table-cell office:value-type="float" office:value="2016" table:style-name="ce33">
            <text:p>2016</text:p>
          </table:table-cell>
          <table:table-cell office:value-type="float" office:value="106" table:style-name="ce33">
            <text:p>106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111/ppa.12385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Fundamental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SA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apr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04--113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Isolation, production and in vitro effects of the major secondary metabolite produced by \textit{{Trichoderma}} species used for the control of grapevine trunk diseases</text:p>
            <text:p/>
          </table:table-cell>
          <table:table-cell office:value-type="string" table:style-name="ce33">
            <text:p>NA</text:p>
          </table:table-cell>
          <table:table-cell office:value-type="float" office:value="65" table:style-name="ce37">
            <text:p>65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8">
            <text:p>Revista Mexicana de Fitopatología</text:p>
          </table:table-cell>
          <table:table-cell office:value-type="string" table:style-name="ce24">
            <text:p>Rev Mex Fitopatol</text:p>
          </table:table-cell>
          <table:table-cell office:value-type="float" office:value="2012" table:style-name="ce24">
            <text:p>2012</text:p>
          </table:table-cell>
          <table:table-cell office:value-type="float" office:value="145" table:style-name="ce24">
            <text:p>145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o page numbers, picked second 2012 article available, direct link: http://www.rmf.smf.org.mx/DocumentosVolumenes/Escrito_30_2_2.pdf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pplied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egap and Gap, MEGA, BLASTN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Isaí Betancourt Resendes, José Joaquín Velázquez Monreal, Juan Carlos Montero Castro, Sylvia Patricia Fernández Pavía, Héctor Lozoya Saldaña, Gerardo Rodríguez Alvarado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\textit{{Fusarium mexicanum}} Causal Agent of Mango Malformation in {Jalisco, Mexico}</text:p>
          </table:table-cell>
          <table:table-cell office:value-type="string" table:style-name="ce24">
            <text:p>NA</text:p>
          </table:table-cell>
          <table:table-cell office:value-type="float" office:value="30" table:style-name="ce26">
            <text:p>30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8">
            <text:p>Revista Mexicana de Fitopatología</text:p>
          </table:table-cell>
          <table:table-cell office:value-type="string" table:style-name="ce24">
            <text:p>Rev Mex Fitopatol</text:p>
          </table:table-cell>
          <table:table-cell office:value-type="float" office:value="2013" table:style-name="ce24">
            <text:p>2013</text:p>
          </table:table-cell>
          <table:table-cell office:value-type="float" office:value="66" table:style-name="ce24">
            <text:p>66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o page numbers, picked first 2013 article available, direct link: http://www.rmf.smf.org.mx/DocumentosVolumenes/Escrito_31_1_1.pdf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Alejandro Casimiro Michel Aceves, Marco Antonio Otero Sánchez, Antonio Díaz Castro, Rubén Darío Martínez Rojero, Rafael Ariza Flores, Aristeo Barrios Ayal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Biocontrol of Witches' Broom Disease in Mango with \textit{{Trichoderma}} spp., Under Field Conditions</text:p>
          </table:table-cell>
          <table:table-cell office:value-type="string" table:style-name="ce24">
            <text:p>NA</text:p>
          </table:table-cell>
          <table:table-cell office:value-type="float" office:value="31" table:style-name="ce26">
            <text:p>31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8">
            <text:p>Revista Mexicana de Fitopatología</text:p>
          </table:table-cell>
          <table:table-cell office:value-type="string" table:style-name="ce24">
            <text:p>Rev Mex Fitopatol</text:p>
          </table:table-cell>
          <table:table-cell office:value-type="float" office:value="2012" table:style-name="ce24">
            <text:p>2012</text:p>
          </table:table-cell>
          <table:table-cell office:value-type="float" office:value="114" table:style-name="ce24">
            <text:p>114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o page numbers, picked first 2012 article available, direct link: http://www.rmf.smf.org.mx/DocumentosVolumenes/Escrito_30_2_1.pdf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Francisco Franco Navarro, Ignacio Cid del Prado Vera, María de la Luz Romero Tejed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Isolation and Parasitic Potential of \textit{{Pochonia chlamydosporia}} Against \textit{{Nacobbus aberrans}} on Bean</text:p>
          </table:table-cell>
          <table:table-cell office:value-type="string" table:style-name="ce24">
            <text:p>NA</text:p>
          </table:table-cell>
          <table:table-cell office:value-type="float" office:value="30" table:style-name="ce26">
            <text:p>30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8">
            <text:p>Revista Mexicana de Fitopatología</text:p>
          </table:table-cell>
          <table:table-cell office:value-type="string" table:style-name="ce24">
            <text:p>Rev Mex Fitopatol</text:p>
          </table:table-cell>
          <table:table-cell office:value-type="float" office:value="2014" table:style-name="ce24">
            <text:p>2014</text:p>
          </table:table-cell>
          <table:table-cell office:value-type="float" office:value="25" table:style-name="ce24">
            <text:p>25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First four articles were not research articles, per se, picked first research article in 2014, direct link: http://www.rmf.smf.org.mx/Vol3222014/AR/32-2_05.pdf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, Surfer, MorLloyd, Exce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Elías Hernández-Sánchez, Gustavo Mora-Aguilera, Bertha Tlapal Bolaños, Esteban Rodríguez-Leyva, Dionicio Alvarado Rosal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Effect of initial disease intensity of cactus black spot (\textit{{Opuntia ficus-indica}} in the temporal and spatial characterization</text:p>
          </table:table-cell>
          <table:table-cell office:value-type="string" table:style-name="ce24">
            <text:p>NA</text:p>
          </table:table-cell>
          <table:table-cell office:value-type="float" office:value="32" table:style-name="ce26">
            <text:p>3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Revista Mexicana de Fitopatología</text:p>
          </table:table-cell>
          <table:table-cell office:value-type="string" table:style-name="ce40">
            <text:p>Rev Mex Fitopatol</text:p>
          </table:table-cell>
          <table:table-cell office:value-type="float" office:value="2015" table:style-name="ce40">
            <text:p>2015</text:p>
          </table:table-cell>
          <table:table-cell office:value-type="float" office:value="53" table:style-name="ce40">
            <text:p>53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selected previous original article due to selected originaly being a review; direct link: http://www.rmf.smf.org.mx/Vol3312015/ArticulosCientificos/1410_3_2015.pdf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3">
          <table:table-cell office:value-type="string" table:style-name="ce50">
            <text:p>Revista Mexicana de Fitopatología</text:p>
          </table:table-cell>
          <table:table-cell office:value-type="string" table:style-name="ce40">
            <text:p>Rev Mex Fitopatol</text:p>
          </table:table-cell>
          <table:table-cell office:value-type="float" office:value="2012" table:style-name="ce40">
            <text:p>2012</text:p>
          </table:table-cell>
          <table:table-cell office:value-type="float" office:value="104" table:style-name="ce40">
            <text:p>104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o page numbers or DOI direct link to random PDF from this year: http://rmf.smf.org.mx/DocumentosVolumenes/Escrito_30_1_1.pdf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, Surfer, Exce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Revista Mexicana de Fitopatología</text:p>
          </table:table-cell>
          <table:table-cell office:value-type="string" table:style-name="ce40">
            <text:p>Rev Mex Fitopatol</text:p>
          </table:table-cell>
          <table:table-cell office:value-type="float" office:value="2018" table:style-name="ce40">
            <text:p>2018</text:p>
          </table:table-cell>
          <table:table-cell office:value-type="float" office:value="22" table:style-name="ce40">
            <text:p>22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8781/R.MEX.FIT.1709-2</text:p>
          </table:table-cell>
          <table:table-cell office:value-type="string" table:style-name="ce40">
            <text:p>NA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CLC Main Workbench 7, TreeGraph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2">
            <text:p>Revista Mexicana de Fitopatología</text:p>
          </table:table-cell>
          <table:table-cell office:value-type="string" table:style-name="ce29">
            <text:p>Rev Mex Fitopatol</text:p>
          </table:table-cell>
          <table:table-cell office:value-type="float" office:value="2018" table:style-name="ce30">
            <text:p>2018</text:p>
          </table:table-cell>
          <table:table-cell office:value-type="float" office:value="41" table:style-name="ce30">
            <text:p>41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8781/R.MEX.FIT.1710-3</text:p>
          </table:table-cell>
          <table:table-cell office:value-type="string" table:style-name="ce28">
            <text:p>NA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SAS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3">
            <text:p>Revista Mexicana de Fitopatología</text:p>
          </table:table-cell>
          <table:table-cell office:value-type="string" table:style-name="ce33">
            <text:p>Rev Mex Fitopatol</text:p>
          </table:table-cell>
          <table:table-cell office:value-type="float" office:value="2015" table:style-name="ce33">
            <text:p>2015</text:p>
          </table:table-cell>
          <table:table-cell office:value-type="float" office:value="98" table:style-name="ce33">
            <text:p>98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Direct link: http://www.rmf.smf.org.mx/Vol3312015/NotasFitop/1407_1_2015.pdf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Applied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Image tools, SA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Diagrammatic Scale Severity for Tar Spot Complex in Maize</text:p>
          </table:table-cell>
          <table:table-cell office:value-type="string" table:style-name="ce33">
            <text:p>NA</text:p>
          </table:table-cell>
          <table:table-cell office:value-type="float" office:value="30" table:style-name="ce37">
            <text:p>30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3">
            <text:p>Revista Mexicana de Fitopatología</text:p>
          </table:table-cell>
          <table:table-cell office:value-type="string" table:style-name="ce33">
            <text:p>Rev Mex Fitopatol</text:p>
          </table:table-cell>
          <table:table-cell office:value-type="float" office:value="2012" table:style-name="ce33">
            <text:p>2012</text:p>
          </table:table-cell>
          <table:table-cell office:value-type="float" office:value="18" table:style-name="ce33">
            <text:p>18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Direct link: http://www.rmf.smf.org.mx/DocumentosVolumenes/Escrito_30_1_2.pdf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Applied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2" table:style-name="ce35">
            <text:p>2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various phylogeny and Image Tool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1-30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Quantitative Evaluation and Molecular Identification of Rhizobacteria from Tropical Region, Against \textit{{Colletotrichum gloeosporioides}}</text:p>
          </table:table-cell>
          <table:table-cell office:value-type="string" table:style-name="ce33">
            <text:p>NA</text:p>
          </table:table-cell>
          <table:table-cell office:value-type="float" office:value="30" table:style-name="ce37">
            <text:p>30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Tropical Plant Pathology</text:p>
          </table:table-cell>
          <table:table-cell office:value-type="string" table:style-name="ce24">
            <text:p>Trop Plant Pathol</text:p>
          </table:table-cell>
          <table:table-cell office:value-type="float" office:value="2015" table:style-name="ce24">
            <text:p>2015</text:p>
          </table:table-cell>
          <table:table-cell office:value-type="float" office:value="125" table:style-name="ce24">
            <text:p>125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07/s40858-015-0015-y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Fundamental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PS Explorer, MASCOT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Gao_2015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Jin-Xin Gao, Tong Liu, Jie Chen, Ya-Qian Li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apr</text:p>
          </table:table-cell>
          <table:table-cell office:value-type="string" table:style-name="ce24">
            <text:p>NA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19--126</text:p>
          </table:table-cell>
          <table:table-cell office:value-type="string" table:style-name="ce24">
            <text:p>Springer Natur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Identification of proteins associated with the production of methyl 5-(hydroxymethyl furan-2-carboxylate toxin in \textit{{Curvularia lunata}}</text:p>
          </table:table-cell>
          <table:table-cell office:value-type="string" table:style-name="ce24">
            <text:p>NA</text:p>
          </table:table-cell>
          <table:table-cell office:value-type="float" office:value="40" table:style-name="ce26">
            <text:p>40</text:p>
          </table:table-cell>
          <table:table-cell office:value-type="string" table:style-name="ce39">
            <text:p><text:a xlink:href="https://doi.org/10.1007/s40858-015-0015-y">https://doi.org/10.1007/s40858-015-0015-y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Tropical Plant Pathology</text:p>
          </table:table-cell>
          <table:table-cell office:value-type="string" table:style-name="ce40">
            <text:p>Trop Plant Pathol</text:p>
          </table:table-cell>
          <table:table-cell office:value-type="float" office:value="2018" table:style-name="ce40">
            <text:p>2018</text:p>
          </table:table-cell>
          <table:table-cell office:value-type="float" office:value="81" table:style-name="ce40">
            <text:p>81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40858-017-0182-0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3" table:style-name="ce41">
            <text:p>3</text:p>
          </table:table-cell>
          <table:table-cell office:value-type="string" table:style-name="ce41">
            <text:p>MrBaye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Tropical Plant Pathology</text:p>
          </table:table-cell>
          <table:table-cell office:value-type="string" table:style-name="ce40">
            <text:p>Trop Plant Pathol</text:p>
          </table:table-cell>
          <table:table-cell office:value-type="float" office:value="2013" table:style-name="ce40">
            <text:p>2013</text:p>
          </table:table-cell>
          <table:table-cell office:value-type="float" office:value="20" table:style-name="ce40">
            <text:p>20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40858-015-0004-1</text:p>
          </table:table-cell>
          <table:table-cell office:value-type="string" table:style-name="ce40">
            <text:p>Only goes back to 2015, selected article from 2015 with page 20 contained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Tropical Plant Pathology</text:p>
          </table:table-cell>
          <table:table-cell office:value-type="string" table:style-name="ce40">
            <text:p>Trop Plant Pathol</text:p>
          </table:table-cell>
          <table:table-cell office:value-type="float" office:value="2014" table:style-name="ce40">
            <text:p>2014</text:p>
          </table:table-cell>
          <table:table-cell office:value-type="float" office:value="79" table:style-name="ce40">
            <text:p>79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40858-015-0010-3</text:p>
          </table:table-cell>
          <table:table-cell office:value-type="string" table:style-name="ce40">
            <text:p>No publication in 2014. Selected first article in Apr. 2015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Tropical Plant Pathology</text:p>
          </table:table-cell>
          <table:table-cell office:value-type="string" table:style-name="ce40">
            <text:p>Trop Plant Pathol</text:p>
          </table:table-cell>
          <table:table-cell office:value-type="float" office:value="2017" table:style-name="ce40">
            <text:p>2017</text:p>
          </table:table-cell>
          <table:table-cell office:value-type="float" office:value="72" table:style-name="ce40">
            <text:p>72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40858-018-0258-5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1" table:style-name="ce41">
            <text:p>1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R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Tropical Plant Pathology</text:p>
          </table:table-cell>
          <table:table-cell office:value-type="string" table:style-name="ce40">
            <text:p>Trop Plant Pathol</text:p>
          </table:table-cell>
          <table:table-cell office:value-type="float" office:value="2014" table:style-name="ce40">
            <text:p>2014</text:p>
          </table:table-cell>
          <table:table-cell office:value-type="float" office:value="111" table:style-name="ce40">
            <text:p>111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40858-015-0023-y</text:p>
          </table:table-cell>
          <table:table-cell office:value-type="string" table:style-name="ce40">
            <text:p>No publication in 2014. Selected article containing PN 111 in Apr. 2015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TreeView, CorelDRAW, RDP, DnaSP, DataMonkey Server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Tropical Plant Pathology</text:p>
          </table:table-cell>
          <table:table-cell office:value-type="string" table:style-name="ce29">
            <text:p>Trop Plant Pathol</text:p>
          </table:table-cell>
          <table:table-cell office:value-type="float" office:value="2017" table:style-name="ce30">
            <text:p>2017</text:p>
          </table:table-cell>
          <table:table-cell office:value-type="float" office:value="56" table:style-name="ce30">
            <text:p>56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07/s40858-016-0124-2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Clustal W,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Tropical Plant Pathology</text:p>
          </table:table-cell>
          <table:table-cell office:value-type="string" table:style-name="ce33">
            <text:p>Trop Plant Pathol</text:p>
          </table:table-cell>
          <table:table-cell office:value-type="float" office:value="2012" table:style-name="ce33">
            <text:p>2012</text:p>
          </table:table-cell>
          <table:table-cell office:value-type="float" office:value="132" table:style-name="ce33">
            <text:p>132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07/s40858-014-0001-9</text:p>
          </table:table-cell>
          <table:table-cell office:value-type="string" table:style-name="ce33">
            <text:p>No publication in 2012. Selected first article in Dec. 2015</text:p>
          </table:table-cell>
          <table:table-cell office:value-type="string" table:style-name="ce35">
            <text:p>BOTH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Applied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Dec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95--103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The Host Status Of Coffee \textit{{Coffea arabica}} To \textit{{Ralstonia solanacearum}} Phylotype I Isolates</text:p>
          </table:table-cell>
          <table:table-cell office:value-type="string" table:style-name="ce33">
            <text:p>NA</text:p>
          </table:table-cell>
          <table:table-cell office:value-type="float" office:value="40" table:style-name="ce37">
            <text:p>40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Tropical Plant Pathology</text:p>
          </table:table-cell>
          <table:table-cell office:value-type="string" table:style-name="ce33">
            <text:p>Trop Plant Pathol</text:p>
          </table:table-cell>
          <table:table-cell office:value-type="float" office:value="2014" table:style-name="ce33">
            <text:p>2014</text:p>
          </table:table-cell>
          <table:table-cell office:value-type="float" office:value="27" table:style-name="ce33">
            <text:p>27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07/s40858-015-0052-6</text:p>
          </table:table-cell>
          <table:table-cell office:value-type="string" table:style-name="ce33">
            <text:p>No publication in 2014. Selected second article in Dec. 2015</text:p>
          </table:table-cell>
          <table:table-cell office:value-type="string" table:style-name="ce35">
            <text:p>BOTH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Applied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Statistic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Oct</text:p>
          </table:table-cell>
          <table:table-cell office:value-type="string" table:style-name="ce33">
            <text:p>NA</text:p>
          </table:table-cell>
          <table:table-cell office:value-type="float" office:value="6" table:style-name="ce35">
            <text:p>6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362--367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Tillage system effect on the epidemic of soybean brown spot</text:p>
          </table:table-cell>
          <table:table-cell office:value-type="string" table:style-name="ce33">
            <text:p>NA</text:p>
          </table:table-cell>
          <table:table-cell office:value-type="float" office:value="40" table:style-name="ce37">
            <text:p>40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Virology Journal (Plant Viruses Section)</text:p>
          </table:table-cell>
          <table:table-cell office:value-type="string" table:style-name="ce40">
            <text:p>Virol J</text:p>
          </table:table-cell>
          <table:table-cell office:value-type="float" office:value="2015" table:style-name="ce40">
            <text:p>2015</text:p>
          </table:table-cell>
          <table:table-cell office:value-type="float" office:value="104" table:style-name="ce40">
            <text:p>104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86/s12985-015-0332-2</text:p>
          </table:table-cell>
          <table:table-cell office:value-type="string" table:style-name="ce40">
            <text:p>Selected first article from 2015 in Plant Viruses section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custom made not available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Virology Journal (Plant Viruses Section)</text:p>
          </table:table-cell>
          <table:table-cell office:value-type="string" table:style-name="ce40">
            <text:p>Virol J</text:p>
          </table:table-cell>
          <table:table-cell office:value-type="float" office:value="2013" table:style-name="ce40">
            <text:p>2013</text:p>
          </table:table-cell>
          <table:table-cell office:value-type="float" office:value="75" table:style-name="ce40">
            <text:p>75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86/1743-422x-10-200</text:p>
          </table:table-cell>
          <table:table-cell office:value-type="string" table:style-name="ce40">
            <text:p>Selected second article from 2013 in Plant Viruses section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Virology Journal (Plant Viruses Section)</text:p>
          </table:table-cell>
          <table:table-cell office:value-type="string" table:style-name="ce40">
            <text:p>Virol J</text:p>
          </table:table-cell>
          <table:table-cell office:value-type="float" office:value="2013" table:style-name="ce40">
            <text:p>2013</text:p>
          </table:table-cell>
          <table:table-cell office:value-type="float" office:value="135" table:style-name="ce40">
            <text:p>135</text:p>
          </table:table-cell>
          <table:table-cell office:value-type="string" table:style-name="ce40">
            <text:p>Emerson</text:p>
          </table:table-cell>
          <table:table-cell office:value-type="string" table:style-name="ce46">
            <text:p><text:a xlink:href="https://doi.org/10.1186/1743-422X-10-231">10.1186/1743-422X-10-231</text:a></text:p>
          </table:table-cell>
          <table:table-cell office:value-type="string" table:style-name="ce40">
            <text:p>Selected third article from 2013 in Plant Viruses section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string" table:style-name="ce41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1">
            <text:p>NA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Irfan Ali, Imran Amin, Rob W Briddon, Shahid Mansoor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ul</text:p>
          </table:table-cell>
          <table:table-cell table:style-name="ce40"/>
          <table:table-cell office:value-type="string" table:style-name="ce43">
            <text:p>NA</text:p>
          </table:table-cell>
          <table:table-cell table:style-name="ce40"/>
          <table:table-cell office:value-type="string" table:style-name="ce43">
            <text:p>231--</text:p>
          </table:table-cell>
          <table:table-cell table:number-columns-repeated="3" table:style-name="ce40"/>
          <table:table-cell office:value-type="string" table:style-name="ce45">
            <text:p>Artificial microRNA-mediated resistance against the monopartite begomovirus Cotton leaf curl Burewala virus</text:p>
          </table:table-cell>
          <table:table-cell office:value-type="string" table:style-name="ce40">
            <text:p>NA</text:p>
          </table:table-cell>
          <table:table-cell office:value-type="float" office:value="10" table:style-name="ce45">
            <text:p>10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Virology Journal (Plant Viruses Section)</text:p>
          </table:table-cell>
          <table:table-cell office:value-type="string" table:style-name="ce40">
            <text:p>Virol J</text:p>
          </table:table-cell>
          <table:table-cell office:value-type="float" office:value="2016" table:style-name="ce40">
            <text:p>2016</text:p>
          </table:table-cell>
          <table:table-cell office:value-type="float" office:value="67" table:style-name="ce40">
            <text:p>67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86/s12985-015-0457-3</text:p>
          </table:table-cell>
          <table:table-cell office:value-type="string" table:style-name="ce40">
            <text:p>NA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3" table:style-name="ce41">
            <text:p>3</text:p>
          </table:table-cell>
          <table:table-cell office:value-type="string" table:style-name="ce41">
            <text:p>MEGA, RDP4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Virology Journal (Plant Viruses Section)</text:p>
          </table:table-cell>
          <table:table-cell office:value-type="string" table:style-name="ce40">
            <text:p>Virol J</text:p>
          </table:table-cell>
          <table:table-cell office:value-type="float" office:value="2015" table:style-name="ce40">
            <text:p>2015</text:p>
          </table:table-cell>
          <table:table-cell office:value-type="float" office:value="110" table:style-name="ce40">
            <text:p>110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86/s12985-015-0340-2</text:p>
          </table:table-cell>
          <table:table-cell office:value-type="string" table:style-name="ce40">
            <text:p>Selected second article from 2015 in Plant Viruses section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3" table:style-name="ce41">
            <text:p>3</text:p>
          </table:table-cell>
          <table:table-cell office:value-type="string" table:style-name="ce41">
            <text:p>MEG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Virology Journal (Plant Viruses Section)</text:p>
          </table:table-cell>
          <table:table-cell office:value-type="string" table:style-name="ce40">
            <text:p>Virol J</text:p>
          </table:table-cell>
          <table:table-cell office:value-type="float" office:value="2016" table:style-name="ce40">
            <text:p>2016</text:p>
          </table:table-cell>
          <table:table-cell office:value-type="float" office:value="47" table:style-name="ce40">
            <text:p>47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86/s12985-015-0461-7</text:p>
          </table:table-cell>
          <table:table-cell office:value-type="string" table:style-name="ce40">
            <text:p>Selected first article from 2016 in Plant Viruses section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MEGA, DNAStar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Virology Journal (Plant Viruses Section)</text:p>
          </table:table-cell>
          <table:table-cell office:value-type="string" table:style-name="ce40">
            <text:p>Virol J</text:p>
          </table:table-cell>
          <table:table-cell office:value-type="float" office:value="2014" table:style-name="ce40">
            <text:p>2014</text:p>
          </table:table-cell>
          <table:table-cell office:value-type="float" office:value="109" table:style-name="ce40">
            <text:p>109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86/1743-422x-11-81</text:p>
          </table:table-cell>
          <table:table-cell office:value-type="string" table:style-name="ce40">
            <text:p>Selected fourth article from 2014 in Plant Viruses section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Molecular Annotation System 3.0 (MAS 3.0)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2">
          <table:table-cell office:value-type="string" table:style-name="ce50">
            <text:p>Virology Journal (Plant Viruses Section)</text:p>
          </table:table-cell>
          <table:table-cell office:value-type="string" table:style-name="ce40">
            <text:p>Virol J</text:p>
          </table:table-cell>
          <table:table-cell office:value-type="float" office:value="2013" table:style-name="ce40">
            <text:p>2013</text:p>
          </table:table-cell>
          <table:table-cell office:value-type="float" office:value="25" table:style-name="ce40">
            <text:p>25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86/1743-422x-10-173</text:p>
          </table:table-cell>
          <table:table-cell office:value-type="string" table:style-name="ce40">
            <text:p>Selected first article from 2013 in Plant Viruses section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Virology Journal (Plant Viruses Section)</text:p>
          </table:table-cell>
          <table:table-cell office:value-type="string" table:style-name="ce40">
            <text:p>Virol J</text:p>
          </table:table-cell>
          <table:table-cell office:value-type="float" office:value="2014" table:style-name="ce40">
            <text:p>2014</text:p>
          </table:table-cell>
          <table:table-cell office:value-type="float" office:value="98" table:style-name="ce40">
            <text:p>98</text:p>
          </table:table-cell>
          <table:table-cell office:value-type="string" table:style-name="ce40">
            <text:p>Emerson</text:p>
          </table:table-cell>
          <table:table-cell office:value-type="string" table:style-name="ce46">
            <text:p><text:a xlink:href="https://doi.org/10.1186/1743-422X-11-55">10.1186/1743-422X-11-55</text:a></text:p>
          </table:table-cell>
          <table:table-cell office:value-type="string" table:style-name="ce40">
            <text:p>Selected second article from 2014 in Plant Viruses section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PS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Virology Journal (Plant Viruses Section)</text:p>
          </table:table-cell>
          <table:table-cell office:value-type="string" table:style-name="ce40">
            <text:p>Virol J</text:p>
          </table:table-cell>
          <table:table-cell office:value-type="float" office:value="2014" table:style-name="ce40">
            <text:p>2014</text:p>
          </table:table-cell>
          <table:table-cell office:value-type="float" office:value="100" table:style-name="ce40">
            <text:p>100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86/1743-422x-11-66</text:p>
          </table:table-cell>
          <table:table-cell office:value-type="string" table:style-name="ce40">
            <text:p>Selected third article from 2014 in Plant Viruses section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PAUP, FigTree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Virology Journal (Plant Viruses Section)</text:p>
          </table:table-cell>
          <table:table-cell office:value-type="string" table:style-name="ce40">
            <text:p>Virol J</text:p>
          </table:table-cell>
          <table:table-cell office:value-type="float" office:value="2017" table:style-name="ce40">
            <text:p>2017</text:p>
          </table:table-cell>
          <table:table-cell office:value-type="float" office:value="35" table:style-name="ce40">
            <text:p>35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86/s12985-017-0716-6</text:p>
          </table:table-cell>
          <table:table-cell office:value-type="string" table:style-name="ce40">
            <text:p>5th article to match 35 pages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Virology Journal (Plant Viruses Section)</text:p>
          </table:table-cell>
          <table:table-cell office:value-type="string" table:style-name="ce40">
            <text:p>Virol J</text:p>
          </table:table-cell>
          <table:table-cell office:value-type="float" office:value="2017" table:style-name="ce40">
            <text:p>2017</text:p>
          </table:table-cell>
          <table:table-cell office:value-type="float" office:value="90" table:style-name="ce40">
            <text:p>90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86/s12985-017-0803-8</text:p>
          </table:table-cell>
          <table:table-cell office:value-type="string" table:style-name="ce40">
            <text:p>10th article of the year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Biovenn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Virology Journal (Plant Viruses Section)</text:p>
          </table:table-cell>
          <table:table-cell office:value-type="string" table:style-name="ce40">
            <text:p>Virol J</text:p>
          </table:table-cell>
          <table:table-cell office:value-type="float" office:value="2017" table:style-name="ce40">
            <text:p>2017</text:p>
          </table:table-cell>
          <table:table-cell office:value-type="float" office:value="97" table:style-name="ce40">
            <text:p>97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86/s12985-017-0810-9</text:p>
          </table:table-cell>
          <table:table-cell office:value-type="string" table:style-name="ce40">
            <text:p>11th article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Virology Journal (Plant Viruses Section)</text:p>
          </table:table-cell>
          <table:table-cell office:value-type="string" table:style-name="ce40">
            <text:p>Virol J</text:p>
          </table:table-cell>
          <table:table-cell office:value-type="float" office:value="2017" table:style-name="ce40">
            <text:p>2017</text:p>
          </table:table-cell>
          <table:table-cell office:value-type="float" office:value="145" table:style-name="ce40">
            <text:p>145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86/s12985-017-0833-2</text:p>
          </table:table-cell>
          <table:table-cell office:value-type="string" table:style-name="ce40">
            <text:p>NA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PSS, BioEdit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2">
            <text:p>Virology Journal (Plant Viruses Section)</text:p>
          </table:table-cell>
          <table:table-cell office:value-type="string" table:style-name="ce29">
            <text:p>Virol J</text:p>
          </table:table-cell>
          <table:table-cell office:value-type="float" office:value="2018" table:style-name="ce30">
            <text:p>2018</text:p>
          </table:table-cell>
          <table:table-cell office:value-type="float" office:value="22" table:style-name="ce30">
            <text:p>22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186/s12985-018-0931-9</text:p>
          </table:table-cell>
          <table:table-cell office:value-type="string" table:style-name="ce28">
            <text:p>NA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1" table:style-name="ce31">
            <text:p>1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JmodelTest, FigTree, PhyM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3">
            <text:p>Virology Journal (Plant Viruses Section)</text:p>
          </table:table-cell>
          <table:table-cell office:value-type="string" table:style-name="ce33">
            <text:p>Virol J</text:p>
          </table:table-cell>
          <table:table-cell office:value-type="float" office:value="2014" table:style-name="ce33">
            <text:p>2014</text:p>
          </table:table-cell>
          <table:table-cell office:value-type="float" office:value="56" table:style-name="ce33">
            <text:p>56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186/1743-422x-11-19</text:p>
          </table:table-cell>
          <table:table-cell office:value-type="string" table:style-name="ce33">
            <text:p>Selected first article from 2014 in Plant Viruses section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Adobe Photoshop CS2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9--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Cocksfoot mottle virus coat protein is dispensable for the systemic infection</text:p>
          </table:table-cell>
          <table:table-cell office:value-type="string" table:style-name="ce33">
            <text:p>NA</text:p>
          </table:table-cell>
          <table:table-cell office:value-type="float" office:value="11" table:style-name="ce37">
            <text:p>11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number-rows-repeated="1048275" table:style-name="ro2">
          <table:table-cell table:number-columns-repeated="16384"/>
        </table:table-row>
        <table:named-expressions>
          <table:named-range table:name="_xlnm._FilterDatabase" table:cell-range-address="article_evaluations.$A$1:article_evaluations.$AQ$301" table:base-cell-address="article_evaluations.$A$1"/>
        </table:named-expressions>
      </table:table>
      <table:table table:name="5yr_IF_from_2018" table:style-name="ta1">
        <table:table-column table:style-name="co40" table:default-cell-style-name="ce1"/>
        <table:table-column table:style-name="co1" table:number-columns-repeated="1023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54">
            <text:p>journal</text:p>
          </table:table-cell>
          <table:table-cell office:value-type="string" table:style-name="ce54">
            <text:p>IF_2year</text:p>
          </table:table-cell>
          <table:table-cell office:value-type="string" table:style-name="ce54">
            <text:p>IF_5year</text:p>
          </table:table-cell>
          <table:table-cell office:value-type="string" table:style-name="ce54">
            <text:p>Source: InCites Journal Citation Reports, Clarivate Analytics, 2018</text:p>
          </table:table-cell>
          <table:table-cell table:number-columns-repeated="16380"/>
        </table:table-row>
        <table:table-row table:style-name="ro1">
          <table:table-cell office:value-type="string" table:style-name="ce55">
            <text:p>Australasian Plant Pathology</text:p>
          </table:table-cell>
          <table:table-cell office:value-type="float" office:value="1.1060000000000001" table:style-name="ce2">
            <text:p>1.106</text:p>
          </table:table-cell>
          <table:table-cell office:value-type="float" office:value="1.36" table:style-name="ce2">
            <text:p>1.3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5">
            <text:p>Canadian Journal of Plant Pathology</text:p>
          </table:table-cell>
          <table:table-cell office:value-type="float" office:value="0.84599999999999997" table:style-name="ce2">
            <text:p>0.846</text:p>
          </table:table-cell>
          <table:table-cell office:value-type="float" office:value="1.1970000000000001" table:style-name="ce2">
            <text:p>1.19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5">
            <text:p>Crop Protection</text:p>
          </table:table-cell>
          <table:table-cell office:value-type="float" office:value="2.1720000000000002" table:style-name="ce2">
            <text:p>2.172</text:p>
          </table:table-cell>
          <table:table-cell office:value-type="float" office:value="2.3530000000000002" table:style-name="ce2">
            <text:p>2.3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5">
            <text:p>European Journal of Plant Pathology</text:p>
          </table:table-cell>
          <table:table-cell office:value-type="float" office:value="1.744" table:style-name="ce2">
            <text:p>1.744</text:p>
          </table:table-cell>
          <table:table-cell office:value-type="float" office:value="1.754" table:style-name="ce2">
            <text:p>1.75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5">
            <text:p>Forest Pathology</text:p>
          </table:table-cell>
          <table:table-cell office:value-type="float" office:value="1.4339999999999999" table:style-name="ce2">
            <text:p>1.434</text:p>
          </table:table-cell>
          <table:table-cell office:value-type="float" office:value="1.58" table:style-name="ce2">
            <text:p>1.5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5">
            <text:p>Journal of General Plant Pathology</text:p>
          </table:table-cell>
          <table:table-cell office:value-type="float" office:value="0.88700000000000001" table:style-name="ce2">
            <text:p>0.887</text:p>
          </table:table-cell>
          <table:table-cell office:value-type="float" office:value="1.1639999999999999" table:style-name="ce2">
            <text:p>1.16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5">
            <text:p>Journal of Phytopathology</text:p>
          </table:table-cell>
          <table:table-cell office:value-type="float" office:value="1.097" table:style-name="ce2">
            <text:p>1.097</text:p>
          </table:table-cell>
          <table:table-cell office:value-type="float" office:value="1.0169999999999999" table:style-name="ce2">
            <text:p>1.0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5">
            <text:p>Journal of Plant Pathology</text:p>
          </table:table-cell>
          <table:table-cell office:value-type="float" office:value="0.81799999999999995" table:style-name="ce2">
            <text:p>0.818</text:p>
          </table:table-cell>
          <table:table-cell office:value-type="float" office:value="1.0409999999999999" table:style-name="ce2">
            <text:p>1.04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5">
            <text:p>Molecular Plant Pathology</text:p>
          </table:table-cell>
          <table:table-cell office:value-type="float" office:value="4.3789999999999996" table:style-name="ce2">
            <text:p>4.379</text:p>
          </table:table-cell>
          <table:table-cell office:value-type="float" office:value="4.6970000000000001" table:style-name="ce2">
            <text:p>4.69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5">
            <text:p>Molecular Plant-Microbe Interactions</text:p>
          </table:table-cell>
          <table:table-cell office:value-type="float" office:value="3.649" table:style-name="ce2">
            <text:p>3.649</text:p>
          </table:table-cell>
          <table:table-cell office:value-type="float" office:value="4.4489999999999998" table:style-name="ce2">
            <text:p>4.44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5">
            <text:p>Nematology</text:p>
          </table:table-cell>
          <table:table-cell office:value-type="float" office:value="1.216" table:style-name="ce2">
            <text:p>1.216</text:p>
          </table:table-cell>
          <table:table-cell office:value-type="float" office:value="1.115" table:style-name="ce2">
            <text:p>1.1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5">
            <text:p>Physiological and Molecular Plant Pathology</text:p>
          </table:table-cell>
          <table:table-cell office:value-type="float" office:value="1.6779999999999999" table:style-name="ce2">
            <text:p>1.678</text:p>
          </table:table-cell>
          <table:table-cell office:value-type="float" office:value="1.609" table:style-name="ce2">
            <text:p>1.60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5">
            <text:p>Phytoparasitica</text:p>
          </table:table-cell>
          <table:table-cell office:value-type="float" office:value="1.022" table:style-name="ce2">
            <text:p>1.022</text:p>
          </table:table-cell>
          <table:table-cell office:value-type="float" office:value="1.284" table:style-name="ce2">
            <text:p>1.28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5">
            <text:p>Phytopathologia Mediterranea</text:p>
          </table:table-cell>
          <table:table-cell office:value-type="float" office:value="1.974" table:style-name="ce2">
            <text:p>1.974</text:p>
          </table:table-cell>
          <table:table-cell office:value-type="float" office:value="1.819" table:style-name="ce2">
            <text:p>1.81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5">
            <text:p>Phytopathology</text:p>
          </table:table-cell>
          <table:table-cell office:value-type="float" office:value="3.2639999999999998" table:style-name="ce2">
            <text:p>3.264</text:p>
          </table:table-cell>
          <table:table-cell office:value-type="float" office:value="3.67" table:style-name="ce2">
            <text:p>3.6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5">
            <text:p>Plant Disease</text:p>
          </table:table-cell>
          <table:table-cell office:value-type="float" office:value="3.5830000000000002" table:style-name="ce2">
            <text:p>3.583</text:p>
          </table:table-cell>
          <table:table-cell office:value-type="float" office:value="3.77" table:style-name="ce2">
            <text:p>3.77</text:p>
          </table:table-cell>
          <table:table-cell table:number-columns-repeated="16381"/>
        </table:table-row>
        <table:table-row table:style-name="ro1">
          <table:table-cell office:value-type="string" table:style-name="ce55">
            <text:p>Plant Health Progress</text:p>
          </table:table-cell>
          <table:table-cell office:value-type="string" table:style-name="ce64">
            <text:p>NA</text:p>
          </table:table-cell>
          <table:table-cell office:value-type="string" table:style-name="ce64">
            <text:p>NA</text:p>
          </table:table-cell>
          <table:table-cell table:number-columns-repeated="16381"/>
        </table:table-row>
        <table:table-row table:style-name="ro1">
          <table:table-cell office:value-type="string" table:style-name="ce55">
            <text:p>Plant Pathology</text:p>
          </table:table-cell>
          <table:table-cell office:value-type="float" office:value="2.4929999999999999" table:style-name="ce2">
            <text:p>2.493</text:p>
          </table:table-cell>
          <table:table-cell office:value-type="float" office:value="2.5630000000000002" table:style-name="ce2">
            <text:p>2.563</text:p>
          </table:table-cell>
          <table:table-cell table:number-columns-repeated="16381"/>
        </table:table-row>
        <table:table-row table:style-name="ro1">
          <table:table-cell office:value-type="string" table:style-name="ce55">
            <text:p>Revista Mexicana de Fitopatología</text:p>
          </table:table-cell>
          <table:table-cell office:value-type="string" table:style-name="ce56">
            <text:p>NA</text:p>
          </table:table-cell>
          <table:table-cell office:value-type="string" table:style-name="ce56">
            <text:p>NA</text:p>
          </table:table-cell>
          <table:table-cell table:number-columns-repeated="16381"/>
        </table:table-row>
        <table:table-row table:style-name="ro1">
          <table:table-cell office:value-type="string" table:style-name="ce55">
            <text:p>Tropical Plant Pathology</text:p>
          </table:table-cell>
          <table:table-cell office:value-type="float" office:value="1.254" table:style-name="ce2">
            <text:p>1.254</text:p>
          </table:table-cell>
          <table:table-cell office:value-type="float" office:value="1.131" table:style-name="ce2">
            <text:p>1.131</text:p>
          </table:table-cell>
          <table:table-cell table:number-columns-repeated="16381"/>
        </table:table-row>
        <table:table-row table:style-name="ro1">
          <table:table-cell office:value-type="string" table:style-name="ce55">
            <text:p>Virology Journal (Plant Viruses Section)</text:p>
          </table:table-cell>
          <table:table-cell office:value-type="float" office:value="2.464" table:style-name="ce2">
            <text:p>2.464</text:p>
          </table:table-cell>
          <table:table-cell office:value-type="float" office:value="2.468" table:style-name="ce2">
            <text:p>2.468</text:p>
          </table:table-cell>
          <table:table-cell table:number-columns-repeated="16381"/>
        </table:table-row>
        <table:table-row table:number-rows-repeated="10" table:style-name="ro1">
          <table:table-cell table:style-name="ce57"/>
          <table:table-cell table:number-columns-repeated="16383" table:style-name="ce1"/>
        </table:table-row>
        <table:table-row table:number-rows-repeated="968" table:style-name="ro1">
          <table:table-cell table:style-name="ce57"/>
          <table:table-cell table:number-columns-repeated="16383"/>
        </table:table-row>
        <table:table-row table:number-rows-repeated="1047576" table:style-name="ro2">
          <table:table-cell table:number-columns-repeated="16384"/>
        </table:table-row>
      </table:table>
      <table:database-ranges>
        <table:database-range table:target-range-address="article_evaluations.A1:article_evaluations.AQ301" table:name="__Anonymous_Sheet_DB__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B7E1CD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09</meta:generator>
    <dc:creator>Adam H Sparks</dc:creator>
    <dc:date>2021-06-14T07:12:19Z</dc:date>
  </office:meta>
</office:document-meta>
</file>